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ucida Sans1" svg:font-family="'Lucida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59cm" svg:stroke-color="#000000" draw:marker-start-width="0.438cm" draw:marker-end-width="0.438cm" draw:fill="none" draw:fill-color="#ffffff" draw:textarea-horizontal-align="justify" draw:textarea-vertical-align="middle" draw:auto-grow-height="false" fo:min-height="6.741cm" fo:min-width="5.341cm" fo:padding-top="0.204cm" fo:padding-bottom="0.204cm" fo:padding-left="0.329cm" fo:padding-right="0.329cm"/>
    </style:style>
    <style:style style:name="gr2" style:family="graphic" style:parent-style-name="objectwithoutfill">
      <style:graphic-properties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6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cm"/>
      <style:paragraph-properties style:writing-mode="lr-tb"/>
    </style:style>
    <style:style style:name="gr5" style:family="graphic" style:parent-style-name="standard">
      <style:graphic-properties svg:stroke-width="0.159cm" svg:stroke-color="#311b92" draw:marker-start-width="0.438cm" draw:marker-end-width="0.438cm" draw:fill="none" draw:fill-color="#ffffff" draw:textarea-horizontal-align="justify" draw:textarea-vertical-align="middle" draw:auto-grow-height="false" fo:min-height="8.091cm" fo:min-width="5.341cm" fo:padding-top="0.204cm" fo:padding-bottom="0.204cm" fo:padding-left="0.329cm" fo:padding-right="0.329cm"/>
    </style:style>
    <style:style style:name="gr6" style:family="graphic" style:parent-style-name="objectwithoutfill">
      <style:graphic-properties svg:stroke-width="0.159cm" svg:stroke-color="#311b92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7" style:family="graphic" style:parent-style-name="standard">
      <style:graphic-properties draw:stroke="none" svg:stroke-color="#311b92" draw:fill="none" draw:fill-color="#ffffff" draw:auto-grow-height="true" draw:auto-grow-width="false" fo:max-height="0cm" fo:min-height="0.561cm"/>
      <style:paragraph-properties style:writing-mode="lr-tb"/>
    </style:style>
    <style:style style:name="gr8" style:family="graphic" style:parent-style-name="standard">
      <style:graphic-properties draw:stroke="none" svg:stroke-color="#311b92" draw:fill="none" draw:fill-color="#ffffff" draw:auto-grow-height="true" draw:auto-grow-width="false" fo:max-height="0cm" fo:min-height="1.729cm"/>
      <style:paragraph-properties style:writing-mode="lr-tb"/>
    </style:style>
    <style:style style:name="gr9" style:family="graphic" style:parent-style-name="standard">
      <style:graphic-properties draw:stroke="none" svg:stroke-color="#311b92" draw:fill="none" draw:fill-color="#ffffff" draw:auto-grow-height="true" draw:auto-grow-width="false" fo:max-height="0cm" fo:min-height="2.613cm"/>
      <style:paragraph-properties style:writing-mode="lr-tb"/>
    </style:style>
    <style:style style:name="gr10" style:family="graphic" style:parent-style-name="standard">
      <style:graphic-properties svg:stroke-width="0.159cm" svg:stroke-color="#000000" draw:marker-start-width="0.438cm" draw:marker-end-width="0.438cm" draw:fill="none" draw:fill-color="#ffffff" draw:textarea-horizontal-align="justify" draw:textarea-vertical-align="middle" draw:auto-grow-height="false" fo:min-height="8.091cm" fo:min-width="8.341cm" fo:padding-top="0.204cm" fo:padding-bottom="0.204cm" fo:padding-left="0.329cm" fo:padding-right="0.32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9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025cm"/>
      <style:paragraph-properties style:writing-mode="lr-tb"/>
    </style:style>
    <style:style style:name="gr13" style:family="graphic" style:parent-style-name="standard">
      <style:graphic-properties svg:stroke-width="0.159cm" svg:stroke-color="#ff0000" draw:marker-start-width="0.438cm" draw:marker-end-width="0.438cm" draw:fill="none" draw:fill-color="#ffffff" draw:textarea-horizontal-align="justify" draw:textarea-vertical-align="middle" draw:auto-grow-height="false" fo:min-height="8.091cm" fo:min-width="5.341cm" fo:padding-top="0.204cm" fo:padding-bottom="0.204cm" fo:padding-left="0.329cm" fo:padding-right="0.329cm"/>
    </style:style>
    <style:style style:name="gr14" style:family="graphic" style:parent-style-name="objectwithoutfill">
      <style:graphic-properties svg:stroke-width="0.159cm" svg:stroke-color="#ff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5" style:family="graphic" style:parent-style-name="standard">
      <style:graphic-properties draw:stroke="none" svg:stroke-color="#ff0000" draw:fill="none" draw:fill-color="#ffffff" draw:auto-grow-height="true" draw:auto-grow-width="false" fo:max-height="0cm" fo:min-height="0.561cm"/>
      <style:paragraph-properties style:writing-mode="lr-tb"/>
    </style:style>
    <style:style style:name="gr16" style:family="graphic" style:parent-style-name="standard">
      <style:graphic-properties draw:stroke="none" svg:stroke-color="#ff0000" draw:fill="none" draw:fill-color="#ffffff" draw:auto-grow-height="true" draw:auto-grow-width="false" fo:max-height="0cm" fo:min-height="3.126cm"/>
      <style:paragraph-properties style:writing-mode="lr-tb"/>
    </style:style>
    <style:style style:name="gr17" style:family="graphic" style:parent-style-name="standard">
      <style:graphic-properties svg:stroke-width="0.159cm" svg:stroke-color="#2e7d32" draw:marker-start-width="0.438cm" draw:marker-end-width="0.438cm" draw:fill="none" draw:fill-color="#ffffff" draw:textarea-horizontal-align="justify" draw:textarea-vertical-align="middle" draw:auto-grow-height="false" fo:min-height="6.792cm" fo:min-width="5.341cm" fo:padding-top="0.204cm" fo:padding-bottom="0.204cm" fo:padding-left="0.329cm" fo:padding-right="0.329cm"/>
    </style:style>
    <style:style style:name="gr18" style:family="graphic" style:parent-style-name="objectwithoutfill">
      <style:graphic-properties svg:stroke-width="0.159cm" svg:stroke-color="#2e7d32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9" style:family="graphic" style:parent-style-name="standard">
      <style:graphic-properties draw:stroke="none" svg:stroke-color="#2e7d32" draw:fill="none" draw:fill-color="#ffffff" draw:auto-grow-height="true" draw:auto-grow-width="false" fo:max-height="0cm" fo:min-height="0.561cm"/>
      <style:paragraph-properties style:writing-mode="lr-tb"/>
    </style:style>
    <style:style style:name="gr20" style:family="graphic" style:parent-style-name="standard">
      <style:graphic-properties draw:stroke="none" svg:stroke-color="#2e7d32" draw:fill="none" draw:fill-color="#ffffff" draw:auto-grow-height="true" draw:auto-grow-width="false" fo:max-height="0cm" fo:min-height="2.1cm"/>
      <style:paragraph-properties style:writing-mode="lr-tb"/>
    </style:style>
    <style:style style:name="gr21" style:family="graphic" style:parent-style-name="standard">
      <style:graphic-properties draw:stroke="none" svg:stroke-color="#2e7d32" draw:fill="none" draw:fill-color="#ffffff" draw:auto-grow-height="true" draw:auto-grow-width="false" fo:max-height="0cm" fo:min-height="1.729cm"/>
      <style:paragraph-properties style:writing-mode="lr-tb"/>
    </style:style>
    <style:style style:name="gr22" style:family="graphic" style:parent-style-name="standard">
      <style:graphic-properties svg:stroke-width="0.159cm" svg:stroke-color="#813709" draw:marker-start-width="0.438cm" draw:marker-end-width="0.438cm" draw:fill="none" draw:fill-color="#ffffff" draw:textarea-horizontal-align="justify" draw:textarea-vertical-align="middle" draw:auto-grow-height="false" fo:min-height="6.291cm" fo:min-width="5.341cm" fo:padding-top="0.204cm" fo:padding-bottom="0.204cm" fo:padding-left="0.329cm" fo:padding-right="0.329cm"/>
    </style:style>
    <style:style style:name="gr23" style:family="graphic" style:parent-style-name="objectwithoutfill">
      <style:graphic-properties svg:stroke-width="0.159cm" svg:stroke-color="#813709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4" style:family="graphic" style:parent-style-name="standard">
      <style:graphic-properties draw:stroke="none" svg:stroke-color="#813709" draw:fill="none" draw:fill-color="#ffffff" draw:auto-grow-height="true" draw:auto-grow-width="false" fo:max-height="0cm" fo:min-height="0.561cm"/>
      <style:paragraph-properties style:writing-mode="lr-tb"/>
    </style:style>
    <style:style style:name="gr25" style:family="graphic" style:parent-style-name="standard">
      <style:graphic-properties draw:stroke="none" svg:stroke-color="#813709" draw:fill="none" draw:fill-color="#ffffff" draw:auto-grow-height="true" draw:auto-grow-width="false" fo:max-height="0cm" fo:min-height="0.865cm"/>
      <style:paragraph-properties style:writing-mode="lr-tb"/>
    </style:style>
    <style:style style:name="gr26" style:family="graphic" style:parent-style-name="standard">
      <style:graphic-properties svg:stroke-width="0.159cm" svg:stroke-color="#bf0041" draw:marker-start-width="0.438cm" draw:marker-end-width="0.438cm" draw:fill="none" draw:fill-color="#ffffff" draw:textarea-horizontal-align="justify" draw:textarea-vertical-align="middle" draw:auto-grow-height="false" fo:min-height="8.091cm" fo:min-width="5.341cm" fo:padding-top="0.204cm" fo:padding-bottom="0.204cm" fo:padding-left="0.329cm" fo:padding-right="0.329cm"/>
    </style:style>
    <style:style style:name="gr27" style:family="graphic" style:parent-style-name="objectwithoutfill">
      <style:graphic-properties svg:stroke-width="0.159cm" svg:stroke-color="#bf0041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8" style:family="graphic" style:parent-style-name="standard">
      <style:graphic-properties draw:stroke="none" svg:stroke-color="#bf0041" draw:fill="none" draw:fill-color="#ffffff" draw:auto-grow-height="true" draw:auto-grow-width="false" fo:max-height="0cm" fo:min-height="0.561cm"/>
      <style:paragraph-properties style:writing-mode="lr-tb"/>
    </style:style>
    <style:style style:name="gr29" style:family="graphic" style:parent-style-name="standard">
      <style:graphic-properties draw:stroke="none" svg:stroke-color="#bf0041" draw:fill="none" draw:fill-color="#ffffff" draw:auto-grow-height="true" draw:auto-grow-width="false" fo:max-height="0cm" fo:min-height="3.639cm"/>
      <style:paragraph-properties style:writing-mode="lr-tb"/>
    </style:style>
    <style:style style:name="gr30" style:family="graphic" style:parent-style-name="standard">
      <style:graphic-properties draw:stroke="none" svg:stroke-color="#bf0041" draw:fill="none" draw:fill-color="#ffffff" draw:auto-grow-height="true" draw:auto-grow-width="false" fo:max-height="0cm" fo:min-height="4.152cm"/>
      <style:paragraph-properties style:writing-mode="lr-tb"/>
    </style:style>
    <style:style style:name="gr31" style:family="graphic" style:parent-style-name="standard">
      <style:graphic-properties svg:stroke-color="#bf0041" draw:textarea-horizontal-align="justify" draw:textarea-vertical-align="middle" draw:auto-grow-height="false" fo:min-height="0.4cm" fo:min-width="1.537cm" fo:wrap-option="no-wrap"/>
      <style:paragraph-properties style:writing-mode="lr-tb"/>
    </style:style>
    <style:style style:name="gr32" style:family="graphic" style:parent-style-name="standard">
      <style:graphic-properties svg:stroke-color="#bf0041" draw:textarea-horizontal-align="justify" draw:textarea-vertical-align="middle" draw:auto-grow-height="false" fo:min-height="0.398cm" fo:min-width="1.717cm" fo:wrap-option="no-wrap"/>
      <style:paragraph-properties style:writing-mode="lr-tb"/>
    </style:style>
    <style:style style:name="gr33" style:family="graphic" style:parent-style-name="standard">
      <style:graphic-properties svg:stroke-color="#813709" draw:textarea-horizontal-align="justify" draw:textarea-vertical-align="middle" draw:auto-grow-height="false" fo:min-height="0.676cm" fo:min-width="2.279cm" fo:wrap-option="no-wrap"/>
      <style:paragraph-properties style:writing-mode="lr-tb"/>
    </style:style>
    <style:style style:name="gr34" style:family="graphic" style:parent-style-name="standard">
      <style:graphic-properties svg:stroke-width="0.159cm" svg:stroke-color="#ff8000" draw:marker-start-width="0.438cm" draw:marker-end-width="0.438cm" draw:fill="none" draw:fill-color="#ffffff" draw:textarea-horizontal-align="justify" draw:textarea-vertical-align="middle" draw:auto-grow-height="false" fo:min-height="7.173cm" fo:min-width="5.341cm" fo:padding-top="0.204cm" fo:padding-bottom="0.204cm" fo:padding-left="0.329cm" fo:padding-right="0.329cm"/>
    </style:style>
    <style:style style:name="gr35" style:family="graphic" style:parent-style-name="objectwithoutfill">
      <style:graphic-properties svg:stroke-width="0.159cm" svg:stroke-color="#ff8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36" style:family="graphic" style:parent-style-name="standard">
      <style:graphic-properties draw:stroke="none" svg:stroke-color="#ff8000" draw:fill="none" draw:fill-color="#ffffff" draw:auto-grow-height="true" draw:auto-grow-width="false" fo:max-height="0cm" fo:min-height="0.561cm"/>
      <style:paragraph-properties style:writing-mode="lr-tb"/>
    </style:style>
    <style:style style:name="gr37" style:family="graphic" style:parent-style-name="standard">
      <style:graphic-properties draw:stroke="none" svg:stroke-color="#ff8000" draw:fill="none" draw:fill-color="#ffffff" draw:auto-grow-height="true" draw:auto-grow-width="false" fo:max-height="0cm" fo:min-height="1.665cm"/>
      <style:paragraph-properties style:writing-mode="lr-tb"/>
    </style:style>
    <style:style style:name="gr38" style:family="graphic" style:parent-style-name="standard">
      <style:graphic-properties draw:stroke="none" svg:stroke-color="#ff8000" draw:fill="none" draw:fill-color="#ffffff" draw:auto-grow-height="true" draw:auto-grow-width="false" fo:max-height="0cm" fo:min-height="2.161cm"/>
      <style:paragraph-properties style:writing-mode="lr-tb"/>
    </style:style>
    <style:style style:name="gr39" style:family="graphic" style:parent-style-name="standard">
      <style:graphic-properties svg:stroke-width="0.159cm" svg:stroke-color="#158466" draw:marker-start-width="0.438cm" draw:marker-end-width="0.438cm" draw:fill="none" draw:fill-color="#ffffff" draw:textarea-horizontal-align="justify" draw:textarea-vertical-align="middle" draw:auto-grow-height="false" fo:min-height="8.091cm" fo:min-width="5.341cm" fo:padding-top="0.204cm" fo:padding-bottom="0.204cm" fo:padding-left="0.329cm" fo:padding-right="0.329cm"/>
    </style:style>
    <style:style style:name="gr40" style:family="graphic" style:parent-style-name="objectwithoutfill">
      <style:graphic-properties svg:stroke-width="0.159cm" svg:stroke-color="#158466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41" style:family="graphic" style:parent-style-name="standard">
      <style:graphic-properties draw:stroke="none" svg:stroke-color="#158466" draw:fill="none" draw:fill-color="#ffffff" draw:auto-grow-height="true" draw:auto-grow-width="false" fo:max-height="0cm" fo:min-height="0.561cm"/>
      <style:paragraph-properties style:writing-mode="lr-tb"/>
    </style:style>
    <style:style style:name="gr42" style:family="graphic" style:parent-style-name="standard">
      <style:graphic-properties draw:stroke="none" svg:stroke-color="#158466" draw:fill="none" draw:fill-color="#ffffff" draw:auto-grow-height="true" draw:auto-grow-width="false" fo:max-height="0cm" fo:min-height="2.1cm"/>
      <style:paragraph-properties style:writing-mode="lr-tb"/>
    </style:style>
    <style:style style:name="gr43" style:family="graphic" style:parent-style-name="standard">
      <style:graphic-properties draw:stroke="none" svg:stroke-color="#158466" draw:fill="none" draw:fill-color="#ffffff" draw:auto-grow-height="true" draw:auto-grow-width="false" fo:max-height="0cm" fo:min-height="4.152cm"/>
      <style:paragraph-properties style:writing-mode="lr-tb"/>
    </style:style>
    <style:style style:name="gr44" style:family="graphic" style:parent-style-name="objectwithoutfill">
      <style:graphic-properties svg:stroke-width="0.159cm" svg:stroke-color="#000000" draw:marker-start="" draw:marker-start-width="0.438cm" draw:marker-end="Puntas_20_de_20_flecha_20_20" draw:marker-end-width="0.538cm" draw:fill="none" draw:textarea-vertical-align="middle" fo:padding-top="0.204cm" fo:padding-bottom="0.204cm" fo:padding-left="0.329cm" fo:padding-right="0.329cm"/>
    </style:style>
    <style:style style:name="gr45" style:family="graphic" style:parent-style-name="standard">
      <style:graphic-properties svg:stroke-width="0.159cm" svg:stroke-color="#2e7d32" draw:marker-start-width="0.438cm" draw:marker-end-width="0.438cm" draw:fill="none" draw:fill-color="#ffffff" draw:textarea-horizontal-align="justify" draw:textarea-vertical-align="middle" draw:auto-grow-height="false" fo:min-height="9.116cm" fo:min-width="5.341cm" fo:padding-top="0.204cm" fo:padding-bottom="0.204cm" fo:padding-left="0.329cm" fo:padding-right="0.329cm"/>
    </style:style>
    <style:style style:name="gr46" style:family="graphic" style:parent-style-name="standard">
      <style:graphic-properties draw:stroke="none" svg:stroke-color="#2e7d32" draw:fill="none" draw:fill-color="#ffffff" draw:auto-grow-height="true" draw:auto-grow-width="false" fo:max-height="0cm" fo:min-height="3.126cm"/>
      <style:paragraph-properties style:writing-mode="lr-tb"/>
    </style:style>
    <style:style style:name="gr47" style:family="graphic" style:parent-style-name="standard">
      <style:graphic-properties draw:stroke="none" svg:stroke-color="#2e7d32" draw:fill="none" draw:fill-color="#ffffff" draw:auto-grow-height="true" draw:auto-grow-width="false" fo:max-height="0cm" fo:min-height="4.321cm"/>
      <style:paragraph-properties style:writing-mode="lr-tb"/>
    </style:style>
    <style:style style:name="gr48" style:family="graphic" style:parent-style-name="standard">
      <style:graphic-properties svg:stroke-width="0.159cm" svg:stroke-color="#bf0041" draw:marker-start-width="0.438cm" draw:marker-end-width="0.438cm" draw:fill="none" draw:fill-color="#ffffff" draw:textarea-horizontal-align="justify" draw:textarea-vertical-align="middle" draw:auto-grow-height="false" fo:min-height="6.104cm" fo:min-width="5.341cm" fo:padding-top="0.204cm" fo:padding-bottom="0.204cm" fo:padding-left="0.329cm" fo:padding-right="0.329cm"/>
    </style:style>
    <style:style style:name="gr49" style:family="graphic" style:parent-style-name="standard">
      <style:graphic-properties draw:stroke="none" svg:stroke-color="#bf0041" draw:fill="none" draw:fill-color="#ffffff" draw:auto-grow-height="true" draw:auto-grow-width="false" fo:max-height="0cm" fo:min-height="1.665cm"/>
      <style:paragraph-properties style:writing-mode="lr-tb"/>
    </style:style>
    <style:style style:name="gr50" style:family="graphic" style:parent-style-name="standard">
      <style:graphic-properties draw:stroke="none" svg:stroke-color="#bf0041" draw:fill="none" draw:fill-color="#ffffff" draw:auto-grow-height="true" draw:auto-grow-width="false" fo:max-height="0cm" fo:min-height="1.729cm"/>
      <style:paragraph-properties style:writing-mode="lr-tb"/>
    </style:style>
    <style:style style:name="gr51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10.258cm" fo:min-width="14.424cm" fo:padding-top="0.231cm" fo:padding-bottom="0.231cm" fo:padding-left="0.356cm" fo:padding-right="0.356cm"/>
    </style:style>
    <style:style style:name="gr52" style:family="graphic" style:parent-style-name="standard">
      <style:graphic-properties svg:stroke-width="0.212cm" svg:stroke-color="#000000" draw:marker-start-width="0.517cm" draw:marker-end-width="0.517cm" draw:fill="none" draw:textarea-horizontal-align="justify" draw:textarea-vertical-align="middle" draw:auto-grow-height="false" fo:min-height="0.764cm" fo:min-width="3.964cm" fo:padding-top="0.23cm" fo:padding-bottom="0.23cm" fo:padding-left="0.355cm" fo:padding-right="0.355cm"/>
      <style:paragraph-properties style:writing-mode="lr-tb"/>
    </style:style>
    <style:style style:name="gr53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10.305cm" fo:min-width="19.592cm" fo:padding-top="0.231cm" fo:padding-bottom="0.231cm" fo:padding-left="0.356cm" fo:padding-right="0.356cm"/>
    </style:style>
    <style:style style:name="gr54" style:family="graphic" style:parent-style-name="standard">
      <style:graphic-properties svg:stroke-width="0.212cm" svg:stroke-color="#000000" draw:marker-start-width="0.517cm" draw:marker-end-width="0.517cm" draw:fill="none" draw:textarea-horizontal-align="justify" draw:textarea-vertical-align="middle" draw:auto-grow-height="false" fo:min-height="0.724cm" fo:min-width="4.829cm" fo:padding-top="0.23cm" fo:padding-bottom="0.23cm" fo:padding-left="0.355cm" fo:padding-right="0.355cm"/>
      <style:paragraph-properties style:writing-mode="lr-tb"/>
    </style:style>
    <style:style style:name="gr55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10.216cm" fo:min-width="18.993cm" fo:padding-top="0.231cm" fo:padding-bottom="0.231cm" fo:padding-left="0.356cm" fo:padding-right="0.356cm"/>
    </style:style>
    <style:style style:name="gr56" style:family="graphic" style:parent-style-name="standard">
      <style:graphic-properties svg:stroke-width="0.212cm" svg:stroke-color="#000000" draw:marker-start-width="0.517cm" draw:marker-end-width="0.517cm" draw:fill="none" draw:textarea-horizontal-align="justify" draw:textarea-vertical-align="middle" draw:auto-grow-height="false" fo:min-height="0.724cm" fo:min-width="4.833cm" fo:padding-top="0.23cm" fo:padding-bottom="0.23cm" fo:padding-left="0.355cm" fo:padding-right="0.355cm"/>
      <style:paragraph-properties style:writing-mode="lr-tb"/>
    </style:style>
    <style:style style:name="gr57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10.806cm" fo:min-width="19.272cm" fo:padding-top="0.231cm" fo:padding-bottom="0.231cm" fo:padding-left="0.356cm" fo:padding-right="0.356cm"/>
    </style:style>
    <style:style style:name="gr58" style:family="graphic" style:parent-style-name="standard">
      <style:graphic-properties svg:stroke-width="0.212cm" svg:stroke-color="#000000" draw:marker-start-width="0.517cm" draw:marker-end-width="0.517cm" draw:fill="none" draw:textarea-horizontal-align="justify" draw:textarea-vertical-align="middle" draw:auto-grow-height="false" fo:min-height="0.726cm" fo:min-width="4.827cm" fo:padding-top="0.23cm" fo:padding-bottom="0.23cm" fo:padding-left="0.355cm" fo:padding-right="0.355cm"/>
      <style:paragraph-properties style:writing-mode="lr-tb"/>
    </style:style>
    <style:style style:name="gr59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10.607cm" fo:min-width="18.888cm" fo:padding-top="0.231cm" fo:padding-bottom="0.231cm" fo:padding-left="0.356cm" fo:padding-right="0.356cm"/>
    </style:style>
    <style:style style:name="gr60" style:family="graphic" style:parent-style-name="standard">
      <style:graphic-properties svg:stroke-width="0.212cm" svg:stroke-color="#000000" draw:marker-start-width="0.517cm" draw:marker-end-width="0.517cm" draw:fill="none" draw:textarea-horizontal-align="justify" draw:textarea-vertical-align="middle" draw:auto-grow-height="false" fo:min-height="0.722cm" fo:min-width="4.83cm" fo:padding-top="0.23cm" fo:padding-bottom="0.23cm" fo:padding-left="0.355cm" fo:padding-right="0.355cm"/>
      <style:paragraph-properties style:writing-mode="lr-tb"/>
    </style:style>
    <style:style style:name="gr61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27.669cm" fo:min-width="44.492cm" fo:padding-top="0.231cm" fo:padding-bottom="0.231cm" fo:padding-left="0.356cm" fo:padding-right="0.356cm"/>
    </style:style>
    <style:style style:name="gr62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10.258cm" fo:min-width="13.655cm" fo:padding-top="0.231cm" fo:padding-bottom="0.231cm" fo:padding-left="0.356cm" fo:padding-right="0.356cm"/>
    </style:style>
    <style:style style:name="gr63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264.258cm" fo:min-width="208.489cm" fo:padding-top="0.231cm" fo:padding-bottom="0.231cm" fo:padding-left="0.356cm" fo:padding-right="0.356cm"/>
    </style:style>
    <style:style style:name="gr64" style:family="graphic" style:parent-style-name="standard">
      <style:graphic-properties svg:stroke-width="0.212cm" svg:stroke-color="#000000" draw:marker-start-width="0.517cm" draw:marker-end-width="0.517cm" draw:fill="none" draw:textarea-horizontal-align="justify" draw:textarea-vertical-align="middle" draw:auto-grow-height="false" fo:min-height="0.978cm" fo:min-width="2.745cm" fo:padding-top="0.23cm" fo:padding-bottom="0.23cm" fo:padding-left="0.355cm" fo:padding-right="0.355cm"/>
      <style:paragraph-properties style:writing-mode="lr-tb"/>
    </style:style>
    <style:style style:name="gr65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10.26cm" fo:min-width="13.54cm" fo:padding-top="0.231cm" fo:padding-bottom="0.231cm" fo:padding-left="0.356cm" fo:padding-right="0.356cm"/>
    </style:style>
    <style:style style:name="gr66" style:family="graphic" style:parent-style-name="standard">
      <style:graphic-properties svg:stroke-width="0.212cm" svg:stroke-color="#000000" draw:marker-start-width="0.517cm" draw:marker-end-width="0.517cm" draw:fill="none" draw:textarea-horizontal-align="justify" draw:textarea-vertical-align="middle" draw:auto-grow-height="false" fo:min-height="0.764cm" fo:min-width="5.573cm" fo:padding-top="0.23cm" fo:padding-bottom="0.23cm" fo:padding-left="0.355cm" fo:padding-right="0.355cm"/>
      <style:paragraph-properties style:writing-mode="lr-tb"/>
    </style:style>
    <style:style style:name="gr67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28.976cm" fo:min-width="43.632cm" fo:padding-top="0.231cm" fo:padding-bottom="0.231cm" fo:padding-left="0.356cm" fo:padding-right="0.356cm"/>
    </style:style>
    <style:style style:name="gr68" style:family="graphic" style:parent-style-name="standard">
      <style:graphic-properties svg:stroke-width="0.212cm" svg:stroke-color="#000000" draw:marker-start-width="0.517cm" draw:marker-end-width="0.517cm" draw:fill="none" draw:textarea-horizontal-align="justify" draw:textarea-vertical-align="middle" draw:auto-grow-height="false" fo:min-height="0.918cm" fo:min-width="7.275cm" fo:padding-top="0.23cm" fo:padding-bottom="0.23cm" fo:padding-left="0.355cm" fo:padding-right="0.355cm"/>
      <style:paragraph-properties style:writing-mode="lr-tb"/>
    </style:style>
    <style:style style:name="gr69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8.684cm" fo:min-width="13.383cm" fo:padding-top="0.231cm" fo:padding-bottom="0.231cm" fo:padding-left="0.356cm" fo:padding-right="0.356cm"/>
      <style:paragraph-properties style:writing-mode="lr-tb"/>
    </style:style>
    <style:style style:name="gr70" style:family="graphic" style:parent-style-name="standard">
      <style:graphic-properties svg:stroke-width="0.212cm" svg:stroke-color="#000000" draw:marker-start-width="0.517cm" draw:marker-end-width="0.517cm" draw:fill="none" draw:textarea-horizontal-align="justify" draw:textarea-vertical-align="middle" draw:auto-grow-height="false" fo:min-height="0.709cm" fo:min-width="1.885cm" fo:padding-top="0.23cm" fo:padding-bottom="0.23cm" fo:padding-left="0.355cm" fo:padding-right="0.355cm"/>
      <style:paragraph-properties style:writing-mode="lr-tb"/>
    </style:style>
    <style:style style:name="gr71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261.311cm" fo:min-width="190.741cm" fo:padding-top="0.231cm" fo:padding-bottom="0.231cm" fo:padding-left="0.356cm" fo:padding-right="0.356cm"/>
    </style:style>
    <style:style style:name="gr72" style:family="graphic" style:parent-style-name="standard">
      <style:graphic-properties svg:stroke-width="0.212cm" svg:stroke-color="#000000" draw:marker-start-width="0.517cm" draw:marker-end-width="0.517cm" draw:fill="none" draw:textarea-horizontal-align="justify" draw:textarea-vertical-align="middle" draw:auto-grow-height="false" fo:min-height="1.332cm" fo:min-width="3.39cm" fo:padding-top="0.23cm" fo:padding-bottom="0.23cm" fo:padding-left="0.355cm" fo:padding-right="0.355cm"/>
      <style:paragraph-properties style:writing-mode="lr-tb"/>
    </style:style>
    <style:style style:name="gr73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257.529cm" fo:min-width="62.497cm" fo:padding-top="0.231cm" fo:padding-bottom="0.231cm" fo:padding-left="0.356cm" fo:padding-right="0.356cm"/>
    </style:style>
    <style:style style:name="gr74" style:family="graphic" style:parent-style-name="standard">
      <style:graphic-properties svg:stroke-width="0.212cm" svg:stroke-color="#000000" draw:marker-start-width="0.517cm" draw:marker-end-width="0.517cm" draw:fill="none" draw:textarea-horizontal-align="justify" draw:textarea-vertical-align="middle" draw:auto-grow-height="false" fo:min-height="1.147cm" fo:min-width="3.909cm" fo:padding-top="0.23cm" fo:padding-bottom="0.23cm" fo:padding-left="0.355cm" fo:padding-right="0.355cm"/>
      <style:paragraph-properties style:writing-mode="lr-tb"/>
    </style:style>
    <style:style style:name="gr75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257.038cm" fo:min-width="45.688cm" fo:padding-top="0.231cm" fo:padding-bottom="0.231cm" fo:padding-left="0.356cm" fo:padding-right="0.356cm"/>
    </style:style>
    <style:style style:name="gr76" style:family="graphic" style:parent-style-name="standard">
      <style:graphic-properties svg:stroke-width="0.212cm" svg:stroke-color="#000000" draw:marker-start-width="0.517cm" draw:marker-end-width="0.517cm" draw:fill="none" draw:textarea-horizontal-align="justify" draw:textarea-vertical-align="middle" draw:auto-grow-height="false" fo:min-height="1.726cm" fo:min-width="7.464cm" fo:padding-top="0.23cm" fo:padding-bottom="0.23cm" fo:padding-left="0.355cm" fo:padding-right="0.355cm"/>
      <style:paragraph-properties style:writing-mode="lr-tb"/>
    </style:style>
    <style:style style:name="gr77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257.207cm" fo:min-width="74.231cm" fo:padding-top="0.231cm" fo:padding-bottom="0.231cm" fo:padding-left="0.356cm" fo:padding-right="0.356cm"/>
    </style:style>
    <style:style style:name="gr78" style:family="graphic" style:parent-style-name="standard">
      <style:graphic-properties svg:stroke-width="0.212cm" svg:stroke-color="#000000" draw:marker-start-width="0.517cm" draw:marker-end-width="0.517cm" draw:fill="none" draw:textarea-horizontal-align="justify" draw:textarea-vertical-align="middle" draw:auto-grow-height="false" fo:min-height="1.355cm" fo:min-width="10.965cm" fo:padding-top="0.23cm" fo:padding-bottom="0.23cm" fo:padding-left="0.355cm" fo:padding-right="0.355cm"/>
      <style:paragraph-properties style:writing-mode="lr-tb"/>
    </style:style>
    <style:style style:name="gr79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16.166cm" fo:min-width="25.28cm" fo:padding-top="0.231cm" fo:padding-bottom="0.231cm" fo:padding-left="0.356cm" fo:padding-right="0.356cm"/>
    </style:style>
    <style:style style:name="gr80" style:family="graphic" style:parent-style-name="standard">
      <style:graphic-properties svg:stroke-width="0.212cm" svg:stroke-color="#000000" draw:marker-start-width="0.517cm" draw:marker-end-width="0.517cm" draw:fill="none" draw:textarea-horizontal-align="justify" draw:textarea-vertical-align="middle" draw:auto-grow-height="false" fo:min-height="0.918cm" fo:min-width="7.284cm" fo:padding-top="0.23cm" fo:padding-bottom="0.23cm" fo:padding-left="0.355cm" fo:padding-right="0.355cm"/>
      <style:paragraph-properties style:writing-mode="lr-tb"/>
    </style:style>
    <style:style style:name="gr81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6.408cm" fo:min-width="9.117cm" fo:padding-top="0.231cm" fo:padding-bottom="0.231cm" fo:padding-left="0.356cm" fo:padding-right="0.356cm"/>
      <style:paragraph-properties style:writing-mode="lr-tb"/>
    </style:style>
    <style:style style:name="gr82" style:family="graphic" style:parent-style-name="standard">
      <style:graphic-properties svg:stroke-width="0.212cm" svg:stroke-color="#000000" draw:marker-start-width="0.517cm" draw:marker-end-width="0.517cm" draw:fill="solid" draw:fill-color="#ffffff" draw:textarea-horizontal-align="justify" draw:textarea-vertical-align="middle" draw:auto-grow-height="false" fo:min-height="0.795cm" fo:min-width="2.073cm" fo:padding-top="0.23cm" fo:padding-bottom="0.23cm" fo:padding-left="0.355cm" fo:padding-right="0.355cm"/>
    </style:style>
    <style:style style:name="gr83" style:family="graphic" style:parent-style-name="standard">
      <style:graphic-properties svg:stroke-width="0.212cm" svg:stroke-color="#000000" draw:marker-start-width="0.517cm" draw:marker-end-width="0.517cm" draw:fill-color="#ffffff" draw:textarea-horizontal-align="justify" draw:textarea-vertical-align="middle" draw:auto-grow-height="false" fo:min-height="0.795cm" fo:min-width="2.073cm" fo:padding-top="0.23cm" fo:padding-bottom="0.23cm" fo:padding-left="0.355cm" fo:padding-right="0.355cm"/>
    </style:style>
    <style:style style:name="gr84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6.409cm" fo:min-width="9.117cm" fo:padding-top="0.231cm" fo:padding-bottom="0.231cm" fo:padding-left="0.356cm" fo:padding-right="0.356cm"/>
      <style:paragraph-properties style:writing-mode="lr-tb"/>
    </style:style>
    <style:style style:name="gr85" style:family="graphic" style:parent-style-name="standard">
      <style:graphic-properties svg:stroke-width="0.212cm" svg:stroke-color="#000000" draw:marker-start-width="0.517cm" draw:marker-end-width="0.517cm" draw:fill-color="#ffffff" draw:textarea-horizontal-align="justify" draw:textarea-vertical-align="middle" draw:auto-grow-height="false" fo:min-height="0.794cm" fo:min-width="2.073cm" fo:padding-top="0.23cm" fo:padding-bottom="0.23cm" fo:padding-left="0.355cm" fo:padding-right="0.355cm"/>
    </style:style>
    <style:style style:name="gr86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6.404cm" fo:min-width="9.124cm" fo:padding-top="0.231cm" fo:padding-bottom="0.231cm" fo:padding-left="0.356cm" fo:padding-right="0.356cm"/>
      <style:paragraph-properties style:writing-mode="lr-tb"/>
    </style:style>
    <style:style style:name="gr87" style:family="graphic" style:parent-style-name="standard">
      <style:graphic-properties svg:stroke-width="0.212cm" svg:stroke-color="#000000" draw:marker-start-width="0.517cm" draw:marker-end-width="0.517cm" draw:fill="solid" draw:fill-color="#ffffff" draw:textarea-horizontal-align="justify" draw:textarea-vertical-align="middle" draw:auto-grow-height="false" fo:min-height="0.794cm" fo:min-width="2.071cm" fo:padding-top="0.23cm" fo:padding-bottom="0.23cm" fo:padding-left="0.355cm" fo:padding-right="0.355cm"/>
    </style:style>
    <style:style style:name="gr88" style:family="graphic" style:parent-style-name="standard">
      <style:graphic-properties svg:stroke-width="0.212cm" svg:stroke-color="#000000" draw:marker-start-width="0.517cm" draw:marker-end-width="0.517cm" draw:fill-color="#ffffff" draw:textarea-horizontal-align="justify" draw:textarea-vertical-align="middle" draw:auto-grow-height="false" fo:min-height="0.795cm" fo:min-width="2.071cm" fo:padding-top="0.23cm" fo:padding-bottom="0.23cm" fo:padding-left="0.355cm" fo:padding-right="0.355cm"/>
    </style:style>
    <style:style style:name="gr89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6.409cm" fo:min-width="9.124cm" fo:padding-top="0.231cm" fo:padding-bottom="0.231cm" fo:padding-left="0.356cm" fo:padding-right="0.356cm"/>
      <style:paragraph-properties style:writing-mode="lr-tb"/>
    </style:style>
    <style:style style:name="gr90" style:family="graphic" style:parent-style-name="standard">
      <style:graphic-properties svg:stroke-width="0.212cm" svg:stroke-color="#000000" draw:marker-start-width="0.517cm" draw:marker-end-width="0.517cm" draw:fill="solid" draw:fill-color="#ffffff" draw:textarea-horizontal-align="justify" draw:textarea-vertical-align="middle" draw:auto-grow-height="false" fo:min-height="0.797cm" fo:min-width="2.071cm" fo:padding-top="0.23cm" fo:padding-bottom="0.23cm" fo:padding-left="0.355cm" fo:padding-right="0.355cm"/>
    </style:style>
    <style:style style:name="gr91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6.407cm" fo:min-width="9.416cm" fo:padding-top="0.231cm" fo:padding-bottom="0.231cm" fo:padding-left="0.356cm" fo:padding-right="0.356cm"/>
      <style:paragraph-properties style:writing-mode="lr-tb"/>
    </style:style>
    <style:style style:name="gr92" style:family="graphic" style:parent-style-name="standard">
      <style:graphic-properties svg:stroke-width="0.212cm" svg:stroke-color="#000000" draw:marker-start-width="0.517cm" draw:marker-end-width="0.517cm" draw:fill="solid" draw:fill-color="#ffffff" draw:textarea-horizontal-align="justify" draw:textarea-vertical-align="middle" draw:auto-grow-height="false" fo:min-height="0.795cm" fo:min-width="2.071cm" fo:padding-top="0.23cm" fo:padding-bottom="0.23cm" fo:padding-left="0.355cm" fo:padding-right="0.355cm"/>
    </style:style>
    <style:style style:name="gr93" style:family="graphic" style:parent-style-name="standard">
      <style:graphic-properties svg:stroke-width="0.212cm" svg:stroke-color="#000000" draw:marker-start-width="0.517cm" draw:marker-end-width="0.517cm" draw:fill-color="#ffffff" draw:textarea-horizontal-align="justify" draw:textarea-vertical-align="middle" draw:auto-grow-height="false" fo:min-height="0.798cm" fo:min-width="2.071cm" fo:padding-top="0.23cm" fo:padding-bottom="0.23cm" fo:padding-left="0.355cm" fo:padding-right="0.355cm"/>
    </style:style>
    <style:style style:name="gr94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6.407cm" fo:min-width="9.123cm" fo:padding-top="0.231cm" fo:padding-bottom="0.231cm" fo:padding-left="0.356cm" fo:padding-right="0.356cm"/>
      <style:paragraph-properties style:writing-mode="lr-tb"/>
    </style:style>
    <style:style style:name="gr95" style:family="graphic" style:parent-style-name="standard">
      <style:graphic-properties svg:stroke-width="0.212cm" svg:stroke-color="#000000" draw:marker-start-width="0.517cm" draw:marker-end-width="0.517cm" draw:fill="solid" draw:fill-color="#ffffff" draw:textarea-horizontal-align="justify" draw:textarea-vertical-align="middle" draw:auto-grow-height="false" fo:min-height="0.795cm" fo:min-width="2.079cm" fo:padding-top="0.23cm" fo:padding-bottom="0.23cm" fo:padding-left="0.355cm" fo:padding-right="0.355cm"/>
    </style:style>
    <style:style style:name="gr96" style:family="graphic" style:parent-style-name="standard">
      <style:graphic-properties svg:stroke-width="0.212cm" svg:stroke-color="#000000" draw:marker-start-width="0.517cm" draw:marker-end-width="0.517cm" draw:fill-color="#ffffff" draw:textarea-horizontal-align="justify" draw:textarea-vertical-align="middle" draw:auto-grow-height="false" fo:min-height="0.798cm" fo:min-width="2.079cm" fo:padding-top="0.23cm" fo:padding-bottom="0.23cm" fo:padding-left="0.355cm" fo:padding-right="0.355cm"/>
    </style:style>
    <style:style style:name="gr97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8.1cm" fo:min-width="11.128cm" fo:padding-top="0.231cm" fo:padding-bottom="0.231cm" fo:padding-left="0.356cm" fo:padding-right="0.356cm"/>
    </style:style>
    <style:style style:name="gr98" style:family="graphic" style:parent-style-name="standard">
      <style:graphic-properties svg:stroke-width="0.212cm" svg:stroke-color="#000000" draw:marker-start-width="0.517cm" draw:marker-end-width="0.517cm" draw:fill="none" draw:textarea-horizontal-align="justify" draw:textarea-vertical-align="middle" draw:auto-grow-height="false" fo:min-height="0.764cm" fo:min-width="5.577cm" fo:padding-top="0.23cm" fo:padding-bottom="0.23cm" fo:padding-left="0.355cm" fo:padding-right="0.355cm"/>
      <style:paragraph-properties style:writing-mode="lr-tb"/>
    </style:style>
    <style:style style:name="gr99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7.78cm" fo:min-width="13.383cm" fo:padding-top="0.231cm" fo:padding-bottom="0.231cm" fo:padding-left="0.356cm" fo:padding-right="0.356cm"/>
    </style:style>
    <style:style style:name="gr100" style:family="graphic" style:parent-style-name="standard">
      <style:graphic-properties svg:stroke-width="0.212cm" svg:stroke-color="#000000" draw:marker-start-width="0.517cm" draw:marker-end-width="0.517cm" draw:fill="none" draw:textarea-horizontal-align="justify" draw:textarea-vertical-align="middle" draw:auto-grow-height="false" fo:min-height="1.314cm" fo:min-width="4.585cm" fo:padding-top="0.23cm" fo:padding-bottom="0.23cm" fo:padding-left="0.355cm" fo:padding-right="0.355cm"/>
      <style:paragraph-properties style:writing-mode="lr-tb"/>
    </style:style>
    <style:style style:name="gr101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10.061cm" fo:min-width="14.424cm" fo:padding-top="0.231cm" fo:padding-bottom="0.231cm" fo:padding-left="0.356cm" fo:padding-right="0.356cm"/>
    </style:style>
    <style:style style:name="gr102" style:family="graphic" style:parent-style-name="standard">
      <style:graphic-properties svg:stroke-width="0.212cm" svg:stroke-color="#000000" draw:marker-start-width="0.517cm" draw:marker-end-width="0.517cm" draw:fill="none" draw:textarea-horizontal-align="justify" draw:textarea-vertical-align="middle" draw:auto-grow-height="false" fo:min-height="0.761cm" fo:min-width="8.48cm" fo:padding-top="0.23cm" fo:padding-bottom="0.23cm" fo:padding-left="0.355cm" fo:padding-right="0.355cm"/>
      <style:paragraph-properties style:writing-mode="lr-tb"/>
    </style:style>
    <style:style style:name="gr103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5.562cm" fo:min-width="7.016cm" fo:padding-top="0.231cm" fo:padding-bottom="0.231cm" fo:padding-left="0.356cm" fo:padding-right="0.356cm"/>
      <style:paragraph-properties style:writing-mode="lr-tb"/>
    </style:style>
    <style:style style:name="gr104" style:family="graphic" style:parent-style-name="standard">
      <style:graphic-properties svg:stroke-width="0.212cm" svg:stroke-color="#000000" draw:marker-start-width="0.517cm" draw:marker-end-width="0.517cm" draw:fill="solid" draw:fill-color="#ffffff" draw:textarea-horizontal-align="justify" draw:textarea-vertical-align="middle" draw:auto-grow-height="false" fo:min-height="0.659cm" fo:min-width="1.503cm" fo:padding-top="0.23cm" fo:padding-bottom="0.23cm" fo:padding-left="0.355cm" fo:padding-right="0.355cm"/>
    </style:style>
    <style:style style:name="gr105" style:family="graphic" style:parent-style-name="standard">
      <style:graphic-properties svg:stroke-width="0.212cm" svg:stroke-color="#000000" draw:marker-start-width="0.517cm" draw:marker-end-width="0.517cm" draw:fill-color="#ffffff" draw:textarea-horizontal-align="justify" draw:textarea-vertical-align="middle" draw:auto-grow-height="false" fo:min-height="0.658cm" fo:min-width="1.503cm" fo:padding-top="0.23cm" fo:padding-bottom="0.23cm" fo:padding-left="0.355cm" fo:padding-right="0.355cm"/>
    </style:style>
    <style:style style:name="gr106" style:family="graphic" style:parent-style-name="standard">
      <style:graphic-properties svg:stroke-width="0.159cm" svg:stroke-color="#bf0041" draw:marker-start-width="0.438cm" draw:marker-end-width="0.438cm" draw:fill="none" draw:fill-color="#ffffff" draw:textarea-horizontal-align="justify" draw:textarea-vertical-align="middle" draw:auto-grow-height="false" fo:min-height="9.591cm" fo:min-width="5.341cm" fo:padding-top="0.204cm" fo:padding-bottom="0.204cm" fo:padding-left="0.329cm" fo:padding-right="0.329cm"/>
    </style:style>
    <style:style style:name="gr107" style:family="graphic" style:parent-style-name="standard">
      <style:graphic-properties draw:stroke="none" svg:stroke-color="#bf0041" draw:fill="none" draw:fill-color="#ffffff" draw:auto-grow-height="true" draw:auto-grow-width="false" fo:max-height="0cm" fo:min-height="5.185cm"/>
      <style:paragraph-properties style:writing-mode="lr-tb"/>
    </style:style>
    <style:style style:name="gr108" style:family="graphic" style:parent-style-name="objectwithoutfill">
      <style:graphic-properties svg:stroke-width="0.159cm" svg:stroke-color="#bf0041" draw:marker-start-width="0.438cm" draw:marker-end="Puntas_20_de_20_flecha_20_20" draw:marker-end-width="0.538cm" draw:fill="none" draw:textarea-vertical-align="middle" fo:padding-top="0.204cm" fo:padding-bottom="0.204cm" fo:padding-left="0.329cm" fo:padding-right="0.329cm"/>
    </style:style>
    <style:style style:name="gr109" style:family="graphic" style:parent-style-name="objectwithoutfill">
      <style:graphic-properties svg:stroke-width="0.159cm" svg:stroke-color="#2e7d32" draw:marker-start-width="0.438cm" draw:marker-end="Puntas_20_de_20_flecha_20_20" draw:marker-end-width="0.538cm" draw:fill="none" draw:textarea-vertical-align="middle" fo:padding-top="0.204cm" fo:padding-bottom="0.204cm" fo:padding-left="0.329cm" fo:padding-right="0.329cm"/>
    </style:style>
    <style:style style:name="gr110" style:family="graphic" style:parent-style-name="standard">
      <style:graphic-properties svg:stroke-width="0.159cm" svg:stroke-color="#bf0041" draw:marker-start-width="0.438cm" draw:marker-end-width="0.438cm" draw:fill="none" draw:fill-color="#ffffff" draw:textarea-horizontal-align="justify" draw:textarea-vertical-align="middle" draw:auto-grow-height="false" fo:min-height="5.968cm" fo:min-width="5.341cm" fo:padding-top="0.204cm" fo:padding-bottom="0.204cm" fo:padding-left="0.329cm" fo:padding-right="0.329cm"/>
    </style:style>
    <style:style style:name="gr111" style:family="graphic" style:parent-style-name="standard">
      <style:graphic-properties svg:stroke-width="0.159cm" svg:stroke-color="#ff8000" draw:marker-start-width="0.438cm" draw:marker-end-width="0.438cm" draw:fill="none" draw:fill-color="#ffffff" draw:textarea-horizontal-align="justify" draw:textarea-vertical-align="middle" draw:auto-grow-height="false" fo:min-height="6.19cm" fo:min-width="5.34cm" fo:padding-top="0.204cm" fo:padding-bottom="0.204cm" fo:padding-left="0.329cm" fo:padding-right="0.329cm"/>
    </style:style>
    <style:style style:name="gr112" style:family="graphic" style:parent-style-name="standard">
      <style:graphic-properties draw:stroke="none" svg:stroke-color="#ff8000" draw:fill="none" draw:fill-color="#ffffff" draw:auto-grow-height="true" draw:auto-grow-width="false" fo:max-height="0cm" fo:min-height="2.776cm"/>
      <style:paragraph-properties style:writing-mode="lr-tb"/>
    </style:style>
    <style:style style:name="gr113" style:family="graphic" style:parent-style-name="objectwithoutfill">
      <style:graphic-properties svg:stroke-width="0.159cm" svg:stroke-color="#ff8000" draw:marker-start="Puntas_20_de_20_flecha_20_20" draw:marker-start-width="0.438cm" draw:marker-end="" draw:marker-end-width="0.538cm" draw:fill="none" draw:textarea-vertical-align="middle" fo:padding-top="0.204cm" fo:padding-bottom="0.204cm" fo:padding-left="0.329cm" fo:padding-right="0.329cm"/>
    </style:style>
    <style:style style:name="gr114" style:family="graphic" style:parent-style-name="objectwithoutfill">
      <style:graphic-properties svg:stroke-width="0.159cm" svg:stroke-color="#158466" draw:marker-start-width="0.438cm" draw:marker-end="Puntas_20_de_20_flecha_20_20" draw:marker-end-width="0.538cm" draw:fill="none" draw:textarea-vertical-align="middle" fo:padding-top="0.204cm" fo:padding-bottom="0.204cm" fo:padding-left="0.329cm" fo:padding-right="0.329cm"/>
    </style:style>
    <style:style style:name="gr115" style:family="graphic" style:parent-style-name="standard">
      <style:graphic-properties svg:stroke-width="0.159cm" svg:stroke-color="#800080" draw:marker-start-width="0.438cm" draw:marker-end-width="0.438cm" draw:fill="none" draw:fill-color="#ffffff" draw:textarea-horizontal-align="justify" draw:textarea-vertical-align="middle" draw:auto-grow-height="false" fo:min-height="8.091cm" fo:min-width="5.341cm" fo:padding-top="0.204cm" fo:padding-bottom="0.204cm" fo:padding-left="0.329cm" fo:padding-right="0.329cm"/>
    </style:style>
    <style:style style:name="gr116" style:family="graphic" style:parent-style-name="objectwithoutfill">
      <style:graphic-properties svg:stroke-width="0.159cm" svg:stroke-color="#80008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17" style:family="graphic" style:parent-style-name="standard">
      <style:graphic-properties draw:stroke="none" svg:stroke-color="#800080" draw:fill="none" draw:fill-color="#ffffff" draw:auto-grow-height="true" draw:auto-grow-width="false" fo:max-height="0cm" fo:min-height="0.561cm"/>
      <style:paragraph-properties style:writing-mode="lr-tb"/>
    </style:style>
    <style:style style:name="gr118" style:family="graphic" style:parent-style-name="standard">
      <style:graphic-properties draw:stroke="none" svg:stroke-color="#800080" draw:fill="none" draw:fill-color="#ffffff" draw:auto-grow-height="true" draw:auto-grow-width="false" fo:max-height="0cm" fo:min-height="2.593cm"/>
      <style:paragraph-properties style:writing-mode="lr-tb"/>
    </style:style>
    <style:style style:name="gr119" style:family="graphic" style:parent-style-name="standard">
      <style:graphic-properties svg:stroke-color="#bf0041" draw:textarea-horizontal-align="justify" draw:textarea-vertical-align="middle" draw:auto-grow-height="false" fo:min-height="0.4cm" fo:min-width="2.279cm" fo:wrap-option="no-wrap"/>
      <style:paragraph-properties style:writing-mode="lr-tb"/>
    </style:style>
    <style:style style:name="gr120" style:family="graphic" style:parent-style-name="standard">
      <style:graphic-properties svg:stroke-width="0.159cm" svg:stroke-color="#000000" draw:marker-start-width="0.438cm" draw:marker-end-width="0.438cm" draw:fill="none" draw:fill-color="#ffffff" draw:textarea-horizontal-align="justify" draw:textarea-vertical-align="middle" draw:auto-grow-height="false" fo:min-height="6.341cm" fo:min-width="5.341cm" fo:padding-top="0.204cm" fo:padding-bottom="0.204cm" fo:padding-left="0.329cm" fo:padding-right="0.329cm"/>
    </style:style>
    <style:style style:name="gr121" style:family="graphic" style:parent-style-name="standard">
      <style:graphic-properties svg:stroke-width="0.159cm" svg:stroke-color="#000000" draw:marker-start-width="0.438cm" draw:marker-end-width="0.438cm" draw:fill="none" draw:fill-color="#ffffff" draw:textarea-horizontal-align="justify" draw:textarea-vertical-align="middle" draw:auto-grow-height="false" fo:min-height="8.091cm" fo:min-width="5.341cm" fo:padding-top="0.204cm" fo:padding-bottom="0.204cm" fo:padding-left="0.329cm" fo:padding-right="0.329cm"/>
    </style:style>
    <style:style style:name="gr12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  <style:paragraph-properties style:writing-mode="lr-tb"/>
    </style:style>
    <style:style style:name="gr123" style:family="graphic" style:parent-style-name="objectwithoutfill">
      <style:graphic-properties svg:stroke-width="0.159cm" svg:stroke-color="#bf0041" draw:marker-start="Puntas_20_de_20_flecha_20_20" draw:marker-start-width="0.438cm" draw:marker-end="" draw:marker-end-width="0.538cm" draw:fill="none" draw:textarea-vertical-align="middle" fo:padding-top="0.204cm" fo:padding-bottom="0.204cm" fo:padding-left="0.329cm" fo:padding-right="0.329cm"/>
    </style:style>
    <style:style style:name="gr124" style:family="graphic" style:parent-style-name="objectwithoutfill">
      <style:graphic-properties svg:stroke-width="0.159cm" svg:stroke-color="#158466" draw:marker-start="Puntas_20_de_20_flecha_20_20" draw:marker-start-width="0.438cm" draw:marker-end="" draw:marker-end-width="0.538cm" draw:fill="none" draw:textarea-vertical-align="middle" fo:padding-top="0.204cm" fo:padding-bottom="0.204cm" fo:padding-left="0.329cm" fo:padding-right="0.329cm"/>
    </style:style>
    <style:style style:name="gr125" style:family="graphic" style:parent-style-name="objectwithoutfill">
      <style:graphic-properties svg:stroke-width="0.159cm" svg:stroke-color="#2e7d32" draw:marker-start="Puntas_20_de_20_flecha_20_20" draw:marker-start-width="0.438cm" draw:marker-end="" draw:marker-end-width="0.538cm" draw:fill="none" draw:textarea-vertical-align="middle" fo:padding-top="0.204cm" fo:padding-bottom="0.204cm" fo:padding-left="0.329cm" fo:padding-right="0.329cm"/>
    </style:style>
    <style:style style:name="gr126" style:family="graphic" style:parent-style-name="objectwithoutfill">
      <style:graphic-properties svg:stroke-width="0.159cm" svg:stroke-color="#ff0000" draw:marker-start-width="0.438cm" draw:marker-end="Puntas_20_de_20_flecha_20_19" draw:marker-end-width="0.538cm" draw:fill="none" draw:textarea-vertical-align="middle" fo:padding-top="0.204cm" fo:padding-bottom="0.204cm" fo:padding-left="0.329cm" fo:padding-right="0.329cm"/>
    </style:style>
    <style:style style:name="gr127" style:family="graphic" style:parent-style-name="objectwithoutfill">
      <style:graphic-properties svg:stroke-width="0.159cm" svg:stroke-color="#311b92" draw:marker-start="Puntas_20_de_20_flecha_20_20" draw:marker-start-width="0.438cm" draw:marker-end="" draw:marker-end-width="0.538cm" draw:fill="none" draw:textarea-vertical-align="middle" fo:padding-top="0.204cm" fo:padding-bottom="0.204cm" fo:padding-left="0.329cm" fo:padding-right="0.329cm"/>
    </style:style>
    <style:style style:name="gr128" style:family="graphic" style:parent-style-name="objectwithoutfill">
      <style:graphic-properties svg:stroke-width="0.159cm" svg:stroke-color="#800080" draw:marker-start-width="0.438cm" draw:marker-end="Puntas_20_de_20_flecha_20_20" draw:marker-end-width="0.538cm" draw:fill="none" draw:textarea-vertical-align="middle" fo:padding-top="0.204cm" fo:padding-bottom="0.204cm" fo:padding-left="0.329cm" fo:padding-right="0.329cm"/>
    </style:style>
    <style:style style:name="gr129" style:family="graphic" style:parent-style-name="standard">
      <style:graphic-properties svg:stroke-width="0.159cm" svg:stroke-color="#069a2e" draw:marker-start-width="0.438cm" draw:marker-end-width="0.438cm" draw:fill="none" draw:fill-color="#ffffff" draw:textarea-horizontal-align="justify" draw:textarea-vertical-align="middle" draw:auto-grow-height="false" fo:min-height="8.195cm" fo:min-width="5.341cm" fo:padding-top="0.204cm" fo:padding-bottom="0.204cm" fo:padding-left="0.329cm" fo:padding-right="0.329cm"/>
    </style:style>
    <style:style style:name="gr130" style:family="graphic" style:parent-style-name="objectwithoutfill">
      <style:graphic-properties svg:stroke-width="0.159cm" svg:stroke-color="#069a2e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31" style:family="graphic" style:parent-style-name="standard">
      <style:graphic-properties draw:stroke="none" svg:stroke-color="#069a2e" draw:fill="none" draw:fill-color="#ffffff" draw:auto-grow-height="true" draw:auto-grow-width="false" fo:max-height="0cm" fo:min-height="0.561cm"/>
      <style:paragraph-properties style:writing-mode="lr-tb"/>
    </style:style>
    <style:style style:name="gr132" style:family="graphic" style:parent-style-name="standard">
      <style:graphic-properties draw:stroke="none" svg:stroke-color="#069a2e" draw:fill="none" draw:fill-color="#ffffff" draw:auto-grow-height="true" draw:auto-grow-width="false" fo:max-height="0cm" fo:min-height="1.665cm"/>
      <style:paragraph-properties style:writing-mode="lr-tb"/>
    </style:style>
    <style:style style:name="gr133" style:family="graphic" style:parent-style-name="standard">
      <style:graphic-properties draw:stroke="none" svg:stroke-color="#069a2e" draw:fill="none" draw:fill-color="#ffffff" draw:auto-grow-height="true" draw:auto-grow-width="false" fo:max-height="0cm" fo:min-height="3.552cm"/>
      <style:paragraph-properties style:writing-mode="lr-tb"/>
    </style:style>
    <style:style style:name="gr134" style:family="graphic" style:parent-style-name="standard">
      <style:graphic-properties svg:stroke-width="0.159cm" svg:stroke-color="#311b92" draw:marker-start-width="0.438cm" draw:marker-end-width="0.438cm" draw:fill="none" draw:fill-color="#ffffff" draw:textarea-horizontal-align="justify" draw:textarea-vertical-align="middle" draw:auto-grow-height="false" fo:min-height="7.235cm" fo:min-width="5.341cm" fo:padding-top="0.204cm" fo:padding-bottom="0.204cm" fo:padding-left="0.329cm" fo:padding-right="0.329cm"/>
    </style:style>
    <style:style style:name="gr135" style:family="graphic" style:parent-style-name="standard">
      <style:graphic-properties draw:stroke="none" svg:stroke-color="#311b92" draw:fill="none" draw:fill-color="#ffffff" draw:auto-grow-height="true" draw:auto-grow-width="false" fo:max-height="0cm" fo:min-height="1.665cm"/>
      <style:paragraph-properties style:writing-mode="lr-tb"/>
    </style:style>
    <style:style style:name="gr136" style:family="graphic" style:parent-style-name="standard">
      <style:graphic-properties draw:stroke="none" svg:stroke-color="#311b92" draw:fill="none" draw:fill-color="#ffffff" draw:auto-grow-height="true" draw:auto-grow-width="false" fo:max-height="0cm" fo:min-height="2.593cm"/>
      <style:paragraph-properties style:writing-mode="lr-tb"/>
    </style:style>
    <style:style style:name="gr137" style:family="graphic" style:parent-style-name="standard">
      <style:graphic-properties svg:stroke-width="0.159cm" svg:stroke-color="#c6ff00" draw:marker-start-width="0.438cm" draw:marker-end-width="0.438cm" draw:fill="none" draw:fill-color="#ffffff" draw:textarea-horizontal-align="justify" draw:textarea-vertical-align="middle" draw:auto-grow-height="false" fo:min-height="7.235cm" fo:min-width="5.341cm" fo:padding-top="0.204cm" fo:padding-bottom="0.204cm" fo:padding-left="0.329cm" fo:padding-right="0.329cm"/>
    </style:style>
    <style:style style:name="gr138" style:family="graphic" style:parent-style-name="objectwithoutfill">
      <style:graphic-properties svg:stroke-width="0.159cm" svg:stroke-color="#c6ff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39" style:family="graphic" style:parent-style-name="standard">
      <style:graphic-properties draw:stroke="none" svg:stroke-color="#c6ff00" draw:fill="none" draw:fill-color="#ffffff" draw:auto-grow-height="true" draw:auto-grow-width="false" fo:max-height="0cm" fo:min-height="0.561cm"/>
      <style:paragraph-properties style:writing-mode="lr-tb"/>
    </style:style>
    <style:style style:name="gr140" style:family="graphic" style:parent-style-name="standard">
      <style:graphic-properties draw:stroke="none" svg:stroke-color="#c6ff00" draw:fill="none" draw:fill-color="#ffffff" draw:auto-grow-height="true" draw:auto-grow-width="false" fo:max-height="0cm" fo:min-height="1.665cm"/>
      <style:paragraph-properties style:writing-mode="lr-tb"/>
    </style:style>
    <style:style style:name="gr141" style:family="graphic" style:parent-style-name="standard">
      <style:graphic-properties draw:stroke="none" svg:stroke-color="#c6ff00" draw:fill="none" draw:fill-color="#ffffff" draw:auto-grow-height="true" draw:auto-grow-width="false" fo:max-height="0cm" fo:min-height="1.893cm"/>
      <style:paragraph-properties style:writing-mode="lr-tb"/>
    </style:style>
    <style:style style:name="gr142" style:family="graphic" style:parent-style-name="standard">
      <style:graphic-properties svg:stroke-width="0.159cm" svg:stroke-color="#069a2e" draw:marker-start-width="0.438cm" draw:marker-end-width="0.438cm" draw:fill="none" draw:fill-color="#ffffff" draw:textarea-horizontal-align="justify" draw:textarea-vertical-align="middle" draw:auto-grow-height="false" fo:min-height="6.991cm" fo:min-width="5.341cm" fo:padding-top="0.204cm" fo:padding-bottom="0.204cm" fo:padding-left="0.329cm" fo:padding-right="0.329cm"/>
    </style:style>
    <style:style style:name="gr143" style:family="graphic" style:parent-style-name="standard">
      <style:graphic-properties draw:stroke="none" svg:stroke-color="#069a2e" draw:fill="none" draw:fill-color="#ffffff" draw:auto-grow-height="true" draw:auto-grow-width="false" fo:max-height="0cm" fo:min-height="2.652cm"/>
      <style:paragraph-properties style:writing-mode="lr-tb"/>
    </style:style>
    <style:style style:name="gr144" style:family="graphic" style:parent-style-name="standard">
      <style:graphic-properties svg:stroke-width="0.159cm" svg:stroke-color="#e040fb" draw:marker-start-width="0.438cm" draw:marker-end-width="0.438cm" draw:fill="none" draw:fill-color="#ffffff" draw:textarea-horizontal-align="justify" draw:textarea-vertical-align="middle" draw:auto-grow-height="false" fo:min-height="5.939cm" fo:min-width="5.341cm" fo:padding-top="0.204cm" fo:padding-bottom="0.204cm" fo:padding-left="0.329cm" fo:padding-right="0.329cm"/>
    </style:style>
    <style:style style:name="gr145" style:family="graphic" style:parent-style-name="objectwithoutfill">
      <style:graphic-properties svg:stroke-width="0.159cm" svg:stroke-color="#e040fb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46" style:family="graphic" style:parent-style-name="standard">
      <style:graphic-properties draw:stroke="none" svg:stroke-color="#e040fb" draw:fill="none" draw:fill-color="#ffffff" draw:auto-grow-height="true" draw:auto-grow-width="false" fo:max-height="0cm" fo:min-height="0.561cm"/>
      <style:paragraph-properties style:writing-mode="lr-tb"/>
    </style:style>
    <style:style style:name="gr147" style:family="graphic" style:parent-style-name="standard">
      <style:graphic-properties draw:stroke="none" svg:stroke-color="#e040fb" draw:fill="none" draw:fill-color="#ffffff" draw:auto-grow-height="true" draw:auto-grow-width="false" fo:max-height="0cm" fo:min-height="1.729cm"/>
      <style:paragraph-properties style:writing-mode="lr-tb"/>
    </style:style>
    <style:style style:name="gr148" style:family="graphic" style:parent-style-name="standard">
      <style:graphic-properties draw:stroke="none" svg:stroke-color="#e040fb" draw:fill="none" draw:fill-color="#ffffff" draw:auto-grow-height="true" draw:auto-grow-width="false" fo:max-height="0cm" fo:min-height="2.05cm"/>
      <style:paragraph-properties style:writing-mode="lr-tb"/>
    </style:style>
    <style:style style:name="gr149" style:family="graphic" style:parent-style-name="standard">
      <style:graphic-properties svg:stroke-width="0.159cm" svg:stroke-color="#069a2e" draw:marker-start-width="0.438cm" draw:marker-end-width="0.438cm" draw:fill="none" draw:fill-color="#ffffff" draw:textarea-horizontal-align="justify" draw:textarea-vertical-align="middle" draw:auto-grow-height="false" fo:min-height="8.591cm" fo:min-width="5.341cm" fo:padding-top="0.204cm" fo:padding-bottom="0.204cm" fo:padding-left="0.329cm" fo:padding-right="0.329cm"/>
    </style:style>
    <style:style style:name="gr150" style:family="graphic" style:parent-style-name="standard">
      <style:graphic-properties draw:stroke="none" svg:stroke-color="#069a2e" draw:fill="none" draw:fill-color="#ffffff" draw:auto-grow-height="true" draw:auto-grow-width="false" fo:max-height="0cm" fo:min-height="3.889cm"/>
      <style:paragraph-properties style:writing-mode="lr-tb"/>
    </style:style>
    <style:style style:name="gr151" style:family="graphic" style:parent-style-name="objectwithoutfill">
      <style:graphic-properties draw:stroke="solid" svg:stroke-width="0.159cm" svg:stroke-color="#069a2e" draw:marker-start="" draw:marker-start-width="0.438cm" draw:marker-end="Puntas_20_de_20_flecha_20_20" draw:marker-end-width="0.438cm" draw:fill="none" draw:textarea-vertical-align="middle" fo:padding-top="0.204cm" fo:padding-bottom="0.204cm" fo:padding-left="0.329cm" fo:padding-right="0.329cm"/>
    </style:style>
    <style:style style:name="gr152" style:family="graphic" style:parent-style-name="objectwithoutfill">
      <style:graphic-properties svg:stroke-width="0.159cm" svg:stroke-color="#069a2e" draw:marker-start-width="0.438cm" draw:marker-end="Puntas_20_de_20_flecha_20_20" draw:marker-end-width="0.438cm" draw:fill="none" draw:textarea-vertical-align="middle" fo:padding-top="0.204cm" fo:padding-bottom="0.204cm" fo:padding-left="0.329cm" fo:padding-right="0.329cm"/>
    </style:style>
    <style:style style:name="gr153" style:family="graphic" style:parent-style-name="objectwithoutfill">
      <style:graphic-properties svg:stroke-width="0.159cm" svg:stroke-color="#000000" draw:marker-start-width="0.438cm" draw:marker-end="Puntas_20_de_20_flecha_20_20" draw:marker-end-width="0.438cm" draw:fill="none" draw:textarea-vertical-align="middle" fo:padding-top="0.204cm" fo:padding-bottom="0.204cm" fo:padding-left="0.329cm" fo:padding-right="0.329cm"/>
    </style:style>
    <style:style style:name="gr154" style:family="graphic" style:parent-style-name="objectwithoutfill">
      <style:graphic-properties svg:stroke-width="0.159cm" svg:stroke-color="#e040fb" draw:marker-start="Puntas_20_de_20_flecha_20_19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55" style:family="graphic" style:parent-style-name="objectwithoutfill">
      <style:graphic-properties svg:stroke-width="0.159cm" svg:stroke-color="#311b92" draw:marker-start-width="0.438cm" draw:marker-end="Puntas_20_de_20_flecha_20_20" draw:marker-end-width="0.538cm" draw:fill="none" draw:textarea-vertical-align="middle" fo:padding-top="0.204cm" fo:padding-bottom="0.204cm" fo:padding-left="0.329cm" fo:padding-right="0.329cm"/>
    </style:style>
    <style:style style:name="gr156" style:family="graphic" style:parent-style-name="objectwithoutfill">
      <style:graphic-properties svg:stroke-width="0.159cm" svg:stroke-color="#069a2e" draw:marker-start-width="0.438cm" draw:marker-end="Puntas_20_de_20_flecha_20_20" draw:marker-end-width="0.538cm" draw:fill="none" draw:textarea-vertical-align="middle" fo:padding-top="0.204cm" fo:padding-bottom="0.204cm" fo:padding-left="0.329cm" fo:padding-right="0.329cm"/>
    </style:style>
    <style:style style:name="gr157" style:family="graphic" style:parent-style-name="standard">
      <style:graphic-properties svg:stroke-width="0.159cm" svg:stroke-color="#c6ff00" draw:marker-start-width="0.438cm" draw:marker-end-width="0.438cm" svg:stroke-opacity="100%" draw:fill="none" draw:fill-color="#ffffff" draw:textarea-horizontal-align="justify" draw:textarea-vertical-align="middle" draw:auto-grow-height="false" fo:min-height="5.141cm" fo:min-width="5.341cm" fo:padding-top="0.204cm" fo:padding-bottom="0.204cm" fo:padding-left="0.329cm" fo:padding-right="0.329cm"/>
    </style:style>
    <style:style style:name="gr158" style:family="graphic" style:parent-style-name="objectwithoutfill">
      <style:graphic-properties svg:stroke-width="0.159cm" svg:stroke-color="#c6ff00" draw:marker-start-width="0.438cm" draw:marker-end-width="0.438cm" svg:stroke-opacity="100%" draw:fill="none" draw:textarea-vertical-align="middle" fo:padding-top="0.204cm" fo:padding-bottom="0.204cm" fo:padding-left="0.329cm" fo:padding-right="0.329cm"/>
    </style:style>
    <style:style style:name="gr159" style:family="graphic" style:parent-style-name="standard">
      <style:graphic-properties draw:stroke="none" svg:stroke-color="#c6ff00" svg:stroke-opacity="100%" draw:fill="none" draw:fill-color="#ffffff" draw:auto-grow-height="true" draw:auto-grow-width="false" fo:max-height="0cm" fo:min-height="0.561cm"/>
      <style:paragraph-properties style:writing-mode="lr-tb"/>
    </style:style>
    <style:style style:name="gr160" style:family="graphic" style:parent-style-name="standard">
      <style:graphic-properties draw:stroke="none" svg:stroke-color="#c6ff00" svg:stroke-opacity="100%" draw:fill="none" draw:fill-color="#ffffff" draw:auto-grow-height="true" draw:auto-grow-width="false" fo:max-height="0cm" fo:min-height="1.729cm"/>
      <style:paragraph-properties style:writing-mode="lr-tb"/>
    </style:style>
    <style:style style:name="gr161" style:family="graphic" style:parent-style-name="standard">
      <style:graphic-properties svg:stroke-width="0.159cm" svg:stroke-color="#e040fb" draw:marker-start-width="0.438cm" draw:marker-end-width="0.438cm" draw:fill="none" draw:fill-color="#ffffff" draw:textarea-horizontal-align="justify" draw:textarea-vertical-align="middle" draw:auto-grow-height="false" fo:min-height="6.591cm" fo:min-width="5.341cm" fo:padding-top="0.204cm" fo:padding-bottom="0.204cm" fo:padding-left="0.329cm" fo:padding-right="0.329cm"/>
    </style:style>
    <style:style style:name="gr162" style:family="graphic" style:parent-style-name="standard">
      <style:graphic-properties draw:stroke="none" svg:stroke-color="#e040fb" draw:fill="none" draw:fill-color="#ffffff" draw:auto-grow-height="true" draw:auto-grow-width="false" fo:max-height="0cm" fo:min-height="3.025cm"/>
      <style:paragraph-properties style:writing-mode="lr-tb"/>
    </style:style>
    <style:style style:name="gr163" style:family="graphic" style:parent-style-name="objectwithoutfill">
      <style:graphic-properties svg:stroke-width="0.159cm" svg:stroke-color="#e040fb" draw:marker-start="" draw:marker-start-width="0.438cm" draw:marker-end="Puntas_20_de_20_flecha_20_20" draw:marker-end-width="0.538cm" draw:fill="none" draw:textarea-vertical-align="middle" fo:padding-top="0.204cm" fo:padding-bottom="0.204cm" fo:padding-left="0.329cm" fo:padding-right="0.329cm"/>
    </style:style>
    <style:style style:name="gr164" style:family="graphic" style:parent-style-name="objectwithoutfill">
      <style:graphic-properties svg:stroke-width="0.159cm" svg:stroke-color="#c6ff00" draw:marker-start="" draw:marker-start-width="0.438cm" draw:marker-end="Puntas_20_de_20_flecha_20_20" draw:marker-end-width="0.538cm" draw:fill="none" draw:textarea-vertical-align="middle" fo:padding-top="0.204cm" fo:padding-bottom="0.204cm" fo:padding-left="0.329cm" fo:padding-right="0.329cm"/>
    </style:style>
    <style:style style:name="gr165" style:family="graphic" style:parent-style-name="standard">
      <style:graphic-properties svg:stroke-width="0.159cm" svg:stroke-color="#ffd428" draw:marker-start-width="0.438cm" draw:marker-end-width="0.438cm" draw:fill="none" draw:fill-color="#ffffff" draw:textarea-horizontal-align="justify" draw:textarea-vertical-align="middle" draw:auto-grow-height="false" fo:min-height="9.732cm" fo:min-width="5.341cm" fo:padding-top="0.204cm" fo:padding-bottom="0.204cm" fo:padding-left="0.329cm" fo:padding-right="0.329cm"/>
    </style:style>
    <style:style style:name="gr166" style:family="graphic" style:parent-style-name="objectwithoutfill">
      <style:graphic-properties svg:stroke-width="0.159cm" svg:stroke-color="#ffd428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67" style:family="graphic" style:parent-style-name="standard">
      <style:graphic-properties draw:stroke="none" svg:stroke-color="#ffd428" draw:fill="none" draw:fill-color="#ffffff" draw:auto-grow-height="true" draw:auto-grow-width="false" fo:max-height="0cm" fo:min-height="0.561cm"/>
      <style:paragraph-properties style:writing-mode="lr-tb"/>
    </style:style>
    <style:style style:name="gr168" style:family="graphic" style:parent-style-name="standard">
      <style:graphic-properties draw:stroke="none" svg:stroke-color="#ffd428" draw:fill="none" draw:fill-color="#ffffff" draw:auto-grow-height="true" draw:auto-grow-width="false" fo:max-height="0cm" fo:min-height="5.185cm"/>
      <style:paragraph-properties style:writing-mode="lr-tb"/>
    </style:style>
    <style:style style:name="gr169" style:family="graphic" style:parent-style-name="standard">
      <style:graphic-properties svg:stroke-width="0.159cm" svg:stroke-color="#311b92" draw:marker-start-width="0.438cm" draw:marker-end-width="0.438cm" draw:fill="none" draw:fill-color="#ffffff" draw:textarea-horizontal-align="justify" draw:textarea-vertical-align="middle" draw:auto-grow-height="false" fo:min-height="5.591cm" fo:min-width="5.341cm" fo:padding-top="0.204cm" fo:padding-bottom="0.204cm" fo:padding-left="0.329cm" fo:padding-right="0.329cm"/>
    </style:style>
    <style:style style:name="gr170" style:family="graphic" style:parent-style-name="standard">
      <style:graphic-properties draw:stroke="none" svg:stroke-color="#311b92" draw:fill="none" draw:fill-color="#ffffff" draw:auto-grow-height="true" draw:auto-grow-width="false" fo:max-height="0cm" fo:min-height="2.776cm"/>
      <style:paragraph-properties style:writing-mode="lr-tb"/>
    </style:style>
    <style:style style:name="gr171" style:family="graphic" style:parent-style-name="objectwithoutfill">
      <style:graphic-properties svg:stroke-width="0.159cm" svg:stroke-color="#311b92" draw:marker-start="" draw:marker-start-width="0.438cm" draw:marker-end="Puntas_20_de_20_flecha_20_20" draw:marker-end-width="0.538cm" draw:fill="none" draw:textarea-vertical-align="middle" fo:padding-top="0.204cm" fo:padding-bottom="0.204cm" fo:padding-left="0.329cm" fo:padding-right="0.329cm"/>
    </style:style>
    <style:style style:name="gr172" style:family="graphic" style:parent-style-name="standard">
      <style:graphic-properties svg:stroke-width="0.159cm" svg:stroke-color="#311b92" draw:marker-start-width="0.438cm" draw:marker-end-width="0.438cm" draw:fill="none" draw:fill-color="#ffffff" draw:textarea-horizontal-align="justify" draw:textarea-vertical-align="middle" draw:auto-grow-height="false" fo:min-height="4.991cm" fo:min-width="5.341cm" fo:padding-top="0.204cm" fo:padding-bottom="0.204cm" fo:padding-left="0.329cm" fo:padding-right="0.329cm"/>
    </style:style>
    <style:style style:name="gr173" style:family="graphic" style:parent-style-name="standard">
      <style:graphic-properties svg:stroke-width="0.159cm" svg:stroke-color="#ff0000" draw:marker-start-width="0.438cm" draw:marker-end-width="0.438cm" draw:fill="none" draw:fill-color="#ffffff" draw:textarea-horizontal-align="justify" draw:textarea-vertical-align="middle" draw:auto-grow-height="false" fo:min-height="5.591cm" fo:min-width="5.341cm" fo:padding-top="0.204cm" fo:padding-bottom="0.204cm" fo:padding-left="0.329cm" fo:padding-right="0.329cm"/>
    </style:style>
    <style:style style:name="gr174" style:family="graphic" style:parent-style-name="standard">
      <style:graphic-properties draw:stroke="none" svg:stroke-color="#ff0000" draw:fill="none" draw:fill-color="#ffffff" draw:auto-grow-height="true" draw:auto-grow-width="false" fo:max-height="0cm" fo:min-height="0.865cm"/>
      <style:paragraph-properties style:writing-mode="lr-tb"/>
    </style:style>
    <style:style style:name="gr175" style:family="graphic" style:parent-style-name="objectwithoutfill">
      <style:graphic-properties svg:stroke-width="0.159cm" svg:stroke-color="#ff0000" draw:marker-start="" draw:marker-start-width="0.438cm" draw:marker-end="Puntas_20_de_20_flecha_20_20" draw:marker-end-width="0.538cm" draw:fill="none" draw:textarea-vertical-align="middle" fo:padding-top="0.204cm" fo:padding-bottom="0.204cm" fo:padding-left="0.329cm" fo:padding-right="0.329cm"/>
    </style:style>
    <style:style style:name="gr176" style:family="graphic" style:parent-style-name="standard">
      <style:graphic-properties svg:stroke-width="0.159cm" svg:stroke-color="#800080" draw:marker-start-width="0.438cm" draw:marker-end-width="0.438cm" draw:fill="none" draw:fill-color="#ffffff" draw:textarea-horizontal-align="justify" draw:textarea-vertical-align="middle" draw:auto-grow-height="false" fo:min-height="5.591cm" fo:min-width="5.341cm" fo:padding-top="0.204cm" fo:padding-bottom="0.204cm" fo:padding-left="0.329cm" fo:padding-right="0.329cm"/>
    </style:style>
    <style:style style:name="gr177" style:family="graphic" style:parent-style-name="standard">
      <style:graphic-properties draw:stroke="none" svg:stroke-color="#800080" draw:fill="none" draw:fill-color="#ffffff" draw:auto-grow-height="true" draw:auto-grow-width="false" fo:max-height="0cm" fo:min-height="0.865cm"/>
      <style:paragraph-properties style:writing-mode="lr-tb"/>
    </style:style>
    <style:style style:name="gr178" style:family="graphic" style:parent-style-name="standard">
      <style:graphic-properties svg:stroke-width="0.159cm" svg:stroke-color="#ffd428" draw:marker-start-width="0.438cm" draw:marker-end-width="0.438cm" draw:fill="none" draw:fill-color="#ffffff" draw:textarea-horizontal-align="justify" draw:textarea-vertical-align="middle" draw:auto-grow-height="false" fo:min-height="5.591cm" fo:min-width="5.341cm" fo:padding-top="0.204cm" fo:padding-bottom="0.204cm" fo:padding-left="0.329cm" fo:padding-right="0.329cm"/>
    </style:style>
    <style:style style:name="gr179" style:family="graphic" style:parent-style-name="standard">
      <style:graphic-properties draw:stroke="none" svg:stroke-color="#ffd428" draw:fill="none" draw:fill-color="#ffffff" draw:auto-grow-height="true" draw:auto-grow-width="false" fo:max-height="0cm" fo:min-height="1.297cm"/>
      <style:paragraph-properties style:writing-mode="lr-tb"/>
    </style:style>
    <style:style style:name="gr180" style:family="graphic" style:parent-style-name="objectwithoutfill">
      <style:graphic-properties svg:stroke-width="0.159cm" svg:stroke-color="#ffd428" draw:marker-start-width="0.438cm" draw:marker-end="Puntas_20_de_20_flecha_20_20" draw:marker-end-width="0.538cm" draw:fill="none" draw:textarea-vertical-align="middle" fo:padding-top="0.204cm" fo:padding-bottom="0.204cm" fo:padding-left="0.329cm" fo:padding-right="0.329cm"/>
    </style:style>
    <style:style style:name="gr181" style:family="graphic" style:parent-style-name="objectwithoutfill">
      <style:graphic-properties svg:stroke-width="0.159cm" svg:stroke-color="#ffd428" draw:marker-start="Puntas_20_de_20_flecha_20_20" draw:marker-start-width="0.438cm" draw:marker-end="" draw:marker-end-width="0.538cm" draw:fill="none" draw:textarea-vertical-align="middle" fo:padding-top="0.204cm" fo:padding-bottom="0.204cm" fo:padding-left="0.329cm" fo:padding-right="0.329cm"/>
    </style:style>
    <style:style style:name="gr182" style:family="graphic" style:parent-style-name="standard">
      <style:graphic-properties svg:stroke-width="0.159cm" svg:stroke-color="#069a2e" draw:marker-start-width="0.438cm" draw:marker-end-width="0.438cm" draw:fill="none" draw:fill-color="#ffffff" draw:textarea-horizontal-align="justify" draw:textarea-vertical-align="middle" draw:auto-grow-height="false" fo:min-height="5.591cm" fo:min-width="5.341cm" fo:padding-top="0.204cm" fo:padding-bottom="0.204cm" fo:padding-left="0.329cm" fo:padding-right="0.329cm"/>
    </style:style>
    <style:style style:name="gr183" style:family="graphic" style:parent-style-name="standard">
      <style:graphic-properties draw:stroke="none" svg:stroke-color="#069a2e" draw:fill="none" draw:fill-color="#ffffff" draw:auto-grow-height="true" draw:auto-grow-width="false" fo:max-height="0cm" fo:min-height="1.729cm"/>
      <style:paragraph-properties style:writing-mode="lr-tb"/>
    </style:style>
    <style:style style:name="gr184" style:family="graphic" style:parent-style-name="standard">
      <style:graphic-properties svg:stroke-width="0.159cm" svg:stroke-color="#bf0041" draw:marker-start-width="0.438cm" draw:marker-end-width="0.438cm" draw:fill="none" draw:fill-color="#ffffff" draw:textarea-horizontal-align="justify" draw:textarea-vertical-align="middle" draw:auto-grow-height="false" fo:min-height="6.743cm" fo:min-width="5.341cm" fo:padding-top="0.204cm" fo:padding-bottom="0.204cm" fo:padding-left="0.329cm" fo:padding-right="0.329cm"/>
    </style:style>
    <style:style style:name="gr185" style:family="graphic" style:parent-style-name="standard">
      <style:graphic-properties draw:stroke="none" svg:stroke-color="#bf0041" draw:fill="none" draw:fill-color="#ffffff" draw:auto-grow-height="true" draw:auto-grow-width="false" fo:max-height="0cm" fo:min-height="2.1cm"/>
      <style:paragraph-properties style:writing-mode="lr-tb"/>
    </style:style>
    <style:style style:name="gr186" style:family="graphic" style:parent-style-name="standard">
      <style:graphic-properties draw:stroke="none" svg:stroke-color="#bf0041" draw:fill="none" draw:fill-color="#ffffff" draw:auto-grow-height="true" draw:auto-grow-width="false" fo:max-height="0cm" fo:min-height="1.587cm"/>
      <style:paragraph-properties style:writing-mode="lr-tb"/>
    </style:style>
    <style:style style:name="gr187" style:family="graphic" style:parent-style-name="standard">
      <style:graphic-properties svg:stroke-color="#bf0041" draw:textarea-horizontal-align="justify" draw:textarea-vertical-align="middle" draw:auto-grow-height="false" fo:min-height="1.139cm" fo:min-width="5.023cm" fo:wrap-option="no-wrap"/>
      <style:paragraph-properties style:writing-mode="lr-tb"/>
    </style:style>
    <style:style style:name="gr188" style:family="graphic" style:parent-style-name="standard">
      <style:graphic-properties svg:stroke-width="0.159cm" svg:stroke-color="#2e7d32" draw:marker-start-width="0.438cm" draw:marker-end-width="0.438cm" draw:fill="none" draw:fill-color="#ffffff" draw:textarea-horizontal-align="justify" draw:textarea-vertical-align="middle" draw:auto-grow-height="false" fo:min-height="9.491cm" fo:min-width="5.341cm" fo:padding-top="0.204cm" fo:padding-bottom="0.204cm" fo:padding-left="0.329cm" fo:padding-right="0.329cm"/>
    </style:style>
    <style:style style:name="gr189" style:family="graphic" style:parent-style-name="standard">
      <style:graphic-properties draw:stroke="none" svg:stroke-color="#2e7d32" draw:fill="none" draw:fill-color="#ffffff" draw:auto-grow-height="true" draw:auto-grow-width="false" fo:max-height="0cm" fo:min-height="5.185cm"/>
      <style:paragraph-properties style:writing-mode="lr-tb"/>
    </style:style>
    <style:style style:name="gr190" style:family="graphic" style:parent-style-name="standard">
      <style:graphic-properties svg:stroke-width="0.159cm" svg:stroke-color="#2e7d32" draw:marker-start-width="0.438cm" draw:marker-end-width="0.438cm" draw:fill="none" draw:fill-color="#ffffff" draw:textarea-horizontal-align="justify" draw:textarea-vertical-align="middle" draw:auto-grow-height="false" fo:min-height="5.591cm" fo:min-width="5.341cm" fo:padding-top="0.204cm" fo:padding-bottom="0.204cm" fo:padding-left="0.329cm" fo:padding-right="0.329cm"/>
    </style:style>
    <style:style style:name="gr191" style:family="graphic" style:parent-style-name="standard">
      <style:graphic-properties svg:stroke-width="0.159cm" svg:stroke-color="#bf0041" draw:marker-start-width="0.438cm" draw:marker-end-width="0.438cm" draw:fill="none" draw:fill-color="#ffffff" draw:textarea-horizontal-align="justify" draw:textarea-vertical-align="middle" draw:auto-grow-height="false" fo:min-height="5.591cm" fo:min-width="5.341cm" fo:padding-top="0.204cm" fo:padding-bottom="0.204cm" fo:padding-left="0.329cm" fo:padding-right="0.329cm"/>
    </style:style>
    <style:style style:name="gr192" style:family="graphic" style:parent-style-name="standard">
      <style:graphic-properties draw:stroke="none" svg:stroke-color="#bf0041" draw:fill="none" draw:fill-color="#ffffff" draw:auto-grow-height="true" draw:auto-grow-width="false" fo:max-height="0cm" fo:min-height="1.297cm"/>
      <style:paragraph-properties style:writing-mode="lr-tb"/>
    </style:style>
    <style:style style:name="gr193" style:family="graphic" style:parent-style-name="standard">
      <style:graphic-properties svg:stroke-color="#2e7d32" draw:textarea-horizontal-align="justify" draw:textarea-vertical-align="middle" draw:auto-grow-height="false" fo:min-height="1.139cm" fo:min-width="5.023cm" fo:wrap-option="no-wrap"/>
      <style:paragraph-properties style:writing-mode="lr-tb"/>
    </style:style>
    <style:style style:name="gr194" style:family="graphic" style:parent-style-name="standard">
      <style:graphic-properties svg:stroke-width="0.159cm" svg:stroke-color="#813709" draw:marker-start-width="0.438cm" draw:marker-end-width="0.438cm" draw:fill="none" draw:fill-color="#ffffff" draw:textarea-horizontal-align="justify" draw:textarea-vertical-align="middle" draw:auto-grow-height="false" fo:min-height="5.591cm" fo:min-width="5.341cm" fo:padding-top="0.204cm" fo:padding-bottom="0.204cm" fo:padding-left="0.329cm" fo:padding-right="0.329cm"/>
    </style:style>
    <style:style style:name="gr195" style:family="graphic" style:parent-style-name="standard">
      <style:graphic-properties draw:stroke="none" svg:stroke-color="#813709" draw:fill="none" draw:fill-color="#ffffff" draw:auto-grow-height="true" draw:auto-grow-width="false" fo:max-height="0cm" fo:min-height="1.297cm"/>
      <style:paragraph-properties style:writing-mode="lr-tb"/>
    </style:style>
    <style:style style:name="gr196" style:family="graphic" style:parent-style-name="objectwithoutfill">
      <style:graphic-properties svg:stroke-width="0.159cm" svg:stroke-color="#813709" draw:marker-start-width="0.438cm" draw:marker-end="Puntas_20_de_20_flecha_20_20" draw:marker-end-width="0.538cm" draw:fill="none" draw:textarea-vertical-align="middle" fo:padding-top="0.204cm" fo:padding-bottom="0.204cm" fo:padding-left="0.329cm" fo:padding-right="0.329cm"/>
    </style:style>
    <style:style style:name="gr197" style:family="graphic" style:parent-style-name="standard">
      <style:graphic-properties draw:stroke="none" svg:stroke-color="#ffd428" draw:fill="none" draw:fill-color="#ffffff" draw:auto-grow-height="true" draw:auto-grow-width="false" fo:max-height="0cm" fo:min-height="2.593cm"/>
      <style:paragraph-properties style:writing-mode="lr-tb"/>
    </style:style>
    <style:style style:name="gr198" style:family="graphic" style:parent-style-name="standard">
      <style:graphic-properties svg:stroke-width="0.159cm" svg:stroke-color="#158466" draw:marker-start-width="0.438cm" draw:marker-end-width="0.438cm" draw:fill="none" draw:fill-color="#ffffff" draw:textarea-horizontal-align="justify" draw:textarea-vertical-align="middle" draw:auto-grow-height="false" fo:min-height="5.591cm" fo:min-width="5.341cm" fo:padding-top="0.204cm" fo:padding-bottom="0.204cm" fo:padding-left="0.329cm" fo:padding-right="0.329cm"/>
    </style:style>
    <style:style style:name="gr199" style:family="graphic" style:parent-style-name="standard">
      <style:graphic-properties draw:stroke="none" svg:stroke-color="#158466" draw:fill="none" draw:fill-color="#ffffff" draw:auto-grow-height="true" draw:auto-grow-width="false" fo:max-height="0cm" fo:min-height="1.297cm"/>
      <style:paragraph-properties style:writing-mode="lr-tb"/>
    </style:style>
    <style:style style:name="gr200" style:family="graphic" style:parent-style-name="standard">
      <style:graphic-properties svg:stroke-width="0.159cm" svg:stroke-color="#bf0041" draw:marker-start-width="0.438cm" draw:marker-end-width="0.438cm" draw:fill="none" draw:fill-color="#ffffff" draw:textarea-horizontal-align="justify" draw:textarea-vertical-align="middle" draw:auto-grow-height="false" fo:min-height="6.914cm" fo:min-width="5.341cm" fo:padding-top="0.204cm" fo:padding-bottom="0.204cm" fo:padding-left="0.329cm" fo:padding-right="0.329cm"/>
    </style:style>
    <style:style style:name="gr201" style:family="graphic" style:parent-style-name="standard">
      <style:graphic-properties draw:stroke="none" svg:stroke-color="#bf0041" draw:fill="none" draw:fill-color="#ffffff" draw:auto-grow-height="true" draw:auto-grow-width="false" fo:max-height="0cm" fo:min-height="3.025cm"/>
      <style:paragraph-properties style:writing-mode="lr-tb"/>
    </style:style>
    <style:style style:name="gr202" style:family="graphic" style:parent-style-name="objectwithoutfill">
      <style:graphic-properties svg:stroke-width="0.159cm" svg:stroke-color="#000000" draw:marker-start-width="0.438cm" draw:marker-end="Puntas_20_de_20_flecha_20_19" draw:marker-end-width="0.538cm" draw:fill="none" draw:textarea-vertical-align="middle" fo:padding-top="0.204cm" fo:padding-bottom="0.204cm" fo:padding-left="0.329cm" fo:padding-right="0.329cm"/>
    </style:style>
    <style:style style:name="gr203" style:family="graphic" style:parent-style-name="standard">
      <style:graphic-properties svg:stroke-width="0.159cm" svg:stroke-color="#2e7d32" draw:marker-start-width="0.438cm" draw:marker-end-width="0.438cm" draw:fill="none" draw:fill-color="#ffffff" draw:textarea-horizontal-align="justify" draw:textarea-vertical-align="middle" draw:auto-grow-height="false" fo:min-height="6.672cm" fo:min-width="5.341cm" fo:padding-top="0.204cm" fo:padding-bottom="0.204cm" fo:padding-left="0.329cm" fo:padding-right="0.329cm"/>
    </style:style>
    <style:style style:name="gr204" style:family="graphic" style:parent-style-name="standard">
      <style:graphic-properties draw:stroke="none" svg:stroke-color="#2e7d32" draw:fill="none" draw:fill-color="#ffffff" draw:auto-grow-height="true" draw:auto-grow-width="false" fo:max-height="0cm" fo:min-height="1.665cm"/>
      <style:paragraph-properties style:writing-mode="lr-tb"/>
    </style:style>
    <style:style style:name="gr205" style:family="graphic" style:parent-style-name="standard">
      <style:graphic-properties draw:stroke="none" svg:stroke-color="#2e7d32" draw:fill="none" draw:fill-color="#ffffff" draw:auto-grow-height="true" draw:auto-grow-width="false" fo:max-height="0cm" fo:min-height="2.161cm"/>
      <style:paragraph-properties style:writing-mode="lr-tb"/>
    </style:style>
    <style:style style:name="gr206" style:family="graphic" style:parent-style-name="standard">
      <style:graphic-properties svg:stroke-width="0.159cm" svg:stroke-color="#2e7d32" draw:marker-start-width="0.438cm" draw:marker-end-width="0.438cm" draw:fill="none" draw:fill-color="#ffffff" draw:textarea-horizontal-align="justify" draw:textarea-vertical-align="middle" draw:auto-grow-height="false" fo:min-height="5.968cm" fo:min-width="5.341cm" fo:padding-top="0.204cm" fo:padding-bottom="0.204cm" fo:padding-left="0.329cm" fo:padding-right="0.329cm"/>
    </style:style>
    <style:style style:name="gr207" style:family="graphic" style:parent-style-name="objectwithoutfill">
      <style:graphic-properties svg:stroke-width="0.159cm" svg:stroke-color="#813709" draw:marker-start-width="0.438cm" draw:marker-end="Puntas_20_de_20_flecha_20_19" draw:marker-end-width="0.538cm" draw:fill="none" draw:textarea-vertical-align="middle" fo:padding-top="0.204cm" fo:padding-bottom="0.204cm" fo:padding-left="0.329cm" fo:padding-right="0.329cm"/>
    </style:style>
    <style:style style:name="gr208" style:family="graphic" style:parent-style-name="standard" style:list-style-name="L1">
      <style:graphic-properties draw:stroke="none" svg:stroke-color="#2e7d32" draw:fill="none" draw:fill-color="#ffffff" draw:auto-grow-height="true" draw:auto-grow-width="false" fo:max-height="0cm" fo:min-height="2.161cm"/>
      <style:paragraph-properties style:writing-mode="lr-tb"/>
    </style:style>
    <style:style style:name="gr209" style:family="graphic" style:parent-style-name="objectwithoutfill">
      <style:graphic-properties svg:stroke-width="0.159cm" svg:stroke-color="#2e7d32" draw:marker-start="Puntas_20_de_20_flecha_20_19" draw:marker-start-width="0.438cm" draw:marker-end="" draw:marker-end-width="0.538cm" draw:fill="none" draw:textarea-vertical-align="middle" fo:padding-top="0.204cm" fo:padding-bottom="0.204cm" fo:padding-left="0.329cm" fo:padding-right="0.329cm"/>
    </style:style>
    <style:style style:name="gr210" style:family="graphic" style:parent-style-name="standard">
      <style:graphic-properties draw:stroke="none" svg:stroke-color="#2e7d32" draw:fill="none" draw:fill-color="#ffffff" draw:auto-grow-height="true" draw:auto-grow-width="false" fo:max-height="0cm" fo:min-height="1.297cm"/>
      <style:paragraph-properties style:writing-mode="lr-tb"/>
    </style:style>
    <style:style style:name="gr211" style:family="graphic" style:parent-style-name="standard">
      <style:graphic-properties svg:stroke-width="0.159cm" svg:stroke-color="#800080" draw:marker-start-width="0.438cm" draw:marker-end-width="0.438cm" draw:fill="none" draw:fill-color="#ffffff" draw:textarea-horizontal-align="justify" draw:textarea-vertical-align="middle" draw:auto-grow-height="false" fo:min-height="10.148cm" fo:min-width="5.84cm" fo:padding-top="0.204cm" fo:padding-bottom="0.204cm" fo:padding-left="0.329cm" fo:padding-right="0.329cm"/>
    </style:style>
    <style:style style:name="gr212" style:family="graphic" style:parent-style-name="standard">
      <style:graphic-properties draw:stroke="none" svg:stroke-color="#800080" draw:fill="none" draw:fill-color="#ffffff" draw:auto-grow-height="true" draw:auto-grow-width="false" fo:max-height="0cm" fo:min-height="5.617cm"/>
      <style:paragraph-properties style:writing-mode="lr-tb"/>
    </style:style>
    <style:style style:name="gr213" style:family="graphic" style:parent-style-name="objectwithoutfill">
      <style:graphic-properties svg:stroke-width="0.159cm" svg:stroke-color="#800080" draw:marker-start-width="0.438cm" draw:marker-end="Puntas_20_de_20_flecha_20_19" draw:marker-end-width="0.538cm" draw:fill="none" draw:textarea-vertical-align="middle" fo:padding-top="0.204cm" fo:padding-bottom="0.204cm" fo:padding-left="0.329cm" fo:padding-right="0.329cm"/>
    </style:style>
    <style:style style:name="gr214" style:family="graphic" style:parent-style-name="standard">
      <style:graphic-properties svg:stroke-width="0.159cm" svg:stroke-color="#000000" draw:marker-start-width="0.438cm" draw:marker-end-width="0.438cm" draw:fill="none" draw:fill-color="#ffffff" draw:textarea-horizontal-align="justify" draw:textarea-vertical-align="middle" draw:auto-grow-height="false" fo:min-height="6.648cm" fo:min-width="6.34cm" fo:padding-top="0.204cm" fo:padding-bottom="0.204cm" fo:padding-left="0.329cm" fo:padding-right="0.329cm"/>
    </style:style>
    <style:style style:name="gr215" style:family="graphic" style:parent-style-name="standard">
      <style:graphic-properties draw:stroke="none" svg:stroke-color="#000000" draw:fill="none" draw:fill-color="#ffffff" draw:auto-grow-height="true" draw:auto-grow-width="false" fo:max-height="0cm" fo:min-height="2.706cm"/>
      <style:paragraph-properties style:writing-mode="lr-tb"/>
    </style:style>
    <style:style style:name="gr216" style:family="graphic" style:parent-style-name="standard">
      <style:graphic-properties draw:textarea-horizontal-align="justify" draw:textarea-vertical-align="middle" draw:auto-grow-height="false" fo:min-height="3.251cm" fo:min-width="5.001cm" fo:wrap-option="no-wrap"/>
      <style:paragraph-properties style:writing-mode="lr-tb"/>
    </style:style>
    <style:style style:name="gr217" style:family="graphic" style:parent-style-name="standard">
      <style:graphic-properties svg:stroke-width="0.159cm" svg:stroke-color="#000000" draw:marker-start-width="0.438cm" draw:marker-end-width="0.438cm" draw:fill="none" draw:fill-color="#ffffff" draw:textarea-horizontal-align="justify" draw:textarea-vertical-align="middle" draw:auto-grow-height="false" fo:min-height="6.592cm" fo:min-width="5.341cm" fo:padding-top="0.204cm" fo:padding-bottom="0.204cm" fo:padding-left="0.329cm" fo:padding-right="0.329cm"/>
    </style:style>
    <style:style style:name="gr218" style:family="graphic" style:parent-style-name="standard">
      <style:graphic-properties draw:stroke="none" svg:stroke-color="#000000" draw:fill="none" draw:fill-color="#ffffff" draw:auto-grow-height="true" draw:auto-grow-width="false" fo:max-height="0cm" fo:min-height="1.729cm"/>
      <style:paragraph-properties style:writing-mode="lr-tb"/>
    </style:style>
    <style:style style:name="gr219" style:family="graphic" style:parent-style-name="standard">
      <style:graphic-properties svg:stroke-width="0.159cm" svg:stroke-color="#ff0000" draw:marker-start-width="0.438cm" draw:marker-end-width="0.438cm" draw:fill="none" draw:fill-color="#ffffff" draw:textarea-horizontal-align="justify" draw:textarea-vertical-align="middle" draw:auto-grow-height="false" fo:min-height="7.592cm" fo:min-width="5.84cm" fo:padding-top="0.204cm" fo:padding-bottom="0.204cm" fo:padding-left="0.329cm" fo:padding-right="0.329cm"/>
    </style:style>
    <style:style style:name="gr220" style:family="graphic" style:parent-style-name="standard">
      <style:graphic-properties draw:stroke="none" svg:stroke-color="#ff0000" draw:fill="none" draw:fill-color="#ffffff" draw:auto-grow-height="true" draw:auto-grow-width="false" fo:max-height="0cm" fo:min-height="1.05cm"/>
      <style:paragraph-properties style:writing-mode="lr-tb"/>
    </style:style>
    <style:style style:name="gr221" style:family="graphic" style:parent-style-name="standard">
      <style:graphic-properties draw:stroke="none" svg:stroke-color="#ff0000" draw:fill="none" draw:fill-color="#ffffff" draw:auto-grow-height="true" draw:auto-grow-width="false" fo:max-height="0cm" fo:min-height="2.506cm"/>
      <style:paragraph-properties style:writing-mode="lr-tb"/>
    </style:style>
    <style:style style:name="gr222" style:family="graphic" style:parent-style-name="standard">
      <style:graphic-properties svg:stroke-width="0.159cm" svg:stroke-color="#ff0000" draw:marker-start-width="0.438cm" draw:marker-end-width="0.438cm" draw:fill="none" draw:fill-color="#ffffff" draw:textarea-horizontal-align="justify" draw:textarea-vertical-align="middle" draw:auto-grow-height="false" fo:min-height="8.592cm" fo:min-width="5.84cm" fo:padding-top="0.204cm" fo:padding-bottom="0.204cm" fo:padding-left="0.329cm" fo:padding-right="0.329cm"/>
    </style:style>
    <style:style style:name="gr223" style:family="graphic" style:parent-style-name="standard">
      <style:graphic-properties draw:stroke="none" svg:stroke-color="#ff0000" draw:fill="none" draw:fill-color="#ffffff" draw:auto-grow-height="true" draw:auto-grow-width="false" fo:max-height="0cm" fo:min-height="1.85cm"/>
      <style:paragraph-properties style:writing-mode="lr-tb"/>
    </style:style>
    <style:style style:name="gr224" style:family="graphic" style:parent-style-name="standard">
      <style:graphic-properties draw:stroke="none" svg:stroke-color="#ff0000" draw:fill="none" draw:fill-color="#ffffff" draw:auto-grow-height="true" draw:auto-grow-width="false" fo:max-height="0cm" fo:min-height="2.161cm"/>
      <style:paragraph-properties style:writing-mode="lr-tb"/>
    </style:style>
    <style:style style:name="gr225" style:family="graphic" style:parent-style-name="objectwithoutfill">
      <style:graphic-properties svg:stroke-width="0.159cm" svg:stroke-color="#ff0000" draw:marker-start-width="0.438cm" draw:marker-end="Puntas_20_de_20_flecha_20_20" draw:marker-end-width="0.438cm" draw:fill="none" draw:textarea-vertical-align="middle" fo:padding-top="0.204cm" fo:padding-bottom="0.204cm" fo:padding-left="0.329cm" fo:padding-right="0.329cm"/>
    </style:style>
    <style:style style:name="gr226" style:family="graphic" style:parent-style-name="standard">
      <style:graphic-properties svg:stroke-width="0.159cm" svg:stroke-color="#bf0041" draw:marker-start-width="0.438cm" draw:marker-end-width="0.438cm" draw:fill="none" draw:fill-color="#ffffff" draw:textarea-horizontal-align="justify" draw:textarea-vertical-align="middle" draw:auto-grow-height="false" fo:min-height="6.199cm" fo:min-width="5.84cm" fo:padding-top="0.204cm" fo:padding-bottom="0.204cm" fo:padding-left="0.329cm" fo:padding-right="0.329cm"/>
    </style:style>
    <style:style style:name="gr227" style:family="graphic" style:parent-style-name="standard">
      <style:graphic-properties draw:stroke="none" svg:stroke-color="#bf0041" draw:fill="none" draw:fill-color="#ffffff" draw:auto-grow-height="true" draw:auto-grow-width="false" fo:max-height="0cm" fo:min-height="0.509cm"/>
      <style:paragraph-properties style:writing-mode="lr-tb"/>
    </style:style>
    <style:style style:name="gr228" style:family="graphic" style:parent-style-name="standard" style:list-style-name="L1">
      <style:graphic-properties draw:stroke="none" svg:stroke-color="#bf0041" draw:fill="none" draw:fill-color="#ffffff" draw:auto-grow-height="true" draw:auto-grow-width="false" fo:max-height="0cm" fo:min-height="2.518cm"/>
      <style:paragraph-properties style:writing-mode="lr-tb"/>
    </style:style>
    <style:style style:name="gr229" style:family="graphic" style:parent-style-name="objectwithoutfill">
      <style:graphic-properties svg:stroke-width="0.159cm" svg:stroke-color="#bf0041" draw:marker-start-width="0.438cm" draw:marker-end="Puntas_20_de_20_flecha_20_19" draw:marker-end-width="0.538cm" draw:fill="none" draw:textarea-vertical-align="middle" fo:padding-top="0.204cm" fo:padding-bottom="0.204cm" fo:padding-left="0.329cm" fo:padding-right="0.329cm"/>
    </style:style>
    <style:style style:name="gr230" style:family="graphic" style:parent-style-name="standard">
      <style:graphic-properties draw:stroke="none" svg:stroke-color="#bf0041" draw:fill="none" draw:fill-color="#ffffff" draw:auto-grow-height="true" draw:auto-grow-width="false" fo:max-height="0cm" fo:min-height="0.51cm"/>
      <style:paragraph-properties style:writing-mode="lr-tb"/>
    </style:style>
    <style:style style:name="gr231" style:family="graphic" style:parent-style-name="standard" style:list-style-name="L1">
      <style:graphic-properties draw:stroke="none" svg:stroke-color="#bf0041" draw:fill="none" draw:fill-color="#ffffff" draw:auto-grow-height="true" draw:auto-grow-width="false" fo:max-height="0cm" fo:min-height="2.518cm"/>
      <style:paragraph-properties style:writing-mode="lr-tb"/>
    </style:style>
    <style:style style:name="gr232" style:family="graphic" style:parent-style-name="standard">
      <style:graphic-properties svg:stroke-width="0.159cm" svg:stroke-color="#bf0041" draw:marker-start-width="0.438cm" draw:marker-end-width="0.438cm" draw:fill="none" draw:fill-color="#ffffff" draw:textarea-horizontal-align="justify" draw:textarea-vertical-align="middle" draw:auto-grow-height="false" fo:min-height="6.648cm" fo:min-width="6.34cm" fo:padding-top="0.204cm" fo:padding-bottom="0.204cm" fo:padding-left="0.329cm" fo:padding-right="0.329cm"/>
    </style:style>
    <style:style style:name="gr233" style:family="graphic" style:parent-style-name="standard" style:list-style-name="L1">
      <style:graphic-properties draw:stroke="none" svg:stroke-color="#bf0041" draw:fill="none" draw:fill-color="#ffffff" draw:auto-grow-height="true" draw:auto-grow-width="false" fo:max-height="0cm" fo:min-height="2.706cm"/>
      <style:paragraph-properties style:writing-mode="lr-tb"/>
    </style:style>
    <style:style style:name="gr234" style:family="graphic" style:parent-style-name="objectwithoutfill">
      <style:graphic-properties svg:stroke-width="0.159cm" svg:stroke-color="#bf0041" draw:marker-start-width="0.438cm" draw:marker-end="Puntas_20_de_20_flecha_20_20" draw:marker-end-width="0.438cm" draw:fill="none" draw:textarea-vertical-align="middle" fo:padding-top="0.204cm" fo:padding-bottom="0.204cm" fo:padding-left="0.329cm" fo:padding-right="0.329cm"/>
    </style:style>
    <style:style style:name="gr235" style:family="graphic" style:parent-style-name="standard" style:list-style-name="L1">
      <style:graphic-properties draw:stroke="none" svg:stroke-color="#bf0041" draw:fill="none" draw:fill-color="#ffffff" draw:auto-grow-height="true" draw:auto-grow-width="false" fo:max-height="0cm" fo:min-height="2.518cm"/>
      <style:paragraph-properties style:writing-mode="lr-tb"/>
    </style:style>
    <style:style style:name="gr236" style:family="graphic" style:parent-style-name="standard" style:list-style-name="L1">
      <style:graphic-properties draw:stroke="none" svg:stroke-color="#bf0041" draw:fill="none" draw:fill-color="#ffffff" draw:auto-grow-height="true" draw:auto-grow-width="false" fo:max-height="0cm" fo:min-height="2.518cm"/>
      <style:paragraph-properties style:writing-mode="lr-tb"/>
    </style:style>
    <style:style style:name="gr237" style:family="graphic" style:parent-style-name="standard">
      <style:graphic-properties svg:stroke-width="0.159cm" svg:stroke-color="#2e7d32" draw:marker-start-width="0.438cm" draw:marker-end-width="0.438cm" draw:fill="none" draw:fill-color="#ffffff" draw:textarea-horizontal-align="justify" draw:textarea-vertical-align="middle" draw:auto-grow-height="false" fo:min-height="6.199cm" fo:min-width="5.84cm" fo:padding-top="0.204cm" fo:padding-bottom="0.204cm" fo:padding-left="0.329cm" fo:padding-right="0.329cm"/>
    </style:style>
    <style:style style:name="gr238" style:family="graphic" style:parent-style-name="standard">
      <style:graphic-properties draw:stroke="none" svg:stroke-color="#2e7d32" draw:fill="none" draw:fill-color="#ffffff" draw:auto-grow-height="true" draw:auto-grow-width="false" fo:max-height="0cm" fo:min-height="0.509cm"/>
      <style:paragraph-properties style:writing-mode="lr-tb"/>
    </style:style>
    <style:style style:name="gr239" style:family="graphic" style:parent-style-name="standard" style:list-style-name="L1">
      <style:graphic-properties draw:stroke="none" svg:stroke-color="#2e7d32" draw:fill="none" draw:fill-color="#ffffff" draw:auto-grow-height="true" draw:auto-grow-width="false" fo:max-height="0cm" fo:min-height="2.518cm"/>
      <style:paragraph-properties style:writing-mode="lr-tb"/>
    </style:style>
    <style:style style:name="gr240" style:family="graphic" style:parent-style-name="standard">
      <style:graphic-properties draw:stroke="none" svg:stroke-color="#2e7d32" draw:fill="none" draw:fill-color="#ffffff" draw:auto-grow-height="true" draw:auto-grow-width="false" fo:max-height="0cm" fo:min-height="0.51cm"/>
      <style:paragraph-properties style:writing-mode="lr-tb"/>
    </style:style>
    <style:style style:name="gr241" style:family="graphic" style:parent-style-name="standard" style:list-style-name="L1">
      <style:graphic-properties draw:stroke="none" svg:stroke-color="#2e7d32" draw:fill="none" draw:fill-color="#ffffff" draw:auto-grow-height="true" draw:auto-grow-width="false" fo:max-height="0cm" fo:min-height="2.518cm"/>
      <style:paragraph-properties style:writing-mode="lr-tb"/>
    </style:style>
    <style:style style:name="gr242" style:family="graphic" style:parent-style-name="standard">
      <style:graphic-properties svg:stroke-width="0.159cm" svg:stroke-color="#2e7d32" draw:marker-start-width="0.438cm" draw:marker-end-width="0.438cm" draw:fill="none" draw:fill-color="#ffffff" draw:textarea-horizontal-align="justify" draw:textarea-vertical-align="middle" draw:auto-grow-height="false" fo:min-height="6.648cm" fo:min-width="6.34cm" fo:padding-top="0.204cm" fo:padding-bottom="0.204cm" fo:padding-left="0.329cm" fo:padding-right="0.329cm"/>
    </style:style>
    <style:style style:name="gr243" style:family="graphic" style:parent-style-name="standard" style:list-style-name="L1">
      <style:graphic-properties draw:stroke="none" svg:stroke-color="#2e7d32" draw:fill="none" draw:fill-color="#ffffff" draw:auto-grow-height="true" draw:auto-grow-width="false" fo:max-height="0cm" fo:min-height="2.706cm"/>
      <style:paragraph-properties style:writing-mode="lr-tb"/>
    </style:style>
    <style:style style:name="gr244" style:family="graphic" style:parent-style-name="objectwithoutfill">
      <style:graphic-properties svg:stroke-width="0.159cm" svg:stroke-color="#2e7d32" draw:marker-start-width="0.438cm" draw:marker-end="Puntas_20_de_20_flecha_20_20" draw:marker-end-width="0.438cm" draw:fill="none" draw:textarea-vertical-align="middle" fo:padding-top="0.204cm" fo:padding-bottom="0.204cm" fo:padding-left="0.329cm" fo:padding-right="0.329cm"/>
    </style:style>
    <style:style style:name="gr245" style:family="graphic" style:parent-style-name="standard" style:list-style-name="L1">
      <style:graphic-properties draw:stroke="none" svg:stroke-color="#2e7d32" draw:fill="none" draw:fill-color="#ffffff" draw:auto-grow-height="true" draw:auto-grow-width="false" fo:max-height="0cm" fo:min-height="2.518cm"/>
      <style:paragraph-properties style:writing-mode="lr-tb"/>
    </style:style>
    <style:style style:name="gr246" style:family="graphic" style:parent-style-name="objectwithoutfill">
      <style:graphic-properties svg:stroke-width="0.159cm" svg:stroke-color="#2e7d32" draw:marker-start-width="0.438cm" draw:marker-end="Puntas_20_de_20_flecha_20_19" draw:marker-end-width="0.538cm" draw:fill="none" draw:textarea-vertical-align="middle" fo:padding-top="0.204cm" fo:padding-bottom="0.204cm" fo:padding-left="0.329cm" fo:padding-right="0.329cm"/>
    </style:style>
    <style:style style:name="gr247" style:family="graphic" style:parent-style-name="standard">
      <style:graphic-properties svg:stroke-width="0.159cm" svg:stroke-color="#069a2e" draw:marker-start-width="0.438cm" draw:marker-end-width="0.438cm" draw:fill="none" draw:fill-color="#ffffff" draw:textarea-horizontal-align="justify" draw:textarea-vertical-align="middle" draw:auto-grow-height="false" fo:min-height="5.299cm" fo:min-width="5.84cm" fo:padding-top="0.204cm" fo:padding-bottom="0.204cm" fo:padding-left="0.329cm" fo:padding-right="0.329cm"/>
    </style:style>
    <style:style style:name="gr248" style:family="graphic" style:parent-style-name="standard">
      <style:graphic-properties draw:stroke="none" svg:stroke-color="#069a2e" draw:fill="none" draw:fill-color="#ffffff" draw:auto-grow-height="true" draw:auto-grow-width="false" fo:max-height="0cm" fo:min-height="0.509cm"/>
      <style:paragraph-properties style:writing-mode="lr-tb"/>
    </style:style>
    <style:style style:name="gr249" style:family="graphic" style:parent-style-name="standard" style:list-style-name="L1">
      <style:graphic-properties draw:stroke="none" svg:stroke-color="#069a2e" draw:fill="none" draw:fill-color="#ffffff" draw:auto-grow-height="true" draw:auto-grow-width="false" fo:max-height="0cm" fo:min-height="1.118cm"/>
      <style:paragraph-properties style:writing-mode="lr-tb"/>
    </style:style>
    <style:style style:name="gr250" style:family="graphic" style:parent-style-name="objectwithoutfill">
      <style:graphic-properties svg:stroke-width="0.159cm" svg:stroke-color="#ff0000" draw:marker-start="Puntas_20_de_20_flecha_20_20" draw:marker-start-width="0.438cm" draw:marker-end="" draw:marker-end-width="0.538cm" draw:fill="none" draw:textarea-vertical-align="middle" fo:padding-top="0.204cm" fo:padding-bottom="0.204cm" fo:padding-left="0.329cm" fo:padding-right="0.329cm"/>
    </style:style>
    <style:style style:name="gr251" style:family="graphic" style:parent-style-name="objectwithoutfill">
      <style:graphic-properties svg:stroke-width="0.159cm" svg:stroke-color="#069a2e" draw:marker-start-width="0.438cm" draw:marker-end="Puntas_20_de_20_flecha_20_19" draw:marker-end-width="0.538cm" draw:fill="none" draw:textarea-vertical-align="middle" fo:padding-top="0.204cm" fo:padding-bottom="0.204cm" fo:padding-left="0.329cm" fo:padding-right="0.329cm"/>
    </style:style>
    <style:style style:name="gr252" style:family="graphic" style:parent-style-name="standard" style:list-style-name="L1">
      <style:graphic-properties draw:stroke="none" svg:stroke-color="#069a2e" draw:fill="none" draw:fill-color="#ffffff" draw:auto-grow-height="true" draw:auto-grow-width="false" fo:max-height="0cm" fo:min-height="1.118cm"/>
      <style:paragraph-properties style:writing-mode="lr-tb"/>
    </style:style>
    <style:style style:name="gr253" style:family="graphic" style:parent-style-name="objectwithoutfill">
      <style:graphic-properties svg:stroke-width="0.159cm" svg:stroke-color="#ffd428" draw:marker-start-width="0.438cm" draw:marker-end="Puntas_20_de_20_flecha_20_19" draw:marker-end-width="0.538cm" draw:fill="none" draw:textarea-vertical-align="middle" fo:padding-top="0.204cm" fo:padding-bottom="0.204cm" fo:padding-left="0.329cm" fo:padding-right="0.329cm"/>
    </style:style>
    <style:style style:name="gr254" style:family="graphic" style:parent-style-name="standard">
      <style:graphic-properties svg:stroke-width="0.159cm" svg:stroke-color="#ffd428" draw:marker-start-width="0.438cm" draw:marker-end-width="0.438cm" draw:fill="none" draw:fill-color="#ffffff" draw:textarea-horizontal-align="justify" draw:textarea-vertical-align="middle" draw:auto-grow-height="false" fo:min-height="7.192cm" fo:min-width="5.84cm" fo:padding-top="0.204cm" fo:padding-bottom="0.204cm" fo:padding-left="0.329cm" fo:padding-right="0.329cm"/>
    </style:style>
    <style:style style:name="gr255" style:family="graphic" style:parent-style-name="standard">
      <style:graphic-properties draw:stroke="none" svg:stroke-color="#ffd428" draw:fill="none" draw:fill-color="#ffffff" draw:auto-grow-height="true" draw:auto-grow-width="false" fo:max-height="0cm" fo:min-height="1.85cm"/>
      <style:paragraph-properties style:writing-mode="lr-tb"/>
    </style:style>
    <style:style style:name="gr256" style:family="graphic" style:parent-style-name="standard">
      <style:graphic-properties svg:stroke-width="0.159cm" svg:stroke-color="#ffd428" draw:marker-start-width="0.438cm" draw:marker-end-width="0.438cm" draw:fill="none" draw:fill-color="#ffffff" draw:textarea-horizontal-align="justify" draw:textarea-vertical-align="middle" draw:auto-grow-height="false" fo:min-height="4.748cm" fo:min-width="5.341cm" fo:padding-top="0.204cm" fo:padding-bottom="0.204cm" fo:padding-left="0.329cm" fo:padding-right="0.329cm"/>
    </style:style>
    <style:style style:name="gr257" style:family="graphic" style:parent-style-name="standard">
      <style:graphic-properties draw:stroke="none" svg:stroke-color="#ffd428" draw:fill="none" draw:fill-color="#ffffff" draw:auto-grow-height="true" draw:auto-grow-width="false" fo:max-height="0cm" fo:min-height="2.25cm"/>
      <style:paragraph-properties style:writing-mode="lr-tb"/>
    </style:style>
    <style:style style:name="gr258" style:family="graphic" style:parent-style-name="standard">
      <style:graphic-properties svg:stroke-width="0.159cm" svg:stroke-color="#ffd428" draw:marker-start-width="0.438cm" draw:marker-end-width="0.438cm" draw:fill="none" draw:fill-color="#ffffff" draw:textarea-horizontal-align="justify" draw:textarea-vertical-align="middle" draw:auto-grow-height="false" fo:min-height="5.292cm" fo:min-width="5.84cm" fo:padding-top="0.204cm" fo:padding-bottom="0.204cm" fo:padding-left="0.329cm" fo:padding-right="0.329cm"/>
    </style:style>
    <style:style style:name="gr259" style:family="graphic" style:parent-style-name="standard">
      <style:graphic-properties draw:stroke="none" svg:stroke-color="#ffd428" draw:fill="none" draw:fill-color="#ffffff" draw:auto-grow-height="true" draw:auto-grow-width="false" fo:max-height="0cm" fo:min-height="1.729cm"/>
      <style:paragraph-properties style:writing-mode="lr-tb"/>
    </style:style>
    <style:style style:name="gr260" style:family="graphic" style:parent-style-name="standard">
      <style:graphic-properties draw:stroke="none" svg:stroke-color="#ffd428" draw:fill="none" draw:fill-color="#ffffff" draw:auto-grow-height="true" draw:auto-grow-width="false" fo:max-height="0cm" fo:min-height="2.161cm"/>
      <style:paragraph-properties style:writing-mode="lr-tb"/>
    </style:style>
    <style:style style:name="gr261" style:family="graphic" style:parent-style-name="objectwithoutfill">
      <style:graphic-properties svg:stroke-width="0.159cm" svg:stroke-color="#158466" draw:marker-start-width="0.438cm" draw:marker-end="Puntas_20_de_20_flecha_20_19" draw:marker-end-width="0.538cm" draw:fill="none" draw:textarea-vertical-align="middle" fo:padding-top="0.204cm" fo:padding-bottom="0.204cm" fo:padding-left="0.329cm" fo:padding-right="0.329cm"/>
    </style:style>
    <style:style style:name="gr262" style:family="graphic" style:parent-style-name="standard">
      <style:graphic-properties svg:stroke-width="0.159cm" svg:stroke-color="#158466" draw:marker-start-width="0.438cm" draw:marker-end-width="0.438cm" draw:fill="none" draw:fill-color="#ffffff" draw:textarea-horizontal-align="justify" draw:textarea-vertical-align="middle" draw:auto-grow-height="false" fo:min-height="5.794cm" fo:min-width="5.341cm" fo:padding-top="0.204cm" fo:padding-bottom="0.204cm" fo:padding-left="0.329cm" fo:padding-right="0.329cm"/>
    </style:style>
    <style:style style:name="gr263" style:family="graphic" style:parent-style-name="standard">
      <style:graphic-properties draw:stroke="none" svg:stroke-color="#158466" draw:fill="none" draw:fill-color="#ffffff" draw:auto-grow-height="true" draw:auto-grow-width="false" fo:max-height="0cm" fo:min-height="1.152cm"/>
      <style:paragraph-properties style:writing-mode="lr-tb"/>
    </style:style>
    <style:style style:name="gr264" style:family="graphic" style:parent-style-name="standard">
      <style:graphic-properties svg:stroke-width="0.159cm" svg:stroke-color="#158466" draw:marker-start-width="0.438cm" draw:marker-end-width="0.438cm" draw:fill="none" draw:fill-color="#ffffff" draw:textarea-horizontal-align="justify" draw:textarea-vertical-align="middle" draw:auto-grow-height="false" fo:min-height="4.594cm" fo:min-width="5.341cm" fo:padding-top="0.204cm" fo:padding-bottom="0.204cm" fo:padding-left="0.329cm" fo:padding-right="0.329cm"/>
    </style:style>
    <style:style style:name="gr265" style:family="graphic" style:parent-style-name="standard">
      <style:graphic-properties draw:stroke="none" svg:stroke-color="#158466" draw:fill="none" draw:fill-color="#ffffff" draw:auto-grow-height="true" draw:auto-grow-width="false" fo:max-height="0cm" fo:min-height="1.352cm"/>
      <style:paragraph-properties style:writing-mode="lr-tb"/>
    </style:style>
    <style:style style:name="gr266" style:family="graphic" style:parent-style-name="standard">
      <style:graphic-properties svg:stroke-width="0.159cm" svg:stroke-color="#158466" draw:marker-start-width="0.438cm" draw:marker-end-width="0.438cm" draw:fill="none" draw:fill-color="#ffffff" draw:textarea-horizontal-align="justify" draw:textarea-vertical-align="middle" draw:auto-grow-height="false" fo:min-height="6.592cm" fo:min-width="5.341cm" fo:padding-top="0.204cm" fo:padding-bottom="0.204cm" fo:padding-left="0.329cm" fo:padding-right="0.329cm"/>
    </style:style>
    <style:style style:name="gr267" style:family="graphic" style:parent-style-name="standard">
      <style:graphic-properties draw:stroke="none" svg:stroke-color="#158466" draw:fill="none" draw:fill-color="#ffffff" draw:auto-grow-height="true" draw:auto-grow-width="false" fo:max-height="0cm" fo:min-height="1.45cm"/>
      <style:paragraph-properties style:writing-mode="lr-tb"/>
    </style:style>
    <style:style style:name="gr268" style:family="graphic" style:parent-style-name="standard">
      <style:graphic-properties svg:stroke-width="0.159cm" svg:stroke-color="#158466" draw:marker-start-width="0.438cm" draw:marker-end-width="0.438cm" draw:fill="none" draw:fill-color="#ffffff" draw:textarea-horizontal-align="justify" draw:textarea-vertical-align="middle" draw:auto-grow-height="false" fo:min-height="5.494cm" fo:min-width="5.341cm" fo:padding-top="0.204cm" fo:padding-bottom="0.204cm" fo:padding-left="0.329cm" fo:padding-right="0.329cm"/>
    </style:style>
    <style:style style:name="gr269" style:family="graphic" style:parent-style-name="standard">
      <style:graphic-properties draw:stroke="none" svg:stroke-color="#158466" draw:fill="none" draw:fill-color="#ffffff" draw:auto-grow-height="true" draw:auto-grow-width="false" fo:max-height="0cm" fo:min-height="0.865cm"/>
      <style:paragraph-properties style:writing-mode="lr-tb"/>
    </style:style>
    <style:style style:name="gr270" style:family="graphic" style:parent-style-name="standard">
      <style:graphic-properties svg:stroke-width="0.159cm" svg:stroke-color="#158466" draw:marker-start-width="0.438cm" draw:marker-end-width="0.438cm" draw:fill="none" draw:fill-color="#ffffff" draw:textarea-horizontal-align="justify" draw:textarea-vertical-align="middle" draw:auto-grow-height="false" fo:min-height="4.594cm" fo:min-width="5.795cm" fo:padding-top="0.204cm" fo:padding-bottom="0.204cm" fo:padding-left="0.329cm" fo:padding-right="0.329cm"/>
    </style:style>
    <style:style style:name="gr271" style:family="graphic" style:parent-style-name="standard">
      <style:graphic-properties draw:stroke="none" svg:stroke-color="#158466" draw:fill="none" draw:fill-color="#ffffff" draw:auto-grow-height="true" draw:auto-grow-width="false" fo:max-height="0cm" fo:min-height="1.248cm"/>
      <style:paragraph-properties style:writing-mode="lr-tb"/>
    </style:style>
    <style:style style:name="gr272" style:family="graphic" style:parent-style-name="standard">
      <style:graphic-properties draw:stroke="none" svg:stroke-color="#158466" draw:fill="none" draw:fill-color="#ffffff" draw:auto-grow-height="true" draw:auto-grow-width="false" fo:max-height="0cm" fo:min-height="1.729cm"/>
      <style:paragraph-properties style:writing-mode="lr-tb"/>
    </style:style>
    <style:style style:name="gr273" style:family="graphic" style:parent-style-name="standard">
      <style:graphic-properties svg:stroke-width="0.159cm" svg:stroke-color="#158466" draw:marker-start-width="0.438cm" draw:marker-end-width="0.438cm" draw:fill="none" draw:fill-color="#ffffff" draw:textarea-horizontal-align="justify" draw:textarea-vertical-align="middle" draw:auto-grow-height="false" fo:min-height="6.392cm" fo:min-width="5.341cm" fo:padding-top="0.204cm" fo:padding-bottom="0.204cm" fo:padding-left="0.329cm" fo:padding-right="0.329cm"/>
    </style:style>
    <style:style style:name="gr274" style:family="graphic" style:parent-style-name="standard">
      <style:graphic-properties draw:stroke="none" draw:fill="none" fo:min-height="0.866cm"/>
      <style:paragraph-properties style:writing-mode="lr-tb"/>
    </style:style>
    <style:style style:name="gr275" style:family="graphic" style:parent-style-name="standard">
      <style:graphic-properties svg:stroke-width="0.159cm" svg:stroke-color="#069a2e" draw:marker-start-width="0.438cm" draw:marker-end-width="0.438cm" draw:fill="none" draw:fill-color="#ffffff" draw:textarea-horizontal-align="justify" draw:textarea-vertical-align="middle" draw:auto-grow-height="false" fo:min-height="5.899cm" fo:min-width="5.84cm" fo:padding-top="0.204cm" fo:padding-bottom="0.204cm" fo:padding-left="0.329cm" fo:padding-right="0.329cm"/>
    </style:style>
    <style:style style:name="gr276" style:family="graphic" style:parent-style-name="standard" style:list-style-name="L1">
      <style:graphic-properties draw:stroke="none" svg:stroke-color="#069a2e" draw:fill="none" draw:fill-color="#ffffff" draw:auto-grow-height="true" draw:auto-grow-width="false" fo:max-height="0cm" fo:min-height="1.729cm"/>
      <style:paragraph-properties style:writing-mode="lr-tb"/>
    </style:style>
    <style:style style:name="gr277" style:family="graphic" style:parent-style-name="standard">
      <style:graphic-properties draw:textarea-horizontal-align="justify" draw:textarea-vertical-align="middle" draw:auto-grow-height="false" fo:min-height="1.751cm" fo:min-width="5.001cm" fo:wrap-option="no-wrap"/>
      <style:paragraph-properties style:writing-mode="lr-tb"/>
    </style:style>
    <style:style style:name="gr278" style:family="graphic" style:parent-style-name="standard">
      <style:graphic-properties draw:textarea-horizontal-align="justify" draw:textarea-vertical-align="middle" draw:auto-grow-height="false" fo:min-height="4.251cm" fo:min-width="5.001cm" fo:wrap-option="no-wrap"/>
      <style:paragraph-properties style:writing-mode="lr-tb"/>
    </style:style>
    <style:style style:name="gr279" style:family="graphic" style:parent-style-name="standard">
      <style:graphic-properties svg:stroke-width="0.159cm" svg:stroke-color="#311b92" draw:marker-start-width="0.438cm" draw:marker-end-width="0.438cm" draw:fill="none" draw:fill-color="#ffffff" draw:textarea-horizontal-align="justify" draw:textarea-vertical-align="middle" draw:auto-grow-height="false" fo:min-height="6.403cm" fo:min-width="5.341cm" fo:padding-top="0.204cm" fo:padding-bottom="0.204cm" fo:padding-left="0.329cm" fo:padding-right="0.329cm"/>
    </style:style>
    <style:style style:name="gr280" style:family="graphic" style:parent-style-name="standard">
      <style:graphic-properties draw:stroke="none" svg:stroke-color="#311b92" draw:fill="none" draw:fill-color="#ffffff" draw:auto-grow-height="true" draw:auto-grow-width="false" fo:max-height="0cm" fo:min-height="3.025cm"/>
      <style:paragraph-properties style:writing-mode="lr-tb"/>
    </style:style>
    <style:style style:name="gr281" style:family="graphic" style:parent-style-name="standard">
      <style:graphic-properties draw:stroke="none" svg:stroke-color="#311b92" draw:fill="none" draw:fill-color="#ffffff" draw:auto-grow-height="true" draw:auto-grow-width="false" fo:max-height="0cm" fo:min-height="2.161cm"/>
      <style:paragraph-properties style:writing-mode="lr-tb"/>
    </style:style>
    <style:style style:name="gr282" style:family="graphic" style:parent-style-name="standard">
      <style:graphic-properties svg:stroke-width="0.159cm" svg:stroke-color="#311b92" draw:marker-start-width="0.438cm" draw:marker-end-width="0.438cm" draw:fill="none" draw:fill-color="#ffffff" draw:textarea-horizontal-align="justify" draw:textarea-vertical-align="middle" draw:auto-grow-height="false" fo:min-height="6.692cm" fo:min-width="5.84cm" fo:padding-top="0.204cm" fo:padding-bottom="0.204cm" fo:padding-left="0.329cm" fo:padding-right="0.329cm"/>
    </style:style>
    <style:style style:name="gr283" style:family="graphic" style:parent-style-name="standard">
      <style:graphic-properties draw:stroke="none" svg:stroke-color="#311b92" draw:fill="none" draw:fill-color="#ffffff" draw:auto-grow-height="true" draw:auto-grow-width="false" fo:max-height="0cm" fo:min-height="1.05cm"/>
      <style:paragraph-properties style:writing-mode="lr-tb"/>
    </style:style>
    <style:style style:name="gr284" style:family="graphic" style:parent-style-name="standard">
      <style:graphic-properties draw:stroke="none" svg:stroke-color="#311b92" draw:fill="none" draw:fill-color="#ffffff" draw:auto-grow-height="true" draw:auto-grow-width="false" fo:max-height="0cm" fo:min-height="2.506cm"/>
      <style:paragraph-properties style:writing-mode="lr-tb"/>
    </style:style>
    <style:style style:name="gr285" style:family="graphic" style:parent-style-name="objectwithoutfill">
      <style:graphic-properties svg:stroke-width="0.159cm" svg:stroke-color="#311b92" draw:marker-start-width="0.438cm" draw:marker-end="Puntas_20_de_20_flecha_20_20" draw:marker-end-width="0.438cm" draw:fill="none" draw:textarea-vertical-align="middle" fo:padding-top="0.204cm" fo:padding-bottom="0.204cm" fo:padding-left="0.329cm" fo:padding-right="0.329cm"/>
    </style:style>
    <style:style style:name="gr286" style:family="graphic" style:parent-style-name="standard" style:list-style-name="L1">
      <style:graphic-properties draw:stroke="none" svg:stroke-color="#bf0041" draw:fill="none" draw:fill-color="#ffffff" draw:auto-grow-height="true" draw:auto-grow-width="false" fo:max-height="0cm" fo:min-height="2.706cm"/>
      <style:paragraph-properties style:writing-mode="lr-tb"/>
    </style:style>
    <style:style style:name="gr287" style:family="graphic" style:parent-style-name="objectwithoutfill">
      <style:graphic-properties svg:stroke-width="0.159cm" svg:stroke-color="#311b92" draw:marker-start-width="0.438cm" draw:marker-end="Puntas_20_de_20_flecha_20_19" draw:marker-end-width="0.538cm" draw:fill="none" draw:textarea-vertical-align="middle" fo:padding-top="0.204cm" fo:padding-bottom="0.204cm" fo:padding-left="0.329cm" fo:padding-right="0.329cm"/>
    </style:style>
    <style:style style:name="gr288" style:family="graphic" style:parent-style-name="objectwithoutfill">
      <style:graphic-properties svg:stroke-width="0.159cm" svg:stroke-color="#c6ff00" draw:marker-start="Puntas_20_de_20_flecha_20_19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89" style:family="graphic" style:parent-style-name="standard">
      <style:graphic-properties svg:stroke-width="0.159cm" svg:stroke-color="#c6ff00" draw:marker-start-width="0.438cm" draw:marker-end-width="0.438cm" draw:fill="none" draw:fill-color="#ffffff" draw:textarea-horizontal-align="justify" draw:textarea-vertical-align="middle" draw:auto-grow-height="false" fo:min-height="6.091cm" fo:min-width="5.341cm" fo:padding-top="0.204cm" fo:padding-bottom="0.204cm" fo:padding-left="0.329cm" fo:padding-right="0.329cm"/>
    </style:style>
    <style:style style:name="gr290" style:family="graphic" style:parent-style-name="standard">
      <style:graphic-properties draw:stroke="none" svg:stroke-color="#c6ff00" draw:fill="none" draw:fill-color="#ffffff" draw:auto-grow-height="true" draw:auto-grow-width="false" fo:max-height="0cm" fo:min-height="2.86cm"/>
      <style:paragraph-properties style:writing-mode="lr-tb"/>
    </style:style>
    <style:style style:name="gr291" style:family="graphic" style:parent-style-name="standard">
      <style:graphic-properties draw:stroke="none" svg:stroke-color="#c6ff00" draw:fill="none" draw:fill-color="#ffffff" draw:auto-grow-height="true" draw:auto-grow-width="false" fo:max-height="0cm" fo:min-height="2.161cm"/>
      <style:paragraph-properties style:writing-mode="lr-tb"/>
    </style:style>
    <style:style style:name="gr292" style:family="graphic" style:parent-style-name="objectwithoutfill">
      <style:graphic-properties svg:stroke-width="0.159cm" svg:stroke-color="#c6ff00" draw:marker-start-width="0.438cm" draw:marker-end="Puntas_20_de_20_flecha_20_19" draw:marker-end-width="0.538cm" draw:fill="none" draw:textarea-vertical-align="middle" fo:padding-top="0.204cm" fo:padding-bottom="0.204cm" fo:padding-left="0.329cm" fo:padding-right="0.329cm"/>
    </style:style>
    <style:style style:name="gr293" style:family="graphic" style:parent-style-name="standard">
      <style:graphic-properties svg:stroke-width="0.159cm" svg:stroke-color="#e040fb" draw:marker-start-width="0.438cm" draw:marker-end-width="0.438cm" draw:fill="none" draw:fill-color="#ffffff" draw:textarea-horizontal-align="justify" draw:textarea-vertical-align="middle" draw:auto-grow-height="false" fo:min-height="3.703cm" fo:min-width="5.341cm" fo:padding-top="0.204cm" fo:padding-bottom="0.204cm" fo:padding-left="0.329cm" fo:padding-right="0.329cm"/>
    </style:style>
    <style:style style:name="gr294" style:family="graphic" style:parent-style-name="standard">
      <style:graphic-properties draw:stroke="none" svg:stroke-color="#e040fb" draw:fill="none" draw:fill-color="#ffffff" draw:auto-grow-height="true" draw:auto-grow-width="false" fo:max-height="0cm" fo:min-height="1.297cm"/>
      <style:paragraph-properties style:writing-mode="lr-tb"/>
    </style:style>
    <style:style style:name="gr295" style:family="graphic" style:parent-style-name="standard">
      <style:graphic-properties draw:stroke="none" svg:stroke-color="#e040fb" draw:fill="none" draw:fill-color="#ffffff" draw:auto-grow-height="true" draw:auto-grow-width="false" fo:max-height="0cm" fo:min-height="1.36cm"/>
      <style:paragraph-properties style:writing-mode="lr-tb"/>
    </style:style>
    <style:style style:name="gr296" style:family="graphic" style:parent-style-name="objectwithoutfill">
      <style:graphic-properties svg:stroke-width="0.159cm" svg:stroke-color="#e040fb" draw:marker-start-width="0.438cm" draw:marker-end="Puntas_20_de_20_flecha_20_19" draw:marker-end-width="0.538cm" draw:fill="none" draw:textarea-vertical-align="middle" fo:padding-top="0.204cm" fo:padding-bottom="0.204cm" fo:padding-left="0.329cm" fo:padding-right="0.329cm"/>
    </style:style>
    <style:style style:name="gr297" style:family="graphic" style:parent-style-name="objectwithoutfill">
      <style:graphic-properties svg:stroke-width="0.159cm" svg:stroke-color="#c6ff00" draw:marker-start="Puntas_20_de_20_flecha_20_20" draw:marker-start-width="0.438cm" draw:marker-end="" draw:marker-end-width="0.538cm" draw:fill="none" draw:textarea-vertical-align="middle" fo:padding-top="0.204cm" fo:padding-bottom="0.204cm" fo:padding-left="0.329cm" fo:padding-right="0.329cm"/>
    </style:style>
    <style:style style:name="gr298" style:family="graphic" style:parent-style-name="standard">
      <style:graphic-properties svg:stroke-width="0.212cm" svg:stroke-color="#bf0041" draw:marker-start-width="0.517cm" draw:marker-end-width="0.517cm" draw:fill="none" draw:textarea-horizontal-align="justify" draw:textarea-vertical-align="middle" draw:auto-grow-height="false" fo:min-height="30.54cm" fo:min-width="184.29cm" fo:padding-top="0.23cm" fo:padding-bottom="0.23cm" fo:padding-left="0.355cm" fo:padding-right="0.355cm"/>
    </style:style>
    <style:style style:name="gr299" style:family="graphic" style:parent-style-name="standard">
      <style:graphic-properties svg:stroke-width="0.212cm" svg:stroke-color="#2e7d32" draw:marker-start-width="0.517cm" draw:marker-end-width="0.517cm" draw:fill="none" draw:textarea-horizontal-align="justify" draw:textarea-vertical-align="middle" draw:auto-grow-height="false" fo:min-height="30.54cm" fo:min-width="184.29cm" fo:padding-top="0.23cm" fo:padding-bottom="0.23cm" fo:padding-left="0.355cm" fo:padding-right="0.355cm"/>
    </style:style>
    <style:style style:name="gr300" style:family="graphic" style:parent-style-name="standard">
      <style:graphic-properties svg:stroke-width="0.212cm" svg:stroke-color="#813709" draw:marker-start-width="0.517cm" draw:marker-end-width="0.517cm" draw:fill="none" draw:textarea-horizontal-align="justify" draw:textarea-vertical-align="middle" draw:auto-grow-height="false" fo:min-height="8.04cm" fo:min-width="110.79cm" fo:padding-top="0.23cm" fo:padding-bottom="0.23cm" fo:padding-left="0.355cm" fo:padding-right="0.355cm"/>
    </style:style>
    <style:style style:name="gr301" style:family="graphic" style:parent-style-name="standard">
      <style:graphic-properties svg:stroke-width="0.212cm" svg:stroke-color="#ff8000" draw:marker-start-width="0.517cm" draw:marker-end-width="0.517cm" draw:fill="none" draw:textarea-horizontal-align="justify" draw:textarea-vertical-align="middle" draw:auto-grow-height="false" fo:min-height="8.04cm" fo:min-width="29.29cm" fo:padding-top="0.23cm" fo:padding-bottom="0.23cm" fo:padding-left="0.355cm" fo:padding-right="0.355cm"/>
    </style:style>
    <style:style style:name="gr302" style:family="graphic" style:parent-style-name="standard">
      <style:graphic-properties svg:stroke-width="0.212cm" svg:stroke-color="#158466" draw:marker-start-width="0.517cm" draw:marker-end-width="0.517cm" draw:fill="none" draw:textarea-horizontal-align="justify" draw:textarea-vertical-align="middle" draw:auto-grow-height="false" fo:min-height="28.04cm" fo:min-width="110.79cm" fo:padding-top="0.23cm" fo:padding-bottom="0.23cm" fo:padding-left="0.355cm" fo:padding-right="0.355cm"/>
    </style:style>
    <style:style style:name="gr303" style:family="graphic" style:parent-style-name="standard">
      <style:graphic-properties svg:stroke-width="0.212cm" svg:stroke-color="#800080" draw:marker-start-width="0.517cm" draw:marker-end-width="0.517cm" draw:fill="none" draw:textarea-horizontal-align="justify" draw:textarea-vertical-align="middle" draw:auto-grow-height="false" fo:min-height="11.04cm" fo:min-width="121.29cm" fo:padding-top="0.23cm" fo:padding-bottom="0.23cm" fo:padding-left="0.355cm" fo:padding-right="0.355cm"/>
    </style:style>
    <style:style style:name="gr304" style:family="graphic" style:parent-style-name="standard">
      <style:graphic-properties svg:stroke-width="0.212cm" svg:stroke-color="#069a2e" draw:marker-start-width="0.517cm" draw:marker-end-width="0.517cm" draw:fill="none" draw:textarea-horizontal-align="justify" draw:textarea-vertical-align="middle" draw:auto-grow-height="false" fo:min-height="20.44cm" fo:min-width="111.79cm" fo:padding-top="0.23cm" fo:padding-bottom="0.23cm" fo:padding-left="0.355cm" fo:padding-right="0.355cm"/>
    </style:style>
    <style:style style:name="gr305" style:family="graphic" style:parent-style-name="standard">
      <style:graphic-properties svg:stroke-width="0.212cm" svg:stroke-color="#ffd428" draw:marker-start-width="0.517cm" draw:marker-end-width="0.517cm" draw:fill="none" draw:opacity="100%" draw:opacity-name="Transparency_20_2" draw:textarea-horizontal-align="justify" draw:textarea-vertical-align="middle" draw:auto-grow-height="false" fo:min-height="14.541cm" fo:min-width="111.79cm" fo:padding-top="0.23cm" fo:padding-bottom="0.23cm" fo:padding-left="0.355cm" fo:padding-right="0.355cm"/>
    </style:style>
    <style:style style:name="gr306" style:family="graphic" style:parent-style-name="standard">
      <style:graphic-properties svg:stroke-width="0.212cm" svg:stroke-color="#ff0000" draw:marker-start-width="0.517cm" draw:marker-end-width="0.517cm" draw:fill="none" draw:textarea-horizontal-align="justify" draw:textarea-vertical-align="middle" draw:auto-grow-height="false" fo:min-height="9.538cm" fo:min-width="120.29cm" fo:padding-top="0.23cm" fo:padding-bottom="0.23cm" fo:padding-left="0.355cm" fo:padding-right="0.355cm"/>
    </style:style>
    <style:style style:name="gr307" style:family="graphic" style:parent-style-name="standard">
      <style:graphic-properties svg:stroke-width="0.212cm" svg:stroke-color="#311b92" draw:marker-start-width="0.517cm" draw:marker-end-width="0.517cm" draw:fill="none" draw:textarea-horizontal-align="justify" draw:textarea-vertical-align="middle" draw:auto-grow-height="false" fo:min-height="16.54cm" fo:min-width="138.79cm" fo:padding-top="0.23cm" fo:padding-bottom="0.23cm" fo:padding-left="0.355cm" fo:padding-right="0.355cm"/>
    </style:style>
    <style:style style:name="gr308" style:family="graphic" style:parent-style-name="standard">
      <style:graphic-properties svg:stroke-width="0.212cm" svg:stroke-color="#c6ff00" draw:marker-start-width="0.517cm" draw:marker-end-width="0.517cm" draw:fill="none" draw:textarea-horizontal-align="justify" draw:textarea-vertical-align="middle" draw:auto-grow-height="false" fo:min-height="8.04cm" fo:min-width="120.29cm" fo:padding-top="0.23cm" fo:padding-bottom="0.23cm" fo:padding-left="0.355cm" fo:padding-right="0.355cm"/>
    </style:style>
    <style:style style:name="gr309" style:family="graphic" style:parent-style-name="standard">
      <style:graphic-properties svg:stroke-width="0.212cm" svg:stroke-color="#e040fb" draw:marker-start-width="0.517cm" draw:marker-end-width="0.517cm" draw:fill="none" draw:textarea-horizontal-align="justify" draw:textarea-vertical-align="middle" draw:auto-grow-height="false" fo:min-height="7.839cm" fo:min-width="101.29cm" fo:padding-top="0.23cm" fo:padding-bottom="0.23cm" fo:padding-left="0.355cm" fo:padding-right="0.355cm"/>
    </style:style>
    <style:style style:name="gr310" style:family="graphic">
      <style:graphic-properties style:protect="size"/>
    </style:style>
    <style:style style:name="gr311" style:family="graphic" style:parent-style-name="standard">
      <style:graphic-properties svg:stroke-width="0.159cm" svg:stroke-color="#000000" draw:marker-start-width="0.438cm" draw:marker-end-width="0.438cm" draw:fill="solid" draw:fill-color="#cccccc" draw:textarea-horizontal-align="justify" draw:textarea-vertical-align="middle" draw:auto-grow-height="false" fo:min-height="6.741cm" fo:min-width="5.341cm" fo:padding-top="0.204cm" fo:padding-bottom="0.204cm" fo:padding-left="0.329cm" fo:padding-right="0.329cm"/>
    </style:style>
    <style:style style:name="gr312" style:family="graphic" style:parent-style-name="standard">
      <style:graphic-properties svg:stroke-width="0.159cm" svg:stroke-color="#311b92" draw:marker-start-width="0.438cm" draw:marker-end-width="0.438cm" draw:fill="solid" draw:fill-color="#cccccc" draw:textarea-horizontal-align="justify" draw:textarea-vertical-align="middle" draw:auto-grow-height="false" fo:min-height="7.293cm" fo:min-width="5.341cm" fo:padding-top="0.204cm" fo:padding-bottom="0.204cm" fo:padding-left="0.329cm" fo:padding-right="0.329cm"/>
    </style:style>
    <style:style style:name="gr313" style:family="graphic" style:parent-style-name="standard" style:list-style-name="L1">
      <style:graphic-properties draw:stroke="none" svg:stroke-color="#311b92" draw:fill="none" draw:fill-color="#ffffff" draw:auto-grow-height="true" draw:auto-grow-width="false" fo:max-height="0cm" fo:min-height="2.161cm"/>
      <style:paragraph-properties style:writing-mode="lr-tb"/>
    </style:style>
    <style:style style:name="gr314" style:family="graphic" style:parent-style-name="standard">
      <style:graphic-properties svg:stroke-width="0.159cm" svg:stroke-color="#000000" draw:marker-start-width="0.438cm" draw:marker-end-width="0.438cm" draw:fill="solid" draw:fill-color="#cccccc" draw:textarea-horizontal-align="justify" draw:textarea-vertical-align="middle" draw:auto-grow-height="false" fo:min-height="8.091cm" fo:min-width="8.341cm" fo:padding-top="0.204cm" fo:padding-bottom="0.204cm" fo:padding-left="0.329cm" fo:padding-right="0.329cm"/>
    </style:style>
    <style:style style:name="gr315" style:family="graphic" style:parent-style-name="standard">
      <style:graphic-properties draw:stroke="none" svg:stroke-color="#000000" draw:fill="none" draw:fill-color="#ffffff" draw:auto-grow-height="true" draw:auto-grow-width="false" fo:max-height="0cm" fo:min-height="3.889cm"/>
      <style:paragraph-properties style:writing-mode="lr-tb"/>
    </style:style>
    <style:style style:name="gr316" style:family="graphic" style:parent-style-name="standard">
      <style:graphic-properties svg:stroke-width="0.159cm" svg:stroke-color="#ff0000" draw:marker-start-width="0.438cm" draw:marker-end-width="0.438cm" draw:fill="solid" draw:fill-color="#cccccc" draw:textarea-horizontal-align="justify" draw:textarea-vertical-align="middle" draw:auto-grow-height="false" fo:min-height="8.091cm" fo:min-width="5.341cm" fo:padding-top="0.204cm" fo:padding-bottom="0.204cm" fo:padding-left="0.329cm" fo:padding-right="0.329cm"/>
    </style:style>
    <style:style style:name="gr317" style:family="graphic" style:parent-style-name="standard">
      <style:graphic-properties svg:stroke-width="0.159cm" svg:stroke-color="#813709" draw:marker-start-width="0.438cm" draw:marker-end-width="0.438cm" draw:fill="none" draw:fill-color="#ffffff" draw:textarea-horizontal-align="justify" draw:textarea-vertical-align="middle" draw:auto-grow-height="false" fo:min-height="6.407cm" fo:min-width="5.341cm" fo:padding-top="0.204cm" fo:padding-bottom="0.204cm" fo:padding-left="0.329cm" fo:padding-right="0.329cm"/>
    </style:style>
    <style:style style:name="gr318" style:family="graphic" style:parent-style-name="standard">
      <style:graphic-properties svg:stroke-width="0.159cm" svg:stroke-color="#bf0041" draw:marker-start-width="0.438cm" draw:marker-end-width="0.438cm" draw:fill="solid" draw:fill-color="#cccccc" draw:textarea-horizontal-align="justify" draw:textarea-vertical-align="middle" draw:auto-grow-height="false" fo:min-height="8.693cm" fo:min-width="5.341cm" fo:padding-top="0.204cm" fo:padding-bottom="0.204cm" fo:padding-left="0.329cm" fo:padding-right="0.329cm"/>
    </style:style>
    <style:style style:name="gr319" style:family="graphic" style:parent-style-name="standard">
      <style:graphic-properties draw:stroke="none" svg:stroke-color="#bf0041" draw:fill="none" draw:fill-color="#ffffff" draw:auto-grow-height="true" draw:auto-grow-width="false" fo:max-height="0cm" fo:min-height="4.321cm"/>
      <style:paragraph-properties style:writing-mode="lr-tb"/>
    </style:style>
    <style:style style:name="gr320" style:family="graphic" style:parent-style-name="standard">
      <style:graphic-properties svg:stroke-width="0.159cm" svg:stroke-color="#2e7d32" draw:marker-start-width="0.438cm" draw:marker-end-width="0.438cm" draw:fill="none" draw:fill-color="#ffffff" draw:textarea-horizontal-align="justify" draw:textarea-vertical-align="middle" draw:auto-grow-height="false" fo:min-height="10.416cm" fo:min-width="5.341cm" fo:padding-top="0.204cm" fo:padding-bottom="0.204cm" fo:padding-left="0.329cm" fo:padding-right="0.329cm"/>
    </style:style>
    <style:style style:name="gr321" style:family="graphic" style:parent-style-name="standard">
      <style:graphic-properties draw:stroke="none" svg:stroke-color="#2e7d32" draw:fill="none" draw:fill-color="#ffffff" draw:auto-grow-height="true" draw:auto-grow-width="false" fo:max-height="0cm" fo:min-height="5.617cm"/>
      <style:paragraph-properties style:writing-mode="lr-tb"/>
    </style:style>
    <style:style style:name="gr322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10.1cm" fo:min-width="14.266cm" fo:padding-top="0.231cm" fo:padding-bottom="0.231cm" fo:padding-left="0.356cm" fo:padding-right="0.356cm"/>
    </style:style>
    <style:style style:name="gr323" style:family="graphic" style:parent-style-name="standard">
      <style:graphic-properties svg:stroke-width="0.212cm" svg:stroke-color="#000000" draw:marker-start-width="0.517cm" draw:marker-end-width="0.517cm" draw:fill="none" draw:textarea-horizontal-align="justify" draw:textarea-vertical-align="middle" draw:auto-grow-height="false" fo:min-height="0.606cm" fo:min-width="3.806cm" fo:padding-top="0.23cm" fo:padding-bottom="0.23cm" fo:padding-left="0.355cm" fo:padding-right="0.355cm"/>
      <style:paragraph-properties style:writing-mode="lr-tb"/>
    </style:style>
    <style:style style:name="gr324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10.147cm" fo:min-width="19.434cm" fo:padding-top="0.231cm" fo:padding-bottom="0.231cm" fo:padding-left="0.356cm" fo:padding-right="0.356cm"/>
    </style:style>
    <style:style style:name="gr325" style:family="graphic" style:parent-style-name="standard">
      <style:graphic-properties svg:stroke-width="0.212cm" svg:stroke-color="#000000" draw:marker-start-width="0.517cm" draw:marker-end-width="0.517cm" draw:fill="none" draw:textarea-horizontal-align="justify" draw:textarea-vertical-align="middle" draw:auto-grow-height="false" fo:min-height="0.566cm" fo:min-width="4.671cm" fo:padding-top="0.23cm" fo:padding-bottom="0.23cm" fo:padding-left="0.355cm" fo:padding-right="0.355cm"/>
      <style:paragraph-properties style:writing-mode="lr-tb"/>
    </style:style>
    <style:style style:name="gr326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10.058cm" fo:min-width="18.835cm" fo:padding-top="0.231cm" fo:padding-bottom="0.231cm" fo:padding-left="0.356cm" fo:padding-right="0.356cm"/>
    </style:style>
    <style:style style:name="gr327" style:family="graphic" style:parent-style-name="standard">
      <style:graphic-properties svg:stroke-width="0.212cm" svg:stroke-color="#000000" draw:marker-start-width="0.517cm" draw:marker-end-width="0.517cm" draw:fill="none" draw:textarea-horizontal-align="justify" draw:textarea-vertical-align="middle" draw:auto-grow-height="false" fo:min-height="0.566cm" fo:min-width="4.675cm" fo:padding-top="0.23cm" fo:padding-bottom="0.23cm" fo:padding-left="0.355cm" fo:padding-right="0.355cm"/>
      <style:paragraph-properties style:writing-mode="lr-tb"/>
    </style:style>
    <style:style style:name="gr328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10.648cm" fo:min-width="19.114cm" fo:padding-top="0.231cm" fo:padding-bottom="0.231cm" fo:padding-left="0.356cm" fo:padding-right="0.356cm"/>
    </style:style>
    <style:style style:name="gr329" style:family="graphic" style:parent-style-name="standard">
      <style:graphic-properties svg:stroke-width="0.212cm" svg:stroke-color="#000000" draw:marker-start-width="0.517cm" draw:marker-end-width="0.517cm" draw:fill="none" draw:textarea-horizontal-align="justify" draw:textarea-vertical-align="middle" draw:auto-grow-height="false" fo:min-height="0.568cm" fo:min-width="4.669cm" fo:padding-top="0.23cm" fo:padding-bottom="0.23cm" fo:padding-left="0.355cm" fo:padding-right="0.355cm"/>
      <style:paragraph-properties style:writing-mode="lr-tb"/>
    </style:style>
    <style:style style:name="gr330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10.449cm" fo:min-width="18.73cm" fo:padding-top="0.231cm" fo:padding-bottom="0.231cm" fo:padding-left="0.356cm" fo:padding-right="0.356cm"/>
    </style:style>
    <style:style style:name="gr331" style:family="graphic" style:parent-style-name="standard">
      <style:graphic-properties svg:stroke-width="0.212cm" svg:stroke-color="#000000" draw:marker-start-width="0.517cm" draw:marker-end-width="0.517cm" draw:fill="none" draw:textarea-horizontal-align="justify" draw:textarea-vertical-align="middle" draw:auto-grow-height="false" fo:min-height="0.564cm" fo:min-width="4.672cm" fo:padding-top="0.23cm" fo:padding-bottom="0.23cm" fo:padding-left="0.355cm" fo:padding-right="0.355cm"/>
      <style:paragraph-properties style:writing-mode="lr-tb"/>
    </style:style>
    <style:style style:name="gr332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27.511cm" fo:min-width="44.334cm" fo:padding-top="0.231cm" fo:padding-bottom="0.231cm" fo:padding-left="0.356cm" fo:padding-right="0.356cm"/>
    </style:style>
    <style:style style:name="gr333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10.1cm" fo:min-width="13.497cm" fo:padding-top="0.231cm" fo:padding-bottom="0.231cm" fo:padding-left="0.356cm" fo:padding-right="0.356cm"/>
    </style:style>
    <style:style style:name="gr334" style:family="graphic" style:parent-style-name="standard">
      <style:graphic-properties svg:stroke-width="0.212cm" svg:stroke-color="#000000" draw:marker-start-width="0.517cm" draw:marker-end-width="0.517cm" draw:fill="none" draw:textarea-horizontal-align="justify" draw:textarea-vertical-align="middle" draw:auto-grow-height="false" fo:min-height="0.82cm" fo:min-width="2.587cm" fo:padding-top="0.23cm" fo:padding-bottom="0.23cm" fo:padding-left="0.355cm" fo:padding-right="0.355cm"/>
      <style:paragraph-properties style:writing-mode="lr-tb"/>
    </style:style>
    <style:style style:name="gr335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10.102cm" fo:min-width="13.382cm" fo:padding-top="0.231cm" fo:padding-bottom="0.231cm" fo:padding-left="0.356cm" fo:padding-right="0.356cm"/>
    </style:style>
    <style:style style:name="gr336" style:family="graphic" style:parent-style-name="standard">
      <style:graphic-properties svg:stroke-width="0.212cm" svg:stroke-color="#000000" draw:marker-start-width="0.517cm" draw:marker-end-width="0.517cm" draw:fill="none" draw:textarea-horizontal-align="justify" draw:textarea-vertical-align="middle" draw:auto-grow-height="false" fo:min-height="0.606cm" fo:min-width="5.415cm" fo:padding-top="0.23cm" fo:padding-bottom="0.23cm" fo:padding-left="0.355cm" fo:padding-right="0.355cm"/>
      <style:paragraph-properties style:writing-mode="lr-tb"/>
    </style:style>
    <style:style style:name="gr337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28.818cm" fo:min-width="43.474cm" fo:padding-top="0.231cm" fo:padding-bottom="0.231cm" fo:padding-left="0.356cm" fo:padding-right="0.356cm"/>
    </style:style>
    <style:style style:name="gr338" style:family="graphic" style:parent-style-name="standard">
      <style:graphic-properties svg:stroke-width="0.212cm" svg:stroke-color="#000000" draw:marker-start-width="0.517cm" draw:marker-end-width="0.517cm" draw:fill="none" draw:textarea-horizontal-align="justify" draw:textarea-vertical-align="middle" draw:auto-grow-height="false" fo:min-height="0.76cm" fo:min-width="7.117cm" fo:padding-top="0.23cm" fo:padding-bottom="0.23cm" fo:padding-left="0.355cm" fo:padding-right="0.355cm"/>
      <style:paragraph-properties style:writing-mode="lr-tb"/>
    </style:style>
    <style:style style:name="gr339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8.526cm" fo:min-width="13.225cm" fo:padding-top="0.231cm" fo:padding-bottom="0.231cm" fo:padding-left="0.356cm" fo:padding-right="0.356cm"/>
      <style:paragraph-properties style:writing-mode="lr-tb"/>
    </style:style>
    <style:style style:name="gr340" style:family="graphic" style:parent-style-name="standard">
      <style:graphic-properties svg:stroke-width="0.212cm" svg:stroke-color="#000000" draw:marker-start-width="0.517cm" draw:marker-end-width="0.517cm" draw:fill="none" draw:textarea-horizontal-align="justify" draw:textarea-vertical-align="middle" draw:auto-grow-height="false" fo:min-height="0.551cm" fo:min-width="1.727cm" fo:padding-top="0.23cm" fo:padding-bottom="0.23cm" fo:padding-left="0.355cm" fo:padding-right="0.355cm"/>
      <style:paragraph-properties style:writing-mode="lr-tb"/>
    </style:style>
    <style:style style:name="gr341" style:family="graphic" style:parent-style-name="standard">
      <style:graphic-properties svg:stroke-width="0.212cm" svg:stroke-color="#000000" draw:marker-start-width="0.517cm" draw:marker-end-width="0.517cm" draw:fill="none" draw:textarea-horizontal-align="justify" draw:textarea-vertical-align="middle" draw:auto-grow-height="false" fo:min-height="1.174cm" fo:min-width="3.232cm" fo:padding-top="0.23cm" fo:padding-bottom="0.23cm" fo:padding-left="0.355cm" fo:padding-right="0.355cm"/>
      <style:paragraph-properties style:writing-mode="lr-tb"/>
    </style:style>
    <style:style style:name="gr342" style:family="graphic" style:parent-style-name="standard">
      <style:graphic-properties svg:stroke-width="0.212cm" svg:stroke-color="#000000" draw:marker-start-width="0.517cm" draw:marker-end-width="0.517cm" draw:fill="none" draw:textarea-horizontal-align="justify" draw:textarea-vertical-align="middle" draw:auto-grow-height="false" fo:min-height="0.989cm" fo:min-width="3.751cm" fo:padding-top="0.23cm" fo:padding-bottom="0.23cm" fo:padding-left="0.355cm" fo:padding-right="0.355cm"/>
      <style:paragraph-properties style:writing-mode="lr-tb"/>
    </style:style>
    <style:style style:name="gr343" style:family="graphic" style:parent-style-name="standard">
      <style:graphic-properties svg:stroke-width="0.212cm" svg:stroke-color="#000000" draw:marker-start-width="0.517cm" draw:marker-end-width="0.517cm" draw:fill="none" draw:textarea-horizontal-align="justify" draw:textarea-vertical-align="middle" draw:auto-grow-height="false" fo:min-height="1.568cm" fo:min-width="7.306cm" fo:padding-top="0.23cm" fo:padding-bottom="0.23cm" fo:padding-left="0.355cm" fo:padding-right="0.355cm"/>
      <style:paragraph-properties style:writing-mode="lr-tb"/>
    </style:style>
    <style:style style:name="gr344" style:family="graphic" style:parent-style-name="standard">
      <style:graphic-properties svg:stroke-width="0.212cm" svg:stroke-color="#000000" draw:marker-start-width="0.517cm" draw:marker-end-width="0.517cm" draw:fill="none" draw:textarea-horizontal-align="justify" draw:textarea-vertical-align="middle" draw:auto-grow-height="false" fo:min-height="1.197cm" fo:min-width="10.807cm" fo:padding-top="0.23cm" fo:padding-bottom="0.23cm" fo:padding-left="0.355cm" fo:padding-right="0.355cm"/>
      <style:paragraph-properties style:writing-mode="lr-tb"/>
    </style:style>
    <style:style style:name="gr345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16.008cm" fo:min-width="25.122cm" fo:padding-top="0.231cm" fo:padding-bottom="0.231cm" fo:padding-left="0.356cm" fo:padding-right="0.356cm"/>
    </style:style>
    <style:style style:name="gr346" style:family="graphic" style:parent-style-name="standard">
      <style:graphic-properties svg:stroke-width="0.212cm" svg:stroke-color="#000000" draw:marker-start-width="0.517cm" draw:marker-end-width="0.517cm" draw:fill="none" draw:textarea-horizontal-align="justify" draw:textarea-vertical-align="middle" draw:auto-grow-height="false" fo:min-height="0.76cm" fo:min-width="7.126cm" fo:padding-top="0.23cm" fo:padding-bottom="0.23cm" fo:padding-left="0.355cm" fo:padding-right="0.355cm"/>
      <style:paragraph-properties style:writing-mode="lr-tb"/>
    </style:style>
    <style:style style:name="gr347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6.25cm" fo:min-width="8.959cm" fo:padding-top="0.231cm" fo:padding-bottom="0.231cm" fo:padding-left="0.356cm" fo:padding-right="0.356cm"/>
      <style:paragraph-properties style:writing-mode="lr-tb"/>
    </style:style>
    <style:style style:name="gr348" style:family="graphic" style:parent-style-name="standard">
      <style:graphic-properties svg:stroke-width="0.212cm" svg:stroke-color="#000000" draw:marker-start-width="0.517cm" draw:marker-end-width="0.517cm" draw:fill="solid" draw:fill-color="#ffffff" draw:textarea-horizontal-align="justify" draw:textarea-vertical-align="middle" draw:auto-grow-height="false" fo:min-height="0.637cm" fo:min-width="1.915cm" fo:padding-top="0.23cm" fo:padding-bottom="0.23cm" fo:padding-left="0.355cm" fo:padding-right="0.355cm"/>
    </style:style>
    <style:style style:name="gr349" style:family="graphic" style:parent-style-name="standard">
      <style:graphic-properties svg:stroke-width="0.212cm" svg:stroke-color="#000000" draw:marker-start-width="0.517cm" draw:marker-end-width="0.517cm" draw:fill-color="#ffffff" draw:textarea-horizontal-align="justify" draw:textarea-vertical-align="middle" draw:auto-grow-height="false" fo:min-height="0.637cm" fo:min-width="1.915cm" fo:padding-top="0.23cm" fo:padding-bottom="0.23cm" fo:padding-left="0.355cm" fo:padding-right="0.355cm"/>
    </style:style>
    <style:style style:name="gr350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6.251cm" fo:min-width="8.959cm" fo:padding-top="0.231cm" fo:padding-bottom="0.231cm" fo:padding-left="0.356cm" fo:padding-right="0.356cm"/>
      <style:paragraph-properties style:writing-mode="lr-tb"/>
    </style:style>
    <style:style style:name="gr351" style:family="graphic" style:parent-style-name="standard">
      <style:graphic-properties svg:stroke-width="0.212cm" svg:stroke-color="#000000" draw:marker-start-width="0.517cm" draw:marker-end-width="0.517cm" draw:fill-color="#ffffff" draw:textarea-horizontal-align="justify" draw:textarea-vertical-align="middle" draw:auto-grow-height="false" fo:min-height="0.636cm" fo:min-width="1.915cm" fo:padding-top="0.23cm" fo:padding-bottom="0.23cm" fo:padding-left="0.355cm" fo:padding-right="0.355cm"/>
    </style:style>
    <style:style style:name="gr352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6.246cm" fo:min-width="8.966cm" fo:padding-top="0.231cm" fo:padding-bottom="0.231cm" fo:padding-left="0.356cm" fo:padding-right="0.356cm"/>
      <style:paragraph-properties style:writing-mode="lr-tb"/>
    </style:style>
    <style:style style:name="gr353" style:family="graphic" style:parent-style-name="standard">
      <style:graphic-properties svg:stroke-width="0.212cm" svg:stroke-color="#000000" draw:marker-start-width="0.517cm" draw:marker-end-width="0.517cm" draw:fill="solid" draw:fill-color="#ffffff" draw:textarea-horizontal-align="justify" draw:textarea-vertical-align="middle" draw:auto-grow-height="false" fo:min-height="0.636cm" fo:min-width="1.913cm" fo:padding-top="0.23cm" fo:padding-bottom="0.23cm" fo:padding-left="0.355cm" fo:padding-right="0.355cm"/>
    </style:style>
    <style:style style:name="gr354" style:family="graphic" style:parent-style-name="standard">
      <style:graphic-properties svg:stroke-width="0.212cm" svg:stroke-color="#000000" draw:marker-start-width="0.517cm" draw:marker-end-width="0.517cm" draw:fill-color="#ffffff" draw:textarea-horizontal-align="justify" draw:textarea-vertical-align="middle" draw:auto-grow-height="false" fo:min-height="0.637cm" fo:min-width="1.913cm" fo:padding-top="0.23cm" fo:padding-bottom="0.23cm" fo:padding-left="0.355cm" fo:padding-right="0.355cm"/>
    </style:style>
    <style:style style:name="gr355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6.251cm" fo:min-width="8.966cm" fo:padding-top="0.231cm" fo:padding-bottom="0.231cm" fo:padding-left="0.356cm" fo:padding-right="0.356cm"/>
      <style:paragraph-properties style:writing-mode="lr-tb"/>
    </style:style>
    <style:style style:name="gr356" style:family="graphic" style:parent-style-name="standard">
      <style:graphic-properties svg:stroke-width="0.212cm" svg:stroke-color="#000000" draw:marker-start-width="0.517cm" draw:marker-end-width="0.517cm" draw:fill="solid" draw:fill-color="#ffffff" draw:textarea-horizontal-align="justify" draw:textarea-vertical-align="middle" draw:auto-grow-height="false" fo:min-height="0.639cm" fo:min-width="1.913cm" fo:padding-top="0.23cm" fo:padding-bottom="0.23cm" fo:padding-left="0.355cm" fo:padding-right="0.355cm"/>
    </style:style>
    <style:style style:name="gr357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6.249cm" fo:min-width="9.258cm" fo:padding-top="0.231cm" fo:padding-bottom="0.231cm" fo:padding-left="0.356cm" fo:padding-right="0.356cm"/>
      <style:paragraph-properties style:writing-mode="lr-tb"/>
    </style:style>
    <style:style style:name="gr358" style:family="graphic" style:parent-style-name="standard">
      <style:graphic-properties svg:stroke-width="0.212cm" svg:stroke-color="#000000" draw:marker-start-width="0.517cm" draw:marker-end-width="0.517cm" draw:fill="solid" draw:fill-color="#ffffff" draw:textarea-horizontal-align="justify" draw:textarea-vertical-align="middle" draw:auto-grow-height="false" fo:min-height="0.637cm" fo:min-width="1.913cm" fo:padding-top="0.23cm" fo:padding-bottom="0.23cm" fo:padding-left="0.355cm" fo:padding-right="0.355cm"/>
    </style:style>
    <style:style style:name="gr359" style:family="graphic" style:parent-style-name="standard">
      <style:graphic-properties svg:stroke-width="0.212cm" svg:stroke-color="#000000" draw:marker-start-width="0.517cm" draw:marker-end-width="0.517cm" draw:fill-color="#ffffff" draw:textarea-horizontal-align="justify" draw:textarea-vertical-align="middle" draw:auto-grow-height="false" fo:min-height="0.64cm" fo:min-width="1.913cm" fo:padding-top="0.23cm" fo:padding-bottom="0.23cm" fo:padding-left="0.355cm" fo:padding-right="0.355cm"/>
    </style:style>
    <style:style style:name="gr360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6.249cm" fo:min-width="8.965cm" fo:padding-top="0.231cm" fo:padding-bottom="0.231cm" fo:padding-left="0.356cm" fo:padding-right="0.356cm"/>
      <style:paragraph-properties style:writing-mode="lr-tb"/>
    </style:style>
    <style:style style:name="gr361" style:family="graphic" style:parent-style-name="standard">
      <style:graphic-properties svg:stroke-width="0.212cm" svg:stroke-color="#000000" draw:marker-start-width="0.517cm" draw:marker-end-width="0.517cm" draw:fill="solid" draw:fill-color="#ffffff" draw:textarea-horizontal-align="justify" draw:textarea-vertical-align="middle" draw:auto-grow-height="false" fo:min-height="0.637cm" fo:min-width="1.921cm" fo:padding-top="0.23cm" fo:padding-bottom="0.23cm" fo:padding-left="0.355cm" fo:padding-right="0.355cm"/>
    </style:style>
    <style:style style:name="gr362" style:family="graphic" style:parent-style-name="standard">
      <style:graphic-properties svg:stroke-width="0.212cm" svg:stroke-color="#000000" draw:marker-start-width="0.517cm" draw:marker-end-width="0.517cm" draw:fill-color="#ffffff" draw:textarea-horizontal-align="justify" draw:textarea-vertical-align="middle" draw:auto-grow-height="false" fo:min-height="0.64cm" fo:min-width="1.921cm" fo:padding-top="0.23cm" fo:padding-bottom="0.23cm" fo:padding-left="0.355cm" fo:padding-right="0.355cm"/>
    </style:style>
    <style:style style:name="gr363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7.942cm" fo:min-width="10.97cm" fo:padding-top="0.231cm" fo:padding-bottom="0.231cm" fo:padding-left="0.356cm" fo:padding-right="0.356cm"/>
    </style:style>
    <style:style style:name="gr364" style:family="graphic" style:parent-style-name="standard">
      <style:graphic-properties svg:stroke-width="0.212cm" svg:stroke-color="#000000" draw:marker-start-width="0.517cm" draw:marker-end-width="0.517cm" draw:fill="none" draw:textarea-horizontal-align="justify" draw:textarea-vertical-align="middle" draw:auto-grow-height="false" fo:min-height="0.606cm" fo:min-width="5.419cm" fo:padding-top="0.23cm" fo:padding-bottom="0.23cm" fo:padding-left="0.355cm" fo:padding-right="0.355cm"/>
      <style:paragraph-properties style:writing-mode="lr-tb"/>
    </style:style>
    <style:style style:name="gr365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7.622cm" fo:min-width="13.225cm" fo:padding-top="0.231cm" fo:padding-bottom="0.231cm" fo:padding-left="0.356cm" fo:padding-right="0.356cm"/>
    </style:style>
    <style:style style:name="gr366" style:family="graphic" style:parent-style-name="standard">
      <style:graphic-properties svg:stroke-width="0.212cm" svg:stroke-color="#000000" draw:marker-start-width="0.517cm" draw:marker-end-width="0.517cm" draw:fill="none" draw:textarea-horizontal-align="justify" draw:textarea-vertical-align="middle" draw:auto-grow-height="false" fo:min-height="1.156cm" fo:min-width="4.427cm" fo:padding-top="0.23cm" fo:padding-bottom="0.23cm" fo:padding-left="0.355cm" fo:padding-right="0.355cm"/>
      <style:paragraph-properties style:writing-mode="lr-tb"/>
    </style:style>
    <style:style style:name="gr367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9.903cm" fo:min-width="14.266cm" fo:padding-top="0.231cm" fo:padding-bottom="0.231cm" fo:padding-left="0.356cm" fo:padding-right="0.356cm"/>
    </style:style>
    <style:style style:name="gr368" style:family="graphic" style:parent-style-name="standard">
      <style:graphic-properties svg:stroke-width="0.212cm" svg:stroke-color="#000000" draw:marker-start-width="0.517cm" draw:marker-end-width="0.517cm" draw:fill="none" draw:textarea-horizontal-align="justify" draw:textarea-vertical-align="middle" draw:auto-grow-height="false" fo:min-height="0.603cm" fo:min-width="8.322cm" fo:padding-top="0.23cm" fo:padding-bottom="0.23cm" fo:padding-left="0.355cm" fo:padding-right="0.355cm"/>
      <style:paragraph-properties style:writing-mode="lr-tb"/>
    </style:style>
    <style:style style:name="gr369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5.404cm" fo:min-width="6.858cm" fo:padding-top="0.231cm" fo:padding-bottom="0.231cm" fo:padding-left="0.356cm" fo:padding-right="0.356cm"/>
      <style:paragraph-properties style:writing-mode="lr-tb"/>
    </style:style>
    <style:style style:name="gr370" style:family="graphic" style:parent-style-name="standard">
      <style:graphic-properties svg:stroke-width="0.212cm" svg:stroke-color="#000000" draw:marker-start-width="0.517cm" draw:marker-end-width="0.517cm" draw:fill="solid" draw:fill-color="#ffffff" draw:textarea-horizontal-align="justify" draw:textarea-vertical-align="middle" draw:auto-grow-height="false" fo:min-height="0.501cm" fo:min-width="1.345cm" fo:padding-top="0.23cm" fo:padding-bottom="0.23cm" fo:padding-left="0.355cm" fo:padding-right="0.355cm"/>
    </style:style>
    <style:style style:name="gr371" style:family="graphic" style:parent-style-name="standard">
      <style:graphic-properties svg:stroke-width="0.212cm" svg:stroke-color="#000000" draw:marker-start-width="0.517cm" draw:marker-end-width="0.517cm" draw:fill-color="#ffffff" draw:textarea-horizontal-align="justify" draw:textarea-vertical-align="middle" draw:auto-grow-height="false" fo:min-height="0.5cm" fo:min-width="1.345cm" fo:padding-top="0.23cm" fo:padding-bottom="0.23cm" fo:padding-left="0.355cm" fo:padding-right="0.355cm"/>
    </style:style>
    <style:style style:name="gr372" style:family="graphic" style:parent-style-name="standard">
      <style:graphic-properties svg:stroke-width="0.159cm" svg:stroke-color="#311b92" draw:marker-start-width="0.438cm" draw:marker-end-width="0.438cm" draw:fill="solid" draw:fill-color="#cccccc" draw:textarea-horizontal-align="justify" draw:textarea-vertical-align="middle" draw:auto-grow-height="false" fo:min-height="7.235cm" fo:min-width="5.341cm" fo:padding-top="0.204cm" fo:padding-bottom="0.204cm" fo:padding-left="0.329cm" fo:padding-right="0.329cm"/>
    </style:style>
    <style:style style:name="gr373" style:family="graphic" style:parent-style-name="standard">
      <style:graphic-properties svg:stroke-width="0.159cm" svg:stroke-color="#c6ff00" draw:marker-start-width="0.438cm" draw:marker-end-width="0.438cm" draw:fill="solid" draw:fill-color="#cccccc" draw:textarea-horizontal-align="justify" draw:textarea-vertical-align="middle" draw:auto-grow-height="false" fo:min-height="7.235cm" fo:min-width="5.341cm" fo:padding-top="0.204cm" fo:padding-bottom="0.204cm" fo:padding-left="0.329cm" fo:padding-right="0.329cm"/>
    </style:style>
    <style:style style:name="gr374" style:family="graphic" style:parent-style-name="standard">
      <style:graphic-properties svg:stroke-width="0.159cm" svg:stroke-color="#069a2e" draw:marker-start-width="0.438cm" draw:marker-end-width="0.438cm" draw:fill="solid" draw:fill-color="#cccccc" draw:textarea-horizontal-align="justify" draw:textarea-vertical-align="middle" draw:auto-grow-height="false" fo:min-height="9.396cm" fo:min-width="6.439cm" fo:padding-top="0.204cm" fo:padding-bottom="0.204cm" fo:padding-left="0.329cm" fo:padding-right="0.329cm"/>
    </style:style>
    <style:style style:name="gr375" style:family="graphic" style:parent-style-name="standard">
      <style:graphic-properties draw:stroke="none" svg:stroke-color="#069a2e" draw:fill="none" draw:fill-color="#ffffff" draw:auto-grow-height="true" draw:auto-grow-width="false" fo:max-height="0cm" fo:min-height="4.753cm"/>
      <style:paragraph-properties style:writing-mode="lr-tb"/>
    </style:style>
    <style:style style:name="gr376" style:family="graphic" style:parent-style-name="standard">
      <style:graphic-properties svg:stroke-width="0.159cm" svg:stroke-color="#bf0041" draw:marker-start-width="0.438cm" draw:marker-end-width="0.438cm" draw:fill="solid" draw:fill-color="#cccccc" draw:textarea-horizontal-align="justify" draw:textarea-vertical-align="middle" draw:auto-grow-height="false" fo:min-height="6.743cm" fo:min-width="5.341cm" fo:padding-top="0.204cm" fo:padding-bottom="0.204cm" fo:padding-left="0.329cm" fo:padding-right="0.329cm"/>
    </style:style>
    <style:style style:name="gr377" style:family="graphic" style:parent-style-name="standard">
      <style:graphic-properties draw:stroke="none" svg:stroke-color="#bf0041" draw:fill="none" draw:fill-color="#ffffff" draw:auto-grow-height="true" draw:auto-grow-width="false" fo:max-height="0cm" fo:min-height="0.865cm"/>
      <style:paragraph-properties style:writing-mode="lr-tb"/>
    </style:style>
    <style:style style:name="gr378" style:family="graphic" style:parent-style-name="standard">
      <style:graphic-properties svg:stroke-width="0.159cm" svg:stroke-color="#bf0041" draw:marker-start-width="0.438cm" draw:marker-end-width="0.438cm" draw:fill="none" draw:fill-color="#ffffff" draw:textarea-horizontal-align="justify" draw:textarea-vertical-align="middle" draw:auto-grow-height="false" fo:min-height="8.084cm" fo:min-width="5.341cm" fo:padding-top="0.204cm" fo:padding-bottom="0.204cm" fo:padding-left="0.329cm" fo:padding-right="0.329cm"/>
    </style:style>
    <style:style style:name="gr379" style:family="graphic" style:parent-style-name="standard" style:list-style-name="L1">
      <style:graphic-properties draw:stroke="none" svg:stroke-color="#2e7d32" draw:fill="none" draw:fill-color="#ffffff" draw:auto-grow-height="true" draw:auto-grow-width="false" fo:max-height="0cm" fo:min-height="2.161cm"/>
      <style:paragraph-properties style:writing-mode="lr-tb"/>
    </style:style>
    <style:style style:name="gr380" style:family="graphic" style:parent-style-name="standard">
      <style:graphic-properties svg:stroke-width="0.159cm" svg:stroke-color="#ff0000" draw:marker-start-width="0.438cm" draw:marker-end-width="0.438cm" draw:fill="solid" draw:fill-color="#cccccc" draw:textarea-horizontal-align="justify" draw:textarea-vertical-align="middle" draw:auto-grow-height="false" fo:min-height="8.592cm" fo:min-width="5.84cm" fo:padding-top="0.204cm" fo:padding-bottom="0.204cm" fo:padding-left="0.329cm" fo:padding-right="0.329cm"/>
    </style:style>
    <style:style style:name="gr381" style:family="graphic" style:parent-style-name="objectwithoutfill">
      <style:graphic-properties svg:stroke-width="0.159cm" svg:stroke-color="#ff0000" draw:marker-start-width="0.438cm" draw:marker-end-width="0.438cm" draw:fill="solid" draw:fill-color="#cccccc" draw:textarea-vertical-align="middle" fo:padding-top="0.204cm" fo:padding-bottom="0.204cm" fo:padding-left="0.329cm" fo:padding-right="0.329cm"/>
    </style:style>
    <style:style style:name="gr382" style:family="graphic" style:parent-style-name="standard">
      <style:graphic-properties draw:stroke="none" svg:stroke-color="#ff0000" draw:fill="solid" draw:fill-color="#cccccc" draw:auto-grow-height="true" draw:auto-grow-width="false" fo:max-height="0cm" fo:min-height="0.561cm"/>
      <style:paragraph-properties style:writing-mode="lr-tb"/>
    </style:style>
    <style:style style:name="gr383" style:family="graphic" style:parent-style-name="standard">
      <style:graphic-properties draw:stroke="none" svg:stroke-color="#ff0000" draw:fill="solid" draw:fill-color="#cccccc" draw:auto-grow-height="true" draw:auto-grow-width="false" fo:max-height="0cm" fo:min-height="1.85cm"/>
      <style:paragraph-properties style:writing-mode="lr-tb"/>
    </style:style>
    <style:style style:name="gr384" style:family="graphic" style:parent-style-name="standard">
      <style:graphic-properties draw:stroke="none" svg:stroke-color="#ff0000" draw:fill="solid" draw:fill-color="#cccccc" draw:auto-grow-height="true" draw:auto-grow-width="false" fo:max-height="0cm" fo:min-height="2.161cm"/>
      <style:paragraph-properties style:writing-mode="lr-tb"/>
    </style:style>
    <style:style style:name="gr385" style:family="graphic" style:parent-style-name="standard">
      <style:graphic-properties svg:stroke-width="0.159cm" svg:stroke-color="#bf0041" draw:marker-start-width="0.438cm" draw:marker-end-width="0.438cm" draw:fill="solid" draw:fill-color="#cccccc" draw:textarea-horizontal-align="justify" draw:textarea-vertical-align="middle" draw:auto-grow-height="false" fo:min-height="6.199cm" fo:min-width="5.84cm" fo:padding-top="0.204cm" fo:padding-bottom="0.204cm" fo:padding-left="0.329cm" fo:padding-right="0.329cm"/>
    </style:style>
    <style:style style:name="gr386" style:family="graphic" style:parent-style-name="standard" style:list-style-name="L1">
      <style:graphic-properties draw:stroke="none" svg:stroke-color="#bf0041" draw:fill="none" draw:fill-color="#ffffff" draw:auto-grow-height="true" draw:auto-grow-width="false" fo:max-height="0cm" fo:min-height="2.593cm"/>
      <style:paragraph-properties style:writing-mode="lr-tb"/>
    </style:style>
    <style:style style:name="gr387" style:family="graphic" style:parent-style-name="standard">
      <style:graphic-properties svg:stroke-width="0.159cm" svg:stroke-color="#bf0041" draw:marker-start-width="0.438cm" draw:marker-end-width="0.438cm" draw:fill="solid" draw:fill-color="#cccccc" draw:textarea-horizontal-align="justify" draw:textarea-vertical-align="middle" draw:auto-grow-height="false" fo:min-height="4.592cm" fo:min-width="5.84cm" fo:padding-top="0.204cm" fo:padding-bottom="0.204cm" fo:padding-left="0.329cm" fo:padding-right="0.329cm"/>
    </style:style>
    <style:style style:name="gr388" style:family="graphic" style:parent-style-name="standard">
      <style:graphic-properties draw:stroke="none" svg:stroke-color="#bf0041" draw:fill="none" draw:fill-color="#ffffff" draw:auto-grow-height="true" draw:auto-grow-width="false" fo:max-height="0cm" fo:min-height="0.726cm"/>
      <style:paragraph-properties style:writing-mode="lr-tb"/>
    </style:style>
    <style:style style:name="gr389" style:family="graphic" style:parent-style-name="standard" style:list-style-name="L1">
      <style:graphic-properties draw:stroke="none" svg:stroke-color="#bf0041" draw:fill="none" draw:fill-color="#ffffff" draw:auto-grow-height="true" draw:auto-grow-width="false" fo:max-height="0cm" fo:min-height="1.844cm"/>
      <style:paragraph-properties style:writing-mode="lr-tb"/>
    </style:style>
    <style:style style:name="gr390" style:family="graphic" style:parent-style-name="standard">
      <style:graphic-properties svg:stroke-width="0.159cm" svg:stroke-color="#bf0041" draw:marker-start-width="0.438cm" draw:marker-end-width="0.438cm" draw:fill="solid" draw:fill-color="#cccccc" draw:textarea-horizontal-align="justify" draw:textarea-vertical-align="middle" draw:auto-grow-height="false" fo:min-height="3.492cm" fo:min-width="6.44cm" fo:padding-top="0.204cm" fo:padding-bottom="0.204cm" fo:padding-left="0.329cm" fo:padding-right="0.329cm"/>
    </style:style>
    <style:style style:name="gr391" style:family="graphic" style:parent-style-name="standard">
      <style:graphic-properties draw:stroke="none" svg:stroke-color="#bf0041" draw:fill="none" draw:fill-color="#ffffff" draw:auto-grow-height="true" draw:auto-grow-width="false" fo:max-height="0cm" fo:min-height="0.665cm"/>
      <style:paragraph-properties style:writing-mode="lr-tb"/>
    </style:style>
    <style:style style:name="gr392" style:family="graphic" style:parent-style-name="standard" style:list-style-name="L1">
      <style:graphic-properties draw:stroke="none" svg:stroke-color="#bf0041" draw:fill="none" draw:fill-color="#ffffff" draw:auto-grow-height="true" draw:auto-grow-width="false" fo:max-height="0cm" fo:min-height="1.383cm"/>
      <style:paragraph-properties style:writing-mode="lr-tb"/>
    </style:style>
    <style:style style:name="gr393" style:family="graphic" style:parent-style-name="standard">
      <style:graphic-properties svg:stroke-width="0.159cm" svg:stroke-color="#bf0041" draw:marker-start-width="0.438cm" draw:marker-end-width="0.438cm" draw:fill="solid" draw:fill-color="#cccccc" draw:textarea-horizontal-align="justify" draw:textarea-vertical-align="middle" draw:auto-grow-height="false" fo:min-height="3.792cm" fo:min-width="5.84cm" fo:padding-top="0.204cm" fo:padding-bottom="0.204cm" fo:padding-left="0.329cm" fo:padding-right="0.329cm"/>
    </style:style>
    <style:style style:name="gr394" style:family="graphic" style:parent-style-name="standard">
      <style:graphic-properties draw:stroke="none" svg:stroke-color="#bf0041" draw:fill="none" draw:fill-color="#ffffff" draw:auto-grow-height="true" draw:auto-grow-width="false" fo:max-height="0cm" fo:min-height="1.077cm"/>
      <style:paragraph-properties style:writing-mode="lr-tb"/>
    </style:style>
    <style:style style:name="gr395" style:family="graphic" style:parent-style-name="standard" style:list-style-name="L1">
      <style:graphic-properties draw:stroke="none" svg:stroke-color="#bf0041" draw:fill="none" draw:fill-color="#ffffff" draw:auto-grow-height="true" draw:auto-grow-width="false" fo:max-height="0cm" fo:min-height="1.51cm"/>
      <style:paragraph-properties style:writing-mode="lr-tb"/>
    </style:style>
    <style:style style:name="gr396" style:family="graphic" style:parent-style-name="standard">
      <style:graphic-properties svg:stroke-width="0.159cm" svg:stroke-color="#2e7d32" draw:marker-start-width="0.438cm" draw:marker-end-width="0.438cm" draw:fill="solid" draw:fill-color="#cccccc" draw:textarea-horizontal-align="justify" draw:textarea-vertical-align="middle" draw:auto-grow-height="false" fo:min-height="6.199cm" fo:min-width="5.84cm" fo:padding-top="0.204cm" fo:padding-bottom="0.204cm" fo:padding-left="0.329cm" fo:padding-right="0.329cm"/>
    </style:style>
    <style:style style:name="gr397" style:family="graphic" style:parent-style-name="standard" style:list-style-name="L1">
      <style:graphic-properties draw:stroke="none" svg:stroke-color="#2e7d32" draw:fill="none" draw:fill-color="#ffffff" draw:auto-grow-height="true" draw:auto-grow-width="false" fo:max-height="0cm" fo:min-height="2.518cm"/>
      <style:paragraph-properties style:writing-mode="lr-tb"/>
    </style:style>
    <style:style style:name="gr398" style:family="graphic" style:parent-style-name="standard" style:list-style-name="L1">
      <style:graphic-properties draw:stroke="none" svg:stroke-color="#2e7d32" draw:fill="none" draw:fill-color="#ffffff" draw:auto-grow-height="true" draw:auto-grow-width="false" fo:max-height="0cm" fo:min-height="2.518cm"/>
      <style:paragraph-properties style:writing-mode="lr-tb"/>
    </style:style>
    <style:style style:name="gr399" style:family="graphic" style:parent-style-name="standard" style:list-style-name="L1">
      <style:graphic-properties draw:stroke="none" svg:stroke-color="#2e7d32" draw:fill="none" draw:fill-color="#ffffff" draw:auto-grow-height="true" draw:auto-grow-width="false" fo:max-height="0cm" fo:min-height="2.518cm"/>
      <style:paragraph-properties style:writing-mode="lr-tb"/>
    </style:style>
    <style:style style:name="gr400" style:family="graphic" style:parent-style-name="standard">
      <style:graphic-properties svg:stroke-width="0.159cm" svg:stroke-color="#069a2e" draw:marker-start-width="0.438cm" draw:marker-end-width="0.438cm" draw:fill="solid" draw:fill-color="#cccccc" draw:textarea-horizontal-align="justify" draw:textarea-vertical-align="middle" draw:auto-grow-height="false" fo:min-height="5.599cm" fo:min-width="5.84cm" fo:padding-top="0.204cm" fo:padding-bottom="0.204cm" fo:padding-left="0.329cm" fo:padding-right="0.329cm"/>
    </style:style>
    <style:style style:name="gr401" style:family="graphic" style:parent-style-name="standard" style:list-style-name="L1">
      <style:graphic-properties draw:stroke="none" svg:stroke-color="#069a2e" draw:fill="none" draw:fill-color="#ffffff" draw:auto-grow-height="true" draw:auto-grow-width="false" fo:max-height="0cm" fo:min-height="3.518cm"/>
      <style:paragraph-properties style:writing-mode="lr-tb"/>
    </style:style>
    <style:style style:name="gr402" style:family="graphic" style:parent-style-name="standard">
      <style:graphic-properties svg:stroke-width="0.159cm" svg:stroke-color="#069a2e" draw:marker-start-width="0.438cm" draw:marker-end-width="0.438cm" draw:fill="solid" draw:fill-color="#cccccc" draw:textarea-horizontal-align="justify" draw:textarea-vertical-align="middle" draw:auto-grow-height="false" fo:min-height="4.799cm" fo:min-width="5.84cm" fo:padding-top="0.204cm" fo:padding-bottom="0.204cm" fo:padding-left="0.329cm" fo:padding-right="0.329cm"/>
    </style:style>
    <style:style style:name="gr403" style:family="graphic" style:parent-style-name="standard" style:list-style-name="L1">
      <style:graphic-properties draw:stroke="none" svg:stroke-color="#069a2e" draw:fill="none" draw:fill-color="#ffffff" draw:auto-grow-height="true" draw:auto-grow-width="false" fo:max-height="0cm" fo:min-height="1.118cm"/>
      <style:paragraph-properties style:writing-mode="lr-tb"/>
    </style:style>
    <style:style style:name="gr404" style:family="graphic" style:parent-style-name="standard">
      <style:graphic-properties svg:stroke-width="0.159cm" svg:stroke-color="#ffd428" draw:marker-start-width="0.438cm" draw:marker-end-width="0.438cm" draw:fill="solid" draw:fill-color="#cccccc" draw:textarea-horizontal-align="justify" draw:textarea-vertical-align="middle" draw:auto-grow-height="false" fo:min-height="7.192cm" fo:min-width="5.84cm" fo:padding-top="0.204cm" fo:padding-bottom="0.204cm" fo:padding-left="0.329cm" fo:padding-right="0.329cm"/>
    </style:style>
    <style:style style:name="gr405" style:family="graphic" style:parent-style-name="objectwithoutfill">
      <style:graphic-properties svg:stroke-width="0.159cm" svg:stroke-color="#ffd428" draw:marker-start-width="0.438cm" draw:marker-end-width="0.438cm" draw:fill="solid" draw:fill-color="#cccccc" draw:textarea-vertical-align="middle" fo:padding-top="0.204cm" fo:padding-bottom="0.204cm" fo:padding-left="0.329cm" fo:padding-right="0.329cm"/>
    </style:style>
    <style:style style:name="gr406" style:family="graphic" style:parent-style-name="standard">
      <style:graphic-properties draw:stroke="none" svg:stroke-color="#ffd428" draw:fill="solid" draw:fill-color="#cccccc" draw:auto-grow-height="true" draw:auto-grow-width="false" fo:max-height="0cm" fo:min-height="0.561cm"/>
      <style:paragraph-properties style:writing-mode="lr-tb"/>
    </style:style>
    <style:style style:name="gr407" style:family="graphic" style:parent-style-name="standard">
      <style:graphic-properties draw:stroke="none" svg:stroke-color="#ffd428" draw:fill="solid" draw:fill-color="#cccccc" draw:auto-grow-height="true" draw:auto-grow-width="false" fo:max-height="0cm" fo:min-height="1.35cm"/>
      <style:paragraph-properties style:writing-mode="lr-tb"/>
    </style:style>
    <style:style style:name="gr408" style:family="graphic" style:parent-style-name="standard">
      <style:graphic-properties draw:stroke="none" svg:stroke-color="#ffd428" draw:fill="solid" draw:fill-color="#cccccc" draw:auto-grow-height="true" draw:auto-grow-width="false" fo:max-height="0cm" fo:min-height="5.185cm"/>
      <style:paragraph-properties style:writing-mode="lr-tb"/>
    </style:style>
    <style:style style:name="gr409" style:family="graphic" style:parent-style-name="standard">
      <style:graphic-properties svg:stroke-width="0.159cm" svg:stroke-color="#ffd428" draw:marker-start-width="0.438cm" draw:marker-end-width="0.438cm" draw:fill="solid" draw:fill-color="#cccccc" draw:textarea-horizontal-align="justify" draw:textarea-vertical-align="middle" draw:auto-grow-height="false" fo:min-height="5.692cm" fo:min-width="5.84cm" fo:padding-top="0.204cm" fo:padding-bottom="0.204cm" fo:padding-left="0.329cm" fo:padding-right="0.329cm"/>
    </style:style>
    <style:style style:name="gr410" style:family="graphic" style:parent-style-name="standard">
      <style:graphic-properties draw:stroke="none" svg:stroke-color="#ffd428" draw:fill="solid" draw:fill-color="#cccccc" draw:auto-grow-height="true" draw:auto-grow-width="false" fo:max-height="0cm" fo:min-height="2.161cm"/>
      <style:paragraph-properties style:writing-mode="lr-tb"/>
    </style:style>
    <style:style style:name="gr411" style:family="graphic" style:parent-style-name="standard">
      <style:graphic-properties svg:stroke-width="0.159cm" svg:stroke-color="#158466" draw:marker-start-width="0.438cm" draw:marker-end-width="0.438cm" draw:fill="solid" draw:fill-color="#cccccc" draw:textarea-horizontal-align="justify" draw:textarea-vertical-align="middle" draw:auto-grow-height="false" fo:min-height="4.621cm" fo:min-width="5.341cm" fo:padding-top="0.204cm" fo:padding-bottom="0.204cm" fo:padding-left="0.329cm" fo:padding-right="0.329cm"/>
    </style:style>
    <style:style style:name="gr412" style:family="graphic" style:parent-style-name="standard">
      <style:graphic-properties draw:stroke="none" svg:stroke-color="#158466" draw:fill="none" draw:fill-color="#ffffff" draw:auto-grow-height="true" draw:auto-grow-width="false" fo:max-height="0cm" fo:min-height="0.433cm"/>
      <style:paragraph-properties style:writing-mode="lr-tb"/>
    </style:style>
    <style:style style:name="gr413" style:family="graphic" style:parent-style-name="standard">
      <style:graphic-properties draw:stroke="none" svg:stroke-color="#158466" draw:fill="none" draw:fill-color="#ffffff" draw:auto-grow-height="true" draw:auto-grow-width="false" fo:max-height="0cm" fo:min-height="1.656cm"/>
      <style:paragraph-properties style:writing-mode="lr-tb"/>
    </style:style>
    <style:style style:name="gr414" style:family="graphic" style:parent-style-name="standard">
      <style:graphic-properties svg:stroke-width="0.159cm" svg:stroke-color="#158466" draw:marker-start-width="0.438cm" draw:marker-end-width="0.438cm" draw:fill="solid" draw:fill-color="#cccccc" draw:textarea-horizontal-align="justify" draw:textarea-vertical-align="middle" draw:auto-grow-height="false" fo:min-height="4.107cm" fo:min-width="5.795cm" fo:padding-top="0.204cm" fo:padding-bottom="0.204cm" fo:padding-left="0.329cm" fo:padding-right="0.329cm"/>
    </style:style>
    <style:style style:name="gr415" style:family="graphic" style:parent-style-name="standard">
      <style:graphic-properties svg:stroke-width="0.159cm" svg:stroke-color="#158466" draw:marker-start-width="0.438cm" draw:marker-end-width="0.438cm" draw:fill="solid" draw:fill-color="#cccccc" draw:textarea-horizontal-align="justify" draw:textarea-vertical-align="middle" draw:auto-grow-height="false" fo:min-height="5.09cm" fo:min-width="6.141cm" fo:padding-top="0.204cm" fo:padding-bottom="0.204cm" fo:padding-left="0.329cm" fo:padding-right="0.329cm"/>
    </style:style>
    <style:style style:name="gr416" style:family="graphic" style:parent-style-name="standard">
      <style:graphic-properties draw:stroke="none" svg:stroke-color="#158466" draw:fill="none" draw:fill-color="#ffffff" draw:auto-grow-height="true" draw:auto-grow-width="false" fo:max-height="0cm" fo:min-height="1.595cm"/>
      <style:paragraph-properties style:writing-mode="lr-tb"/>
    </style:style>
    <style:style style:name="gr417" style:family="graphic" style:parent-style-name="standard">
      <style:graphic-properties draw:stroke="none" svg:stroke-color="#158466" draw:fill="none" draw:fill-color="#ffffff" draw:auto-grow-height="true" draw:auto-grow-width="false" fo:max-height="0cm" fo:min-height="2.161cm"/>
      <style:paragraph-properties style:writing-mode="lr-tb"/>
    </style:style>
    <style:style style:name="gr418" style:family="graphic" style:parent-style-name="standard">
      <style:graphic-properties svg:stroke-width="0.159cm" svg:stroke-color="#158466" draw:marker-start-width="0.438cm" draw:marker-end-width="0.438cm" draw:fill="solid" draw:fill-color="#b2b2b2" draw:opacity="50%" draw:textarea-horizontal-align="justify" draw:textarea-vertical-align="middle" draw:auto-grow-height="false" fo:min-height="4.779cm" fo:min-width="7.841cm" fo:padding-top="0.204cm" fo:padding-bottom="0.204cm" fo:padding-left="0.329cm" fo:padding-right="0.329cm"/>
    </style:style>
    <style:style style:name="gr419" style:family="graphic" style:parent-style-name="standard">
      <style:graphic-properties draw:stroke="none" svg:stroke-color="#158466" draw:fill="none" draw:fill-color="#ffffff" draw:auto-grow-height="true" draw:auto-grow-width="false" fo:max-height="0cm" fo:min-height="1.542cm"/>
      <style:paragraph-properties style:writing-mode="lr-tb"/>
    </style:style>
    <style:style style:name="gr420" style:family="graphic" style:parent-style-name="standard">
      <style:graphic-properties svg:stroke-width="0.159cm" svg:stroke-color="#069a2e" draw:marker-start-width="0.438cm" draw:marker-end-width="0.438cm" draw:fill="solid" draw:fill-color="#cccccc" draw:textarea-horizontal-align="justify" draw:textarea-vertical-align="middle" draw:auto-grow-height="false" fo:min-height="4.842cm" fo:min-width="5.84cm" fo:padding-top="0.204cm" fo:padding-bottom="0.204cm" fo:padding-left="0.329cm" fo:padding-right="0.329cm"/>
    </style:style>
    <style:style style:name="gr421" style:family="graphic" style:parent-style-name="standard" style:list-style-name="L1">
      <style:graphic-properties draw:stroke="none" svg:stroke-color="#069a2e" draw:fill="none" draw:fill-color="#ffffff" draw:auto-grow-height="true" draw:auto-grow-width="false" fo:max-height="0cm" fo:min-height="2.161cm"/>
      <style:paragraph-properties style:writing-mode="lr-tb"/>
    </style:style>
    <style:style style:name="gr422" style:family="graphic" style:parent-style-name="standard">
      <style:graphic-properties svg:stroke-width="0.159cm" svg:stroke-color="#311b92" draw:marker-start-width="0.438cm" draw:marker-end-width="0.438cm" draw:fill="solid" draw:fill-color="#cccccc" draw:textarea-horizontal-align="justify" draw:textarea-vertical-align="middle" draw:auto-grow-height="false" fo:min-height="6.403cm" fo:min-width="5.341cm" fo:padding-top="0.204cm" fo:padding-bottom="0.204cm" fo:padding-left="0.329cm" fo:padding-right="0.329cm"/>
    </style:style>
    <style:style style:name="gr423" style:family="graphic" style:parent-style-name="objectwithoutfill">
      <style:graphic-properties svg:stroke-width="0.159cm" svg:stroke-color="#311b92" draw:marker-start-width="0.438cm" draw:marker-end-width="0.438cm" draw:fill="solid" draw:fill-color="#cccccc" draw:textarea-vertical-align="middle" fo:padding-top="0.204cm" fo:padding-bottom="0.204cm" fo:padding-left="0.329cm" fo:padding-right="0.329cm"/>
    </style:style>
    <style:style style:name="gr424" style:family="graphic" style:parent-style-name="standard">
      <style:graphic-properties draw:stroke="none" svg:stroke-color="#311b92" draw:fill="solid" draw:fill-color="#cccccc" draw:auto-grow-height="true" draw:auto-grow-width="false" fo:max-height="0cm" fo:min-height="0.561cm"/>
      <style:paragraph-properties style:writing-mode="lr-tb"/>
    </style:style>
    <style:style style:name="gr425" style:family="graphic" style:parent-style-name="standard">
      <style:graphic-properties draw:stroke="none" svg:stroke-color="#311b92" draw:fill="solid" draw:fill-color="#cccccc" draw:auto-grow-height="true" draw:auto-grow-width="false" fo:max-height="0cm" fo:min-height="3.025cm"/>
      <style:paragraph-properties style:writing-mode="lr-tb"/>
    </style:style>
    <style:style style:name="gr426" style:family="graphic" style:parent-style-name="standard">
      <style:graphic-properties draw:stroke="none" svg:stroke-color="#311b92" draw:fill="solid" draw:fill-color="#cccccc" draw:auto-grow-height="true" draw:auto-grow-width="false" fo:max-height="0cm" fo:min-height="2.161cm"/>
      <style:paragraph-properties style:writing-mode="lr-tb"/>
    </style:style>
    <style:style style:name="gr427" style:family="graphic" style:parent-style-name="standard">
      <style:graphic-properties svg:stroke-width="0.159cm" svg:stroke-color="#c6ff00" draw:marker-start-width="0.438cm" draw:marker-end-width="0.438cm" draw:fill="solid" draw:fill-color="#cccccc" draw:textarea-horizontal-align="justify" draw:textarea-vertical-align="middle" draw:auto-grow-height="false" fo:min-height="6.091cm" fo:min-width="6.441cm" fo:padding-top="0.204cm" fo:padding-bottom="0.204cm" fo:padding-left="0.329cm" fo:padding-right="0.329cm"/>
    </style:style>
    <style:style style:name="gr428" style:family="graphic" style:parent-style-name="standard" style:list-style-name="L1">
      <style:graphic-properties draw:stroke="none" svg:stroke-color="#c6ff00" draw:fill="none" draw:fill-color="#ffffff" draw:auto-grow-height="true" draw:auto-grow-width="false" fo:max-height="0cm" fo:min-height="2.86cm"/>
      <style:paragraph-properties style:writing-mode="lr-tb"/>
    </style:style>
    <style:style style:name="gr429" style:family="graphic" style:parent-style-name="standard">
      <style:graphic-properties svg:stroke-width="0.159cm" svg:stroke-color="#e040fb" draw:marker-start-width="0.438cm" draw:marker-end-width="0.438cm" draw:fill="solid" draw:fill-color="#cccccc" draw:textarea-horizontal-align="justify" draw:textarea-vertical-align="middle" draw:auto-grow-height="false" fo:min-height="3.703cm" fo:min-width="5.341cm" fo:padding-top="0.204cm" fo:padding-bottom="0.204cm" fo:padding-left="0.329cm" fo:padding-right="0.329cm"/>
    </style:style>
    <style:style style:name="gr430" style:family="graphic" style:parent-style-name="standard">
      <style:graphic-properties svg:stroke-width="0.212cm" svg:stroke-color="#bf0041" draw:marker-start-width="0.517cm" draw:marker-end-width="0.517cm" draw:fill="none" draw:textarea-horizontal-align="justify" draw:textarea-vertical-align="middle" draw:auto-grow-height="false" fo:min-height="30.54cm" fo:min-width="135.29cm" fo:padding-top="0.23cm" fo:padding-bottom="0.23cm" fo:padding-left="0.355cm" fo:padding-right="0.355cm"/>
    </style:style>
    <style:style style:name="gr431" style:family="graphic" style:parent-style-name="standard">
      <style:graphic-properties svg:stroke-width="0.212cm" svg:stroke-color="#2e7d32" draw:marker-start-width="0.517cm" draw:marker-end-width="0.517cm" draw:fill="none" draw:textarea-horizontal-align="justify" draw:textarea-vertical-align="middle" draw:auto-grow-height="false" fo:min-height="30.54cm" fo:min-width="135.29cm" fo:padding-top="0.23cm" fo:padding-bottom="0.23cm" fo:padding-left="0.355cm" fo:padding-right="0.355cm"/>
    </style:style>
    <style:style style:name="gr432" style:family="graphic" style:parent-style-name="standard">
      <style:graphic-properties svg:stroke-width="0.212cm" svg:stroke-color="#158466" draw:marker-start-width="0.517cm" draw:marker-end-width="0.517cm" draw:fill="none" draw:textarea-horizontal-align="justify" draw:textarea-vertical-align="middle" draw:auto-grow-height="false" fo:min-height="28.04cm" fo:min-width="110.29cm" fo:padding-top="0.23cm" fo:padding-bottom="0.23cm" fo:padding-left="0.355cm" fo:padding-right="0.355cm"/>
    </style:style>
    <style:style style:name="gr433" style:family="graphic" style:parent-style-name="standard">
      <style:graphic-properties svg:stroke-width="0.212cm" svg:stroke-color="#ffd428" draw:marker-start-width="0.517cm" draw:marker-end-width="0.517cm" draw:fill="none" draw:opacity="100%" draw:opacity-name="Transparency_20_2" draw:textarea-horizontal-align="justify" draw:textarea-vertical-align="middle" draw:auto-grow-height="false" fo:min-height="14.541cm" fo:min-width="104.79cm" fo:padding-top="0.23cm" fo:padding-bottom="0.23cm" fo:padding-left="0.355cm" fo:padding-right="0.355cm"/>
    </style:style>
    <style:style style:name="gr434" style:family="graphic" style:parent-style-name="standard">
      <style:graphic-properties svg:stroke-width="0.212cm" svg:stroke-color="#ff0000" draw:marker-start-width="0.517cm" draw:marker-end-width="0.517cm" draw:fill="none" draw:textarea-horizontal-align="justify" draw:textarea-vertical-align="middle" draw:auto-grow-height="false" fo:min-height="9.54cm" fo:min-width="104.29cm" fo:padding-top="0.23cm" fo:padding-bottom="0.23cm" fo:padding-left="0.355cm" fo:padding-right="0.355cm"/>
    </style:style>
    <style:style style:name="gr435" style:family="graphic" style:parent-style-name="standard">
      <style:graphic-properties svg:stroke-width="0.212cm" svg:stroke-color="#311b92" draw:marker-start-width="0.517cm" draw:marker-end-width="0.517cm" draw:fill="none" draw:textarea-horizontal-align="justify" draw:textarea-vertical-align="middle" draw:auto-grow-height="false" fo:min-height="16.54cm" fo:min-width="122.79cm" fo:padding-top="0.23cm" fo:padding-bottom="0.23cm" fo:padding-left="0.355cm" fo:padding-right="0.355cm"/>
    </style:style>
    <style:style style:name="gr436" style:family="graphic" style:parent-style-name="standard">
      <style:graphic-properties svg:stroke-width="0.159cm" svg:stroke-color="#bf0041" draw:marker-start-width="0.438cm" draw:marker-end-width="0.438cm" draw:fill="solid" draw:fill-color="#cccccc" draw:textarea-horizontal-align="justify" draw:textarea-vertical-align="middle" draw:auto-grow-height="false" fo:min-height="5.692cm" fo:min-width="5.84cm" fo:padding-top="0.204cm" fo:padding-bottom="0.204cm" fo:padding-left="0.329cm" fo:padding-right="0.329cm"/>
    </style:style>
    <style:style style:name="gr437" style:family="graphic" style:parent-style-name="standard">
      <style:graphic-properties draw:stroke="none" svg:stroke-color="#bf0041" draw:fill="none" draw:fill-color="#ffffff" draw:auto-grow-height="true" draw:auto-grow-width="false" fo:max-height="0cm" fo:min-height="0.451cm"/>
      <style:paragraph-properties style:writing-mode="lr-tb"/>
    </style:style>
    <style:style style:name="gr438" style:family="graphic" style:parent-style-name="standard" style:list-style-name="L1">
      <style:graphic-properties draw:stroke="none" svg:stroke-color="#bf0041" draw:fill="none" draw:fill-color="#ffffff" draw:auto-grow-height="true" draw:auto-grow-width="false" fo:max-height="0cm" fo:min-height="2.306cm"/>
      <style:paragraph-properties style:writing-mode="lr-tb"/>
    </style:style>
    <style:style style:name="gr439" style:family="graphic" style:parent-style-name="standard">
      <style:graphic-properties svg:stroke-width="0.159cm" svg:stroke-color="#158466" draw:marker-start-width="0.438cm" draw:marker-end-width="0.438cm" draw:fill="solid" draw:fill-color="#cccccc" draw:textarea-horizontal-align="justify" draw:textarea-vertical-align="middle" draw:auto-grow-height="false" fo:min-height="5.831cm" fo:min-width="7.977cm" fo:padding-top="0.204cm" fo:padding-bottom="0.204cm" fo:padding-left="0.329cm" fo:padding-right="0.329cm"/>
    </style:style>
    <style:style style:name="gr440" style:family="graphic" style:parent-style-name="standard">
      <style:graphic-properties draw:stroke="none" svg:stroke-color="#158466" draw:fill="none" draw:fill-color="#ffffff" draw:auto-grow-height="true" draw:auto-grow-width="false" fo:max-height="0cm" fo:min-height="3.457cm"/>
      <style:paragraph-properties style:writing-mode="lr-tb"/>
    </style:style>
    <style:style style:name="gr441" style:family="graphic" style:parent-style-name="standard">
      <style:graphic-properties svg:stroke-width="0.159cm" svg:stroke-color="#069a2e" draw:marker-start-width="0.438cm" draw:marker-end-width="0.438cm" draw:fill="solid" draw:fill-color="#cccccc" draw:textarea-horizontal-align="justify" draw:textarea-vertical-align="middle" draw:auto-grow-height="false" fo:min-height="7.091cm" fo:min-width="6.578cm" fo:padding-top="0.204cm" fo:padding-bottom="0.204cm" fo:padding-left="0.329cm" fo:padding-right="0.329cm"/>
    </style:style>
    <style:style style:name="gr442" style:family="graphic" style:parent-style-name="standard">
      <style:graphic-properties draw:stroke="none" svg:stroke-color="#069a2e" draw:fill="none" draw:fill-color="#ffffff" draw:auto-grow-height="true" draw:auto-grow-width="false" fo:max-height="0cm" fo:min-height="0.817cm"/>
      <style:paragraph-properties style:writing-mode="lr-tb"/>
    </style:style>
    <style:style style:name="gr443" style:family="graphic" style:parent-style-name="standard">
      <style:graphic-properties draw:stroke="none" svg:stroke-color="#069a2e" draw:fill="none" draw:fill-color="#ffffff" draw:auto-grow-height="true" draw:auto-grow-width="false" fo:max-height="0cm" fo:min-height="2.268cm"/>
      <style:paragraph-properties style:writing-mode="lr-tb"/>
    </style:style>
    <style:style style:name="gr444" style:family="graphic" style:parent-style-name="standard">
      <style:graphic-properties svg:stroke-width="0.159cm" svg:stroke-color="#069a2e" draw:marker-start-width="0.438cm" draw:marker-end-width="0.438cm" draw:fill="solid" draw:fill-color="#cccccc" draw:textarea-horizontal-align="justify" draw:textarea-vertical-align="middle" draw:auto-grow-height="false" fo:min-height="5.591cm" fo:min-width="5.341cm" fo:padding-top="0.204cm" fo:padding-bottom="0.204cm" fo:padding-left="0.329cm" fo:padding-right="0.329cm"/>
      <style:paragraph-properties style:writing-mode="lr-tb"/>
    </style:style>
    <style:style style:name="gr445" style:family="graphic" style:parent-style-name="standard">
      <style:graphic-properties draw:stroke="none" svg:stroke-color="#069a2e" draw:fill="none" draw:fill-color="#ffffff" draw:auto-grow-height="true" draw:auto-grow-width="false" fo:max-height="0cm" fo:min-height="2.161cm"/>
      <style:paragraph-properties style:writing-mode="lr-tb"/>
    </style:style>
    <style:style style:name="gr446" style:family="graphic" style:parent-style-name="standard">
      <style:graphic-properties svg:stroke-width="0.159cm" svg:stroke-color="#069a2e" draw:marker-start-width="0.438cm" draw:marker-end-width="0.438cm" draw:fill="solid" draw:fill-color="#cccccc" draw:textarea-horizontal-align="justify" draw:textarea-vertical-align="middle" draw:auto-grow-height="false" fo:min-height="6.695cm" fo:min-width="5.341cm" fo:padding-top="0.204cm" fo:padding-bottom="0.204cm" fo:padding-left="0.329cm" fo:padding-right="0.329cm"/>
    </style:style>
    <style:style style:name="gr447" style:family="graphic" style:parent-style-name="standard">
      <style:graphic-properties draw:stroke="none" svg:stroke-color="#069a2e" draw:fill="none" draw:fill-color="#ffffff" draw:auto-grow-height="true" draw:auto-grow-width="false" fo:max-height="0cm" fo:min-height="2.052cm"/>
      <style:paragraph-properties style:writing-mode="lr-tb"/>
    </style:style>
    <style:style style:name="pr1" style:family="presentation" style:parent-style-name="Predeterminado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none" draw:fill-color="#fffff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3" style:family="paragraph">
      <loext:graphic-properties draw:fill="none" draw:fill-color="#ffffff"/>
      <style:paragraph-properties style:writing-mode="lr-tb"/>
      <style:text-properties fo:font-size="11pt" fo:language="zxx" fo:country="none" style:language-asian="zxx" style:country-asian="none" style:language-complex="zxx" style:country-complex="none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style:paragraph-properties fo:text-align="center" style:writing-mode="lr-tb"/>
      <style:text-properties fo:font-size="8pt" fo:language="zxx" fo:country="none" style:font-size-asian="8pt" style:language-asian="zxx" style:country-asian="none" style:font-size-complex="8pt" style:language-complex="zxx" style:country-complex="non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1pt" fo:language="zxx" fo:country="none" style:language-asian="zxx" style:country-asian="none" style:language-complex="zxx" style:country-complex="none"/>
    </style:style>
    <style:style style:name="P7" style:family="paragraph">
      <style:paragraph-properties fo:text-align="center" style:writing-mode="lr-tb"/>
      <style:text-properties fo:font-size="18pt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8" style:family="paragraph">
      <loext:graphic-properties draw:fill="none"/>
      <style:paragraph-properties fo:text-align="center" style:writing-mode="lr-tb"/>
      <style:text-properties fo:font-size="18pt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9" style:family="paragraph">
      <style:paragraph-properties fo:text-align="center" style:writing-mode="lr-tb"/>
      <style:text-properties fo:font-size="28pt" fo:language="zxx" fo:country="none" fo:font-weight="normal" style:font-size-asian="28pt" style:language-asian="zxx" style:country-asian="none" style:font-weight-asian="normal" style:font-size-complex="28pt" style:language-complex="zxx" style:country-complex="none" style:font-weight-complex="normal"/>
    </style:style>
    <style:style style:name="P10" style:family="paragraph">
      <loext:graphic-properties draw:fill="none"/>
      <style:paragraph-properties fo:text-align="center" style:writing-mode="lr-tb"/>
      <style:text-properties fo:font-size="28pt" fo:language="zxx" fo:country="none" fo:font-weight="normal" style:font-size-asian="28pt" style:language-asian="zxx" style:country-asian="none" style:font-weight-asian="normal" style:font-size-complex="28pt" style:language-complex="zxx" style:country-complex="none" style:font-weight-complex="normal"/>
    </style:style>
    <style:style style:name="P11" style:family="paragraph">
      <loext:graphic-properties draw:fill="none"/>
      <style:paragraph-properties fo:text-align="center" style:writing-mode="lr-tb"/>
      <style:text-properties fo:font-size="28pt" fo:language="zxx" fo:country="none" style:font-size-asian="28pt" style:language-asian="zxx" style:country-asian="none" style:font-size-complex="28pt" style:language-complex="zxx" style:country-complex="none"/>
    </style:style>
    <style:style style:name="P12" style:family="paragraph">
      <style:paragraph-properties fo:text-align="center" style:writing-mode="lr-tb"/>
      <style:text-properties fo:font-size="66pt" fo:language="zxx" fo:country="none" fo:font-weight="bold" style:font-size-asian="66pt" style:language-asian="zxx" style:country-asian="none" style:font-weight-asian="normal" style:font-size-complex="66pt" style:language-complex="zxx" style:country-complex="none" style:font-weight-complex="normal"/>
    </style:style>
    <style:style style:name="P13" style:family="paragraph">
      <loext:graphic-properties draw:fill="none"/>
      <style:paragraph-properties fo:text-align="center" style:writing-mode="lr-tb"/>
      <style:text-properties fo:font-size="66pt" fo:language="zxx" fo:country="none" fo:font-weight="bold" style:font-size-asian="66pt" style:language-asian="zxx" style:country-asian="none" style:font-weight-asian="normal" style:font-size-complex="66pt" style:language-complex="zxx" style:country-complex="none" style:font-weight-complex="normal"/>
    </style:style>
    <style:style style:name="P14" style:family="paragraph">
      <style:paragraph-properties fo:text-align="center" style:writing-mode="lr-tb"/>
      <style:text-properties fo:font-size="36pt" fo:language="zxx" fo:country="none" fo:font-weight="normal" style:font-size-asian="36pt" style:language-asian="zxx" style:country-asian="none" style:font-weight-asian="normal" style:font-size-complex="36pt" style:language-complex="zxx" style:country-complex="none" style:font-weight-complex="normal"/>
    </style:style>
    <style:style style:name="P15" style:family="paragraph">
      <loext:graphic-properties draw:fill="none"/>
      <style:paragraph-properties fo:text-align="center" style:writing-mode="lr-tb"/>
      <style:text-properties fo:font-size="36pt" fo:language="zxx" fo:country="none" fo:font-weight="normal" style:font-size-asian="36pt" style:language-asian="zxx" style:country-asian="none" style:font-weight-asian="normal" style:font-size-complex="36pt" style:language-complex="zxx" style:country-complex="none" style:font-weight-complex="normal"/>
    </style:style>
    <style:style style:name="P16" style:family="paragraph">
      <style:paragraph-properties fo:text-align="center" style:writing-mode="lr-tb"/>
      <style:text-properties fo:font-size="48pt" fo:language="zxx" fo:country="none" style:font-size-asian="48pt" style:language-asian="zxx" style:country-asian="none" style:font-size-complex="48pt" style:language-complex="zxx" style:country-complex="none"/>
    </style:style>
    <style:style style:name="P17" style:family="paragraph">
      <loext:graphic-properties draw:fill="none"/>
      <style:paragraph-properties fo:text-align="center" style:writing-mode="lr-tb"/>
      <style:text-properties fo:font-size="48pt" fo:language="zxx" fo:country="none" style:font-size-asian="48pt" style:language-asian="zxx" style:country-asian="none" style:font-size-complex="48pt" style:language-complex="zxx" style:country-complex="none"/>
    </style:style>
    <style:style style:name="P18" style:family="paragraph">
      <loext:graphic-properties draw:fill="solid" draw:fill-color="#fffff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9" style:family="paragraph">
      <loext:graphic-properties draw:fill-color="#fffff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0" style:family="paragraph">
      <style:paragraph-properties fo:text-align="center" style:writing-mode="lr-tb"/>
      <style:text-properties fo:font-size="20pt" fo:language="zxx" fo:country="none" style:font-size-asian="20pt" style:language-asian="zxx" style:country-asian="none" style:font-size-complex="20pt" style:language-complex="zxx" style:country-complex="none"/>
    </style:style>
    <style:style style:name="P21" style:family="paragraph">
      <loext:graphic-properties draw:fill="none"/>
      <style:paragraph-properties fo:text-align="center" style:writing-mode="lr-tb"/>
      <style:text-properties fo:font-size="20pt" fo:language="zxx" fo:country="none" style:font-size-asian="20pt" style:language-asian="zxx" style:country-asian="none" style:font-size-complex="20pt" style:language-complex="zxx" style:country-complex="none"/>
    </style:style>
    <style:style style:name="P22" style:family="paragraph">
      <style:paragraph-properties fo:text-align="center" style:writing-mode="lr-tb"/>
      <style:text-properties fo:font-size="32pt" fo:language="zxx" fo:country="none" fo:font-weight="normal" style:font-size-asian="32pt" style:language-asian="zxx" style:country-asian="none" style:font-weight-asian="normal" style:font-size-complex="32pt" style:language-complex="zxx" style:country-complex="none" style:font-weight-complex="normal"/>
    </style:style>
    <style:style style:name="P23" style:family="paragraph">
      <loext:graphic-properties draw:fill="none"/>
      <style:paragraph-properties fo:text-align="center" style:writing-mode="lr-tb"/>
      <style:text-properties fo:font-size="32pt" fo:language="zxx" fo:country="none" fo:font-weight="normal" style:font-size-asian="32pt" style:language-asian="zxx" style:country-asian="none" style:font-weight-asian="normal" style:font-size-complex="32pt" style:language-complex="zxx" style:country-complex="none" style:font-weight-complex="normal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="none" draw:fill-color="#ffffff"/>
      <style:paragraph-properties style:writing-mode="lr-tb"/>
      <style:text-properties fo:color="#069a2e" loext:opacity="100%" fo:font-size="11pt" fo:language="zxx" fo:country="none" style:language-asian="zxx" style:country-asian="none" style:language-complex="zxx" style:country-complex="none"/>
    </style:style>
    <style:style style:name="P26" style:family="paragraph">
      <loext:graphic-properties draw:fill="none" draw:fill-color="#ffffff"/>
      <style:paragraph-properties fo:margin-top="0cm" fo:margin-bottom="0cm" fo:text-align="center"/>
      <style:text-properties fo:language="zxx" fo:country="none" style:language-asian="zxx" style:country-asian="none" style:language-complex="zxx" style:country-complex="none"/>
    </style:style>
    <style:style style:name="P27" style:family="paragraph">
      <style:paragraph-properties fo:text-align="start"/>
    </style:style>
    <style:style style:name="P28" style:family="paragraph">
      <loext:graphic-properties draw:fill="none" draw:fill-color="#ffffff"/>
      <style:paragraph-properties fo:text-align="start" style:writing-mode="lr-tb"/>
      <style:text-properties fo:font-size="11pt" fo:language="zxx" fo:country="none" style:language-asian="zxx" style:country-asian="none" style:language-complex="zxx" style:country-complex="none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 fo:language="zxx" fo:country="none" style:language-asian="zxx" style:country-asian="none" style:language-complex="zxx" style:country-complex="none"/>
    </style:style>
    <style:style style:name="P30" style:family="paragraph">
      <style:paragraph-properties fo:text-align="center" style:writing-mode="lr-tb"/>
      <style:text-properties fo:font-size="10.5pt" style:font-size-asian="10.5pt" style:font-size-complex="10.5pt"/>
    </style:style>
    <style:style style:name="P31" style:family="paragraph">
      <loext:graphic-properties draw:fill="none"/>
      <style:paragraph-properties style:writing-mode="lr-tb"/>
    </style:style>
    <style:style style:name="P32" style:family="paragraph">
      <loext:graphic-properties draw:fill="none" draw:fill-color="#ffffff"/>
      <style:paragraph-properties fo:margin-left="0cm" fo:margin-right="0cm" fo:text-align="center" fo:text-indent="0cm"/>
      <style:text-properties fo:language="zxx" fo:country="none" style:language-asian="zxx" style:country-asian="none" style:language-complex="zxx" style:country-complex="none"/>
    </style:style>
    <style:style style:name="P33" style:family="paragraph">
      <loext:graphic-properties draw:fill="none"/>
      <style:paragraph-properties fo:margin-left="0cm" fo:margin-right="0cm" fo:text-align="center" fo:text-indent="0cm"/>
      <style:text-properties fo:language="zxx" fo:country="none" style:language-asian="zxx" style:country-asian="none" style:language-complex="zxx" style:country-complex="none"/>
    </style:style>
    <style:style style:name="P34" style:family="paragraph">
      <style:paragraph-properties fo:margin-left="0cm" fo:margin-right="0cm" fo:text-align="start" fo:text-indent="0cm"/>
    </style:style>
    <style:style style:name="P35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fo:font-size="11pt" fo:language="zxx" fo:country="none" style:language-asian="zxx" style:country-asian="none" style:language-complex="zxx" style:country-complex="none"/>
    </style:style>
    <style:style style:name="P36" style:family="paragraph">
      <style:paragraph-properties fo:margin-left="0cm" fo:margin-right="0cm" fo:text-indent="0cm"/>
    </style:style>
    <style:style style:name="P37" style:family="paragraph">
      <loext:graphic-properties draw:fill="none" draw:fill-color="#ffffff"/>
      <style:paragraph-properties fo:margin-left="0cm" fo:margin-right="0cm" fo:text-indent="0cm" style:writing-mode="lr-tb"/>
      <style:text-properties fo:font-size="11pt" fo:language="zxx" fo:country="none" style:language-asian="zxx" style:country-asian="none" style:language-complex="zxx" style:country-complex="none"/>
    </style:style>
    <style:style style:name="P38" style:family="paragraph">
      <loext:graphic-properties draw:fill="none"/>
      <style:paragraph-properties fo:margin-top="0cm" fo:margin-bottom="0cm" fo:text-align="center"/>
      <style:text-properties fo:language="zxx" fo:country="none" style:language-asian="zxx" style:country-asian="none" style:language-complex="zxx" style:country-complex="none"/>
    </style:style>
    <style:style style:name="P39" style:family="paragraph">
      <loext:graphic-properties draw:fill="none" draw:opacity="100%" draw:opacity-name="Transparency_20_2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40" style:family="paragraph">
      <loext:graphic-properties draw:fill="none"/>
      <style:paragraph-properties fo:margin-left="0cm" fo:margin-right="0cm" fo:margin-top="0cm" fo:margin-bottom="0cm" fo:text-align="center" fo:text-indent="0cm"/>
      <style:text-properties fo:language="zxx" fo:country="none" style:language-asian="zxx" style:country-asian="none" style:language-complex="zxx" style:country-complex="none"/>
    </style:style>
    <style:style style:name="P41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42" style:family="paragraph">
      <loext:graphic-properties draw:fill="solid" draw:fill-color="#cccccc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43" style:family="paragraph">
      <loext:graphic-properties draw:fill="solid" draw:fill-color="#cccccc"/>
      <style:paragraph-properties fo:text-align="start" style:writing-mode="lr-tb"/>
      <style:text-properties fo:font-size="11pt" fo:language="zxx" fo:country="none" style:language-asian="zxx" style:country-asian="none" style:language-complex="zxx" style:country-complex="none"/>
    </style:style>
    <style:style style:name="P44" style:family="paragraph">
      <loext:graphic-properties draw:fill="solid" draw:fill-color="#cccccc"/>
      <style:paragraph-properties fo:margin-left="0cm" fo:margin-right="0cm" fo:margin-top="0cm" fo:margin-bottom="0cm" fo:line-height="100%" fo:text-indent="0cm" style:writing-mode="lr-tb"/>
      <style:text-properties fo:font-size="11pt" fo:language="zxx" fo:country="none" style:language-asian="zxx" style:country-asian="none" style:language-complex="zxx" style:country-complex="none"/>
    </style:style>
    <style:style style:name="P45" style:family="paragraph">
      <loext:graphic-properties draw:fill="solid" draw:fill-color="#cccccc"/>
      <style:paragraph-properties fo:margin-left="0cm" fo:margin-right="0cm" fo:margin-top="0cm" fo:margin-bottom="0cm" fo:line-height="100%" fo:text-indent="0cm" style:writing-mode="lr-tb"/>
      <style:text-properties fo:font-size="18pt" fo:language="zxx" fo:country="none" style:language-asian="zxx" style:country-asian="none" style:language-complex="zxx" style:country-complex="none"/>
    </style:style>
    <style:style style:name="P46" style:family="paragraph">
      <style:paragraph-properties fo:margin-left="0cm" fo:margin-right="0cm" fo:margin-top="0cm" fo:margin-bottom="0cm" fo:line-height="100%" fo:text-align="start" fo:text-indent="0cm"/>
    </style:style>
    <style:style style:name="P47" style:family="paragraph">
      <loext:graphic-properties draw:fill="solid" draw:fill-color="#cccccc"/>
      <style:paragraph-properties fo:text-align="center"/>
      <style:text-properties fo:language="zxx" fo:country="none" style:text-underline-style="none" style:language-asian="zxx" style:country-asian="none" style:language-complex="zxx" style:country-complex="none"/>
    </style:style>
    <style:style style:name="P48" style:family="paragraph">
      <loext:graphic-properties draw:fill="none"/>
      <style:paragraph-properties fo:text-align="center"/>
      <style:text-properties fo:language="zxx" fo:country="none" style:text-underline-style="none" style:language-asian="zxx" style:country-asian="none" style:language-complex="zxx" style:country-complex="none"/>
    </style:style>
    <style:style style:name="P49" style:family="paragraph">
      <loext:graphic-properties draw:fill="none" draw:fill-color="#ffffff"/>
      <style:paragraph-properties style:writing-mode="lr-tb"/>
      <style:text-properties fo:font-size="11pt" fo:language="zxx" fo:country="none" style:text-underline-style="none" style:language-asian="zxx" style:country-asian="none" style:language-complex="zxx" style:country-complex="none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1pt" fo:language="zxx" fo:country="none" style:text-underline-style="none" style:language-asian="zxx" style:country-asian="none" style:language-complex="zxx" style:country-complex="none"/>
    </style:style>
    <style:style style:name="P51" style:family="paragraph">
      <loext:graphic-properties draw:fill="solid" draw:fill-color="#b2b2b2" draw:opacity="50%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52" style:family="paragraph">
      <loext:graphic-properties draw:fill="solid" draw:fill-color="#cccccc"/>
      <style:paragraph-properties style:writing-mode="lr-tb"/>
      <style:text-properties fo:font-size="11pt" fo:language="zxx" fo:country="none" style:language-asian="zxx" style:country-asian="none" style:language-complex="zxx" style:country-complex="none"/>
    </style:style>
    <style:style style:name="P5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5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  <style:text-properties fo:font-size="11pt" fo:language="zxx" fo:country="none" style:language-asian="zxx" style:country-asian="none" style:language-complex="zxx" style:country-complex="none"/>
    </style:style>
    <style:style style:name="P55" style:family="paragraph">
      <loext:graphic-properties draw:fill="solid" draw:fill-color="#cccccc"/>
      <style:paragraph-properties fo:margin-left="0cm" fo:margin-right="0cm" fo:text-align="center" fo:text-indent="0cm"/>
      <style:text-properties fo:language="zxx" fo:country="none" style:language-asian="zxx" style:country-asian="none" style:language-complex="zxx" style:country-complex="none"/>
    </style:style>
    <style:style style:name="P56" style:family="paragraph">
      <loext:graphic-properties draw:fill="solid" draw:fill-color="#cccccc"/>
      <style:paragraph-properties fo:text-align="center"/>
      <style:text-properties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57" style:family="paragraph">
      <loext:graphic-properties draw:fill="solid" draw:fill-color="#cccccc"/>
      <style:paragraph-properties fo:margin-top="0cm" fo:margin-bottom="0cm" fo:text-align="center"/>
      <style:text-properties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58" style:family="paragraph">
      <loext:graphic-properties draw:fill="solid" draw:fill-color="#cccccc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fo:font-size="11pt" fo:language="zxx" fo:country="none" style:language-asian="zxx" style:country-asian="none" style:language-complex="zxx" style:country-complex="none"/>
    </style:style>
    <style:style style:name="T2" style:family="text">
      <style:text-properties fo:color="#3465a4" loext:opacity="100%" fo:font-size="11pt" fo:language="zxx" fo:country="none" style:language-asian="zxx" style:country-asian="none" style:language-complex="zxx" style:country-complex="none"/>
    </style:style>
    <style:style style:name="T3" style:family="text">
      <style:text-properties fo:font-size="8pt" fo:language="zxx" fo:country="none" style:font-size-asian="8pt" style:language-asian="zxx" style:country-asian="none" style:font-size-complex="8pt" style:language-complex="zxx" style:country-complex="none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language="zxx" fo:country="none" fo:font-style="normal" fo:text-shadow="none" style:text-underline-style="none" fo:font-weight="normal" style:letter-kerning="true" style:font-name-asian="Microsoft YaHei" style:font-size-asian="18pt" style:language-asian="zxx" style:country-asian="none" style:font-style-asian="normal" style:font-weight-asian="normal" style:font-name-complex="Lucida Sans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3pt" fo:language="es" fo:country="CO" fo:font-weight="normal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T6" style:family="text">
      <style:text-properties fo:font-size="20pt" fo:language="es" fo:country="CO" fo:font-weight="normal" style:font-size-asian="20pt" style:language-asian="zxx" style:country-asian="none" style:font-weight-asian="normal" style:font-size-complex="20pt" style:language-complex="zxx" style:country-complex="none" style:font-weight-complex="normal"/>
    </style:style>
    <style:style style:name="T7" style:family="text">
      <style:text-properties fo:font-size="20pt" fo:language="en" fo:country="US" fo:font-weight="normal" style:font-size-asian="20pt" style:language-asian="zxx" style:country-asian="none" style:font-weight-asian="normal" style:font-size-complex="20pt" style:language-complex="zxx" style:country-complex="none" style:font-weight-complex="normal"/>
    </style:style>
    <style:style style:name="T8" style:family="text">
      <style:text-properties fo:font-size="44pt" fo:language="es" fo:country="CO" fo:font-weight="bold" style:font-size-asian="44pt" style:language-asian="zxx" style:country-asian="none" style:font-weight-asian="normal" style:font-size-complex="44pt" style:language-complex="zxx" style:country-complex="none" style:font-weight-complex="normal"/>
    </style:style>
    <style:style style:name="T9" style:family="text">
      <style:text-properties fo:font-size="24pt" fo:language="es" fo:country="CO" fo:font-weight="normal" style:font-size-asian="24pt" style:language-asian="zxx" style:country-asian="none" style:font-weight-asian="normal" style:font-size-complex="24pt" style:language-complex="zxx" style:country-complex="none" style:font-weight-complex="normal"/>
    </style:style>
    <style:style style:name="T10" style:family="text">
      <style:text-properties fo:font-size="20pt" fo:language="es" fo:country="CO" style:font-size-asian="20pt" style:language-asian="zxx" style:country-asian="none" style:font-size-complex="20pt" style:language-complex="zxx" style:country-complex="none"/>
    </style:style>
    <style:style style:name="T11" style:family="text">
      <style:text-properties fo:font-size="20pt" fo:language="zxx" fo:country="none" style:font-size-asian="20pt" style:language-asian="zxx" style:country-asian="none" style:font-size-complex="20pt" style:language-complex="zxx" style:country-complex="none"/>
    </style:style>
    <style:style style:name="T12" style:family="text">
      <style:text-properties fo:font-size="22pt" fo:language="es" fo:country="CO" fo:font-weight="normal" style:font-size-asian="22pt" style:language-asian="zxx" style:country-asian="none" style:font-weight-asian="normal" style:font-size-complex="22pt" style:language-complex="zxx" style:country-complex="none" style:font-weight-complex="normal"/>
    </style:style>
    <style:style style:name="T13" style:family="text">
      <style:text-properties fo:color="#c9211e" loext:opacity="100%" fo:font-size="11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4" style:family="text">
      <style:text-properties fo:font-size="10.5pt" style:font-size-asian="10.5pt" style:font-size-complex="10.5pt"/>
    </style:style>
    <style:style style:name="T15" style:family="text">
      <style:text-properties fo:font-size="11pt" fo:language="zxx" fo:country="none" style:text-underline-style="none" style:language-asian="zxx" style:country-asian="none" style:language-complex="zxx" style:country-complex="none"/>
    </style:style>
    <style:style style:name="T16" style:family="text">
      <style:text-properties fo:color="#c9211e" loext:opacity="100%" fo:font-size="11pt" fo:language="zxx" fo:country="none" style:language-asian="zxx" style:country-asian="none" style:language-complex="zxx" style:country-complex="none"/>
    </style:style>
    <style:style style:name="T17" style:family="text">
      <style:text-properties fo:color="#000000" loext:opacity="100%" fo:font-size="11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8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1pt" fo:language="zxx" fo:country="none" fo:font-style="normal" fo:text-shadow="none" style:text-underline-style="none" fo:font-weight="normal" style:letter-kerning="true" style:font-name-asian="Microsoft YaHei" style:font-size-asian="18pt" style:language-asian="zxx" style:country-asian="none" style:font-style-asian="normal" style:font-weight-asian="normal" style:font-name-complex="Lucida Sans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loext:opacity="100%" fo:font-size="11pt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20" style:family="text">
      <style:text-properties fo:color="#c9211e" loext:opacity="100%" fo:font-size="11pt" fo:language="zxx" fo:country="none" style:text-underline-style="none" fo:font-weight="bold" style:language-asian="zxx" style:country-asian="none" style:font-weight-asian="bold" style:language-complex="zxx" style:country-complex="none" style:font-weight-complex="bold"/>
    </style:style>
    <style:style style:name="T21" style:family="text">
      <style:text-properties fo:font-variant="normal" fo:text-transform="none" fo:color="#ff0000" loext:opacity="100%" style:text-line-through-style="none" style:text-line-through-type="none" style:text-position="0% 100%" style:font-name="Liberation Sans" fo:font-size="11pt" fo:letter-spacing="normal" fo:language="zxx" fo:country="ZZ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1pt" style:language-asian="zxx" style:country-asian="none" style:font-style-asian="normal" style:font-weight-asian="normal" style:font-name-complex="Lucida Sans1" style:font-size-complex="11pt" style:language-complex="zxx" style:country-complex="none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1pt" fo:letter-spacing="normal" fo:language="zxx" fo:country="ZZ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1pt" style:language-asian="zxx" style:country-asian="none" style:font-style-asian="normal" style:font-weight-asian="normal" style:font-name-complex="Lucida Sans1" style:font-size-complex="11pt" style:language-complex="zxx" style:country-complex="none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1pt" fo:letter-spacing="normal" fo:language="es" fo:country="CO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1pt" style:language-asian="zxx" style:country-asian="none" style:font-style-asian="normal" style:font-weight-asian="normal" style:font-name-complex="Lucida Sans1" style:font-size-complex="11pt" style:language-complex="zxx" style:country-complex="none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custom-shape draw:style-name="gr1" draw:text-style-name="P1" xml:id="id2" draw:id="id2" draw:layer="layout" svg:width="5.999cm" svg:height="7.149cm" svg:x="171.4cm" svg:y="46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71.4cm" svg:y1="47.499cm" svg:x2="177.4cm" svg:y2="47.499cm">
          <text:p/>
        </draw:line>
        <draw:line draw:style-name="gr2" draw:text-style-name="P2" draw:layer="layout" svg:x1="171.4cm" svg:y1="50.8cm" svg:x2="177.4cm" svg:y2="50.8cm">
          <text:p/>
        </draw:line>
        <draw:frame draw:style-name="gr3" draw:text-style-name="P3" draw:layer="layout" svg:width="5.999cm" svg:height="0.811cm" svg:x="171.399cm" svg:y="46cm">
          <draw:text-box>
            <text:p><text:span text:style-name="T1">cUsuario</text:span></text:p>
          </draw:text-box>
        </draw:frame>
        <draw:frame draw:style-name="gr4" draw:text-style-name="P3" draw:layer="layout" svg:width="5.999cm" svg:height="2.35cm" svg:x="171.399cm" svg:y="47.499cm">
          <draw:text-box>
            <text:p><text:span text:style-name="T1">+correo</text:span></text:p>
            <text:p><text:span text:style-name="T1">+contraseña</text:span></text:p>
            <text:p><text:span text:style-name="T1">+nick</text:span></text:p>
            <text:p><text:span text:style-name="T1">+IDFotoPerfil</text:span></text:p>
          </draw:text-box>
        </draw:frame>
        <draw:frame draw:style-name="gr4" draw:text-style-name="P3" draw:layer="layout" svg:width="5.999cm" svg:height="2.35cm" svg:x="171.399cm" svg:y="50.8cm">
          <draw:text-box>
            <text:p><text:span text:style-name="T1">+pedirCorreo( )</text:span></text:p>
            <text:p><text:span text:style-name="T1">+pedirContraseña( )</text:span></text:p>
            <text:p><text:span text:style-name="T1">+pedirNick( )</text:span></text:p>
            <text:p><text:span text:style-name="T1">+pedirIDFotoPerfil( )</text:span></text:p>
          </draw:text-box>
        </draw:frame>
        <draw:custom-shape draw:style-name="gr5" draw:text-style-name="P1" xml:id="id20" draw:id="id20" draw:layer="layout" svg:width="5.999cm" svg:height="8.499cm" svg:x="155.7cm" svg:y="29.299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55.7cm" svg:y1="30.798cm" svg:x2="161.7cm" svg:y2="30.798cm">
          <text:p/>
        </draw:line>
        <draw:line draw:style-name="gr6" draw:text-style-name="P2" draw:layer="layout" svg:x1="155.7cm" svg:y1="34.098cm" svg:x2="161.7cm" svg:y2="34.098cm">
          <text:p/>
        </draw:line>
        <draw:frame draw:style-name="gr7" draw:text-style-name="P3" draw:layer="layout" svg:width="5.999cm" svg:height="0.811cm" svg:x="155.699cm" svg:y="29.3cm">
          <draw:text-box>
            <text:p><text:span text:style-name="T1">cCrearCuenta</text:span></text:p>
          </draw:text-box>
        </draw:frame>
        <draw:frame draw:style-name="gr8" draw:text-style-name="P3" draw:layer="layout" svg:width="5.999cm" svg:height="1.979cm" svg:x="155.699cm" svg:y="30.799cm">
          <draw:text-box>
            <text:p><text:span text:style-name="T1">+nick</text:span></text:p>
            <text:p><text:span text:style-name="T1">+contraseña</text:span></text:p>
            <text:p><text:span text:style-name="T1">+correo</text:span></text:p>
            <text:p><text:span text:style-name="T1">+IDFotoPerfil</text:span></text:p>
          </draw:text-box>
        </draw:frame>
        <draw:frame draw:style-name="gr9" draw:text-style-name="P3" draw:layer="layout" svg:width="5.999cm" svg:height="2.863cm" svg:x="155.699cm" svg:y="34.099cm">
          <draw:text-box>
            <text:p><text:span text:style-name="T1">+crearCorreo( )</text:span></text:p>
            <text:p><text:span text:style-name="T1">+crearContraseña( )</text:span></text:p>
            <text:p><text:span text:style-name="T1">+crearNick( )</text:span></text:p>
            <text:p text:style-name="P4"><text:span text:style-name="T1">+seleccionarFotoPerfil( )</text:span></text:p>
            <text:p text:style-name="P4"><text:span text:style-name="T1">+crearCuenta</text:span></text:p>
            <text:p><text:span text:style-name="T1">+crearArchivoCuenta( )</text:span></text:p>
          </draw:text-box>
        </draw:frame>
        <draw:custom-shape draw:style-name="gr10" draw:text-style-name="P1" xml:id="id45" draw:id="id45" draw:layer="layout" svg:width="8.999cm" svg:height="8.499cm" svg:x="187.099cm" svg:y="180.69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87.099cm" svg:y1="182.199cm" svg:x2="196.099cm" svg:y2="182.199cm">
          <text:p/>
        </draw:line>
        <draw:line draw:style-name="gr2" draw:text-style-name="P2" draw:layer="layout" svg:x1="187.099cm" svg:y1="185.499cm" svg:x2="196.099cm" svg:y2="185.499cm">
          <text:p/>
        </draw:line>
        <draw:frame draw:style-name="gr3" draw:text-style-name="P3" xml:id="id1" draw:id="id1" draw:layer="layout" svg:width="8.999cm" svg:height="0.811cm" svg:x="187.099cm" svg:y="180.699cm">
          <draw:text-box>
            <text:p><text:span text:style-name="T1">cValidacion</text:span></text:p>
          </draw:text-box>
        </draw:frame>
        <draw:frame draw:style-name="gr11" draw:text-style-name="P3" draw:layer="layout" svg:width="8.999cm" svg:height="1.547cm" svg:x="187.099cm" svg:y="182.2cm">
          <draw:text-box>
            <text:p><text:span text:style-name="T1">+texto</text:span></text:p>
            <text:p><text:span text:style-name="T1">+tipoTexto // 0 para texto normal, 1 para cadena de caracteres sin simbolos especiales</text:span></text:p>
          </draw:text-box>
        </draw:frame>
        <draw:frame draw:style-name="gr12" draw:text-style-name="P3" draw:layer="layout" svg:width="8.999cm" svg:height="3.275cm" svg:x="187.099cm" svg:y="185.5cm">
          <draw:text-box>
            <text:p><text:span text:style-name="T1">+validarTexto( )</text:span></text:p>
            <text:p><text:span text:style-name="T1"/></text:p>
            <text:p><text:span text:style-name="T1">+busquedaGeneralPalabrasNoPermitidas( )</text:span></text:p>
            <text:p><text:span text:style-name="T1">+buscarLetraEnTexto( )</text:span></text:p>
            <text:p><text:span text:style-name="T1">+buscarCaracteresAOmitir( )</text:span></text:p>
            <text:p><text:span text:style-name="T1">+directorioInteligente( )</text:span></text:p>
            <text:p><text:span text:style-name="T1">+buscarLetraPalabra( )</text:span></text:p>
          </draw:text-box>
        </draw:frame>
        <draw:custom-shape draw:style-name="gr13" draw:text-style-name="P1" xml:id="id19" draw:id="id19" draw:layer="layout" svg:width="5.999cm" svg:height="8.499cm" svg:x="136.099cm" svg:y="54.4cm">
          <text:p/>
          <draw:enhanced-geometry svg:viewBox="0 0 21600 21600" draw:type="rectangle" draw:enhanced-path="M 0 0 L 21600 0 21600 21600 0 21600 0 0 Z N"/>
        </draw:custom-shape>
        <draw:line draw:style-name="gr14" draw:text-style-name="P2" draw:layer="layout" svg:x1="136.099cm" svg:y1="55.899cm" svg:x2="142.099cm" svg:y2="55.899cm">
          <text:p/>
        </draw:line>
        <draw:line draw:style-name="gr14" draw:text-style-name="P2" draw:layer="layout" svg:x1="136.099cm" svg:y1="59.199cm" svg:x2="142.099cm" svg:y2="59.199cm">
          <text:p/>
        </draw:line>
        <draw:frame draw:style-name="gr15" draw:text-style-name="P3" xml:id="id29" draw:id="id29" draw:layer="layout" svg:width="5.999cm" svg:height="0.811cm" svg:x="136.099cm" svg:y="54.399cm">
          <draw:text-box>
            <text:p><text:span text:style-name="T1">cInicioSesion</text:span></text:p>
          </draw:text-box>
        </draw:frame>
        <draw:frame draw:style-name="gr16" draw:text-style-name="P3" draw:layer="layout" svg:width="5.999cm" svg:height="3.376cm" svg:x="136.099cm" svg:y="59.199cm">
          <draw:text-box>
            <text:p><text:span text:style-name="T1">+inicioSesionAutomatico( )</text:span></text:p>
            <text:p><text:span text:style-name="T1">+buscarCuenta( )</text:span></text:p>
            <text:p><text:span text:style-name="T1">+obtenerIDUsuario( )</text:span></text:p>
            <text:p text:style-name="P4"><text:span text:style-name="T2">+compararIDDispositivo( )</text:span></text:p>
            <text:p><text:span text:style-name="T1">+sincronizarDatosEventos( )</text:span></text:p>
          </draw:text-box>
        </draw:frame>
        <draw:custom-shape draw:style-name="gr17" draw:text-style-name="P1" xml:id="id10" draw:id="id10" draw:layer="layout" svg:width="5.999cm" svg:height="7.2cm" svg:x="168.536cm" svg:y="200.4cm">
          <text:p/>
          <draw:enhanced-geometry svg:viewBox="0 0 21600 21600" draw:type="rectangle" draw:enhanced-path="M 0 0 L 21600 0 21600 21600 0 21600 0 0 Z N"/>
        </draw:custom-shape>
        <draw:line draw:style-name="gr18" draw:text-style-name="P2" draw:layer="layout" svg:x1="168.536cm" svg:y1="201.9cm" svg:x2="174.536cm" svg:y2="201.9cm">
          <text:p/>
        </draw:line>
        <draw:line draw:style-name="gr18" draw:text-style-name="P2" draw:layer="layout" svg:x1="168.536cm" svg:y1="205.2cm" svg:x2="174.536cm" svg:y2="205.2cm">
          <text:p/>
        </draw:line>
        <draw:frame draw:style-name="gr19" draw:text-style-name="P3" draw:layer="layout" svg:width="5.999cm" svg:height="0.811cm" svg:x="168.536cm" svg:y="200.4cm">
          <draw:text-box>
            <text:p><text:span text:style-name="T1">cChatTienda</text:span></text:p>
          </draw:text-box>
        </draw:frame>
        <draw:frame draw:style-name="gr20" draw:text-style-name="P3" draw:layer="layout" svg:width="5.999cm" svg:height="2.35cm" svg:x="168.536cm" svg:y="201.9cm">
          <draw:text-box>
            <text:p><text:span text:style-name="T1">+idUsuario</text:span></text:p>
            <text:p><text:span text:style-name="T1">+nick</text:span></text:p>
            <text:p><text:span text:style-name="T1">+mensaje</text:span></text:p>
            <text:p><text:span text:style-name="T1">+fechaMensaje</text:span></text:p>
          </draw:text-box>
        </draw:frame>
        <draw:frame draw:style-name="gr21" draw:text-style-name="P3" draw:layer="layout" svg:width="5.999cm" svg:height="1.979cm" svg:x="168.536cm" svg:y="205.2cm">
          <draw:text-box>
            <text:p><text:span text:style-name="T1">+recibirMensaje( )</text:span></text:p>
            <text:p><text:span text:style-name="T1">+mostrarMensajes( )</text:span></text:p>
            <text:p><text:span text:style-name="T1">+enviarMensaje( )</text:span></text:p>
            <text:p><text:span text:style-name="T1">+responderMensaje( )</text:span></text:p>
          </draw:text-box>
        </draw:frame>
        <draw:custom-shape draw:style-name="gr22" draw:text-style-name="P1" xml:id="id43" draw:id="id43" draw:layer="layout" svg:width="5.999cm" svg:height="6.699cm" svg:x="191.8cm" svg:y="167.201cm">
          <text:p/>
          <draw:enhanced-geometry svg:viewBox="0 0 21600 21600" draw:type="rectangle" draw:enhanced-path="M 0 0 L 21600 0 21600 21600 0 21600 0 0 Z N"/>
        </draw:custom-shape>
        <draw:line draw:style-name="gr23" draw:text-style-name="P2" draw:layer="layout" svg:x1="191.8cm" svg:y1="168.701cm" svg:x2="197.8cm" svg:y2="168.701cm">
          <text:p/>
        </draw:line>
        <draw:line draw:style-name="gr23" draw:text-style-name="P2" draw:layer="layout" svg:x1="191.8cm" svg:y1="172.001cm" svg:x2="197.8cm" svg:y2="172.001cm">
          <text:p/>
        </draw:line>
        <draw:frame draw:style-name="gr24" draw:text-style-name="P3" draw:layer="layout" svg:width="5.999cm" svg:height="0.811cm" svg:x="191.799cm" svg:y="167.201cm">
          <draw:text-box>
            <text:p><text:span text:style-name="T1">cUbicacion</text:span></text:p>
          </draw:text-box>
        </draw:frame>
        <draw:frame draw:style-name="gr24" draw:text-style-name="P3" draw:layer="layout" svg:width="5.999cm" svg:height="0.811cm" svg:x="191.799cm" svg:y="168.701cm">
          <draw:text-box>
            <text:p><text:span text:style-name="T1">+ubicacion</text:span></text:p>
          </draw:text-box>
        </draw:frame>
        <draw:frame draw:style-name="gr25" draw:text-style-name="P3" draw:layer="layout" svg:width="5.999cm" svg:height="1.115cm" svg:x="191.801cm" svg:y="172.037cm">
          <draw:text-box>
            <text:p><text:span text:style-name="T1">+generarUbicacionGPS( )</text:span></text:p>
            <text:p><text:span text:style-name="T1">+generarUbicacionSeleccion( )</text:span></text:p>
          </draw:text-box>
        </draw:frame>
        <draw:custom-shape draw:style-name="gr26" draw:text-style-name="P1" xml:id="id4" draw:id="id4" draw:layer="layout" svg:width="5.999cm" svg:height="8.499cm" svg:x="167.799cm" svg:y="246.899cm">
          <text:p/>
          <draw:enhanced-geometry svg:viewBox="0 0 21600 21600" draw:type="rectangle" draw:enhanced-path="M 0 0 L 21600 0 21600 21600 0 21600 0 0 Z N"/>
        </draw:custom-shape>
        <draw:line draw:style-name="gr27" draw:text-style-name="P2" draw:layer="layout" svg:x1="167.799cm" svg:y1="248.398cm" svg:x2="173.799cm" svg:y2="248.398cm">
          <text:p/>
        </draw:line>
        <draw:line draw:style-name="gr27" draw:text-style-name="P2" draw:layer="layout" svg:x1="167.799cm" svg:y1="251.698cm" svg:x2="173.799cm" svg:y2="251.698cm">
          <text:p/>
        </draw:line>
        <draw:frame draw:style-name="gr28" draw:text-style-name="P3" draw:layer="layout" svg:width="5.999cm" svg:height="0.811cm" svg:x="167.799cm" svg:y="246.898cm">
          <draw:text-box>
            <text:p><text:span text:style-name="T1">cCrearEvento</text:span></text:p>
          </draw:text-box>
        </draw:frame>
        <draw:frame draw:style-name="gr29" draw:text-style-name="P3" draw:layer="layout" svg:width="5.999cm" svg:height="3.889cm" svg:x="167.799cm" svg:y="248.398cm">
          <draw:text-box>
            <text:p><text:span text:style-name="T1">+idCreador</text:span></text:p>
            <text:p><text:span text:style-name="T1">+ubicacion</text:span></text:p>
            <text:p><text:span text:style-name="T1">+horaInicio</text:span></text:p>
            <text:p><text:span text:style-name="T1">+tipoEvento</text:span></text:p>
            <text:p><text:span text:style-name="T1">+numeroJugadores</text:span></text:p>
            <text:p><text:span text:style-name="T1">+descripcionEvento</text:span></text:p>
            <text:p><text:span text:style-name="T1">+salaChat</text:span></text:p>
          </draw:text-box>
        </draw:frame>
        <draw:frame draw:style-name="gr30" draw:text-style-name="P3" draw:layer="layout" svg:width="5.999cm" svg:height="4.402cm" svg:x="167.799cm" svg:y="251.698cm">
          <draw:text-box>
            <text:p><text:span text:style-name="T1">+pedirIDCreador( )</text:span></text:p>
            <text:p><text:span text:style-name="T1">+pedirHora( )</text:span></text:p>
            <text:p><text:span text:style-name="T1">+pedirUbicacion( )</text:span></text:p>
            <text:p><text:span text:style-name="T1">+pedirTipo( )</text:span></text:p>
            <text:p><text:span text:style-name="T1">+pedirNumeroJugadores( )</text:span></text:p>
            <text:p><text:span text:style-name="T1">+pedirDescripcion( )</text:span></text:p>
            <text:p><text:span text:style-name="T1">+pedirConfirmacionChat( )</text:span></text:p>
            <text:p><text:span text:style-name="T1"/></text:p>
          </draw:text-box>
        </draw:frame>
        <draw:custom-shape draw:style-name="gr31" draw:text-style-name="P5" draw:layer="layout" svg:width="2.199cm" svg:height="0.7cm" svg:x="170.7cm" svg:y="249.397cm">
          <text:p text:style-name="P5"><text:span text:style-name="T3">*Datetime*</text:span></text:p>
          <draw:enhanced-geometry svg:viewBox="0 0 21600 21600" draw:text-areas="800 800 20800 20800" draw:type="round-rectangular-callout" draw:modifiers="-6519.27272727273 8381.16975748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5" draw:layer="layout" svg:width="2.393cm" svg:height="0.698cm" svg:x="171.006cm" svg:y="251.099cm">
          <text:p text:style-name="P5"><text:span text:style-name="T3">*Booleano*</text:span></text:p>
          <draw:enhanced-geometry svg:viewBox="0 0 21600 21600" draw:text-areas="800 800 20800 20800" draw:type="round-rectangular-callout" draw:modifiers="-8968.42105263158 6952.789699570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5" draw:layer="layout" svg:width="3.001cm" svg:height="1cm" svg:x="194.307cm" svg:y="169.602cm">
          <text:p text:style-name="P5"><text:span text:style-name="T3">Coordenadas latitud y</text:span></text:p>
          <text:p text:style-name="P5"><text:span text:style-name="T3">longitud?</text:span></text:p>
          <draw:enhanced-geometry svg:viewBox="0 0 21600 21600" draw:text-areas="800 800 20800 20800" draw:type="round-rectangular-callout" draw:modifiers="-4194.8034643571 -10098.70129870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1" xml:id="id7" draw:id="id7" draw:layer="layout" svg:width="5.999cm" svg:height="7.581cm" svg:x="136.199cm" svg:y="154.9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5" draw:text-style-name="P2" draw:layer="layout" svg:x1="136.2cm" svg:y1="156.477cm" svg:x2="142.2cm" svg:y2="156.477cm">
          <text:p/>
        </draw:line>
        <draw:line draw:style-name="gr35" draw:text-style-name="P2" draw:layer="layout" svg:x1="136.2cm" svg:y1="159.777cm" svg:x2="142.2cm" svg:y2="159.777cm">
          <text:p/>
        </draw:line>
        <draw:frame draw:style-name="gr36" draw:text-style-name="P3" draw:layer="layout" svg:width="5.999cm" svg:height="0.811cm" svg:x="136.199cm" svg:y="154.977cm">
          <draw:text-box>
            <text:p><text:span text:style-name="T1">cBusqueda</text:span></text:p>
          </draw:text-box>
        </draw:frame>
        <draw:frame draw:style-name="gr37" draw:text-style-name="P3" draw:layer="layout" svg:width="5.999cm" svg:height="1.915cm" svg:x="136.199cm" svg:y="156.478cm">
          <draw:text-box>
            <text:p><text:span text:style-name="T1">+listaFiltrada</text:span></text:p>
          </draw:text-box>
        </draw:frame>
        <draw:frame draw:style-name="gr38" draw:text-style-name="P6" draw:layer="layout" svg:width="5.999cm" svg:height="2.411cm" svg:x="136.199cm" svg:y="159.779cm">
          <draw:text-box>
            <text:p text:style-name="P4"><text:span text:style-name="T4">+</text:span><text:span text:style-name="T1">enviarUbicacionBusqueda( )</text:span></text:p>
            <text:p text:style-name="P4"><text:span text:style-name="T1">+filtroEventoTienda( )</text:span></text:p>
            <text:p text:style-name="P4"><text:span text:style-name="T1">+filtroTipoEvento( )</text:span></text:p>
            <text:p text:style-name="P4"><text:span text:style-name="T1"/></text:p>
            <text:p text:style-name="P4"><text:span text:style-name="T1">+filtroProductos( )</text:span></text:p>
          </draw:text-box>
        </draw:frame>
        <draw:custom-shape draw:style-name="gr39" draw:text-style-name="P1" xml:id="id12" draw:id="id12" draw:layer="layout" svg:width="5.999cm" svg:height="8.499cm" svg:x="136.098cm" svg:y="132.2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0" draw:text-style-name="P2" draw:layer="layout" svg:x1="136.098cm" svg:y1="133.775cm" svg:x2="142.098cm" svg:y2="133.775cm">
          <text:p/>
        </draw:line>
        <draw:line draw:style-name="gr40" draw:text-style-name="P2" draw:layer="layout" svg:x1="136.098cm" svg:y1="137.075cm" svg:x2="142.098cm" svg:y2="137.075cm">
          <text:p/>
        </draw:line>
        <draw:frame draw:style-name="gr41" draw:text-style-name="P3" draw:layer="layout" svg:width="5.999cm" svg:height="0.811cm" svg:x="136.099cm" svg:y="132.276cm">
          <draw:text-box>
            <text:p><text:span text:style-name="T1">cReportes</text:span></text:p>
          </draw:text-box>
        </draw:frame>
        <draw:frame draw:style-name="gr42" draw:text-style-name="P3" draw:layer="layout" svg:width="5.999cm" svg:height="2.35cm" svg:x="136.099cm" svg:y="133.777cm">
          <draw:text-box>
            <text:p><text:span text:style-name="T1">+calificacion</text:span></text:p>
            <text:p><text:span text:style-name="T1">+idUsuario</text:span></text:p>
            <text:p><text:span text:style-name="T1">+idEvento</text:span></text:p>
          </draw:text-box>
        </draw:frame>
        <draw:frame draw:style-name="gr43" draw:text-style-name="P6" draw:layer="layout" svg:width="5.999cm" svg:height="4.402cm" svg:x="136.099cm" svg:y="137.075cm">
          <draw:text-box>
            <text:p text:style-name="P4"><text:span text:style-name="T4">+reporteFinEvento( )</text:span></text:p>
            <text:p text:style-name="P4"><text:span text:style-name="T4">+reporteInasistencia( )</text:span></text:p>
            <text:p text:style-name="P4"><text:span text:style-name="T4">+reporteEvento( )</text:span></text:p>
            <text:p text:style-name="P4"><text:span text:style-name="T4">+reporteParticipante( )</text:span></text:p>
            <text:p><text:span text:style-name="T1"/></text:p>
          </draw:text-box>
        </draw:frame>
        <draw:connector draw:style-name="gr44" draw:text-style-name="P2" draw:layer="layout" draw:type="line" svg:x1="191.598cm" svg:y1="180.699cm" svg:x2="174.399cm" svg:y2="53.15cm" draw:start-shape="id1" draw:start-glue-point="0" draw:end-shape="id2" draw:end-glue-point="2" svg:d="M191598 180699l-17199-127549" svg:viewBox="0 0 17200 127550">
          <text:p/>
        </draw:connector>
        <draw:custom-shape draw:style-name="gr45" draw:text-style-name="P1" xml:id="id6" draw:id="id6" draw:layer="layout" svg:width="5.999cm" svg:height="9.524cm" svg:x="167.699cm" svg:y="209.6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" draw:text-style-name="P2" draw:layer="layout" svg:x1="167.7cm" svg:y1="211.176cm" svg:x2="173.7cm" svg:y2="211.176cm">
          <text:p/>
        </draw:line>
        <draw:line draw:style-name="gr18" draw:text-style-name="P2" draw:layer="layout" svg:x1="167.7cm" svg:y1="214.076cm" svg:x2="173.7cm" svg:y2="214.076cm">
          <text:p/>
        </draw:line>
        <draw:frame draw:style-name="gr19" draw:text-style-name="P3" draw:layer="layout" svg:width="5.999cm" svg:height="0.811cm" svg:x="167.699cm" svg:y="209.676cm">
          <draw:text-box>
            <text:p><text:span text:style-name="T1">cCrearTienda</text:span></text:p>
          </draw:text-box>
        </draw:frame>
        <draw:frame draw:style-name="gr46" draw:text-style-name="P6" draw:layer="layout" svg:width="5.999cm" svg:height="3.376cm" svg:x="167.699cm" svg:y="211.176cm">
          <draw:text-box>
            <text:p text:style-name="P4"><text:span text:style-name="T1">+idCreador</text:span></text:p>
            <text:p text:style-name="P4"><text:span text:style-name="T1">+ubicacion</text:span></text:p>
            <text:p text:style-name="P4"><text:span text:style-name="T1">+nombre</text:span></text:p>
            <text:p text:style-name="P4"><text:span text:style-name="T1">+descripcion</text:span></text:p>
            <text:p text:style-name="P4"><text:span text:style-name="T1">+contacto</text:span></text:p>
            <text:p text:style-name="P4"><text:span text:style-name="T1">+listaProductos</text:span></text:p>
          </draw:text-box>
        </draw:frame>
        <draw:frame draw:style-name="gr47" draw:text-style-name="P6" draw:layer="layout" svg:width="5.999cm" svg:height="4.571cm" svg:x="167.699cm" svg:y="214.076cm">
          <draw:text-box>
            <text:p text:style-name="P4"><text:span text:style-name="T1">+ofrecerEspacioPublicitario( )</text:span></text:p>
            <text:p text:style-name="P4"><text:span text:style-name="T1">+asignarFechaFinPublicacion( )</text:span></text:p>
            <text:p text:style-name="P4"><text:span text:style-name="T1">+pedirIDCreador( )</text:span></text:p>
            <text:p text:style-name="P4"><text:span text:style-name="T1">+pedirNombre( )</text:span></text:p>
            <text:p text:style-name="P4"><text:span text:style-name="T1">+pedirUbicacion( )</text:span></text:p>
            <text:p text:style-name="P4"><text:span text:style-name="T1">+pedirDescripcion( )</text:span></text:p>
            <text:p text:style-name="P4"><text:span text:style-name="T1">+pedirDireccion( )</text:span></text:p>
            <text:p text:style-name="P4"><text:span text:style-name="T1">+pedirContacto( )</text:span></text:p>
            <text:p text:style-name="P4"><text:span text:style-name="T1">+pedirProductosPreciosFotos( )</text:span></text:p>
            <text:p><text:span text:style-name="T1"/></text:p>
          </draw:text-box>
        </draw:frame>
        <draw:custom-shape draw:style-name="gr48" draw:text-style-name="P1" xml:id="id44" draw:id="id44" draw:layer="layout" svg:width="5.999cm" svg:height="6.512cm" svg:x="167.9cm" svg:y="239.9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7" draw:text-style-name="P2" draw:layer="layout" svg:x1="167.9cm" svg:y1="241.488cm" svg:x2="173.9cm" svg:y2="241.488cm">
          <text:p/>
        </draw:line>
        <draw:line draw:style-name="gr27" draw:text-style-name="P2" draw:layer="layout" svg:x1="167.9cm" svg:y1="244.788cm" svg:x2="173.9cm" svg:y2="244.788cm">
          <text:p/>
        </draw:line>
        <draw:frame draw:style-name="gr28" draw:text-style-name="P3" draw:layer="layout" svg:width="5.999cm" svg:height="0.811cm" svg:x="167.899cm" svg:y="239.988cm">
          <draw:text-box>
            <text:p><text:span text:style-name="T1">cInicioEvento</text:span></text:p>
          </draw:text-box>
        </draw:frame>
        <draw:frame draw:style-name="gr49" draw:text-style-name="P3" draw:layer="layout" svg:width="5.999cm" svg:height="1.915cm" svg:x="167.899cm" svg:y="241.488cm">
          <draw:text-box>
            <text:p><text:span text:style-name="T1">+listaAsistentes</text:span></text:p>
            <text:p><text:span text:style-name="T1">+listaInasistentes</text:span></text:p>
          </draw:text-box>
        </draw:frame>
        <draw:frame draw:style-name="gr50" draw:text-style-name="P6" draw:layer="layout" svg:width="5.999cm" svg:height="1.979cm" svg:x="167.899cm" svg:y="244.788cm">
          <draw:text-box>
            <text:p text:style-name="P4"><text:span text:style-name="T4">+notificarInicioEvento</text:span><text:span text:style-name="T1">( )</text:span></text:p>
            <text:p text:style-name="P4"><text:span text:style-name="T1">+pedirListaInscritosBD( )</text:span></text:p>
            <text:p text:style-name="P4"><text:span text:style-name="T1">+pedirListaPresentes( )</text:span></text:p>
            <text:p text:style-name="P4"><text:span text:style-name="T1"/></text:p>
          </draw:text-box>
        </draw:frame>
        <draw:custom-shape draw:style-name="gr51" draw:text-style-name="P2" draw:layer="layout" svg:width="14.978cm" svg:height="10.562cm" svg:x="1.315cm" svg:y="37.361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8" draw:layer="layout" svg:width="4.516cm" svg:height="1.066cm" svg:x="1.315cm" svg:y="36.295cm">
          <text:p text:style-name="P7"><text:span text:style-name="T5">Langs</text:span></text:p>
          <draw:enhanced-geometry svg:viewBox="0 0 21600 21600" draw:type="rectangle" draw:enhanced-path="M 0 0 L 21600 0 21600 21600 0 21600 0 0 Z N"/>
        </draw:custom-shape>
        <draw:custom-shape draw:style-name="gr53" draw:text-style-name="P2" draw:layer="layout" svg:width="20.146cm" svg:height="10.609cm" svg:x="2.753cm" svg:y="6.7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8" draw:layer="layout" svg:width="5.381cm" svg:height="1.026cm" svg:x="2.753cm" svg:y="5.751cm">
          <text:p text:style-name="P7"><text:span text:style-name="T5">IM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" draw:layer="layout" svg:width="19.547cm" svg:height="10.52cm" svg:x="24.883cm" svg:y="6.867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8" draw:layer="layout" svg:width="5.385cm" svg:height="1.026cm" svg:x="24.883cm" svg:y="5.841cm">
          <text:p text:style-name="P7"><text:span text:style-name="T5">PNG</text:span></text:p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19.826cm" svg:height="11.11cm" svg:x="3.073cm" svg:y="19.62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8" draw:layer="layout" svg:width="5.379cm" svg:height="1.028cm" svg:x="3.073cm" svg:y="18.592cm">
          <text:p text:style-name="P7"><text:span text:style-name="T5">SVG</text:span></text:p>
          <draw:enhanced-geometry svg:viewBox="0 0 21600 21600" draw:type="rectangle" draw:enhanced-path="M 0 0 L 21600 0 21600 21600 0 21600 0 0 Z N"/>
        </draw:custom-shape>
        <draw:custom-shape draw:style-name="gr59" draw:text-style-name="P2" draw:layer="layout" svg:width="19.442cm" svg:height="10.911cm" svg:x="24.988cm" svg:y="19.564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8" draw:layer="layout" svg:width="5.382cm" svg:height="1.024cm" svg:x="24.988cm" svg:y="18.541cm">
          <text:p text:style-name="P7"><text:span text:style-name="T5">ICO</text:span></text:p>
          <draw:enhanced-geometry svg:viewBox="0 0 21600 21600" draw:type="rectangle" draw:enhanced-path="M 0 0 L 21600 0 21600 21600 0 21600 0 0 Z N"/>
        </draw:custom-shape>
        <draw:custom-shape draw:style-name="gr61" draw:text-style-name="P2" draw:layer="layout" svg:width="45.046cm" svg:height="27.973cm" svg:x="1.413cm" svg:y="4.554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8" draw:layer="layout" svg:width="5.385cm" svg:height="1.026cm" svg:x="1.413cm" svg:y="3.527cm">
          <text:p text:style-name="P7"><text:span text:style-name="T5">Imagenes</text:span></text:p>
          <draw:enhanced-geometry svg:viewBox="0 0 21600 21600" draw:type="rectangle" draw:enhanced-path="M 0 0 L 21600 0 21600 21600 0 21600 0 0 Z N"/>
        </draw:custom-shape>
        <draw:custom-shape draw:style-name="gr62" draw:text-style-name="P2" draw:layer="layout" svg:width="14.209cm" svg:height="10.562cm" svg:x="17.417cm" svg:y="37.361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8" draw:layer="layout" svg:width="4.516cm" svg:height="1.066cm" svg:x="17.417cm" svg:y="36.295cm">
          <text:p text:style-name="P7"><text:span text:style-name="T5">Sonidos</text:span></text:p>
          <draw:enhanced-geometry svg:viewBox="0 0 21600 21600" draw:type="rectangle" draw:enhanced-path="M 0 0 L 21600 0 21600 21600 0 21600 0 0 Z N"/>
        </draw:custom-shape>
        <draw:custom-shape draw:style-name="gr63" draw:text-style-name="P2" draw:layer="layout" svg:width="209.201cm" svg:height="264.72cm" svg:x="49.299cm" svg:y="3.78cm">
          <text:p/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5.999cm" svg:height="3.376cm" svg:x="136.099cm" svg:y="55.899cm">
          <draw:text-box>
            <text:p><text:span text:style-name="T1">+nick</text:span></text:p>
            <text:p><text:span text:style-name="T1">+contraseña</text:span></text:p>
            <text:p><text:span text:style-name="T1">+idUsuario</text:span></text:p>
            <text:p><text:span text:style-name="T1">+idFotoPerfil</text:span></text:p>
            <text:p text:style-name="P4"><text:span text:style-name="T1">+idDispositivo</text:span></text:p>
            <text:p><text:span text:style-name="T1">+listaEventosInscrito</text:span></text:p>
            <text:p><text:span text:style-name="T1">+listaEventosCreador</text:span></text:p>
          </draw:text-box>
        </draw:frame>
        <draw:custom-shape draw:style-name="gr64" draw:text-style-name="P10" draw:layer="layout" svg:width="3.297cm" svg:height="1.28cm" svg:x="49.299cm" svg:y="2.499cm">
          <text:p text:style-name="P9"><text:span text:style-name="T6">Código</text:span></text:p>
          <draw:enhanced-geometry svg:viewBox="0 0 21600 21600" draw:type="rectangle" draw:enhanced-path="M 0 0 L 21600 0 21600 21600 0 21600 0 0 Z N"/>
        </draw:custom-shape>
        <draw:custom-shape draw:style-name="gr65" draw:text-style-name="P2" draw:layer="layout" svg:width="14.094cm" svg:height="10.564cm" svg:x="32.863cm" svg:y="37.094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8" draw:layer="layout" svg:width="6.125cm" svg:height="1.066cm" svg:x="32.863cm" svg:y="36.028cm">
          <text:p text:style-name="P7"><text:span text:style-name="T5">Compilaciones</text:span></text:p>
          <draw:enhanced-geometry svg:viewBox="0 0 21600 21600" draw:type="rectangle" draw:enhanced-path="M 0 0 L 21600 0 21600 21600 0 21600 0 0 Z N"/>
        </draw:custom-shape>
        <draw:custom-shape draw:style-name="gr67" draw:text-style-name="P2" draw:layer="layout" svg:width="44.186cm" svg:height="29.28cm" svg:x="2.272cm" svg:y="64.747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8" draw:layer="layout" svg:width="7.827cm" svg:height="1.22cm" svg:x="2.272cm" svg:y="63.528cm">
          <text:p text:style-name="P7"><text:span text:style-name="T5">UML</text:span></text:p>
          <draw:enhanced-geometry svg:viewBox="0 0 21600 21600" draw:type="rectangle" draw:enhanced-path="M 0 0 L 21600 0 21600 21600 0 21600 0 0 Z N"/>
        </draw:custom-shape>
        <draw:custom-shape draw:style-name="gr69" draw:text-style-name="P11" draw:layer="layout" svg:width="13.937cm" svg:height="8.988cm" svg:x="50.162cm" svg:y="5.71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0" draw:layer="layout" svg:width="2.437cm" svg:height="1.011cm" svg:x="50.162cm" svg:y="4.699cm">
          <text:p text:style-name="P9"><text:span text:style-name="T6">BD</text:span></text:p>
          <draw:enhanced-geometry svg:viewBox="0 0 21600 21600" draw:type="rectangle" draw:enhanced-path="M 0 0 L 21600 0 21600 21600 0 21600 0 0 Z N"/>
        </draw:custom-shape>
        <draw:custom-shape draw:style-name="gr71" draw:text-style-name="P2" draw:layer="layout" svg:width="191.453cm" svg:height="261.773cm" svg:x="65.547cm" svg:y="5.727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10" draw:layer="layout" svg:width="3.942cm" svg:height="1.634cm" svg:x="65.547cm" svg:y="4.093cm">
          <text:p text:style-name="P9"><text:span text:style-name="T7">App</text:span></text:p>
          <draw:enhanced-geometry svg:viewBox="0 0 21600 21600" draw:type="rectangle" draw:enhanced-path="M 0 0 L 21600 0 21600 21600 0 21600 0 0 Z N"/>
        </draw:custom-shape>
        <draw:custom-shape draw:style-name="gr73" draw:text-style-name="P2" draw:layer="layout" svg:width="63.209cm" svg:height="257.991cm" svg:x="67.091cm" svg:y="8.509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10" draw:layer="layout" svg:width="4.461cm" svg:height="1.449cm" svg:x="67.091cm" svg:y="7.06cm">
          <text:p text:style-name="P9"><text:span text:style-name="T6">Vista - XML</text:span></text:p>
          <draw:enhanced-geometry svg:viewBox="0 0 21600 21600" draw:type="rectangle" draw:enhanced-path="M 0 0 L 21600 0 21600 21600 0 21600 0 0 Z N"/>
        </draw:custom-shape>
        <draw:custom-shape draw:style-name="gr75" draw:text-style-name="P2" draw:layer="layout" svg:width="46.4cm" svg:height="257.5cm" svg:x="209.1cm" svg:y="9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13" draw:layer="layout" svg:width="8.016cm" svg:height="2.028cm" svg:x="209.1cm" svg:y="7.1cm">
          <text:p text:style-name="P12"><text:span text:style-name="T8">Modelo</text:span></text:p>
          <draw:enhanced-geometry svg:viewBox="0 0 21600 21600" draw:type="rectangle" draw:enhanced-path="M 0 0 L 21600 0 21600 21600 0 21600 0 0 Z N"/>
        </draw:custom-shape>
        <draw:custom-shape draw:style-name="gr77" draw:text-style-name="P2" draw:layer="layout" svg:width="74.943cm" svg:height="257.669cm" svg:x="132.356cm" svg:y="8.8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15" draw:layer="layout" svg:width="11.517cm" svg:height="1.657cm" svg:x="132.355cm" svg:y="7.06cm">
          <text:p text:style-name="P14"><text:span text:style-name="T9">Controlador – Kotlin - Java</text:span></text:p>
          <draw:enhanced-geometry svg:viewBox="0 0 21600 21600" draw:type="rectangle" draw:enhanced-path="M 0 0 L 21600 0 21600 21600 0 21600 0 0 Z N"/>
        </draw:custom-shape>
        <draw:custom-shape draw:style-name="gr79" draw:text-style-name="P2" draw:layer="layout" svg:width="25.834cm" svg:height="16.47cm" svg:x="3.465cm" svg:y="66.912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8" draw:layer="layout" svg:width="7.836cm" svg:height="1.22cm" svg:x="3.465cm" svg:y="65.692cm">
          <text:p text:style-name="P7"><text:span text:style-name="T5">Casos de uso</text:span></text:p>
          <draw:enhanced-geometry svg:viewBox="0 0 21600 21600" draw:type="rectangle" draw:enhanced-path="M 0 0 L 21600 0 21600 21600 0 21600 0 0 Z N"/>
        </draw:custom-shape>
        <draw:custom-shape draw:style-name="gr81" draw:text-style-name="P17" draw:layer="layout" svg:width="9.671cm" svg:height="6.712cm" svg:x="5.655cm" svg:y="67.861cm">
          <text:p text:style-name="P16"><text:span text:style-name="T10">Diagrama</text:span><text:span text:style-name="T11"> </text:span><text:span text:style-name="T10">de</text:span><text:span text:style-name="T11"> </text:span><text:span text:style-name="T10">casos</text:span></text:p>
          <text:p text:style-name="P16"><text:span text:style-name="T10">de</text:span><text:span text:style-name="T11"> </text:span><text:span text:style-name="T10">uso.odp</text:span></text:p>
          <draw:enhanced-geometry svg:viewBox="0 0 21600 21600" draw:type="rectangle" draw:enhanced-path="M 0 0 L 21600 0 21600 21600 0 21600 0 0 Z N"/>
        </draw:custom-shape>
        <draw:custom-shape draw:style-name="gr82" draw:text-style-name="P18" draw:layer="layout" svg:width="2.625cm" svg:height="1.097cm" svg:x="4.288cm" svg:y="69.036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19" draw:layer="layout" svg:width="2.625cm" svg:height="1.097cm" svg:x="4.288cm" svg:y="72.245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21" draw:layer="layout" svg:width="9.671cm" svg:height="6.713cm" svg:x="5.655cm" svg:y="75.308cm">
          <text:p text:style-name="P20"><text:span text:style-name="T10">Documentación</text:span><text:span text:style-name="T11"> </text:span><text:span text:style-name="T10">de</text:span><text:span text:style-name="T11"> </text:span><text:span text:style-name="T10">casos</text:span></text:p>
          <text:p text:style-name="P20"><text:span text:style-name="T10">de</text:span><text:span text:style-name="T11"> </text:span><text:span text:style-name="T10">uso.ods</text:span></text:p>
          <draw:enhanced-geometry svg:viewBox="0 0 21600 21600" draw:type="rectangle" draw:enhanced-path="M 0 0 L 21600 0 21600 21600 0 21600 0 0 Z N"/>
        </draw:custom-shape>
        <draw:custom-shape draw:style-name="gr82" draw:text-style-name="P18" draw:layer="layout" svg:width="2.625cm" svg:height="1.097cm" svg:x="4.387cm" svg:y="76.38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19" draw:layer="layout" svg:width="2.625cm" svg:height="1.096cm" svg:x="4.387cm" svg:y="79.594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9.678cm" svg:height="6.708cm" svg:x="31.497cm" svg:y="66.904cm">
          <text:p text:style-name="P20"><text:span text:style-name="T10">Diagrama de paquetes y </text:span></text:p>
          <text:p text:style-name="P20"><text:span text:style-name="T10">Componentes.odg</text:span></text:p>
          <draw:enhanced-geometry svg:viewBox="0 0 21600 21600" draw:type="rectangle" draw:enhanced-path="M 0 0 L 21600 0 21600 21600 0 21600 0 0 Z N"/>
        </draw:custom-shape>
        <draw:custom-shape draw:style-name="gr87" draw:text-style-name="P18" draw:layer="layout" svg:width="2.623cm" svg:height="1.096cm" svg:x="30.237cm" svg:y="67.975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19" draw:layer="layout" svg:width="2.623cm" svg:height="1.097cm" svg:x="30.237cm" svg:y="71.185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21" draw:layer="layout" svg:width="9.678cm" svg:height="6.713cm" svg:x="31.497cm" svg:y="74.587cm">
          <text:p text:style-name="P20"><text:span text:style-name="T10">Diagrama de clases.odp</text:span></text:p>
          <draw:enhanced-geometry svg:viewBox="0 0 21600 21600" draw:type="rectangle" draw:enhanced-path="M 0 0 L 21600 0 21600 21600 0 21600 0 0 Z N"/>
        </draw:custom-shape>
        <draw:custom-shape draw:style-name="gr90" draw:text-style-name="P18" draw:layer="layout" svg:width="2.623cm" svg:height="1.099cm" svg:x="30.237cm" svg:y="75.663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19" draw:layer="layout" svg:width="2.623cm" svg:height="1.097cm" svg:x="30.237cm" svg:y="78.87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21" draw:layer="layout" svg:width="9.97cm" svg:height="6.711cm" svg:x="5.412cm" svg:y="84.191cm">
          <text:p text:style-name="P20"><text:span text:style-name="T10">Diagrama de secuencia.pptx</text:span></text:p>
          <draw:enhanced-geometry svg:viewBox="0 0 21600 21600" draw:type="rectangle" draw:enhanced-path="M 0 0 L 21600 0 21600 21600 0 21600 0 0 Z N"/>
        </draw:custom-shape>
        <draw:custom-shape draw:style-name="gr92" draw:text-style-name="P18" draw:layer="layout" svg:width="2.623cm" svg:height="1.097cm" svg:x="4.153cm" svg:y="85.27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19" draw:layer="layout" svg:width="2.623cm" svg:height="1.1cm" svg:x="4.153cm" svg:y="88.48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21" draw:layer="layout" svg:width="9.677cm" svg:height="6.711cm" svg:x="17.38cm" svg:y="84.191cm">
          <text:p text:style-name="P20"><text:span text:style-name="T10">Diagrama de estados.pptx</text:span></text:p>
          <draw:enhanced-geometry svg:viewBox="0 0 21600 21600" draw:type="rectangle" draw:enhanced-path="M 0 0 L 21600 0 21600 21600 0 21600 0 0 Z N"/>
        </draw:custom-shape>
        <draw:custom-shape draw:style-name="gr95" draw:text-style-name="P18" draw:layer="layout" svg:width="2.631cm" svg:height="1.097cm" svg:x="16.111cm" svg:y="85.27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19" draw:layer="layout" svg:width="2.631cm" svg:height="1.1cm" svg:x="16.111cm" svg:y="88.48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2" draw:layer="layout" svg:width="11.682cm" svg:height="8.404cm" svg:x="33.424cm" svg:y="38.564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8" draw:layer="layout" svg:width="6.129cm" svg:height="1.066cm" svg:x="33.424cm" svg:y="37.498cm">
          <text:p text:style-name="P7"><text:span text:style-name="T5">APKs</text:span></text:p>
          <draw:enhanced-geometry svg:viewBox="0 0 21600 21600" draw:type="rectangle" draw:enhanced-path="M 0 0 L 21600 0 21600 21600 0 21600 0 0 Z N"/>
        </draw:custom-shape>
        <draw:custom-shape draw:style-name="gr99" draw:text-style-name="P2" draw:layer="layout" svg:width="13.937cm" svg:height="8.084cm" svg:x="50.162cm" svg:y="17.615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23" draw:layer="layout" svg:width="5.137cm" svg:height="1.616cm" svg:x="50.162cm" svg:y="15.998cm">
          <text:p text:style-name="P22"><text:span text:style-name="T12">Terceros</text:span></text:p>
          <draw:enhanced-geometry svg:viewBox="0 0 21600 21600" draw:type="rectangle" draw:enhanced-path="M 0 0 L 21600 0 21600 21600 0 21600 0 0 Z N"/>
        </draw:custom-shape>
        <draw:custom-shape draw:style-name="gr101" draw:text-style-name="P2" draw:layer="layout" svg:width="14.978cm" svg:height="10.365cm" svg:x="1.315cm" svg:y="50.162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8" draw:layer="layout" svg:width="9.032cm" svg:height="1.063cm" svg:x="1.315cm" svg:y="49.099cm">
          <text:p text:style-name="P7"><text:span text:style-name="T5">Referencias de diseño</text:span></text:p>
          <draw:enhanced-geometry svg:viewBox="0 0 21600 21600" draw:type="rectangle" draw:enhanced-path="M 0 0 L 21600 0 21600 21600 0 21600 0 0 Z N"/>
        </draw:custom-shape>
        <draw:custom-shape draw:style-name="gr103" draw:text-style-name="P21" draw:layer="layout" svg:width="7.57cm" svg:height="5.866cm" svg:x="2.674cm" svg:y="51.098cm">
          <text:p text:style-name="P20"><text:span text:style-name="T10">Documento de </text:span></text:p>
          <text:p text:style-name="P20"><text:span text:style-name="T10">referencia.odg</text:span></text:p>
          <draw:enhanced-geometry svg:viewBox="0 0 21600 21600" draw:type="rectangle" draw:enhanced-path="M 0 0 L 21600 0 21600 21600 0 21600 0 0 Z N"/>
        </draw:custom-shape>
        <draw:custom-shape draw:style-name="gr104" draw:text-style-name="P18" draw:layer="layout" svg:width="2.055cm" svg:height="0.961cm" svg:x="1.683cm" svg:y="52.039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19" draw:layer="layout" svg:width="2.055cm" svg:height="0.96cm" svg:x="1.683cm" svg:y="54.842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1" xml:id="id3" draw:id="id3" draw:layer="layout" svg:width="5.999cm" svg:height="9.999cm" svg:x="91.799cm" svg:y="245.201cm">
          <text:p/>
          <draw:enhanced-geometry svg:viewBox="0 0 21600 21600" draw:type="rectangle" draw:enhanced-path="M 0 0 L 21600 0 21600 21600 0 21600 0 0 Z N"/>
        </draw:custom-shape>
        <draw:line draw:style-name="gr27" draw:text-style-name="P2" draw:layer="layout" svg:x1="91.799cm" svg:y1="246.7cm" svg:x2="97.799cm" svg:y2="246.7cm">
          <text:p/>
        </draw:line>
        <draw:line draw:style-name="gr27" draw:text-style-name="P2" draw:layer="layout" svg:x1="91.799cm" svg:y1="250cm" svg:x2="97.799cm" svg:y2="250cm">
          <text:p/>
        </draw:line>
        <draw:frame draw:style-name="gr28" draw:text-style-name="P3" draw:layer="layout" svg:width="5.999cm" svg:height="0.811cm" svg:x="91.799cm" svg:y="245.2cm">
          <draw:text-box>
            <text:p><text:span text:style-name="T1">vPantallasCreacionEvento</text:span></text:p>
          </draw:text-box>
        </draw:frame>
        <draw:frame draw:style-name="gr107" draw:text-style-name="P3" draw:layer="layout" svg:width="5.999cm" svg:height="5.435cm" svg:x="91.799cm" svg:y="250cm">
          <draw:text-box>
            <text:p><text:span text:style-name="T1"><text:a xlink:href="../../Documento%20de%20referencia.odg#Página%2033" xlink:type="simple">+pantallaCreacionEvento( )</text:a></text:span></text:p>
            <text:p><text:span text:style-name="T1">+pTamañoEvento</text:span></text:p>
            <text:p><text:span text:style-name="T1">+pTipoEvento</text:span></text:p>
            <text:p><text:span text:style-name="T1">+pTamanoEspecifico</text:span></text:p>
            <text:p><text:span text:style-name="T1">+pUbicacionEvento</text:span></text:p>
            <text:p><text:span text:style-name="T1">+pTiemposEvento</text:span></text:p>
            <text:p><text:span text:style-name="T1">+pDescripcionEvento</text:span></text:p>
            <text:p><text:span text:style-name="T1">+pDecidirChatEvento</text:span></text:p>
            <text:p><text:span text:style-name="T1">+pCreacionEventoResumen</text:span></text:p>
            <text:p><text:span text:style-name="T1"/></text:p>
          </draw:text-box>
        </draw:frame>
        <draw:connector draw:style-name="gr108" draw:text-style-name="P2" draw:layer="layout" draw:type="line" svg:x1="97.798cm" svg:y1="250.2cm" svg:x2="167.799cm" svg:y2="251.148cm" draw:start-shape="id3" draw:start-glue-point="1" draw:end-shape="id4" draw:end-glue-point="3" svg:d="M97798 250200l70001 948" svg:viewBox="0 0 70002 949">
          <text:p/>
        </draw:connector>
        <draw:connector draw:style-name="gr109" draw:text-style-name="P2" draw:layer="layout" draw:type="line" svg:x1="97.298cm" svg:y1="214.45cm" svg:x2="167.699cm" svg:y2="214.438cm" draw:start-shape="id5" draw:start-glue-point="1" draw:end-shape="id6" draw:end-glue-point="3" svg:d="M97298 214450l70401-12" svg:viewBox="0 0 70402 13">
          <text:p/>
        </draw:connector>
        <draw:line draw:style-name="gr27" draw:text-style-name="P2" draw:layer="layout" svg:x1="115.399cm" svg:y1="238.421cm" svg:x2="121.397cm" svg:y2="238.421cm">
          <text:p/>
        </draw:line>
        <draw:line draw:style-name="gr27" draw:text-style-name="P2" draw:layer="layout" svg:x1="115.399cm" svg:y1="241.721cm" svg:x2="121.397cm" svg:y2="241.721cm">
          <text:p/>
        </draw:line>
        <draw:frame draw:style-name="gr28" draw:text-style-name="P3" draw:layer="layout" svg:width="5.997cm" svg:height="0.811cm" svg:x="115.398cm" svg:y="236.921cm">
          <draw:text-box>
            <text:p><text:span text:style-name="T1">vPantallasEventos</text:span></text:p>
          </draw:text-box>
        </draw:frame>
        <draw:frame draw:style-name="gr50" draw:text-style-name="P3" draw:layer="layout" svg:width="6.499cm" svg:height="1.979cm" svg:x="115.306cm" svg:y="241.721cm">
          <draw:text-box>
            <text:p><text:span text:style-name="T1">+pListaEventosInscritos( )</text:span></text:p>
            <text:p><text:span text:style-name="T1">+pListaEventosCreados( )</text:span></text:p>
            <text:p><text:span text:style-name="T1">+pInformacionEvento( )</text:span></text:p>
            <text:p><text:span text:style-name="T1"/></text:p>
          </draw:text-box>
        </draw:frame>
        <draw:custom-shape draw:style-name="gr110" draw:text-style-name="P1" xml:id="id13" draw:id="id13" draw:layer="layout" svg:width="5.999cm" svg:height="6.376cm" svg:x="115.398cm" svg:y="236.921cm">
          <text:p/>
          <draw:enhanced-geometry svg:viewBox="0 0 21600 21600" draw:type="rectangle" draw:enhanced-path="M 0 0 L 21600 0 21600 21600 0 21600 0 0 Z N"/>
        </draw:custom-shape>
        <draw:line draw:style-name="gr27" draw:text-style-name="P2" draw:layer="layout" svg:x1="115.399cm" svg:y1="238.421cm" svg:x2="121.397cm" svg:y2="238.421cm">
          <text:p/>
        </draw:line>
        <draw:line draw:style-name="gr27" draw:text-style-name="P2" draw:layer="layout" svg:x1="115.399cm" svg:y1="241.721cm" svg:x2="121.397cm" svg:y2="241.721cm">
          <text:p/>
        </draw:line>
        <draw:custom-shape draw:style-name="gr111" draw:text-style-name="P1" xml:id="id8" draw:id="id8" draw:layer="layout" svg:width="5.998cm" svg:height="6.598cm" svg:x="115.8cm" svg:y="155.26cm">
          <text:p/>
          <draw:enhanced-geometry svg:viewBox="0 0 21600 21600" draw:type="rectangle" draw:enhanced-path="M 0 0 L 21600 0 21600 21600 0 21600 0 0 Z N"/>
        </draw:custom-shape>
        <draw:line draw:style-name="gr35" draw:text-style-name="P2" draw:layer="layout" svg:x1="115.8cm" svg:y1="156.759cm" svg:x2="121.799cm" svg:y2="156.759cm">
          <text:p/>
        </draw:line>
        <draw:line draw:style-name="gr35" draw:text-style-name="P2" draw:layer="layout" svg:x1="115.8cm" svg:y1="159.459cm" svg:x2="121.799cm" svg:y2="159.459cm">
          <text:p/>
        </draw:line>
        <draw:frame draw:style-name="gr36" draw:text-style-name="P3" draw:layer="layout" svg:width="5.998cm" svg:height="0.811cm" svg:x="115.799cm" svg:y="155.26cm">
          <draw:text-box>
            <text:p><text:span text:style-name="T1">vVentanasInformacion</text:span></text:p>
          </draw:text-box>
        </draw:frame>
        <draw:frame draw:style-name="gr112" draw:text-style-name="P3" draw:layer="layout" svg:width="5.998cm" svg:height="3.026cm" svg:x="115.799cm" svg:y="159.46cm">
          <draw:text-box>
            <text:p><text:span text:style-name="T1">+pMenuBusqueda</text:span></text:p>
            <text:p><text:span text:style-name="T1"><text:a xlink:href="../../Documento%20de%20referencia.odg#Página%2023" xlink:type="simple">+ventanaInformacionEvento( )</text:a></text:span></text:p>
            <text:p><text:span text:style-name="T1"><text:a xlink:href="../../Documento%20de%20referencia.odg#Página%2026" xlink:type="simple">+ventanaInformacionTienda( )</text:a></text:span></text:p>
            <text:p><text:span text:style-name="T1"/></text:p>
          </draw:text-box>
        </draw:frame>
        <draw:connector draw:style-name="gr113" draw:text-style-name="P2" draw:layer="layout" draw:type="line" svg:x1="136.199cm" svg:y1="158.767cm" svg:x2="121.798cm" svg:y2="158.559cm" draw:start-shape="id7" draw:start-glue-point="3" draw:end-shape="id8" draw:end-glue-point="1" svg:d="M136199 158767l-14401-208" svg:viewBox="0 0 14402 209">
          <text:p/>
        </draw:connector>
        <draw:connector draw:style-name="gr109" draw:text-style-name="P24" draw:layer="layout" draw:type="line" svg:x1="92.798cm" svg:y1="203.611cm" svg:x2="168.536cm" svg:y2="204cm" draw:start-shape="id9" draw:start-glue-point="1" draw:end-shape="id10" draw:end-glue-point="3" svg:d="M92798 203611l75738 389" svg:viewBox="0 0 75739 390">
          <text:p/>
        </draw:connector>
        <draw:connector draw:style-name="gr114" draw:text-style-name="P24" draw:layer="layout" draw:type="line" svg:x1="121.799cm" svg:y1="136.589cm" svg:x2="136.098cm" svg:y2="136.524cm" draw:start-shape="id11" draw:start-glue-point="1" draw:end-shape="id12" draw:end-glue-point="3" svg:d="M121799 136589l14299-65" svg:viewBox="0 0 14300 66">
          <text:p/>
        </draw:connector>
        <draw:connector draw:style-name="gr108" draw:text-style-name="P24" draw:layer="layout" draw:type="line" svg:x1="121.397cm" svg:y1="240.109cm" svg:x2="135.699cm" svg:y2="240.239cm" draw:start-shape="id13" draw:start-glue-point="1" draw:end-shape="id14" draw:end-glue-point="3" svg:d="M121397 240109l14302 130" svg:viewBox="0 0 14303 131">
          <text:p/>
        </draw:connector>
        <draw:custom-shape draw:style-name="gr115" draw:text-style-name="P1" xml:id="id21" draw:id="id21" draw:layer="layout" svg:width="5.999cm" svg:height="8.499cm" svg:x="136.098cm" svg:y="108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6" draw:text-style-name="P2" draw:layer="layout" svg:x1="136.098cm" svg:y1="110.2cm" svg:x2="142.098cm" svg:y2="110.2cm">
          <text:p/>
        </draw:line>
        <draw:line draw:style-name="gr116" draw:text-style-name="P2" draw:layer="layout" svg:x1="136.098cm" svg:y1="113.5cm" svg:x2="142.098cm" svg:y2="113.5cm">
          <text:p/>
        </draw:line>
        <draw:frame draw:style-name="gr117" draw:text-style-name="P3" draw:layer="layout" svg:width="5.999cm" svg:height="0.811cm" svg:x="136.098cm" svg:y="108.7cm">
          <draw:text-box>
            <text:p><text:span text:style-name="T1">cConfiguracion</text:span></text:p>
          </draw:text-box>
        </draw:frame>
        <draw:frame draw:style-name="gr118" draw:text-style-name="P6" draw:layer="layout" svg:width="5.999cm" svg:height="2.843cm" svg:x="136.098cm" svg:y="113.5cm">
          <draw:text-box>
            <text:p text:style-name="P4"><text:span text:style-name="T4">+configurarTemas( )</text:span></text:p>
            <text:p text:style-name="P4"><text:span text:style-name="T4">+configurarNotificaciones( )</text:span></text:p>
            <text:p text:style-name="P4"><text:span text:style-name="T4">+configurarLetra( )</text:span></text:p>
            <text:p><text:span text:style-name="T1"/></text:p>
          </draw:text-box>
        </draw:frame>
        <draw:custom-shape draw:style-name="gr119" draw:text-style-name="P5" draw:layer="layout" svg:width="3.001cm" svg:height="0.7cm" svg:x="170.668cm" svg:y="248.498cm">
          <text:p text:style-name="P5"><text:span text:style-name="T3">IdUsuario que lo crea</text:span></text:p>
          <draw:enhanced-geometry svg:viewBox="0 0 21600 21600" draw:text-areas="800 800 20800 20800" draw:type="round-rectangular-callout" draw:modifiers="-4756.02931379081 8381.16975748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0" draw:text-style-name="P1" xml:id="id15" draw:id="id15" draw:layer="layout" svg:width="5.999cm" svg:height="6.749cm" svg:x="90.599cm" svg:y="182.45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0.599cm" svg:y1="183.949cm" svg:x2="96.599cm" svg:y2="183.949cm">
          <text:p/>
        </draw:line>
        <draw:line draw:style-name="gr2" draw:text-style-name="P2" draw:layer="layout" svg:x1="90.599cm" svg:y1="186.649cm" svg:x2="96.599cm" svg:y2="186.649cm">
          <text:p/>
        </draw:line>
        <draw:frame draw:style-name="gr3" draw:text-style-name="P3" draw:layer="layout" svg:width="5.999cm" svg:height="0.811cm" svg:x="90.598cm" svg:y="182.45cm">
          <draw:text-box>
            <text:p><text:span text:style-name="T1">vPantallaMenu</text:span></text:p>
          </draw:text-box>
        </draw:frame>
        <draw:frame draw:style-name="gr3" draw:text-style-name="P3" draw:layer="layout" svg:width="5.999cm" svg:height="0.811cm" svg:x="90.598cm" svg:y="186.649cm">
          <draw:text-box>
            <text:p><text:span text:style-name="T1"><text:a xlink:href="https://marvelapp.com/prototype/52hff7d/screen/73842986/layer/129544440" xlink:type="simple">+pantallaMenu( )</text:a></text:span></text:p>
          </draw:text-box>
        </draw:frame>
        <draw:custom-shape draw:style-name="gr121" draw:text-style-name="P1" xml:id="id16" draw:id="id16" draw:layer="layout" svg:width="5.999cm" svg:height="8.499cm" svg:x="162.299cm" svg:y="1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62.299cm" svg:y1="182.5cm" svg:x2="168.299cm" svg:y2="182.5cm">
          <text:p/>
        </draw:line>
        <draw:line draw:style-name="gr2" draw:text-style-name="P2" draw:layer="layout" svg:x1="162.299cm" svg:y1="185.8cm" svg:x2="168.299cm" svg:y2="185.8cm">
          <text:p/>
        </draw:line>
        <draw:frame draw:style-name="gr3" draw:text-style-name="P3" xml:id="id18" draw:id="id18" draw:layer="layout" svg:width="5.999cm" svg:height="0.811cm" svg:x="162.299cm" svg:y="181.001cm">
          <draw:text-box>
            <text:p><text:span text:style-name="T1">cArquitecto</text:span></text:p>
          </draw:text-box>
        </draw:frame>
        <draw:frame draw:style-name="gr122" draw:text-style-name="P3" draw:layer="layout" svg:width="5.999cm" svg:height="1.115cm" svg:x="162.299cm" svg:y="185.801cm">
          <draw:text-box>
            <text:p><text:span text:style-name="T1">+seleccionarApartado( )</text:span></text:p>
            <text:p><text:span text:style-name="T13">+cerrarSesion( )</text:span></text:p>
          </draw:text-box>
        </draw:frame>
        <draw:connector draw:style-name="gr44" draw:text-style-name="P24" draw:layer="layout" draw:type="line" svg:x1="96.598cm" svg:y1="185.825cm" svg:x2="162.299cm" svg:y2="185.249cm" draw:start-shape="id15" draw:start-glue-point="1" draw:end-shape="id16" draw:end-glue-point="3" svg:d="M96598 185825l65701-576" svg:viewBox="0 0 65702 577">
          <text:p/>
        </draw:connector>
        <draw:connector draw:style-name="gr123" draw:text-style-name="P24" draw:layer="layout" draw:type="line" svg:x1="141.698cm" svg:y1="240.239cm" svg:x2="167.799cm" svg:y2="251.148cm" draw:start-shape="id14" draw:start-glue-point="1" draw:end-shape="id4" draw:end-glue-point="3" svg:d="M141698 240239l26101 10909" svg:viewBox="0 0 26102 10910">
          <text:p/>
        </draw:connector>
        <draw:connector draw:style-name="gr124" draw:text-style-name="P24" draw:layer="layout" draw:type="line" svg:x1="162.299cm" svg:y1="185.249cm" svg:x2="142.097cm" svg:y2="136.524cm" draw:start-shape="id16" draw:start-glue-point="3" draw:end-shape="id12" draw:end-glue-point="1" svg:d="M162299 185249l-20202-48725" svg:viewBox="0 0 20203 48726">
          <text:p/>
        </draw:connector>
        <draw:connector draw:style-name="gr125" draw:text-style-name="P24" draw:layer="layout" draw:type="line" svg:x1="165.298cm" svg:y1="189.499cm" svg:x2="141.897cm" svg:y2="226.807cm" draw:start-shape="id16" draw:start-glue-point="2" draw:end-shape="id17" draw:end-glue-point="1" svg:d="M165298 189499l-23401 37308" svg:viewBox="0 0 23402 37309">
          <text:p/>
        </draw:connector>
        <draw:connector draw:style-name="gr123" draw:text-style-name="P24" draw:layer="layout" draw:type="line" svg:x1="165.298cm" svg:y1="189.499cm" svg:x2="141.698cm" svg:y2="240.239cm" draw:start-shape="id16" draw:start-glue-point="2" draw:end-shape="id14" draw:end-glue-point="1" svg:d="M165298 189499l-23600 50740" svg:viewBox="0 0 23601 50741">
          <text:p/>
        </draw:connector>
        <draw:connector draw:style-name="gr113" draw:text-style-name="P24" draw:layer="layout" draw:type="line" svg:x1="162.299cm" svg:y1="185.249cm" svg:x2="142.198cm" svg:y2="158.767cm" draw:start-shape="id16" draw:start-glue-point="3" draw:end-shape="id7" draw:end-glue-point="1" svg:d="M162299 185249l-20101-26482" svg:viewBox="0 0 20102 26483">
          <text:p/>
        </draw:connector>
        <draw:connector draw:style-name="gr126" draw:text-style-name="P24" draw:layer="layout" draw:type="line" svg:x1="165.298cm" svg:y1="181.001cm" svg:x2="142.098cm" svg:y2="58.649cm" draw:start-shape="id18" draw:start-glue-point="0" draw:end-shape="id19" draw:end-glue-point="1" svg:d="M165298 181001l-23200-122352" svg:viewBox="0 0 23201 122353">
          <text:p/>
        </draw:connector>
        <draw:connector draw:style-name="gr127" draw:text-style-name="P24" draw:layer="layout" draw:type="line" svg:x1="142.098cm" svg:y1="58.649cm" svg:x2="155.7cm" svg:y2="33.548cm" draw:start-shape="id19" draw:start-glue-point="1" draw:end-shape="id20" draw:end-glue-point="3" svg:d="M142098 58649l13602-25101" svg:viewBox="0 0 13603 25102">
          <text:p/>
        </draw:connector>
        <draw:connector draw:style-name="gr128" draw:text-style-name="P24" draw:layer="layout" draw:type="line" svg:x1="142.097cm" svg:y1="112.949cm" svg:x2="162.299cm" svg:y2="185.249cm" draw:start-shape="id21" draw:start-glue-point="1" draw:end-shape="id16" draw:end-glue-point="3" svg:d="M142097 112949l20202 72300" svg:viewBox="0 0 20203 72301">
          <text:p/>
        </draw:connector>
        <draw:connector draw:style-name="gr128" draw:text-style-name="P24" draw:layer="layout" draw:type="line" svg:x1="122.098cm" svg:y1="112.774cm" svg:x2="136.098cm" svg:y2="112.949cm" draw:start-shape="id22" draw:start-glue-point="1" draw:end-shape="id21" draw:end-glue-point="3" svg:d="M122098 112774l14000 175" svg:viewBox="0 0 14001 176">
          <text:p/>
        </draw:connector>
        <draw:custom-shape draw:style-name="gr129" draw:text-style-name="P1" xml:id="id24" draw:id="id24" draw:layer="layout" svg:width="5.999cm" svg:height="8.603cm" svg:x="186.499cm" svg:y="89.4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0" draw:text-style-name="P2" draw:layer="layout" svg:x1="186.499cm" svg:y1="90.958cm" svg:x2="192.499cm" svg:y2="90.958cm">
          <text:p/>
        </draw:line>
        <draw:line draw:style-name="gr130" draw:text-style-name="P2" draw:layer="layout" svg:x1="186.499cm" svg:y1="94.258cm" svg:x2="192.499cm" svg:y2="94.258cm">
          <text:p/>
        </draw:line>
        <draw:frame draw:style-name="gr131" draw:text-style-name="P3" draw:layer="layout" svg:width="5.999cm" svg:height="0.811cm" svg:x="186.499cm" svg:y="89.458cm">
          <draw:text-box>
            <text:p><text:span text:style-name="T1">cMensajesAmigos</text:span></text:p>
          </draw:text-box>
        </draw:frame>
        <draw:frame draw:style-name="gr132" draw:text-style-name="P3" draw:layer="layout" svg:width="5.999cm" svg:height="1.915cm" svg:x="186.499cm" svg:y="90.959cm">
          <draw:text-box>
            <text:p><text:span text:style-name="T1">+mensaje</text:span></text:p>
            <text:p><text:span text:style-name="T1">+mensajeCifrado</text:span></text:p>
            <text:p><text:span text:style-name="T1">+claveEncriptado</text:span></text:p>
          </draw:text-box>
        </draw:frame>
        <draw:frame draw:style-name="gr133" draw:text-style-name="P6" draw:layer="layout" svg:width="5.999cm" svg:height="3.802cm" svg:x="186.499cm" svg:y="94.26cm">
          <draw:text-box>
            <text:p text:style-name="P4"><text:span text:style-name="T1">+encriptar( ) <text:s/>//Hecho</text:span></text:p>
            <text:p text:style-name="P4"><text:span text:style-name="T1">+desencriptar( ) <text:s/>//Hecho</text:span></text:p>
            <text:p text:style-name="P4"><text:span text:style-name="T1"/></text:p>
            <text:p text:style-name="P4"><text:span text:style-name="T1">+crearClaveEncriptado( ) //Hecho</text:span></text:p>
            <text:p text:style-name="P4"><text:span text:style-name="T1"/></text:p>
            <text:p text:style-name="P4"><text:span text:style-name="T1">+enviarClaveCifrado( )</text:span></text:p>
            <text:p text:style-name="P4"><text:span text:style-name="T1">+recibirClaveCifrado( )</text:span></text:p>
          </draw:text-box>
        </draw:frame>
        <draw:custom-shape draw:style-name="gr134" draw:text-style-name="P1" xml:id="id30" draw:id="id30" draw:layer="layout" svg:width="5.999cm" svg:height="7.643cm" svg:x="198.3cm" svg:y="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2" draw:layer="layout" svg:x1="198.3cm" svg:y1="38.5cm" svg:x2="204.3cm" svg:y2="38.5cm">
          <text:p/>
        </draw:line>
        <draw:line draw:style-name="gr6" draw:text-style-name="P2" draw:layer="layout" svg:x1="198.3cm" svg:y1="41.8cm" svg:x2="204.3cm" svg:y2="41.8cm">
          <text:p/>
        </draw:line>
        <draw:frame draw:style-name="gr7" draw:text-style-name="P3" draw:layer="layout" svg:width="5.999cm" svg:height="0.811cm" svg:x="198.299cm" svg:y="37cm">
          <draw:text-box>
            <text:p><text:span text:style-name="T1">cCifradoContraseña</text:span></text:p>
          </draw:text-box>
        </draw:frame>
        <draw:frame draw:style-name="gr135" draw:text-style-name="P3" draw:layer="layout" svg:width="5.999cm" svg:height="1.915cm" svg:x="198.299cm" svg:y="38.5cm">
          <draw:text-box>
            <text:p><text:span text:style-name="T1">+hash</text:span></text:p>
            <text:p><text:span text:style-name="T1">+semilla</text:span></text:p>
            <text:p><text:span text:style-name="T1">+contraseña</text:span></text:p>
          </draw:text-box>
        </draw:frame>
        <draw:frame draw:style-name="gr136" draw:text-style-name="P6" xml:id="id26" draw:id="id26" draw:layer="layout" svg:width="5.999cm" svg:height="2.843cm" svg:x="198.299cm" svg:y="41.8cm">
          <draw:text-box>
            <text:p text:style-name="P4"><text:span text:style-name="T4">+hashearContraseña( ) //Hecho</text:span></text:p>
            <text:p text:style-name="P4"><text:span text:style-name="T4">+hashPassword( ) //Hecho</text:span></text:p>
            <text:p text:style-name="P4"><text:span text:style-name="T4"/></text:p>
            <text:p text:style-name="P4"><text:span text:style-name="T4">+generarSemilla( ) //Hecho</text:span></text:p>
            <text:p><text:span text:style-name="T1"/></text:p>
          </draw:text-box>
        </draw:frame>
        <draw:custom-shape draw:style-name="gr137" draw:text-style-name="P1" xml:id="id34" draw:id="id34" draw:layer="layout" svg:width="5.999cm" svg:height="7.643cm" svg:x="147.1cm" svg:y="18.9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8" draw:text-style-name="P2" draw:layer="layout" svg:x1="147.1cm" svg:y1="20.457cm" svg:x2="153.1cm" svg:y2="20.457cm">
          <text:p/>
        </draw:line>
        <draw:line draw:style-name="gr138" draw:text-style-name="P2" draw:layer="layout" svg:x1="147.1cm" svg:y1="23.757cm" svg:x2="153.1cm" svg:y2="23.757cm">
          <text:p/>
        </draw:line>
        <draw:frame draw:style-name="gr139" draw:text-style-name="P25" draw:layer="layout" svg:width="5.999cm" svg:height="0.811cm" svg:x="147.099cm" svg:y="18.957cm">
          <draw:text-box>
            <text:p><text:span text:style-name="T1">cAutenticacion</text:span></text:p>
          </draw:text-box>
        </draw:frame>
        <draw:frame draw:style-name="gr140" draw:text-style-name="P3" draw:layer="layout" svg:width="5.999cm" svg:height="1.915cm" svg:x="147.099cm" svg:y="20.457cm">
          <draw:text-box>
            <text:p><text:span text:style-name="T1">+correo</text:span></text:p>
            <text:p><text:span text:style-name="T1">+claveVerificacion</text:span></text:p>
          </draw:text-box>
        </draw:frame>
        <draw:frame draw:style-name="gr141" draw:text-style-name="P6" draw:layer="layout" svg:width="5.999cm" svg:height="2.143cm" svg:x="147.099cm" svg:y="23.857cm">
          <draw:text-box>
            <text:p text:style-name="P4"><text:span text:style-name="T4">+pedirCorreo( )</text:span></text:p>
            <text:p text:style-name="P4"><text:span text:style-name="T4">+crearClaveVerificacion( )</text:span></text:p>
            <text:p text:style-name="P4"><text:span text:style-name="T4">+enviarEmail( )</text:span></text:p>
            <text:p text:style-name="P4"><text:span text:style-name="T4">+recibirClaveVerificacion( )</text:span></text:p>
          </draw:text-box>
        </draw:frame>
        <draw:custom-shape draw:style-name="gr142" draw:text-style-name="P26" xml:id="id23" draw:id="id23" draw:layer="layout" svg:width="5.999cm" svg:height="7.399cm" svg:x="198.3cm" svg:y="84.3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0" draw:text-style-name="P2" draw:layer="layout" svg:x1="198.3cm" svg:y1="85.8cm" svg:x2="204.3cm" svg:y2="85.8cm">
          <text:p/>
        </draw:line>
        <draw:line draw:style-name="gr130" draw:text-style-name="P2" draw:layer="layout" svg:x1="198.3cm" svg:y1="89.1cm" svg:x2="204.3cm" svg:y2="89.1cm">
          <text:p/>
        </draw:line>
        <draw:frame draw:style-name="gr131" draw:text-style-name="P3" xml:id="id27" draw:id="id27" draw:layer="layout" svg:width="5.999cm" svg:height="0.811cm" svg:x="198.299cm" svg:y="84.3cm">
          <draw:text-box>
            <text:p><text:span text:style-name="T1">cClaveEncriptacionMensajes</text:span></text:p>
          </draw:text-box>
        </draw:frame>
        <draw:frame draw:style-name="gr132" draw:text-style-name="P3" draw:layer="layout" svg:width="5.999cm" svg:height="1.915cm" svg:x="198.299cm" svg:y="85.801cm">
          <draw:text-box>
            <text:p><text:span text:style-name="T1">+claveEncriptacion</text:span></text:p>
            <text:p><text:span text:style-name="T1">+claveEncriptacionEncriptada</text:span></text:p>
          </draw:text-box>
        </draw:frame>
        <draw:frame draw:style-name="gr143" draw:text-style-name="P6" draw:layer="layout" svg:width="6cm" svg:height="2.902cm" svg:x="198.299cm" svg:y="89.102cm">
          <draw:text-box>
            <text:p text:style-name="P4"><text:span text:style-name="T1">+encriptarClave( )//Hecho</text:span></text:p>
            <text:p text:style-name="P4"><text:span text:style-name="T1">+desencriptarClave( )//Hecho</text:span></text:p>
            <text:p text:style-name="P4"><text:span text:style-name="T1"/></text:p>
            <text:p text:style-name="P4"><text:span text:style-name="T2">+pedirCopiaClaveCifrado( )</text:span></text:p>
          </draw:text-box>
        </draw:frame>
        <draw:custom-shape draw:style-name="gr144" draw:text-style-name="P1" xml:id="id28" draw:id="id28" draw:layer="layout" svg:width="5.999cm" svg:height="6.347cm" svg:x="134.599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5" draw:text-style-name="P2" draw:layer="layout" svg:x1="134.599cm" svg:y1="12cm" svg:x2="140.599cm" svg:y2="12cm">
          <text:p/>
        </draw:line>
        <draw:line draw:style-name="gr145" draw:text-style-name="P2" draw:layer="layout" svg:x1="134.599cm" svg:y1="14.2cm" svg:x2="140.599cm" svg:y2="14.2cm">
          <text:p/>
        </draw:line>
        <draw:frame draw:style-name="gr146" draw:text-style-name="P3" draw:layer="layout" svg:width="5.999cm" svg:height="0.811cm" svg:x="134.599cm" svg:y="10.5cm">
          <draw:text-box>
            <text:p><text:span text:style-name="T1">cRecuperarCuenta</text:span></text:p>
          </draw:text-box>
        </draw:frame>
        <draw:frame draw:style-name="gr147" draw:text-style-name="P3" draw:layer="layout" svg:width="5.999cm" svg:height="1.979cm" svg:x="134.599cm" svg:y="12cm">
          <draw:text-box>
            <text:p><text:span text:style-name="T1">+correo</text:span></text:p>
            <text:p><text:span text:style-name="T1">+nickname</text:span></text:p>
            <text:p><text:span text:style-name="T1">+contraseña</text:span></text:p>
            <text:p><text:span text:style-name="T1">+claveVerificacion</text:span></text:p>
          </draw:text-box>
        </draw:frame>
        <draw:frame draw:style-name="gr148" draw:text-style-name="P6" draw:layer="layout" svg:width="5.999cm" svg:height="2.3cm" svg:x="134.599cm" svg:y="14.2cm">
          <draw:text-box>
            <text:p text:style-name="P4"><text:span text:style-name="T4">+buscarCuenta( )</text:span></text:p>
            <text:p text:style-name="P4"><text:span text:style-name="T4">+introducirContraseñaNueva( )</text:span></text:p>
            <text:p><text:span text:style-name="T1"/></text:p>
          </draw:text-box>
        </draw:frame>
        <draw:custom-shape draw:style-name="gr149" draw:text-style-name="P1" xml:id="id25" draw:id="id25" draw:layer="layout" svg:width="5.999cm" svg:height="8.999cm" svg:x="136.098cm" svg:y="94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0" draw:text-style-name="P2" draw:layer="layout" svg:x1="136.098cm" svg:y1="95.923cm" svg:x2="142.098cm" svg:y2="95.923cm">
          <text:p/>
        </draw:line>
        <draw:line draw:style-name="gr130" draw:text-style-name="P2" draw:layer="layout" svg:x1="136.098cm" svg:y1="99.223cm" svg:x2="142.098cm" svg:y2="99.223cm">
          <text:p/>
        </draw:line>
        <draw:frame draw:style-name="gr131" draw:text-style-name="P3" draw:layer="layout" svg:width="5.999cm" svg:height="0.811cm" svg:x="136.098cm" svg:y="94.423cm">
          <draw:text-box>
            <text:p><text:span text:style-name="T1">cAmigos</text:span></text:p>
          </draw:text-box>
        </draw:frame>
        <draw:frame draw:style-name="gr132" draw:text-style-name="P3" draw:layer="layout" svg:width="5.999cm" svg:height="1.915cm" svg:x="136.098cm" svg:y="95.924cm">
          <draw:text-box>
            <text:p><text:span text:style-name="T1">+listaAmigos</text:span></text:p>
            <text:p><text:span text:style-name="T1">+listaSolicitudesEnviadas</text:span></text:p>
            <text:p><text:span text:style-name="T1">+listaSolicitudesRecibidas</text:span></text:p>
          </draw:text-box>
        </draw:frame>
        <draw:frame draw:style-name="gr150" draw:text-style-name="P6" draw:layer="layout" svg:width="5.999cm" svg:height="4.139cm" svg:x="136.098cm" svg:y="99.225cm">
          <draw:text-box>
            <text:p text:style-name="P4"><text:span text:style-name="T1">+consultarAmigos( )</text:span></text:p>
            <text:p text:style-name="P4"><text:span text:style-name="T1">+buscarAmigos( )</text:span></text:p>
            <text:p text:style-name="P4"><text:span text:style-name="T1"/></text:p>
            <text:p text:style-name="P4"><text:span text:style-name="T1">+enviarSolicitudAmistad( )</text:span></text:p>
            <text:p text:style-name="P4"><text:span text:style-name="T1">+aceptarSolicitudAmistad( )</text:span></text:p>
            <text:p text:style-name="P4"><text:span text:style-name="T1">+denegarSolicitudAmistad( )</text:span></text:p>
            <text:p text:style-name="P4"><text:span text:style-name="T1"/></text:p>
            <text:p text:style-name="P4"><text:span text:style-name="T1">+verEventosAmigo( )</text:span></text:p>
            <text:p text:style-name="P4"><text:span text:style-name="T1">+eliminarAmigo( )</text:span></text:p>
          </draw:text-box>
        </draw:frame>
        <draw:connector draw:style-name="gr151" draw:text-style-name="P24" draw:layer="layout" draw:type="line" svg:x1="201.299cm" svg:y1="91.7cm" svg:x2="192.498cm" svg:y2="93.76cm" draw:start-shape="id23" draw:end-shape="id24" draw:end-glue-point="1" svg:d="M201299 91700l-8801 2060" svg:viewBox="0 0 8802 2061">
          <text:p/>
        </draw:connector>
        <draw:connector draw:style-name="gr152" draw:text-style-name="P24" draw:layer="layout" draw:type="line" svg:x1="186.499cm" svg:y1="93.76cm" svg:x2="142.097cm" svg:y2="98.923cm" draw:start-shape="id24" draw:start-glue-point="3" draw:end-shape="id25" draw:end-glue-point="1" svg:d="M186499 93760l-44402 5163" svg:viewBox="0 0 44403 5164">
          <text:p/>
        </draw:connector>
        <draw:connector draw:style-name="gr153" draw:text-style-name="P24" draw:layer="layout" draw:type="line" svg:x1="201.298cm" svg:y1="44.643cm" svg:x2="201.298cm" svg:y2="84.3cm" draw:start-shape="id26" draw:start-glue-point="2" draw:end-shape="id27" draw:end-glue-point="0" svg:d="M201298 44643v39657" svg:viewBox="0 0 1 39658">
          <text:p/>
        </draw:connector>
        <draw:connector draw:style-name="gr152" draw:text-style-name="P24" draw:layer="layout" draw:type="line" svg:x1="142.097cm" svg:y1="98.923cm" svg:x2="162.299cm" svg:y2="185.249cm" draw:start-shape="id25" draw:start-glue-point="1" draw:end-shape="id16" draw:end-glue-point="3" svg:d="M142097 98923l20202 86326" svg:viewBox="0 0 20203 86327">
          <text:p/>
        </draw:connector>
        <draw:connector draw:style-name="gr154" draw:text-style-name="P24" draw:layer="layout" draw:type="line" svg:x1="137.598cm" svg:y1="16.847cm" svg:x2="139.098cm" svg:y2="54.399cm" draw:start-shape="id28" draw:start-glue-point="2" draw:end-shape="id29" draw:end-glue-point="0" svg:d="M137598 16847l1500 37552" svg:viewBox="0 0 1501 37553">
          <text:p/>
        </draw:connector>
        <draw:connector draw:style-name="gr155" draw:text-style-name="P24" draw:layer="layout" draw:type="line" svg:x1="198.3cm" svg:y1="40.821cm" svg:x2="161.699cm" svg:y2="33.548cm" draw:start-shape="id30" draw:start-glue-point="3" draw:end-shape="id20" draw:end-glue-point="1" svg:d="M198300 40821l-36601-7273" svg:viewBox="0 0 36602 7274">
          <text:p/>
        </draw:connector>
        <draw:connector draw:style-name="gr156" draw:text-style-name="P24" draw:layer="layout" draw:type="line" svg:x1="121.799cm" svg:y1="99.096cm" svg:x2="136.098cm" svg:y2="98.923cm" draw:start-shape="id31" draw:start-glue-point="1" draw:end-shape="id25" draw:end-glue-point="3" svg:d="M121799 99096l14299-173" svg:viewBox="0 0 14300 174">
          <text:p/>
        </draw:connector>
        <draw:custom-shape draw:style-name="gr157" draw:text-style-name="P1" xml:id="id33" draw:id="id33" draw:layer="layout" svg:width="5.999cm" svg:height="5.549cm" svg:x="106.599cm" svg:y="19.951cm">
          <text:p/>
          <draw:enhanced-geometry svg:viewBox="0 0 21600 21600" draw:type="rectangle" draw:enhanced-path="M 0 0 L 21600 0 21600 21600 0 21600 0 0 Z N"/>
        </draw:custom-shape>
        <draw:line draw:style-name="gr158" draw:text-style-name="P2" draw:layer="layout" svg:x1="106.6cm" svg:y1="21.45cm" svg:x2="112.6cm" svg:y2="21.45cm">
          <text:p/>
        </draw:line>
        <draw:line draw:style-name="gr158" draw:text-style-name="P2" draw:layer="layout" svg:x1="106.6cm" svg:y1="23.75cm" svg:x2="112.6cm" svg:y2="23.75cm">
          <text:p/>
        </draw:line>
        <draw:frame draw:style-name="gr159" draw:text-style-name="P3" draw:layer="layout" svg:width="5.999cm" svg:height="0.811cm" svg:x="106.599cm" svg:y="19.95cm">
          <draw:text-box>
            <text:p><text:span text:style-name="T1">vPantallasAutenticacion</text:span></text:p>
          </draw:text-box>
        </draw:frame>
        <draw:frame draw:style-name="gr160" draw:text-style-name="P3" draw:layer="layout" svg:width="5.999cm" svg:height="1.979cm" svg:x="106.599cm" svg:y="23.75cm">
          <draw:text-box>
            <text:p><text:span text:style-name="T1">+pantallaIntroducirCorreo</text:span></text:p>
            <text:p><text:span text:style-name="T1">+pantallaIntroducirCodigoVerificacion</text:span></text:p>
            <text:p><text:span text:style-name="T1"/></text:p>
          </draw:text-box>
        </draw:frame>
        <draw:custom-shape draw:style-name="gr161" draw:text-style-name="P1" xml:id="id32" draw:id="id32" draw:layer="layout" svg:width="5.999cm" svg:height="6.999cm" svg:x="118.5cm" svg:y="10.301cm">
          <text:p/>
          <draw:enhanced-geometry svg:viewBox="0 0 21600 21600" draw:type="rectangle" draw:enhanced-path="M 0 0 L 21600 0 21600 21600 0 21600 0 0 Z N"/>
        </draw:custom-shape>
        <draw:line draw:style-name="gr145" draw:text-style-name="P2" draw:layer="layout" svg:x1="118.5cm" svg:y1="11.8cm" svg:x2="124.5cm" svg:y2="11.8cm">
          <text:p/>
        </draw:line>
        <draw:line draw:style-name="gr145" draw:text-style-name="P2" draw:layer="layout" svg:x1="118.5cm" svg:y1="14.1cm" svg:x2="124.5cm" svg:y2="14.1cm">
          <text:p/>
        </draw:line>
        <draw:frame draw:style-name="gr146" draw:text-style-name="P3" draw:layer="layout" svg:width="5.999cm" svg:height="0.811cm" svg:x="118.499cm" svg:y="10.3cm">
          <draw:text-box>
            <text:p><text:span text:style-name="T1">vPantallasRecuperacion</text:span></text:p>
          </draw:text-box>
        </draw:frame>
        <draw:frame draw:style-name="gr162" draw:text-style-name="P3" draw:layer="layout" svg:width="5.999cm" svg:height="3.275cm" svg:x="118.499cm" svg:y="14.1cm">
          <draw:text-box>
            <text:p><text:span text:style-name="T1">+pantallaRecuperacionIntroducirCorreo</text:span></text:p>
            <text:p><text:span text:style-name="T4">+pantalla</text:span><text:span text:style-name="T1">RecuperacionIntroducirCodigoVerificacion</text:span></text:p>
            <text:p text:style-name="P4"><text:span text:style-name="T4">+pantallaRecuperacionIntroducirNuevaContraseña</text:span></text:p>
            <text:p><text:span text:style-name="T1"/></text:p>
          </draw:text-box>
        </draw:frame>
        <draw:connector draw:style-name="gr163" draw:text-style-name="P2" draw:layer="layout" draw:type="line" svg:x1="124.499cm" svg:y1="13.8cm" svg:x2="134.599cm" svg:y2="13.673cm" draw:start-shape="id32" draw:start-glue-point="1" draw:end-shape="id28" draw:end-glue-point="3" svg:d="M124499 13800l10100-127" svg:viewBox="0 0 10101 128">
          <text:p/>
        </draw:connector>
        <draw:connector draw:style-name="gr164" draw:text-style-name="P2" draw:layer="layout" draw:type="line" svg:x1="112.598cm" svg:y1="22.725cm" svg:x2="147.1cm" svg:y2="22.778cm" draw:start-shape="id33" draw:start-glue-point="1" draw:end-shape="id34" draw:end-glue-point="3" svg:d="M112598 22725l34502 53" svg:viewBox="0 0 34503 54">
          <text:p/>
        </draw:connector>
        <draw:custom-shape draw:style-name="gr165" draw:text-style-name="P1" xml:id="id39" draw:id="id39" draw:layer="layout" svg:width="5.999cm" svg:height="10.14cm" svg:x="136.098cm" svg:y="66.5cm">
          <text:p/>
          <draw:enhanced-geometry svg:viewBox="0 0 21600 21600" draw:type="rectangle" draw:enhanced-path="M 0 0 L 21600 0 21600 21600 0 21600 0 0 Z N"/>
        </draw:custom-shape>
        <draw:line draw:style-name="gr166" draw:text-style-name="P2" draw:layer="layout" svg:x1="136.098cm" svg:y1="68cm" svg:x2="142.098cm" svg:y2="68cm">
          <text:p/>
        </draw:line>
        <draw:line draw:style-name="gr166" draw:text-style-name="P2" draw:layer="layout" svg:x1="136.098cm" svg:y1="73.5cm" svg:x2="142.098cm" svg:y2="73.5cm">
          <text:p/>
        </draw:line>
        <draw:frame draw:style-name="gr167" draw:text-style-name="P3" draw:layer="layout" svg:width="5.999cm" svg:height="0.811cm" svg:x="136.099cm" svg:y="66.5cm">
          <draw:text-box>
            <text:p><text:span text:style-name="T1">cPerfil</text:span></text:p>
          </draw:text-box>
        </draw:frame>
        <draw:frame draw:style-name="gr168" draw:text-style-name="P3" draw:layer="layout" svg:width="5.999cm" svg:height="5.435cm" svg:x="136.039cm" svg:y="68cm">
          <draw:text-box>
            <text:p><text:span text:style-name="T1">+nick</text:span></text:p>
            <text:p><text:span text:style-name="T1">+contraseña</text:span></text:p>
            <text:p><text:span text:style-name="T1">+correo</text:span></text:p>
            <text:p text:style-name="P4"><text:span text:style-name="T1">+idUsuario</text:span></text:p>
            <text:p text:style-name="P4"><text:span text:style-name="T1">+idFotoPerfil</text:span></text:p>
            <text:p text:style-name="P4"><text:span text:style-name="T1">+calificacion</text:span></text:p>
            <text:p text:style-name="P4"><text:span text:style-name="T1">+participaciones</text:span></text:p>
            <text:p text:style-name="P4"><text:span text:style-name="T1">+reportesComportamiento</text:span></text:p>
            <text:p text:style-name="P4"><text:span text:style-name="T1">+reportesInasistencia</text:span></text:p>
            <text:p text:style-name="P4"><text:span text:style-name="T1">+calificacionEventos</text:span></text:p>
            <text:p text:style-name="P4"><text:span text:style-name="T1">+eventosRealizados</text:span></text:p>
            <text:p text:style-name="P4"><text:span text:style-name="T1">+reportesEventoFalso</text:span></text:p>
          </draw:text-box>
        </draw:frame>
        <draw:custom-shape draw:style-name="gr169" draw:text-style-name="P1" xml:id="id35" draw:id="id35" draw:layer="layout" svg:width="5.999cm" svg:height="5.999cm" svg:x="98.199cm" svg:y="35.301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98.2cm" svg:y1="36.8cm" svg:x2="104.2cm" svg:y2="36.8cm">
          <text:p/>
        </draw:line>
        <draw:line draw:style-name="gr6" draw:text-style-name="P2" draw:layer="layout" svg:x1="98.2cm" svg:y1="39.1cm" svg:x2="104.2cm" svg:y2="39.1cm">
          <text:p/>
        </draw:line>
        <draw:frame draw:style-name="gr7" draw:text-style-name="P3" draw:layer="layout" svg:width="5.999cm" svg:height="0.811cm" svg:x="98.199cm" svg:y="35.3cm">
          <draw:text-box>
            <text:p><text:span text:style-name="T1">vPantallasFotoPerfil</text:span></text:p>
          </draw:text-box>
        </draw:frame>
        <draw:frame draw:style-name="gr170" draw:text-style-name="P3" draw:layer="layout" svg:width="5.999cm" svg:height="3.026cm" svg:x="98.299cm" svg:y="39cm">
          <draw:text-box>
            <text:p><text:span text:style-name="T1">+pSeleccionarFotoPerfil</text:span></text:p>
            <text:p><text:span text:style-name="T1"/></text:p>
          </draw:text-box>
        </draw:frame>
        <draw:connector draw:style-name="gr171" draw:text-style-name="P2" draw:layer="layout" draw:type="line" svg:x1="104.198cm" svg:y1="38.3cm" svg:x2="155.7cm" svg:y2="33.548cm" draw:start-shape="id35" draw:start-glue-point="1" draw:end-shape="id20" draw:end-glue-point="3" svg:d="M104198 38300l51502-4752" svg:viewBox="0 0 51503 4753">
          <text:p/>
        </draw:connector>
        <draw:custom-shape draw:style-name="gr172" draw:text-style-name="P1" xml:id="id36" draw:id="id36" draw:layer="layout" svg:width="5.999cm" svg:height="5.399cm" svg:x="98.299cm" svg:y="29.401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98.299cm" svg:y1="30.9cm" svg:x2="104.299cm" svg:y2="30.9cm">
          <text:p/>
        </draw:line>
        <draw:line draw:style-name="gr6" draw:text-style-name="P2" draw:layer="layout" svg:x1="98.299cm" svg:y1="33.2cm" svg:x2="104.299cm" svg:y2="33.2cm">
          <text:p/>
        </draw:line>
        <draw:frame draw:style-name="gr7" draw:text-style-name="P3" draw:layer="layout" svg:width="5.999cm" svg:height="0.811cm" svg:x="98.299cm" svg:y="29.4cm">
          <draw:text-box>
            <text:p><text:span text:style-name="T1">vPantallasCrearCuenta</text:span></text:p>
          </draw:text-box>
        </draw:frame>
        <draw:frame draw:style-name="gr170" draw:text-style-name="P3" draw:layer="layout" svg:width="5.999cm" svg:height="3.026cm" svg:x="98.299cm" svg:y="33.2cm">
          <draw:text-box>
            <text:p><text:span text:style-name="T1">+pCrearCuenta</text:span></text:p>
            <text:p><text:span text:style-name="T1"/></text:p>
          </draw:text-box>
        </draw:frame>
        <draw:connector draw:style-name="gr171" draw:text-style-name="P2" draw:layer="layout" draw:type="line" svg:x1="104.298cm" svg:y1="32.1cm" svg:x2="155.7cm" svg:y2="33.548cm" draw:start-shape="id36" draw:start-glue-point="1" draw:end-shape="id20" draw:end-glue-point="3" svg:d="M104298 32100l51402 1448" svg:viewBox="0 0 51403 1449">
          <text:p/>
        </draw:connector>
        <draw:custom-shape draw:style-name="gr173" draw:text-style-name="P1" xml:id="id37" draw:id="id37" draw:layer="layout" svg:width="5.999cm" svg:height="5.999cm" svg:x="116.2cm" svg:y="55.175cm">
          <text:p/>
          <draw:enhanced-geometry svg:viewBox="0 0 21600 21600" draw:type="rectangle" draw:enhanced-path="M 0 0 L 21600 0 21600 21600 0 21600 0 0 Z N"/>
        </draw:custom-shape>
        <draw:line draw:style-name="gr14" draw:text-style-name="P2" draw:layer="layout" svg:x1="116.2cm" svg:y1="56.674cm" svg:x2="122.2cm" svg:y2="56.674cm">
          <text:p/>
        </draw:line>
        <draw:line draw:style-name="gr14" draw:text-style-name="P2" draw:layer="layout" svg:x1="116.2cm" svg:y1="58.974cm" svg:x2="122.2cm" svg:y2="58.974cm">
          <text:p/>
        </draw:line>
        <draw:frame draw:style-name="gr15" draw:text-style-name="P3" draw:layer="layout" svg:width="5.999cm" svg:height="0.811cm" svg:x="116.199cm" svg:y="55.174cm">
          <draw:text-box>
            <text:p><text:span text:style-name="T1">vPantallasInicioSesion</text:span></text:p>
          </draw:text-box>
        </draw:frame>
        <draw:frame draw:style-name="gr174" draw:text-style-name="P3" draw:layer="layout" svg:width="5.999cm" svg:height="1.115cm" svg:x="116.199cm" svg:y="58.974cm">
          <draw:text-box>
            <text:p><text:span text:style-name="T1">+pInicioSesion</text:span></text:p>
            <text:p><text:span text:style-name="T1"/></text:p>
          </draw:text-box>
        </draw:frame>
        <draw:connector draw:style-name="gr175" draw:text-style-name="P2" draw:layer="layout" draw:type="line" svg:x1="122.199cm" svg:y1="58.174cm" svg:x2="136.099cm" svg:y2="58.649cm" draw:start-shape="id37" draw:start-glue-point="1" draw:end-shape="id19" draw:end-glue-point="3" svg:d="M122199 58174l13900 475" svg:viewBox="0 0 13901 476">
          <text:p/>
        </draw:connector>
        <draw:custom-shape draw:style-name="gr176" draw:text-style-name="P1" xml:id="id22" draw:id="id22" draw:layer="layout" svg:width="5.999cm" svg:height="5.999cm" svg:x="116.099cm" svg:y="109.775cm">
          <text:p/>
          <draw:enhanced-geometry svg:viewBox="0 0 21600 21600" draw:type="rectangle" draw:enhanced-path="M 0 0 L 21600 0 21600 21600 0 21600 0 0 Z N"/>
        </draw:custom-shape>
        <draw:line draw:style-name="gr116" draw:text-style-name="P2" draw:layer="layout" svg:x1="116.099cm" svg:y1="111.274cm" svg:x2="122.099cm" svg:y2="111.274cm">
          <text:p/>
        </draw:line>
        <draw:line draw:style-name="gr116" draw:text-style-name="P2" draw:layer="layout" svg:x1="116.099cm" svg:y1="113.574cm" svg:x2="122.099cm" svg:y2="113.574cm">
          <text:p/>
        </draw:line>
        <draw:frame draw:style-name="gr117" draw:text-style-name="P3" draw:layer="layout" svg:width="5.999cm" svg:height="0.811cm" svg:x="116.099cm" svg:y="109.774cm">
          <draw:text-box>
            <text:p><text:span text:style-name="T1">vPantallasConfiguracion</text:span></text:p>
          </draw:text-box>
        </draw:frame>
        <draw:frame draw:style-name="gr177" draw:text-style-name="P3" draw:layer="layout" svg:width="5.999cm" svg:height="1.115cm" svg:x="116.099cm" svg:y="113.574cm">
          <draw:text-box>
            <text:p><text:span text:style-name="T1">+pConfiguracion</text:span></text:p>
            <text:p><text:span text:style-name="T1"/></text:p>
          </draw:text-box>
        </draw:frame>
        <draw:custom-shape draw:style-name="gr178" draw:text-style-name="P1" xml:id="id38" draw:id="id38" draw:layer="layout" svg:width="5.999cm" svg:height="5.999cm" svg:x="116.438cm" svg:y="68.541cm">
          <text:p/>
          <draw:enhanced-geometry svg:viewBox="0 0 21600 21600" draw:type="rectangle" draw:enhanced-path="M 0 0 L 21600 0 21600 21600 0 21600 0 0 Z N"/>
        </draw:custom-shape>
        <draw:line draw:style-name="gr166" draw:text-style-name="P2" draw:layer="layout" svg:x1="116.439cm" svg:y1="70.04cm" svg:x2="122.439cm" svg:y2="70.04cm">
          <text:p/>
        </draw:line>
        <draw:line draw:style-name="gr166" draw:text-style-name="P2" draw:layer="layout" svg:x1="116.439cm" svg:y1="72.34cm" svg:x2="122.439cm" svg:y2="72.34cm">
          <text:p/>
        </draw:line>
        <draw:frame draw:style-name="gr167" draw:text-style-name="P3" draw:layer="layout" svg:width="5.999cm" svg:height="0.811cm" svg:x="116.438cm" svg:y="68.54cm">
          <draw:text-box>
            <text:p><text:span text:style-name="T1">vPantallasPerfil</text:span></text:p>
          </draw:text-box>
        </draw:frame>
        <draw:frame draw:style-name="gr179" draw:text-style-name="P3" draw:layer="layout" svg:width="5.999cm" svg:height="1.547cm" svg:x="116.438cm" svg:y="72.34cm">
          <draw:text-box>
            <text:p><text:span text:style-name="T1">+pInformacionPerfil</text:span></text:p>
            <text:p><text:span text:style-name="T1">+pEdicionPerfil</text:span></text:p>
            <text:p><text:span text:style-name="T1"/></text:p>
          </draw:text-box>
        </draw:frame>
        <draw:connector draw:style-name="gr180" draw:text-style-name="P24" draw:layer="layout" draw:type="line" svg:x1="122.437cm" svg:y1="71.54cm" svg:x2="136.098cm" svg:y2="71.57cm" draw:start-shape="id38" draw:start-glue-point="1" draw:end-shape="id39" draw:end-glue-point="3" svg:d="M122437 71540l13661 30" svg:viewBox="0 0 13662 31">
          <text:p/>
        </draw:connector>
        <draw:connector draw:style-name="gr181" draw:text-style-name="P24" draw:layer="layout" draw:type="line" svg:x1="162.299cm" svg:y1="185.249cm" svg:x2="142.097cm" svg:y2="71.57cm" draw:start-shape="id16" draw:start-glue-point="3" draw:end-shape="id39" draw:end-glue-point="1" svg:d="M162299 185249l-20202-113679" svg:viewBox="0 0 20203 113680">
          <text:p/>
        </draw:connector>
        <draw:custom-shape draw:style-name="gr182" draw:text-style-name="P1" xml:id="id31" draw:id="id31" draw:layer="layout" svg:width="5.999cm" svg:height="5.999cm" svg:x="115.8cm" svg:y="96.0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0" draw:text-style-name="P2" draw:layer="layout" svg:x1="115.8cm" svg:y1="97.596cm" svg:x2="121.8cm" svg:y2="97.596cm">
          <text:p/>
        </draw:line>
        <draw:line draw:style-name="gr130" draw:text-style-name="P2" draw:layer="layout" svg:x1="115.8cm" svg:y1="99.896cm" svg:x2="121.8cm" svg:y2="99.896cm">
          <text:p/>
        </draw:line>
        <draw:frame draw:style-name="gr131" draw:text-style-name="P3" draw:layer="layout" svg:width="5.999cm" svg:height="0.811cm" svg:x="115.799cm" svg:y="96.096cm">
          <draw:text-box>
            <text:p><text:span text:style-name="T1">vPantallasAmigos</text:span></text:p>
          </draw:text-box>
        </draw:frame>
        <draw:frame draw:style-name="gr183" draw:text-style-name="P3" draw:layer="layout" svg:width="5.999cm" svg:height="1.979cm" svg:x="115.799cm" svg:y="99.896cm">
          <draw:text-box>
            <text:p><text:span text:style-name="T1">+pListaAmigos</text:span></text:p>
            <text:p><text:span text:style-name="T1">+pListaSolicitudes</text:span></text:p>
            <text:p><text:span text:style-name="T1">+pBusquedaAmigos</text:span></text:p>
            <text:p><text:span text:style-name="T1"/></text:p>
          </draw:text-box>
        </draw:frame>
        <draw:custom-shape draw:style-name="gr184" draw:text-style-name="P1" xml:id="id41" draw:id="id41" draw:layer="layout" svg:width="5.999cm" svg:height="7.151cm" svg:x="174.198cm" svg:y="256.149cm">
          <text:p/>
          <draw:enhanced-geometry svg:viewBox="0 0 21600 21600" draw:type="rectangle" draw:enhanced-path="M 0 0 L 21600 0 21600 21600 0 21600 0 0 Z N"/>
        </draw:custom-shape>
        <draw:line draw:style-name="gr27" draw:text-style-name="P2" draw:layer="layout" svg:x1="174.198cm" svg:y1="257.649cm" svg:x2="180.198cm" svg:y2="257.649cm">
          <text:p/>
        </draw:line>
        <draw:line draw:style-name="gr27" draw:text-style-name="P2" draw:layer="layout" svg:x1="174.198cm" svg:y1="260.949cm" svg:x2="180.198cm" svg:y2="260.949cm">
          <text:p/>
        </draw:line>
        <draw:frame draw:style-name="gr28" draw:text-style-name="P3" draw:layer="layout" svg:width="5.999cm" svg:height="0.811cm" svg:x="174.199cm" svg:y="256.149cm">
          <draw:text-box>
            <text:p><text:span text:style-name="T1">cChatEvento</text:span></text:p>
          </draw:text-box>
        </draw:frame>
        <draw:frame draw:style-name="gr185" draw:text-style-name="P3" draw:layer="layout" svg:width="5.999cm" svg:height="2.35cm" svg:x="174.199cm" svg:y="257.649cm">
          <draw:text-box>
            <text:p><text:span text:style-name="T1">+idUsuario</text:span></text:p>
            <text:p><text:span text:style-name="T1">+nick</text:span></text:p>
            <text:p><text:span text:style-name="T1">+mensaje</text:span></text:p>
            <text:p><text:span text:style-name="T1">+fechaMensaje</text:span></text:p>
          </draw:text-box>
        </draw:frame>
        <draw:frame draw:style-name="gr186" draw:text-style-name="P3" draw:layer="layout" svg:width="5.999cm" svg:height="1.837cm" svg:x="174.199cm" svg:y="260.949cm">
          <draw:text-box>
            <text:p><text:span text:style-name="T1">+recibirMensaje( )</text:span></text:p>
            <text:p><text:span text:style-name="T1">+mostrarMensajes( )</text:span></text:p>
            <text:p><text:span text:style-name="T1">+enviarMensaje( )</text:span></text:p>
          </draw:text-box>
        </draw:frame>
        <draw:custom-shape draw:style-name="gr187" draw:text-style-name="P5" draw:layer="layout" svg:width="5.963cm" svg:height="1.499cm" svg:x="180.436cm" svg:y="261.752cm">
          <text:p text:style-name="P5"><text:span text:style-name="T3">Y que tal si se usa una fecha en vez</text:span></text:p>
          <text:p text:style-name="P5"><text:span text:style-name="T3">De un ID para el mensaje??</text:span></text:p>
          <text:p text:style-name="P5"><text:span text:style-name="T3">-Seria igual que un datalog</text:span></text:p>
          <text:p text:style-name="P5"><text:span text:style-name="T3">idTienda / idUsuario/ fecha / mensaje</text:span></text:p>
          <draw:enhanced-geometry svg:viewBox="0 0 21600 21600" draw:text-areas="800 800 20800 20800" draw:type="round-rectangular-callout" draw:modifiers="-7214.48692152918 63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8" draw:text-style-name="P1" xml:id="id5" draw:id="id5" draw:layer="layout" svg:width="5.999cm" svg:height="9.899cm" svg:x="91.299cm" svg:y="209.501cm">
          <text:p/>
          <draw:enhanced-geometry svg:viewBox="0 0 21600 21600" draw:type="rectangle" draw:enhanced-path="M 0 0 L 21600 0 21600 21600 0 21600 0 0 Z N"/>
        </draw:custom-shape>
        <draw:line draw:style-name="gr18" draw:text-style-name="P2" draw:layer="layout" svg:x1="91.299cm" svg:y1="211cm" svg:x2="97.299cm" svg:y2="211cm">
          <text:p/>
        </draw:line>
        <draw:line draw:style-name="gr18" draw:text-style-name="P2" draw:layer="layout" svg:x1="91.299cm" svg:y1="214.3cm" svg:x2="97.299cm" svg:y2="214.3cm">
          <text:p/>
        </draw:line>
        <draw:frame draw:style-name="gr19" draw:text-style-name="P3" draw:layer="layout" svg:width="5.999cm" svg:height="0.811cm" svg:x="91.299cm" svg:y="209.5cm">
          <draw:text-box>
            <text:p><text:span text:style-name="T1">vPantallasCreacionTienda</text:span></text:p>
          </draw:text-box>
        </draw:frame>
        <draw:frame draw:style-name="gr189" draw:text-style-name="P3" draw:layer="layout" svg:width="5.999cm" svg:height="5.435cm" svg:x="91.299cm" svg:y="214.3cm">
          <draw:text-box>
            <text:p><text:span text:style-name="T1"><text:a xlink:href="../../Documento%20de%20referencia.odg#Página%2046" xlink:type="simple">+pantallaCreacionTienda( )</text:a></text:span></text:p>
            <text:p><text:span text:style-name="T1">+pNombreTienda</text:span></text:p>
            <text:p><text:span text:style-name="T1">+pUbicacionTienda</text:span></text:p>
            <text:p><text:span text:style-name="T1">+pDescripcionTienda</text:span></text:p>
            <text:p><text:span text:style-name="T1">+pTelefonoTienda</text:span></text:p>
            <text:p><text:span text:style-name="T1">+pCorreoTienda</text:span></text:p>
            <text:p><text:span text:style-name="T1">+pEspecialidadTienda</text:span></text:p>
            <text:p><text:span text:style-name="T1">+pListaProductos</text:span></text:p>
            <text:p><text:span text:style-name="T1">+pAgregarProductos</text:span></text:p>
            <text:p><text:span text:style-name="T1">+pCreacionTiendaResumen</text:span></text:p>
            <text:p><text:span text:style-name="T1"/></text:p>
            <text:p><text:span text:style-name="T1"/></text:p>
          </draw:text-box>
        </draw:frame>
        <draw:custom-shape draw:style-name="gr190" draw:text-style-name="P1" xml:id="id9" draw:id="id9" draw:layer="layout" svg:width="5.999cm" svg:height="5.999cm" svg:x="86.799cm" svg:y="200.612cm">
          <text:p/>
          <draw:enhanced-geometry svg:viewBox="0 0 21600 21600" draw:type="rectangle" draw:enhanced-path="M 0 0 L 21600 0 21600 21600 0 21600 0 0 Z N"/>
        </draw:custom-shape>
        <draw:line draw:style-name="gr18" draw:text-style-name="P2" draw:layer="layout" svg:x1="86.799cm" svg:y1="202.111cm" svg:x2="92.799cm" svg:y2="202.111cm">
          <text:p/>
        </draw:line>
        <draw:line draw:style-name="gr18" draw:text-style-name="P2" draw:layer="layout" svg:x1="86.799cm" svg:y1="204.411cm" svg:x2="92.799cm" svg:y2="204.411cm">
          <text:p/>
        </draw:line>
        <draw:frame draw:style-name="gr19" draw:text-style-name="P3" draw:layer="layout" svg:width="5.999cm" svg:height="0.811cm" svg:x="86.799cm" svg:y="200.611cm">
          <draw:text-box>
            <text:p><text:span text:style-name="T1">vPantallasChatTienda</text:span></text:p>
          </draw:text-box>
        </draw:frame>
        <draw:frame draw:style-name="gr21" draw:text-style-name="P3" draw:layer="layout" svg:width="5.999cm" svg:height="1.979cm" svg:x="86.799cm" svg:y="204.411cm">
          <draw:text-box>
            <text:p><text:span text:style-name="T1">+pChatTienda</text:span></text:p>
            <text:p><text:span text:style-name="T1">+pChatTiendaCreador</text:span></text:p>
            <text:p><text:span text:style-name="T1"/></text:p>
            <text:p><text:span text:style-name="T1"/></text:p>
          </draw:text-box>
        </draw:frame>
        <draw:custom-shape draw:style-name="gr191" draw:text-style-name="P1" xml:id="id40" draw:id="id40" draw:layer="layout" svg:width="5.999cm" svg:height="5.999cm" svg:x="85.2cm" svg:y="256.401cm">
          <text:p/>
          <draw:enhanced-geometry svg:viewBox="0 0 21600 21600" draw:type="rectangle" draw:enhanced-path="M 0 0 L 21600 0 21600 21600 0 21600 0 0 Z N"/>
        </draw:custom-shape>
        <draw:line draw:style-name="gr27" draw:text-style-name="P2" draw:layer="layout" svg:x1="85.2cm" svg:y1="257.9cm" svg:x2="91.2cm" svg:y2="257.9cm">
          <text:p/>
        </draw:line>
        <draw:line draw:style-name="gr27" draw:text-style-name="P2" draw:layer="layout" svg:x1="85.2cm" svg:y1="260.2cm" svg:x2="91.2cm" svg:y2="260.2cm">
          <text:p/>
        </draw:line>
        <draw:frame draw:style-name="gr28" draw:text-style-name="P3" draw:layer="layout" svg:width="5.999cm" svg:height="0.811cm" svg:x="85.199cm" svg:y="256.4cm">
          <draw:text-box>
            <text:p><text:span text:style-name="T1">vPantallasChatEvento</text:span></text:p>
          </draw:text-box>
        </draw:frame>
        <draw:frame draw:style-name="gr192" draw:text-style-name="P3" draw:layer="layout" svg:width="5.999cm" svg:height="1.547cm" svg:x="85.199cm" svg:y="260.2cm">
          <draw:text-box>
            <text:p><text:span text:style-name="T1">+pChatEvento</text:span></text:p>
            <text:p><text:span text:style-name="T1"/></text:p>
            <text:p><text:span text:style-name="T1"/></text:p>
          </draw:text-box>
        </draw:frame>
        <draw:custom-shape draw:style-name="gr193" draw:text-style-name="P5" draw:layer="layout" svg:width="5.963cm" svg:height="1.499cm" svg:x="174.836cm" svg:y="207.901cm">
          <text:p text:style-name="P5"><text:span text:style-name="T3">Exclusivo para el dueño de la tienda</text:span></text:p>
          <draw:enhanced-geometry svg:viewBox="0 0 21600 21600" draw:text-areas="800 800 20800 20800" draw:type="round-rectangular-callout" draw:modifiers="-12994.76861167 -12139.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108" draw:text-style-name="P24" draw:layer="layout" draw:type="line" svg:x1="91.199cm" svg:y1="259.4cm" svg:x2="174.198cm" svg:y2="259.724cm" draw:start-shape="id40" draw:start-glue-point="1" draw:end-shape="id41" draw:end-glue-point="3" svg:d="M91199 259400l82999 324" svg:viewBox="0 0 83000 325">
          <text:p/>
        </draw:connector>
        <draw:custom-shape draw:style-name="gr194" draw:text-style-name="P1" xml:id="id42" draw:id="id42" draw:layer="layout" svg:width="5.999cm" svg:height="5.999cm" svg:x="90.8cm" svg:y="167.451cm">
          <text:p/>
          <draw:enhanced-geometry svg:viewBox="0 0 21600 21600" draw:type="rectangle" draw:enhanced-path="M 0 0 L 21600 0 21600 21600 0 21600 0 0 Z N"/>
        </draw:custom-shape>
        <draw:line draw:style-name="gr23" draw:text-style-name="P2" draw:layer="layout" svg:x1="90.8cm" svg:y1="168.95cm" svg:x2="96.8cm" svg:y2="168.95cm">
          <text:p/>
        </draw:line>
        <draw:line draw:style-name="gr23" draw:text-style-name="P2" draw:layer="layout" svg:x1="90.8cm" svg:y1="171.25cm" svg:x2="96.8cm" svg:y2="171.25cm">
          <text:p/>
        </draw:line>
        <draw:frame draw:style-name="gr24" draw:text-style-name="P3" draw:layer="layout" svg:width="5.999cm" svg:height="0.811cm" svg:x="90.799cm" svg:y="167.45cm">
          <draw:text-box>
            <text:p><text:span text:style-name="T1">vPantallasUbicacion</text:span></text:p>
          </draw:text-box>
        </draw:frame>
        <draw:frame draw:style-name="gr195" draw:text-style-name="P3" draw:layer="layout" svg:width="5.999cm" svg:height="1.547cm" svg:x="90.799cm" svg:y="171.25cm">
          <draw:text-box>
            <text:p><text:span text:style-name="T1">+pMapa</text:span></text:p>
            <text:p><text:span text:style-name="T1"/></text:p>
            <text:p><text:span text:style-name="T1"/></text:p>
          </draw:text-box>
        </draw:frame>
        <draw:connector draw:style-name="gr196" draw:text-style-name="P24" draw:layer="layout" draw:type="line" svg:x1="96.799cm" svg:y1="170.45cm" svg:x2="191.8cm" svg:y2="170.55cm" draw:start-shape="id42" draw:start-glue-point="1" draw:end-shape="id43" draw:end-glue-point="3" svg:d="M96799 170450l95001 100" svg:viewBox="0 0 95002 101">
          <text:p/>
        </draw:connector>
        <draw:custom-shape draw:style-name="gr193" draw:text-style-name="P5" draw:layer="layout" svg:width="5.963cm" svg:height="1.499cm" svg:x="174.773cm" svg:y="206.003cm">
          <text:p text:style-name="P5"><text:span text:style-name="T3">Y que tal si se usa una fecha en vez</text:span></text:p>
          <text:p text:style-name="P5"><text:span text:style-name="T3">De un ID para el mensaje??</text:span></text:p>
          <text:p text:style-name="P5"><text:span text:style-name="T3">-Seria igual que un datalog</text:span></text:p>
          <text:p text:style-name="P5"><text:span text:style-name="T3">IdEvento / idUsuario / fecha / mensaje</text:span></text:p>
          <draw:enhanced-geometry svg:viewBox="0 0 21600 21600" draw:text-areas="800 800 20800 20800" draw:type="round-rectangular-callout" draw:modifiers="-7214.48692152918 63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97" draw:text-style-name="P6" draw:layer="layout" svg:width="5.999cm" svg:height="2.843cm" svg:x="136.038cm" svg:y="73.541cm">
          <draw:text-box>
            <text:p text:style-name="P4"><text:span text:style-name="T4">+consultarPerfil( )</text:span></text:p>
            <text:p text:style-name="P4"><text:span text:style-name="T4">+editarPerfil( )</text:span></text:p>
            <text:p><text:span text:style-name="T1"/></text:p>
          </draw:text-box>
        </draw:frame>
        <draw:custom-shape draw:style-name="gr198" draw:text-style-name="P1" xml:id="id11" draw:id="id11" draw:layer="layout" svg:width="5.999cm" svg:height="5.999cm" svg:x="115.8cm" svg:y="133.59cm">
          <text:p/>
          <draw:enhanced-geometry svg:viewBox="0 0 21600 21600" draw:type="rectangle" draw:enhanced-path="M 0 0 L 21600 0 21600 21600 0 21600 0 0 Z N"/>
        </draw:custom-shape>
        <draw:line draw:style-name="gr40" draw:text-style-name="P2" draw:layer="layout" svg:x1="115.8cm" svg:y1="135.089cm" svg:x2="121.8cm" svg:y2="135.089cm">
          <text:p/>
        </draw:line>
        <draw:line draw:style-name="gr40" draw:text-style-name="P2" draw:layer="layout" svg:x1="115.8cm" svg:y1="137.389cm" svg:x2="121.8cm" svg:y2="137.389cm">
          <text:p/>
        </draw:line>
        <draw:frame draw:style-name="gr41" draw:text-style-name="P3" draw:layer="layout" svg:width="5.999cm" svg:height="0.811cm" svg:x="115.799cm" svg:y="133.589cm">
          <draw:text-box>
            <text:p><text:span text:style-name="T1">vVentanasReportes</text:span></text:p>
          </draw:text-box>
        </draw:frame>
        <draw:frame draw:style-name="gr199" draw:text-style-name="P3" draw:layer="layout" svg:width="5.999cm" svg:height="1.547cm" svg:x="115.799cm" svg:y="137.389cm">
          <draw:text-box>
            <text:p><text:span text:style-name="T1">+vListaParticipantes</text:span></text:p>
            <text:p><text:span text:style-name="T1"/></text:p>
          </draw:text-box>
        </draw:frame>
        <draw:custom-shape draw:style-name="gr200" draw:text-style-name="P1" xml:id="id14" draw:id="id14" draw:layer="layout" svg:width="5.999cm" svg:height="7.322cm" svg:x="135.699cm" svg:y="236.5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7" draw:text-style-name="P2" draw:layer="layout" svg:x1="135.699cm" svg:y1="238.078cm" svg:x2="141.699cm" svg:y2="238.078cm">
          <text:p/>
        </draw:line>
        <draw:line draw:style-name="gr27" draw:text-style-name="P2" draw:layer="layout" svg:x1="135.699cm" svg:y1="241.378cm" svg:x2="141.699cm" svg:y2="241.378cm">
          <text:p/>
        </draw:line>
        <draw:frame draw:style-name="gr28" draw:text-style-name="P3" draw:layer="layout" svg:width="5.999cm" svg:height="0.811cm" svg:x="135.698cm" svg:y="236.578cm">
          <draw:text-box>
            <text:p><text:span text:style-name="T1">cEventos</text:span></text:p>
          </draw:text-box>
        </draw:frame>
        <draw:frame draw:style-name="gr49" draw:text-style-name="P3" draw:layer="layout" svg:width="5.999cm" svg:height="1.915cm" svg:x="135.698cm" svg:y="238.078cm">
          <draw:text-box>
            <text:p><text:span text:style-name="T1">+idEvento</text:span></text:p>
            <text:p><text:span text:style-name="T1">+idCreador</text:span></text:p>
          </draw:text-box>
        </draw:frame>
        <draw:frame draw:style-name="gr201" draw:text-style-name="P6" draw:layer="layout" svg:width="5.999cm" svg:height="3.275cm" svg:x="135.698cm" svg:y="241.378cm">
          <draw:text-box>
            <text:p text:style-name="P4"><text:span text:style-name="T4">+consultarEventosIncritos( )</text:span></text:p>
            <text:p text:style-name="P4"><text:span text:style-name="T4">+consultarEventosCreados( )</text:span></text:p>
            <text:p text:style-name="P4"><text:span text:style-name="T4">+consultarInformacionEvento( )</text:span></text:p>
            <text:p text:style-name="P4"><text:span text:style-name="T4">+inscribirseEnEvento( )</text:span></text:p>
            <text:p text:style-name="P4"><text:span text:style-name="T4">+desinscribirseEnEvento( )</text:span></text:p>
            <text:p text:style-name="P4"><text:span text:style-name="T1"/></text:p>
            <text:p><text:span text:style-name="T1"/></text:p>
          </draw:text-box>
        </draw:frame>
        <draw:connector draw:style-name="gr123" draw:text-style-name="P24" draw:layer="layout" draw:type="line" svg:x1="141.698cm" svg:y1="240.239cm" svg:x2="174.198cm" svg:y2="259.724cm" draw:start-shape="id14" draw:start-glue-point="1" draw:end-shape="id41" draw:end-glue-point="3" svg:d="M141698 240239l32500 19485" svg:viewBox="0 0 32501 19486">
          <text:p/>
        </draw:connector>
        <draw:connector draw:style-name="gr123" draw:text-style-name="P24" draw:layer="layout" draw:type="line" svg:x1="141.698cm" svg:y1="240.239cm" svg:x2="167.9cm" svg:y2="243.244cm" draw:start-shape="id14" draw:start-glue-point="1" draw:end-shape="id44" draw:end-glue-point="3" svg:d="M141698 240239l26202 3005" svg:viewBox="0 0 26203 3006">
          <text:p/>
        </draw:connector>
        <draw:connector draw:style-name="gr202" draw:text-style-name="P24" draw:layer="layout" draw:type="line" svg:x1="168.298cm" svg:y1="185.249cm" svg:x2="187.099cm" svg:y2="184.948cm" draw:start-shape="id16" draw:start-glue-point="1" draw:end-shape="id45" draw:end-glue-point="3" svg:d="M168298 185249l18801-301" svg:viewBox="0 0 18802 302">
          <text:p/>
        </draw:connector>
        <draw:custom-shape draw:style-name="gr203" draw:text-style-name="P1" xml:id="id17" draw:id="id17" draw:layer="layout" svg:width="5.999cm" svg:height="7.08cm" svg:x="135.898cm" svg:y="223.2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" draw:text-style-name="P2" draw:layer="layout" svg:x1="135.898cm" svg:y1="224.767cm" svg:x2="141.898cm" svg:y2="224.767cm">
          <text:p/>
        </draw:line>
        <draw:line draw:style-name="gr18" draw:text-style-name="P2" draw:layer="layout" svg:x1="135.898cm" svg:y1="228.067cm" svg:x2="141.898cm" svg:y2="228.067cm">
          <text:p/>
        </draw:line>
        <draw:frame draw:style-name="gr19" draw:text-style-name="P3" draw:layer="layout" svg:width="5.999cm" svg:height="0.811cm" svg:x="135.899cm" svg:y="223.267cm">
          <draw:text-box>
            <text:p><text:span text:style-name="T1">cTiendas</text:span></text:p>
          </draw:text-box>
        </draw:frame>
        <draw:frame draw:style-name="gr204" draw:text-style-name="P3" draw:layer="layout" svg:width="5.999cm" svg:height="1.915cm" svg:x="135.899cm" svg:y="224.767cm">
          <draw:text-box>
            <text:p><text:span text:style-name="T1">+idTienda</text:span></text:p>
            <text:p><text:span text:style-name="T1">+idCreador</text:span></text:p>
          </draw:text-box>
        </draw:frame>
        <draw:frame draw:style-name="gr205" draw:text-style-name="P6" draw:layer="layout" svg:width="5.999cm" svg:height="2.411cm" svg:x="135.899cm" svg:y="228.067cm">
          <draw:text-box>
            <text:p text:style-name="P4"><text:span text:style-name="T4">+consultarTiendasCreadas( )</text:span></text:p>
            <text:p text:style-name="P4"><text:span text:style-name="T4">+consultarTiendaCreada( )</text:span></text:p>
            <text:p text:style-name="P4"><text:span text:style-name="T4">+consultarTienda( )</text:span></text:p>
            <text:p text:style-name="P4"><text:span text:style-name="T1"/></text:p>
            <text:p><text:span text:style-name="T1"/></text:p>
          </draw:text-box>
        </draw:frame>
        <draw:connector draw:style-name="gr125" draw:text-style-name="P24" draw:layer="layout" draw:type="line" svg:x1="141.897cm" svg:y1="226.807cm" svg:x2="167.699cm" svg:y2="214.438cm" draw:start-shape="id17" draw:start-glue-point="1" draw:end-shape="id6" draw:end-glue-point="3" svg:d="M141897 226807l25802-12369" svg:viewBox="0 0 25803 12370">
          <text:p/>
        </draw:connector>
        <draw:connector draw:style-name="gr109" draw:text-style-name="P24" draw:layer="layout" draw:type="line" svg:x1="121.399cm" svg:y1="226.708cm" svg:x2="135.898cm" svg:y2="226.807cm" draw:start-shape="id46" draw:start-glue-point="1" draw:end-shape="id17" draw:end-glue-point="3" svg:d="M121399 226708l14499 99" svg:viewBox="0 0 14500 100">
          <text:p/>
        </draw:connector>
        <draw:line draw:style-name="gr18" draw:text-style-name="P2" draw:layer="layout" svg:x1="115.4cm" svg:y1="225.02cm" svg:x2="121.398cm" svg:y2="225.02cm">
          <text:p/>
        </draw:line>
        <draw:line draw:style-name="gr18" draw:text-style-name="P2" draw:layer="layout" svg:x1="115.4cm" svg:y1="228.32cm" svg:x2="121.398cm" svg:y2="228.32cm">
          <text:p/>
        </draw:line>
        <draw:frame draw:style-name="gr19" draw:text-style-name="P3" draw:layer="layout" svg:width="5.997cm" svg:height="0.811cm" svg:x="115.399cm" svg:y="223.52cm">
          <draw:text-box>
            <text:p><text:span text:style-name="T1">vPantallasTiendas</text:span></text:p>
          </draw:text-box>
        </draw:frame>
        <draw:frame draw:style-name="gr21" draw:text-style-name="P3" draw:layer="layout" svg:width="6.499cm" svg:height="1.979cm" svg:x="115.307cm" svg:y="228.32cm">
          <draw:text-box>
            <text:p><text:span text:style-name="T4">+pLista</text:span><text:span text:style-name="T1">TiendasCreadas( )</text:span></text:p>
            <text:p><text:span text:style-name="T1">+pInformacionTienda( )</text:span></text:p>
            <text:p><text:span text:style-name="T1">+pListaProductosTienda( )</text:span></text:p>
            <text:p><text:span text:style-name="T1"/></text:p>
          </draw:text-box>
        </draw:frame>
        <draw:custom-shape draw:style-name="gr206" draw:text-style-name="P1" xml:id="id46" draw:id="id46" draw:layer="layout" svg:width="5.999cm" svg:height="6.376cm" svg:x="115.4cm" svg:y="223.52cm">
          <text:p/>
          <draw:enhanced-geometry svg:viewBox="0 0 21600 21600" draw:type="rectangle" draw:enhanced-path="M 0 0 L 21600 0 21600 21600 0 21600 0 0 Z N"/>
        </draw:custom-shape>
        <draw:line draw:style-name="gr18" draw:text-style-name="P2" draw:layer="layout" svg:x1="115.4cm" svg:y1="225.02cm" svg:x2="121.398cm" svg:y2="225.02cm">
          <text:p/>
        </draw:line>
        <draw:line draw:style-name="gr18" draw:text-style-name="P2" draw:layer="layout" svg:x1="115.4cm" svg:y1="228.32cm" svg:x2="121.398cm" svg:y2="228.32cm">
          <text:p/>
        </draw:line>
        <draw:connector draw:style-name="gr207" draw:text-style-name="P24" draw:layer="layout" draw:type="line" svg:x1="168.298cm" svg:y1="185.249cm" svg:x2="191.8cm" svg:y2="170.55cm" draw:start-shape="id16" draw:start-glue-point="1" draw:end-shape="id43" draw:end-glue-point="3" svg:d="M168298 185249l23502-14699" svg:viewBox="0 0 23503 14700">
          <text:p/>
        </draw:connector>
        <draw:custom-shape draw:style-name="gr203" draw:text-style-name="P1" xml:id="id47" draw:id="id47" draw:layer="layout" svg:width="5.999cm" svg:height="7.08cm" svg:x="158.899cm" svg:y="218.5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" draw:text-style-name="P2" draw:layer="layout" svg:x1="158.899cm" svg:y1="220.089cm" svg:x2="164.899cm" svg:y2="220.089cm">
          <text:p/>
        </draw:line>
        <draw:line draw:style-name="gr18" draw:text-style-name="P2" draw:layer="layout" svg:x1="158.899cm" svg:y1="223.389cm" svg:x2="164.899cm" svg:y2="223.389cm">
          <text:p/>
        </draw:line>
        <draw:frame draw:style-name="gr19" draw:text-style-name="P3" draw:layer="layout" svg:width="5.999cm" svg:height="0.811cm" svg:x="158.899cm" svg:y="218.589cm">
          <draw:text-box>
            <text:p><text:span text:style-name="T1">cEditarTienda</text:span></text:p>
          </draw:text-box>
        </draw:frame>
        <draw:frame draw:style-name="gr204" draw:text-style-name="P3" draw:layer="layout" svg:width="5.999cm" svg:height="1.915cm" svg:x="158.899cm" svg:y="220.089cm">
          <draw:text-box>
            <text:p><text:span text:style-name="T1">+idTienda</text:span></text:p>
            <text:p><text:span text:style-name="T1">+idCreador</text:span></text:p>
          </draw:text-box>
        </draw:frame>
        <draw:frame draw:style-name="gr208" draw:text-style-name="P6" draw:layer="layout" svg:width="5.999cm" svg:height="2.411cm" svg:x="158.899cm" svg:y="223.389cm">
          <draw:text-box>
            <text:p text:style-name="P4"><text:span text:style-name="T4">+editarTienda( )</text:span></text:p>
            <text:p text:style-name="P4"><text:span text:style-name="T4">+ampliarTiempoPublicacionTienda( )</text:span></text:p>
            <text:p text:style-name="P4"><text:span text:style-name="T1"/></text:p>
            <text:p><text:span text:style-name="T1"/></text:p>
          </draw:text-box>
        </draw:frame>
        <draw:connector draw:style-name="gr125" draw:text-style-name="P24" draw:layer="layout" draw:type="line" svg:x1="141.897cm" svg:y1="226.807cm" svg:x2="158.899cm" svg:y2="222.129cm" draw:start-shape="id17" draw:start-glue-point="1" draw:end-shape="id47" draw:end-glue-point="3" svg:d="M141897 226807l17002-4678" svg:viewBox="0 0 17003 4679">
          <text:p/>
        </draw:connector>
        <draw:connector draw:style-name="gr125" draw:text-style-name="P24" draw:layer="layout" draw:type="line" svg:x1="164.898cm" svg:y1="222.129cm" svg:x2="167.699cm" svg:y2="214.438cm" draw:start-shape="id47" draw:start-glue-point="1" draw:end-shape="id6" draw:end-glue-point="3" svg:d="M164898 222129l2801-7691" svg:viewBox="0 0 2802 7692">
          <text:p/>
        </draw:connector>
        <draw:connector draw:style-name="gr209" draw:text-style-name="P24" draw:layer="layout" draw:type="line" svg:x1="168.536cm" svg:y1="204cm" svg:x2="141.897cm" svg:y2="226.807cm" draw:start-shape="id10" draw:start-glue-point="3" draw:end-shape="id17" draw:end-glue-point="1" svg:d="M168536 204000l-26639 22807" svg:viewBox="0 0 26640 22808">
          <text:p/>
        </draw:connector>
        <draw:line draw:style-name="gr18" draw:text-style-name="P2" draw:layer="layout" svg:x1="98.401cm" svg:y1="220.681cm" svg:x2="104.399cm" svg:y2="220.681cm">
          <text:p/>
        </draw:line>
        <draw:line draw:style-name="gr18" draw:text-style-name="P2" draw:layer="layout" svg:x1="98.401cm" svg:y1="223.981cm" svg:x2="104.399cm" svg:y2="223.981cm">
          <text:p/>
        </draw:line>
        <draw:frame draw:style-name="gr19" draw:text-style-name="P3" draw:layer="layout" svg:width="5.997cm" svg:height="0.811cm" svg:x="98.4cm" svg:y="219.181cm">
          <draw:text-box>
            <text:p><text:span text:style-name="T1">vPantallasEditarTienda</text:span></text:p>
          </draw:text-box>
        </draw:frame>
        <draw:frame draw:style-name="gr210" draw:text-style-name="P3" draw:layer="layout" svg:width="6.499cm" svg:height="1.547cm" svg:x="98.309cm" svg:y="223.981cm">
          <draw:text-box>
            <text:p><text:span text:style-name="T4">+pEdicionTiendaResumen( )</text:span></text:p>
            <text:p><text:span text:style-name="T1"/></text:p>
          </draw:text-box>
        </draw:frame>
        <draw:custom-shape draw:style-name="gr206" draw:text-style-name="P1" xml:id="id48" draw:id="id48" draw:layer="layout" svg:width="5.999cm" svg:height="6.376cm" svg:x="98.401cm" svg:y="219.181cm">
          <text:p/>
          <draw:enhanced-geometry svg:viewBox="0 0 21600 21600" draw:type="rectangle" draw:enhanced-path="M 0 0 L 21600 0 21600 21600 0 21600 0 0 Z N"/>
        </draw:custom-shape>
        <draw:line draw:style-name="gr18" draw:text-style-name="P2" draw:layer="layout" svg:x1="98.401cm" svg:y1="220.681cm" svg:x2="104.399cm" svg:y2="220.681cm">
          <text:p/>
        </draw:line>
        <draw:line draw:style-name="gr18" draw:text-style-name="P2" draw:layer="layout" svg:x1="98.401cm" svg:y1="223.981cm" svg:x2="104.399cm" svg:y2="223.981cm">
          <text:p/>
        </draw:line>
        <draw:connector draw:style-name="gr109" draw:text-style-name="P2" draw:layer="layout" draw:type="line" svg:x1="104.4cm" svg:y1="222.369cm" svg:x2="158.899cm" svg:y2="222.129cm" draw:start-shape="id48" draw:start-glue-point="1" draw:end-shape="id47" draw:end-glue-point="3" svg:d="M104400 222369l54499-240" svg:viewBox="0 0 54500 241">
          <text:p/>
        </draw:connector>
        <draw:custom-shape draw:style-name="gr211" draw:text-style-name="P1" xml:id="id49" draw:id="id49" draw:layer="layout" svg:width="6.498cm" svg:height="10.556cm" svg:x="228.602cm" svg:y="107.744cm">
          <text:p/>
          <draw:enhanced-geometry svg:viewBox="0 0 21600 21600" draw:type="rectangle" draw:enhanced-path="M 0 0 L 21600 0 21600 21600 0 21600 0 0 Z N"/>
        </draw:custom-shape>
        <draw:line draw:style-name="gr116" draw:text-style-name="P2" draw:layer="layout" svg:x1="228.601cm" svg:y1="108.744cm" svg:x2="235.1cm" svg:y2="108.744cm">
          <text:p/>
        </draw:line>
        <draw:line draw:style-name="gr116" draw:text-style-name="P2" draw:layer="layout" svg:x1="228.601cm" svg:y1="115.144cm" svg:x2="235.1cm" svg:y2="115.144cm">
          <text:p/>
        </draw:line>
        <draw:frame draw:style-name="gr117" draw:text-style-name="P28" draw:layer="layout" svg:width="6.498cm" svg:height="0.811cm" svg:x="228.602cm" svg:y="107.744cm">
          <draw:text-box>
            <text:p text:style-name="P27"><text:span text:style-name="T1">mConfiguraciones</text:span></text:p>
          </draw:text-box>
        </draw:frame>
        <draw:frame draw:style-name="gr118" draw:text-style-name="P3" draw:layer="layout" svg:width="6.5cm" svg:height="2.843cm" svg:x="228.6cm" svg:y="115.144cm">
          <draw:text-box>
            <text:p><text:span text:style-name="T1">+guardarValoresTema( )</text:span></text:p>
            <text:p text:style-name="P4"><text:span text:style-name="T1">+leerValoresTema( )</text:span></text:p>
            <text:p><text:span text:style-name="T1">+guardarValoresTextos( )</text:span></text:p>
            <text:p><text:span text:style-name="T1">+leerValoresTextos( )</text:span></text:p>
            <text:p text:style-name="P4"><text:span text:style-name="T1">+guardarValoresNotificaciones( )</text:span></text:p>
            <text:p text:style-name="P4"><text:span text:style-name="T1">+leerValoresNotificaciones( )</text:span></text:p>
          </draw:text-box>
        </draw:frame>
        <draw:frame draw:style-name="gr212" draw:text-style-name="P29" draw:layer="layout" svg:width="6.498cm" svg:height="5.867cm" svg:x="228.502cm" svg:y="108.744cm">
          <draw:text-box>
            <text:p text:style-name="P4"><text:span text:style-name="T1">+colorTema1</text:span></text:p>
            <text:p text:style-name="P4"><text:span text:style-name="T4">+</text:span><text:span text:style-name="T1">colorTema2</text:span></text:p>
            <text:p text:style-name="P4"><text:span text:style-name="T4">+</text:span><text:span text:style-name="T1">colorTema3</text:span></text:p>
            <text:p text:style-name="P4"><text:span text:style-name="T1">+colorTema4</text:span></text:p>
            <text:p text:style-name="P4"><text:span text:style-name="T1">+colorTema5</text:span></text:p>
            <text:p text:style-name="P4"><text:span text:style-name="T1">+colorTema6</text:span></text:p>
            <text:p text:style-name="P4"><text:span text:style-name="T1"/></text:p>
            <text:p text:style-name="P4"><text:span text:style-name="T1">+colorLetra</text:span></text:p>
            <text:p text:style-name="P4"><text:span text:style-name="T1">+tamañoLetra</text:span></text:p>
            <text:p text:style-name="P4"><text:span text:style-name="T1"/></text:p>
            <text:p text:style-name="P4"><text:span text:style-name="T1">+asuntosNotificaciones</text:span></text:p>
            <text:p text:style-name="P4"><text:span text:style-name="T1">+periodicidadNotificaciones</text:span></text:p>
            <text:p text:style-name="P4"><text:span text:style-name="T1">+antelacionNotificaciones</text:span></text:p>
          </draw:text-box>
        </draw:frame>
        <draw:connector draw:style-name="gr213" draw:text-style-name="P24" draw:layer="layout" draw:type="line" svg:x1="142.097cm" svg:y1="112.949cm" svg:x2="228.602cm" svg:y2="113.022cm" draw:start-shape="id21" draw:start-glue-point="1" draw:end-shape="id49" draw:end-glue-point="3" svg:d="M142097 112949l86505 73" svg:viewBox="0 0 86506 74">
          <text:p/>
        </draw:connector>
        <draw:custom-shape draw:style-name="gr214" draw:text-style-name="P1" xml:id="id51" draw:id="id51" draw:layer="layout" svg:width="6.998cm" svg:height="7.056cm" svg:x="229.402cm" svg:y="190.14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29.401cm" svg:y1="191.144cm" svg:x2="236.4cm" svg:y2="191.144cm">
          <text:p/>
        </draw:line>
        <draw:line draw:style-name="gr2" draw:text-style-name="P2" draw:layer="layout" svg:x1="229.401cm" svg:y1="194.244cm" svg:x2="236.4cm" svg:y2="194.244cm">
          <text:p/>
        </draw:line>
        <draw:frame draw:style-name="gr3" draw:text-style-name="P28" draw:layer="layout" svg:width="6.498cm" svg:height="0.811cm" svg:x="229.402cm" svg:y="190.144cm">
          <draw:text-box>
            <text:p text:style-name="P27"><text:span text:style-name="T1">mPrimeraVez</text:span></text:p>
          </draw:text-box>
        </draw:frame>
        <draw:frame draw:style-name="gr215" draw:text-style-name="P3" draw:layer="layout" svg:width="7cm" svg:height="2.956cm" svg:x="229.4cm" svg:y="194.244cm">
          <draw:text-box>
            <text:p><text:span text:style-name="T1">+buscarArchivoInicioSesion( )</text:span></text:p>
            <text:p><text:span text:style-name="T1">+buscarArchivoConfiguracion( )</text:span></text:p>
            <text:p><text:span text:style-name="T1">+crearArchivoConfiguracionPreset( )</text:span></text:p>
            <text:p><text:span text:style-name="T1">+crearArchivoInicioSesion( )</text:span></text:p>
          </draw:text-box>
        </draw:frame>
        <draw:custom-shape draw:style-name="gr216" draw:text-style-name="P30" draw:layer="layout" svg:width="5.5cm" svg:height="3.5cm" svg:x="231.9cm" svg:y="185.7cm">
          <text:p text:style-name="P30"><text:span text:style-name="T14">Se ejecuta si no se ha encontrado</text:span></text:p>
          <text:p text:style-name="P30"><text:span text:style-name="T14">El archivo de inicio de sesion y/o</text:span></text:p>
          <text:p text:style-name="P30"><text:span text:style-name="T14">El de crear cuenta o alguno de</text:span></text:p>
          <text:p text:style-name="P30"><text:span text:style-name="T14">Estos esta vacio.</text:span></text:p>
          <draw:enhanced-geometry svg:viewBox="0 0 21600 21600" draw:glue-points="10800 0 0 10800 10800 21600 21600 10800 ?f40 ?f41" draw:text-areas="0 0 21600 21600" draw:type="rectangular-callout" draw:modifiers="172.76858752954 26640.6169665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202" draw:text-style-name="P24" draw:layer="layout" draw:type="line" svg:x1="168.298cm" svg:y1="185.249cm" svg:x2="189.001cm" svg:y2="193.7cm" draw:start-shape="id16" draw:start-glue-point="1" draw:end-shape="id50" draw:end-glue-point="3" svg:d="M168298 185249l20703 8451" svg:viewBox="0 0 20704 8452">
          <text:p/>
        </draw:connector>
        <draw:custom-shape draw:style-name="gr217" draw:text-style-name="P1" xml:id="id50" draw:id="id50" draw:layer="layout" svg:width="5.999cm" svg:height="7cm" svg:x="189.001cm" svg:y="190.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89.001cm" svg:y1="191.7cm" svg:x2="195.001cm" svg:y2="191.7cm">
          <text:p/>
        </draw:line>
        <draw:line draw:style-name="gr2" draw:text-style-name="P2" draw:layer="layout" svg:x1="189.001cm" svg:y1="195cm" svg:x2="195.001cm" svg:y2="195cm">
          <text:p/>
        </draw:line>
        <draw:frame draw:style-name="gr3" draw:text-style-name="P3" draw:layer="layout" svg:width="5.999cm" svg:height="0.811cm" svg:x="189cm" svg:y="190.2cm">
          <draw:text-box>
            <text:p><text:span text:style-name="T1">cArchivosIndispensables</text:span></text:p>
          </draw:text-box>
        </draw:frame>
        <draw:frame draw:style-name="gr218" draw:text-style-name="P3" draw:layer="layout" svg:width="5.999cm" svg:height="1.979cm" svg:x="189.002cm" svg:y="195.036cm">
          <draw:text-box>
            <text:p><text:span text:style-name="T1">+comprobarFormatoArchivoInicioSesion( )</text:span></text:p>
            <text:p><text:span text:style-name="T4">+</text:span><text:span text:style-name="T1">comprobarFormatoArchivoInicioSesion( )</text:span></text:p>
          </draw:text-box>
        </draw:frame>
        <draw:connector draw:style-name="gr202" draw:text-style-name="P24" draw:layer="layout" draw:type="line" svg:x1="195cm" svg:y1="193.7cm" svg:x2="229.402cm" svg:y2="193.672cm" draw:start-shape="id50" draw:start-glue-point="1" draw:end-shape="id51" draw:end-glue-point="3" svg:d="M195000 193700l34402-28" svg:viewBox="0 0 34403 29">
          <text:p/>
        </draw:connector>
        <draw:custom-shape draw:style-name="gr219" draw:text-style-name="P1" xml:id="id52" draw:id="id52" draw:layer="layout" svg:width="6.498cm" svg:height="8cm" svg:x="227.802cm" svg:y="55.2cm">
          <text:p/>
          <draw:enhanced-geometry svg:viewBox="0 0 21600 21600" draw:type="rectangle" draw:enhanced-path="M 0 0 L 21600 0 21600 21600 0 21600 0 0 Z N"/>
        </draw:custom-shape>
        <draw:line draw:style-name="gr14" draw:text-style-name="P2" draw:layer="layout" svg:x1="227.801cm" svg:y1="56.2cm" svg:x2="234.3cm" svg:y2="56.2cm">
          <text:p/>
        </draw:line>
        <draw:line draw:style-name="gr14" draw:text-style-name="P2" draw:layer="layout" svg:x1="227.801cm" svg:y1="61.4cm" svg:x2="234.3cm" svg:y2="61.4cm">
          <text:p/>
        </draw:line>
        <draw:frame draw:style-name="gr15" draw:text-style-name="P28" draw:layer="layout" svg:width="6.498cm" svg:height="0.811cm" svg:x="227.802cm" svg:y="55.2cm">
          <draw:text-box>
            <text:p text:style-name="P27"><text:span text:style-name="T1">mArchivoInicioSesion</text:span></text:p>
          </draw:text-box>
        </draw:frame>
        <draw:frame draw:style-name="gr220" draw:text-style-name="P6" draw:layer="layout" svg:width="6.5cm" svg:height="1.3cm" svg:x="227.8cm" svg:y="61.4cm">
          <draw:text-box>
            <text:p text:style-name="P4"><text:span text:style-name="T1">+guardarDatosInicioSesion( )</text:span></text:p>
            <text:p text:style-name="P4"><text:span text:style-name="T1">+leerDatosInicioSesion( )</text:span></text:p>
          </draw:text-box>
        </draw:frame>
        <draw:frame draw:style-name="gr221" draw:text-style-name="P29" draw:layer="layout" svg:width="6.498cm" svg:height="2.756cm" svg:x="227.702cm" svg:y="56.2cm">
          <draw:text-box>
            <text:p text:style-name="P4"><text:span text:style-name="T1">+nick</text:span></text:p>
            <text:p text:style-name="P4"><text:span text:style-name="T1">+contraseña</text:span></text:p>
            <text:p text:style-name="P4"><text:span text:style-name="T1">+correo</text:span></text:p>
            <text:p text:style-name="P4"><text:span text:style-name="T1">+idUsuario</text:span></text:p>
            <text:p text:style-name="P4"><text:span text:style-name="T1">+idFotoPerfil</text:span></text:p>
          </draw:text-box>
        </draw:frame>
        <draw:custom-shape draw:style-name="gr222" draw:text-style-name="P1" xml:id="id53" draw:id="id53" draw:layer="layout" svg:width="6.498cm" svg:height="9cm" svg:x="211.942cm" svg:y="54.7cm">
          <text:p/>
          <draw:enhanced-geometry svg:viewBox="0 0 21600 21600" draw:type="rectangle" draw:enhanced-path="M 0 0 L 21600 0 21600 21600 0 21600 0 0 Z N"/>
        </draw:custom-shape>
        <draw:line draw:style-name="gr14" draw:text-style-name="P2" draw:layer="layout" svg:x1="211.941cm" svg:y1="55.7cm" svg:x2="218.44cm" svg:y2="55.7cm">
          <text:p/>
        </draw:line>
        <draw:line draw:style-name="gr14" draw:text-style-name="P2" draw:layer="layout" svg:x1="211.941cm" svg:y1="61.2cm" svg:x2="218.44cm" svg:y2="61.2cm">
          <text:p/>
        </draw:line>
        <draw:frame draw:style-name="gr15" draw:text-style-name="P28" draw:layer="layout" svg:width="6.498cm" svg:height="0.811cm" svg:x="211.942cm" svg:y="54.7cm">
          <draw:text-box>
            <text:p text:style-name="P27"><text:span text:style-name="T1">mInicioSesion</text:span></text:p>
          </draw:text-box>
        </draw:frame>
        <draw:frame draw:style-name="gr223" draw:text-style-name="P6" draw:layer="layout" svg:width="6.5cm" svg:height="2.1cm" svg:x="211.94cm" svg:y="61.2cm">
          <draw:text-box>
            <text:p text:style-name="P4"><text:span text:style-name="T1">+comprobarDatosInicioSesion( )</text:span></text:p>
            <text:p text:style-name="P4"><text:span text:style-name="T1"/></text:p>
            <text:p text:style-name="P4"><text:span text:style-name="T1">+comprobarIDDispositivo( )</text:span></text:p>
          </draw:text-box>
        </draw:frame>
        <draw:frame draw:style-name="gr224" draw:text-style-name="P29" draw:layer="layout" svg:width="6.498cm" svg:height="2.411cm" svg:x="211.842cm" svg:y="55.7cm">
          <draw:text-box>
            <text:p text:style-name="P4"><text:span text:style-name="T1">+nick</text:span></text:p>
            <text:p text:style-name="P4"><text:span text:style-name="T1">+contraseña</text:span></text:p>
            <text:p text:style-name="P4"><text:span text:style-name="T1">+idUsuario</text:span></text:p>
            <text:p text:style-name="P4"><text:span text:style-name="T1">+idFotoPerfil</text:span></text:p>
            <text:p text:style-name="P4"><text:span text:style-name="T1">+idDispositivo</text:span></text:p>
          </draw:text-box>
        </draw:frame>
        <draw:connector draw:style-name="gr225" draw:text-style-name="P24" draw:layer="layout" draw:type="line" svg:x1="227.802cm" svg:y1="59.2cm" svg:x2="218.44cm" svg:y2="59.2cm" draw:start-shape="id52" draw:start-glue-point="3" draw:end-shape="id53" draw:end-glue-point="1" svg:d="M227802 59200h-9362" svg:viewBox="0 0 9363 1">
          <text:p/>
        </draw:connector>
        <draw:custom-shape draw:style-name="gr226" draw:text-style-name="P1" xml:id="id54" draw:id="id54" draw:layer="layout" svg:width="6.498cm" svg:height="6.607cm" svg:x="212.102cm" svg:y="234.3cm">
          <text:p/>
          <draw:enhanced-geometry svg:viewBox="0 0 21600 21600" draw:type="rectangle" draw:enhanced-path="M 0 0 L 21600 0 21600 21600 0 21600 0 0 Z N"/>
        </draw:custom-shape>
        <draw:line draw:style-name="gr27" draw:text-style-name="P2" draw:layer="layout" svg:x1="212.101cm" svg:y1="235.236cm" svg:x2="218.6cm" svg:y2="235.236cm">
          <text:p/>
        </draw:line>
        <draw:line draw:style-name="gr27" draw:text-style-name="P2" draw:layer="layout" svg:x1="212.101cm" svg:y1="238.139cm" svg:x2="218.6cm" svg:y2="238.139cm">
          <text:p/>
        </draw:line>
        <draw:frame draw:style-name="gr227" draw:text-style-name="P28" draw:layer="layout" svg:width="6.034cm" svg:height="0.759cm" svg:x="212.102cm" svg:y="234.3cm">
          <draw:text-box>
            <text:p text:style-name="P27"><text:span text:style-name="T1">mEventos</text:span></text:p>
          </draw:text-box>
        </draw:frame>
        <draw:frame draw:style-name="gr228" draw:text-style-name="P6" draw:layer="layout" svg:width="6.5cm" svg:height="2.768cm" svg:x="212.1cm" svg:y="238.139cm">
          <draw:text-box>
            <text:p text:style-name="P4"><text:span text:style-name="T1">+pedirIDEventosInscrito( )</text:span></text:p>
            <text:p text:style-name="P4"><text:span text:style-name="T1">+pedirIDEventosCreador( )</text:span></text:p>
            <text:p text:style-name="P4"><text:span text:style-name="T1">+pedirInformacionEventos( )</text:span></text:p>
            <text:p text:style-name="P4"><text:span text:style-name="T1">+actualizarListaPaticipantes( )</text:span></text:p>
            <text:p text:style-name="P4"><text:span text:style-name="T1"/></text:p>
          </draw:text-box>
        </draw:frame>
        <draw:connector draw:style-name="gr229" draw:text-style-name="P24" draw:layer="layout" draw:type="line" svg:x1="141.698cm" svg:y1="240.239cm" svg:x2="212.102cm" svg:y2="237.603cm" draw:start-shape="id14" draw:start-glue-point="1" draw:end-shape="id54" draw:end-glue-point="3" svg:d="M141698 240239l70404-2636" svg:viewBox="0 0 70405 2637">
          <text:p/>
        </draw:connector>
        <draw:custom-shape draw:style-name="gr226" draw:text-style-name="P1" xml:id="id56" draw:id="id56" draw:layer="layout" svg:width="6.498cm" svg:height="6.607cm" svg:x="212.002cm" svg:y="256.393cm">
          <text:p/>
          <draw:enhanced-geometry svg:viewBox="0 0 21600 21600" draw:type="rectangle" draw:enhanced-path="M 0 0 L 21600 0 21600 21600 0 21600 0 0 Z N"/>
        </draw:custom-shape>
        <draw:line draw:style-name="gr27" draw:text-style-name="P2" draw:layer="layout" svg:x1="212.001cm" svg:y1="257.33cm" svg:x2="218.5cm" svg:y2="257.33cm">
          <text:p/>
        </draw:line>
        <draw:line draw:style-name="gr27" draw:text-style-name="P2" draw:layer="layout" svg:x1="212.001cm" svg:y1="260.232cm" svg:x2="218.5cm" svg:y2="260.232cm">
          <text:p/>
        </draw:line>
        <draw:frame draw:style-name="gr230" draw:text-style-name="P28" draw:layer="layout" svg:width="6.034cm" svg:height="0.76cm" svg:x="212.002cm" svg:y="256.393cm">
          <draw:text-box>
            <text:p text:style-name="P27"><text:span text:style-name="T1">mChatEventos</text:span></text:p>
          </draw:text-box>
        </draw:frame>
        <draw:frame draw:style-name="gr231" draw:text-style-name="P6" draw:layer="layout" svg:width="6.5cm" svg:height="2.768cm" svg:x="212cm" svg:y="260.232cm">
          <draw:text-box>
            <text:p text:style-name="P4"><text:span text:style-name="T1">+enviarMensaje( )</text:span></text:p>
            <text:p text:style-name="P4"><text:span text:style-name="T1">+pedirChat( )</text:span></text:p>
          </draw:text-box>
        </draw:frame>
        <draw:custom-shape draw:style-name="gr232" draw:text-style-name="P1" xml:id="id55" draw:id="id55" draw:layer="layout" svg:width="6.998cm" svg:height="7.056cm" svg:x="229.302cm" svg:y="256.144cm">
          <text:p/>
          <draw:enhanced-geometry svg:viewBox="0 0 21600 21600" draw:type="rectangle" draw:enhanced-path="M 0 0 L 21600 0 21600 21600 0 21600 0 0 Z N"/>
        </draw:custom-shape>
        <draw:line draw:style-name="gr27" draw:text-style-name="P2" draw:layer="layout" svg:x1="229.301cm" svg:y1="257.144cm" svg:x2="236.3cm" svg:y2="257.144cm">
          <text:p/>
        </draw:line>
        <draw:line draw:style-name="gr27" draw:text-style-name="P2" draw:layer="layout" svg:x1="229.301cm" svg:y1="260.244cm" svg:x2="236.3cm" svg:y2="260.244cm">
          <text:p/>
        </draw:line>
        <draw:frame draw:style-name="gr28" draw:text-style-name="P28" draw:layer="layout" svg:width="6.498cm" svg:height="0.811cm" svg:x="229.302cm" svg:y="256.144cm">
          <draw:text-box>
            <text:p text:style-name="P27"><text:span text:style-name="T1">mArchivoChatEventos</text:span></text:p>
          </draw:text-box>
        </draw:frame>
        <draw:frame draw:style-name="gr233" draw:text-style-name="P6" draw:layer="layout" svg:width="7cm" svg:height="2.956cm" svg:x="229.3cm" svg:y="260.244cm">
          <draw:text-box>
            <text:p text:style-name="P4"><text:span text:style-name="T1">+guardarChat( )</text:span></text:p>
            <text:p text:style-name="P4"><text:span text:style-name="T1">+leerChat( )</text:span></text:p>
          </draw:text-box>
        </draw:frame>
        <draw:connector draw:style-name="gr234" draw:text-style-name="P24" draw:layer="layout" draw:type="line" svg:x1="229.302cm" svg:y1="259.672cm" svg:x2="218.5cm" svg:y2="259.696cm" draw:start-shape="id55" draw:start-glue-point="3" draw:end-shape="id56" draw:end-glue-point="1" svg:d="M229302 259672l-10802 24" svg:viewBox="0 0 10803 25">
          <text:p/>
        </draw:connector>
        <draw:connector draw:style-name="gr229" draw:text-style-name="P24" draw:layer="layout" draw:type="line" svg:x1="180.197cm" svg:y1="259.724cm" svg:x2="212.002cm" svg:y2="259.696cm" draw:start-shape="id41" draw:start-glue-point="1" draw:end-shape="id56" draw:end-glue-point="3" svg:d="M180197 259724l31805-28" svg:viewBox="0 0 31806 29">
          <text:p/>
        </draw:connector>
        <draw:custom-shape draw:style-name="gr226" draw:text-style-name="P1" xml:id="id57" draw:id="id57" draw:layer="layout" svg:width="6.498cm" svg:height="6.607cm" svg:x="212.102cm" svg:y="241.59cm">
          <text:p/>
          <draw:enhanced-geometry svg:viewBox="0 0 21600 21600" draw:type="rectangle" draw:enhanced-path="M 0 0 L 21600 0 21600 21600 0 21600 0 0 Z N"/>
        </draw:custom-shape>
        <draw:line draw:style-name="gr27" draw:text-style-name="P2" draw:layer="layout" svg:x1="212.101cm" svg:y1="242.527cm" svg:x2="218.6cm" svg:y2="242.527cm">
          <text:p/>
        </draw:line>
        <draw:line draw:style-name="gr27" draw:text-style-name="P2" draw:layer="layout" svg:x1="212.101cm" svg:y1="245.429cm" svg:x2="218.6cm" svg:y2="245.429cm">
          <text:p/>
        </draw:line>
        <draw:frame draw:style-name="gr230" draw:text-style-name="P28" draw:layer="layout" svg:width="6.034cm" svg:height="0.76cm" svg:x="212.102cm" svg:y="241.59cm">
          <draw:text-box>
            <text:p text:style-name="P27"><text:span text:style-name="T1">mInicioEvento</text:span></text:p>
          </draw:text-box>
        </draw:frame>
        <draw:frame draw:style-name="gr235" draw:text-style-name="P6" draw:layer="layout" svg:width="6.5cm" svg:height="2.768cm" svg:x="212.1cm" svg:y="245.429cm">
          <draw:text-box>
            <text:p text:style-name="P4"><text:span text:style-name="T1">+enviarIDParticipantes( )</text:span></text:p>
            <text:p text:style-name="P4"><text:span text:style-name="T1">+pedirIDParticipantes( )</text:span></text:p>
          </draw:text-box>
        </draw:frame>
        <draw:custom-shape draw:style-name="gr226" draw:text-style-name="P1" xml:id="id58" draw:id="id58" draw:layer="layout" svg:width="6.498cm" svg:height="6.607cm" svg:x="212.002cm" svg:y="248.955cm">
          <text:p/>
          <draw:enhanced-geometry svg:viewBox="0 0 21600 21600" draw:type="rectangle" draw:enhanced-path="M 0 0 L 21600 0 21600 21600 0 21600 0 0 Z N"/>
        </draw:custom-shape>
        <draw:line draw:style-name="gr27" draw:text-style-name="P2" draw:layer="layout" svg:x1="212.001cm" svg:y1="249.892cm" svg:x2="218.5cm" svg:y2="249.892cm">
          <text:p/>
        </draw:line>
        <draw:line draw:style-name="gr27" draw:text-style-name="P2" draw:layer="layout" svg:x1="212.001cm" svg:y1="252.794cm" svg:x2="218.5cm" svg:y2="252.794cm">
          <text:p/>
        </draw:line>
        <draw:frame draw:style-name="gr230" draw:text-style-name="P28" draw:layer="layout" svg:width="6.034cm" svg:height="0.76cm" svg:x="212.002cm" svg:y="248.955cm">
          <draw:text-box>
            <text:p text:style-name="P27"><text:span text:style-name="T1">mCrearEvento</text:span></text:p>
          </draw:text-box>
        </draw:frame>
        <draw:frame draw:style-name="gr236" draw:text-style-name="P6" draw:layer="layout" svg:width="6.5cm" svg:height="2.768cm" svg:x="212cm" svg:y="252.794cm">
          <draw:text-box>
            <text:p text:style-name="P4"><text:span text:style-name="T1">+enviarInformacionEvento( )</text:span></text:p>
          </draw:text-box>
        </draw:frame>
        <draw:connector draw:style-name="gr229" draw:text-style-name="P24" draw:layer="layout" draw:type="line" svg:x1="173.899cm" svg:y1="243.244cm" svg:x2="212.102cm" svg:y2="244.893cm" draw:start-shape="id44" draw:start-glue-point="1" draw:end-shape="id57" draw:end-glue-point="3" svg:d="M173899 243244l38203 1649" svg:viewBox="0 0 38204 1650">
          <text:p/>
        </draw:connector>
        <draw:connector draw:style-name="gr229" draw:text-style-name="P24" draw:layer="layout" draw:type="line" svg:x1="173.798cm" svg:y1="251.148cm" svg:x2="212.002cm" svg:y2="252.258cm" draw:start-shape="id4" draw:start-glue-point="1" draw:end-shape="id58" draw:end-glue-point="3" svg:d="M173798 251148l38204 1110" svg:viewBox="0 0 38205 1111">
          <text:p/>
        </draw:connector>
        <draw:custom-shape draw:style-name="gr237" draw:text-style-name="P1" xml:id="id61" draw:id="id61" draw:layer="layout" svg:width="6.498cm" svg:height="6.607cm" svg:x="212.002cm" svg:y="224.093cm">
          <text:p/>
          <draw:enhanced-geometry svg:viewBox="0 0 21600 21600" draw:type="rectangle" draw:enhanced-path="M 0 0 L 21600 0 21600 21600 0 21600 0 0 Z N"/>
        </draw:custom-shape>
        <draw:line draw:style-name="gr18" draw:text-style-name="P2" draw:layer="layout" svg:x1="212.001cm" svg:y1="225.029cm" svg:x2="218.5cm" svg:y2="225.029cm">
          <text:p/>
        </draw:line>
        <draw:line draw:style-name="gr18" draw:text-style-name="P2" draw:layer="layout" svg:x1="212.001cm" svg:y1="227.932cm" svg:x2="218.5cm" svg:y2="227.932cm">
          <text:p/>
        </draw:line>
        <draw:frame draw:style-name="gr238" draw:text-style-name="P28" draw:layer="layout" svg:width="6.034cm" svg:height="0.759cm" svg:x="212.002cm" svg:y="224.093cm">
          <draw:text-box>
            <text:p text:style-name="P27"><text:span text:style-name="T1">mTiendas</text:span></text:p>
          </draw:text-box>
        </draw:frame>
        <draw:frame draw:style-name="gr239" draw:text-style-name="P6" draw:layer="layout" svg:width="6.5cm" svg:height="2.768cm" svg:x="212cm" svg:y="227.932cm">
          <draw:text-box>
            <text:p text:style-name="P4"><text:span text:style-name="T1">+pedirIDTiendasCreador( )</text:span></text:p>
            <text:p text:style-name="P4"><text:span text:style-name="T1">+pedirInformacionTienda( )</text:span></text:p>
          </draw:text-box>
        </draw:frame>
        <draw:custom-shape draw:style-name="gr237" draw:text-style-name="P1" xml:id="id60" draw:id="id60" draw:layer="layout" svg:width="6.498cm" svg:height="6.607cm" svg:x="212.002cm" svg:y="201.205cm">
          <text:p/>
          <draw:enhanced-geometry svg:viewBox="0 0 21600 21600" draw:type="rectangle" draw:enhanced-path="M 0 0 L 21600 0 21600 21600 0 21600 0 0 Z N"/>
        </draw:custom-shape>
        <draw:line draw:style-name="gr18" draw:text-style-name="P2" draw:layer="layout" svg:x1="212.001cm" svg:y1="202.142cm" svg:x2="218.5cm" svg:y2="202.142cm">
          <text:p/>
        </draw:line>
        <draw:line draw:style-name="gr18" draw:text-style-name="P2" draw:layer="layout" svg:x1="212.001cm" svg:y1="205.044cm" svg:x2="218.5cm" svg:y2="205.044cm">
          <text:p/>
        </draw:line>
        <draw:frame draw:style-name="gr240" draw:text-style-name="P28" draw:layer="layout" svg:width="6.034cm" svg:height="0.76cm" svg:x="212.002cm" svg:y="201.205cm">
          <draw:text-box>
            <text:p text:style-name="P27"><text:span text:style-name="T1">mChatTiendas</text:span></text:p>
          </draw:text-box>
        </draw:frame>
        <draw:frame draw:style-name="gr241" draw:text-style-name="P6" draw:layer="layout" svg:width="6.5cm" svg:height="2.768cm" svg:x="212cm" svg:y="205.044cm">
          <draw:text-box>
            <text:p text:style-name="P4"><text:span text:style-name="T1">+enviarMensaje( )</text:span></text:p>
            <text:p text:style-name="P4"><text:span text:style-name="T1">+pedirChat( )</text:span></text:p>
          </draw:text-box>
        </draw:frame>
        <draw:custom-shape draw:style-name="gr242" draw:text-style-name="P1" xml:id="id59" draw:id="id59" draw:layer="layout" svg:width="6.998cm" svg:height="7.056cm" svg:x="229.302cm" svg:y="200.956cm">
          <text:p/>
          <draw:enhanced-geometry svg:viewBox="0 0 21600 21600" draw:type="rectangle" draw:enhanced-path="M 0 0 L 21600 0 21600 21600 0 21600 0 0 Z N"/>
        </draw:custom-shape>
        <draw:line draw:style-name="gr18" draw:text-style-name="P2" draw:layer="layout" svg:x1="229.301cm" svg:y1="201.956cm" svg:x2="236.3cm" svg:y2="201.956cm">
          <text:p/>
        </draw:line>
        <draw:line draw:style-name="gr18" draw:text-style-name="P2" draw:layer="layout" svg:x1="229.301cm" svg:y1="205.056cm" svg:x2="236.3cm" svg:y2="205.056cm">
          <text:p/>
        </draw:line>
        <draw:frame draw:style-name="gr19" draw:text-style-name="P28" draw:layer="layout" svg:width="6.498cm" svg:height="0.811cm" svg:x="229.302cm" svg:y="200.956cm">
          <draw:text-box>
            <text:p text:style-name="P27"><text:span text:style-name="T1">mArchivoChatTiendas</text:span></text:p>
          </draw:text-box>
        </draw:frame>
        <draw:frame draw:style-name="gr243" draw:text-style-name="P6" draw:layer="layout" svg:width="7cm" svg:height="2.956cm" svg:x="229.3cm" svg:y="205.056cm">
          <draw:text-box>
            <text:p text:style-name="P4"><text:span text:style-name="T1">+guardarChat( )</text:span></text:p>
            <text:p text:style-name="P4"><text:span text:style-name="T1">+leerChat( )</text:span></text:p>
          </draw:text-box>
        </draw:frame>
        <draw:connector draw:style-name="gr244" draw:text-style-name="P24" draw:layer="layout" draw:type="line" svg:x1="229.302cm" svg:y1="204.484cm" svg:x2="218.5cm" svg:y2="204.508cm" draw:start-shape="id59" draw:start-glue-point="3" draw:end-shape="id60" draw:end-glue-point="1" svg:d="M229302 204484l-10802 24" svg:viewBox="0 0 10803 25">
          <text:p/>
        </draw:connector>
        <draw:custom-shape draw:style-name="gr237" draw:text-style-name="P1" xml:id="id62" draw:id="id62" draw:layer="layout" svg:width="6.498cm" svg:height="6.607cm" svg:x="212.004cm" svg:y="211.611cm">
          <text:p/>
          <draw:enhanced-geometry svg:viewBox="0 0 21600 21600" draw:type="rectangle" draw:enhanced-path="M 0 0 L 21600 0 21600 21600 0 21600 0 0 Z N"/>
        </draw:custom-shape>
        <draw:line draw:style-name="gr18" draw:text-style-name="P2" draw:layer="layout" svg:x1="212.003cm" svg:y1="212.548cm" svg:x2="218.502cm" svg:y2="212.548cm">
          <text:p/>
        </draw:line>
        <draw:line draw:style-name="gr18" draw:text-style-name="P2" draw:layer="layout" svg:x1="212.003cm" svg:y1="215.45cm" svg:x2="218.502cm" svg:y2="215.45cm">
          <text:p/>
        </draw:line>
        <draw:frame draw:style-name="gr240" draw:text-style-name="P28" draw:layer="layout" svg:width="6.034cm" svg:height="0.76cm" svg:x="212.004cm" svg:y="211.611cm">
          <draw:text-box>
            <text:p text:style-name="P27"><text:span text:style-name="T1">mCrearTienda</text:span></text:p>
          </draw:text-box>
        </draw:frame>
        <draw:frame draw:style-name="gr245" draw:text-style-name="P6" draw:layer="layout" svg:width="6.5cm" svg:height="2.768cm" svg:x="212.002cm" svg:y="215.45cm">
          <draw:text-box>
            <text:p text:style-name="P4"><text:span text:style-name="T1">+enviarInformacionTienda( )</text:span></text:p>
            <text:p text:style-name="P4"><text:span text:style-name="T1">+actualizarInformacionTienda( )</text:span></text:p>
          </draw:text-box>
        </draw:frame>
        <draw:connector draw:style-name="gr246" draw:text-style-name="P24" draw:layer="layout" draw:type="line" svg:x1="141.897cm" svg:y1="226.807cm" svg:x2="212.002cm" svg:y2="227.396cm" draw:start-shape="id17" draw:start-glue-point="1" draw:end-shape="id61" draw:end-glue-point="3" svg:d="M141897 226807l70105 589" svg:viewBox="0 0 70106 590">
          <text:p/>
        </draw:connector>
        <draw:connector draw:style-name="gr246" draw:text-style-name="P24" draw:layer="layout" draw:type="line" svg:x1="174.535cm" svg:y1="204cm" svg:x2="212.002cm" svg:y2="204.508cm" draw:start-shape="id10" draw:start-glue-point="1" draw:end-shape="id60" draw:end-glue-point="3" svg:d="M174535 204000l37467 508" svg:viewBox="0 0 37468 509">
          <text:p/>
        </draw:connector>
        <draw:connector draw:style-name="gr246" draw:text-style-name="P24" draw:layer="layout" draw:type="line" svg:x1="173.698cm" svg:y1="214.438cm" svg:x2="212.004cm" svg:y2="214.914cm" draw:start-shape="id6" draw:start-glue-point="1" draw:end-shape="id62" draw:end-glue-point="3" svg:d="M173698 214438l38306 476" svg:viewBox="0 0 38307 477">
          <text:p/>
        </draw:connector>
        <draw:connector draw:style-name="gr126" draw:text-style-name="P24" draw:layer="layout" draw:type="line" svg:x1="142.098cm" svg:y1="58.649cm" svg:x2="211.942cm" svg:y2="59.2cm" draw:start-shape="id19" draw:start-glue-point="1" draw:end-shape="id53" draw:end-glue-point="3" svg:d="M142098 58649l69844 551" svg:viewBox="0 0 69845 552">
          <text:p/>
        </draw:connector>
        <draw:custom-shape draw:style-name="gr247" draw:text-style-name="P1" xml:id="id63" draw:id="id63" draw:layer="layout" svg:width="6.498cm" svg:height="5.707cm" svg:x="211.942cm" svg:y="97.793cm">
          <text:p/>
          <draw:enhanced-geometry svg:viewBox="0 0 21600 21600" draw:type="rectangle" draw:enhanced-path="M 0 0 L 21600 0 21600 21600 0 21600 0 0 Z N"/>
        </draw:custom-shape>
        <draw:line draw:style-name="gr130" draw:text-style-name="P2" draw:layer="layout" svg:x1="211.941cm" svg:y1="98.729cm" svg:x2="218.44cm" svg:y2="98.729cm">
          <text:p/>
        </draw:line>
        <draw:line draw:style-name="gr130" draw:text-style-name="P2" draw:layer="layout" svg:x1="211.941cm" svg:y1="101.632cm" svg:x2="218.44cm" svg:y2="101.632cm">
          <text:p/>
        </draw:line>
        <draw:frame draw:style-name="gr248" draw:text-style-name="P28" draw:layer="layout" svg:width="6.034cm" svg:height="0.759cm" svg:x="211.942cm" svg:y="97.793cm">
          <draw:text-box>
            <text:p text:style-name="P27"><text:span text:style-name="T1">mAmigos</text:span></text:p>
          </draw:text-box>
        </draw:frame>
        <draw:frame draw:style-name="gr249" draw:text-style-name="P6" draw:layer="layout" svg:width="6.5cm" svg:height="1.368cm" svg:x="211.94cm" svg:y="101.632cm">
          <draw:text-box>
            <text:p text:style-name="P4"><text:span text:style-name="T1">+pedirIDAmigos( )</text:span></text:p>
            <text:p text:style-name="P4"><text:span text:style-name="T1">+enviarSolicitudAmistad( )</text:span></text:p>
          </draw:text-box>
        </draw:frame>
        <draw:connector draw:style-name="gr250" draw:text-style-name="P24" draw:layer="layout" draw:type="line" svg:x1="142.098cm" svg:y1="58.649cm" svg:x2="171.4cm" svg:y2="49.575cm" draw:start-shape="id19" draw:start-glue-point="1" draw:end-shape="id2" draw:end-glue-point="3" svg:d="M142098 58649l29302-9074" svg:viewBox="0 0 29303 9075">
          <text:p/>
        </draw:connector>
        <draw:connector draw:style-name="gr127" draw:text-style-name="P24" draw:layer="layout" draw:type="line" svg:x1="161.699cm" svg:y1="33.548cm" svg:x2="171.4cm" svg:y2="49.575cm" draw:start-shape="id20" draw:start-glue-point="1" draw:end-shape="id2" draw:end-glue-point="3" svg:d="M161699 33548l9701 16027" svg:viewBox="0 0 9702 16028">
          <text:p/>
        </draw:connector>
        <draw:connector draw:style-name="gr251" draw:text-style-name="P24" draw:layer="layout" draw:type="line" svg:x1="142.097cm" svg:y1="98.923cm" svg:x2="211.942cm" svg:y2="100.646cm" draw:start-shape="id25" draw:start-glue-point="1" draw:end-shape="id63" draw:end-glue-point="3" svg:d="M142097 98923l69845 1723" svg:viewBox="0 0 69846 1724">
          <text:p/>
        </draw:connector>
        <draw:custom-shape draw:style-name="gr247" draw:text-style-name="P1" xml:id="id64" draw:id="id64" draw:layer="layout" svg:width="6.498cm" svg:height="5.707cm" svg:x="211.943cm" svg:y="91.693cm">
          <text:p/>
          <draw:enhanced-geometry svg:viewBox="0 0 21600 21600" draw:type="rectangle" draw:enhanced-path="M 0 0 L 21600 0 21600 21600 0 21600 0 0 Z N"/>
        </draw:custom-shape>
        <draw:line draw:style-name="gr130" draw:text-style-name="P2" draw:layer="layout" svg:x1="211.942cm" svg:y1="92.629cm" svg:x2="218.441cm" svg:y2="92.629cm">
          <text:p/>
        </draw:line>
        <draw:line draw:style-name="gr130" draw:text-style-name="P2" draw:layer="layout" svg:x1="211.942cm" svg:y1="95.532cm" svg:x2="218.441cm" svg:y2="95.532cm">
          <text:p/>
        </draw:line>
        <draw:frame draw:style-name="gr248" draw:text-style-name="P28" draw:layer="layout" svg:width="6.034cm" svg:height="0.759cm" svg:x="211.943cm" svg:y="91.693cm">
          <draw:text-box>
            <text:p text:style-name="P27"><text:span text:style-name="T1">mChatAmigos</text:span></text:p>
          </draw:text-box>
        </draw:frame>
        <draw:frame draw:style-name="gr252" draw:text-style-name="P6" draw:layer="layout" svg:width="6.5cm" svg:height="1.368cm" svg:x="211.941cm" svg:y="95.532cm">
          <draw:text-box>
            <text:p text:style-name="P4"><text:span text:style-name="T1">+pedirMensajes( )</text:span></text:p>
            <text:p text:style-name="P4"><text:span text:style-name="T1">+enviarMensajes( )</text:span></text:p>
          </draw:text-box>
        </draw:frame>
        <draw:connector draw:style-name="gr251" draw:text-style-name="P24" draw:layer="layout" draw:type="line" svg:x1="192.498cm" svg:y1="93.76cm" svg:x2="211.943cm" svg:y2="94.546cm" draw:start-shape="id24" draw:start-glue-point="1" draw:end-shape="id64" draw:end-glue-point="3" svg:d="M192498 93760l19445 786" svg:viewBox="0 0 19446 787">
          <text:p/>
        </draw:connector>
        <draw:connector draw:style-name="gr253" draw:text-style-name="P24" draw:layer="layout" draw:type="line" svg:x1="142.097cm" svg:y1="71.57cm" svg:x2="211.982cm" svg:y2="70.7cm" draw:start-shape="id39" draw:start-glue-point="1" draw:end-shape="id65" draw:end-glue-point="3" svg:d="M142097 71570l69885-870" svg:viewBox="0 0 69886 871">
          <text:p/>
        </draw:connector>
        <draw:custom-shape draw:style-name="gr254" draw:text-style-name="P1" xml:id="id65" draw:id="id65" draw:layer="layout" svg:width="6.498cm" svg:height="7.6cm" svg:x="211.982cm" svg:y="66.9cm">
          <text:p/>
          <draw:enhanced-geometry svg:viewBox="0 0 21600 21600" draw:type="rectangle" draw:enhanced-path="M 0 0 L 21600 0 21600 21600 0 21600 0 0 Z N"/>
        </draw:custom-shape>
        <draw:line draw:style-name="gr166" draw:text-style-name="P2" draw:layer="layout" svg:x1="211.981cm" svg:y1="67.9cm" svg:x2="218.48cm" svg:y2="67.9cm">
          <text:p/>
        </draw:line>
        <draw:line draw:style-name="gr166" draw:text-style-name="P2" draw:layer="layout" svg:x1="211.981cm" svg:y1="73.4cm" svg:x2="218.48cm" svg:y2="73.4cm">
          <text:p/>
        </draw:line>
        <draw:frame draw:style-name="gr167" draw:text-style-name="P28" draw:layer="layout" svg:width="6.498cm" svg:height="0.811cm" svg:x="211.982cm" svg:y="66.9cm">
          <draw:text-box>
            <text:p text:style-name="P27"><text:span text:style-name="T1">mPerfil</text:span></text:p>
          </draw:text-box>
        </draw:frame>
        <draw:frame draw:style-name="gr255" draw:text-style-name="P6" draw:layer="layout" svg:width="6.5cm" svg:height="2.1cm" svg:x="211.98cm" svg:y="73.4cm">
          <draw:text-box>
            <text:p text:style-name="P4"><text:span text:style-name="T1">+pedirEstadisticas( )</text:span></text:p>
          </draw:text-box>
        </draw:frame>
        <draw:frame draw:style-name="gr168" draw:text-style-name="P29" draw:layer="layout" svg:width="6.498cm" svg:height="5.435cm" svg:x="211.882cm" svg:y="67.9cm">
          <draw:text-box>
            <text:p text:style-name="P4"><text:span text:style-name="T1">+nick</text:span></text:p>
            <text:p text:style-name="P4"><text:span text:style-name="T1">+contraseña</text:span></text:p>
            <text:p text:style-name="P4"><text:span text:style-name="T1">+idUsuario</text:span></text:p>
            <text:p text:style-name="P4"><text:span text:style-name="T1">+idFotoPerfil</text:span></text:p>
            <text:p text:style-name="P4"><text:span text:style-name="T1">+calificacion</text:span></text:p>
            <text:p text:style-name="P4"><text:span text:style-name="T1">+participaciones</text:span></text:p>
            <text:p text:style-name="P4"><text:span text:style-name="T1">+reportesComportamiento</text:span></text:p>
            <text:p text:style-name="P4"><text:span text:style-name="T1">+reportesInasistencia</text:span></text:p>
            <text:p text:style-name="P4"><text:span text:style-name="T1">+calificacionEventos</text:span></text:p>
            <text:p text:style-name="P4"><text:span text:style-name="T1">+eventosRealizados</text:span></text:p>
            <text:p text:style-name="P4"><text:span text:style-name="T1">+reportesEventoFalso</text:span></text:p>
            <text:p text:style-name="P4"><text:span text:style-name="T1"/></text:p>
          </draw:text-box>
        </draw:frame>
        <draw:custom-shape draw:style-name="gr256" draw:text-style-name="P1" xml:id="id66" draw:id="id66" draw:layer="layout" svg:width="5.999cm" svg:height="5.156cm" svg:x="149.46cm" svg:y="75.7cm">
          <text:p/>
          <draw:enhanced-geometry svg:viewBox="0 0 21600 21600" draw:type="rectangle" draw:enhanced-path="M 0 0 L 21600 0 21600 21600 0 21600 0 0 Z N"/>
        </draw:custom-shape>
        <draw:line draw:style-name="gr166" draw:text-style-name="P2" draw:layer="layout" svg:x1="149.46cm" svg:y1="77.2cm" svg:x2="155.46cm" svg:y2="77.2cm">
          <text:p/>
        </draw:line>
        <draw:line draw:style-name="gr166" draw:text-style-name="P2" draw:layer="layout" svg:x1="149.46cm" svg:y1="79.7cm" svg:x2="155.46cm" svg:y2="79.7cm">
          <text:p/>
        </draw:line>
        <draw:frame draw:style-name="gr167" draw:text-style-name="P3" xml:id="id82" draw:id="id82" draw:layer="layout" svg:width="5.999cm" svg:height="0.811cm" svg:x="149.461cm" svg:y="75.7cm">
          <draw:text-box>
            <text:p><text:span text:style-name="T1">cEditarPerfil</text:span></text:p>
          </draw:text-box>
        </draw:frame>
        <draw:frame draw:style-name="gr257" draw:text-style-name="P3" draw:layer="layout" svg:width="5.999cm" svg:height="2.5cm" svg:x="149.401cm" svg:y="77.2cm">
          <draw:text-box>
            <text:p><text:span text:style-name="T1">+nick</text:span></text:p>
            <text:p><text:span text:style-name="T1">+contraseña</text:span></text:p>
            <text:p><text:span text:style-name="T1">+correo</text:span></text:p>
            <text:p text:style-name="P4"><text:span text:style-name="T1">+idUsuario</text:span></text:p>
            <text:p text:style-name="P4"><text:span text:style-name="T1">+idFotoPerfil</text:span></text:p>
          </draw:text-box>
        </draw:frame>
        <draw:frame draw:style-name="gr179" draw:text-style-name="P6" draw:layer="layout" svg:width="5.999cm" svg:height="1.547cm" svg:x="149.4cm" svg:y="79.741cm">
          <draw:text-box>
            <text:p text:style-name="P4"><text:span text:style-name="T4">+editarPerfil( )</text:span></text:p>
            <text:p text:style-name="P4"><text:span text:style-name="T4">+borrarCuenta( )</text:span></text:p>
            <text:p><text:span text:style-name="T1"/></text:p>
          </draw:text-box>
        </draw:frame>
        <draw:connector draw:style-name="gr181" draw:text-style-name="P24" draw:layer="layout" draw:type="line" svg:x1="142.097cm" svg:y1="71.57cm" svg:x2="149.46cm" svg:y2="78.278cm" draw:start-shape="id39" draw:start-glue-point="1" draw:end-shape="id66" svg:d="M142097 71570l7363 6708" svg:viewBox="0 0 7364 6709">
          <text:p/>
        </draw:connector>
        <draw:connector draw:style-name="gr253" draw:text-style-name="P24" draw:layer="layout" draw:type="line" svg:x1="155.459cm" svg:y1="78.278cm" svg:x2="212.022cm" svg:y2="77.65cm" draw:start-shape="id66" draw:start-glue-point="1" draw:end-shape="id67" svg:d="M155459 78278l56563-628" svg:viewBox="0 0 56564 629">
          <text:p/>
        </draw:connector>
        <draw:custom-shape draw:style-name="gr258" draw:text-style-name="P1" xml:id="id67" draw:id="id67" draw:layer="layout" svg:width="6.498cm" svg:height="5.7cm" svg:x="212.022cm" svg:y="74.8cm">
          <text:p/>
          <draw:enhanced-geometry svg:viewBox="0 0 21600 21600" draw:type="rectangle" draw:enhanced-path="M 0 0 L 21600 0 21600 21600 0 21600 0 0 Z N"/>
        </draw:custom-shape>
        <draw:line draw:style-name="gr166" draw:text-style-name="P2" draw:layer="layout" svg:x1="212.021cm" svg:y1="75.8cm" svg:x2="218.52cm" svg:y2="75.8cm">
          <text:p/>
        </draw:line>
        <draw:line draw:style-name="gr166" draw:text-style-name="P2" draw:layer="layout" svg:x1="212.021cm" svg:y1="78.2cm" svg:x2="218.52cm" svg:y2="78.2cm">
          <text:p/>
        </draw:line>
        <draw:frame draw:style-name="gr167" draw:text-style-name="P28" draw:layer="layout" svg:width="6.498cm" svg:height="0.811cm" svg:x="212.022cm" svg:y="74.8cm">
          <draw:text-box>
            <text:p text:style-name="P27"><text:span text:style-name="T1">mEditarPerfil</text:span></text:p>
          </draw:text-box>
        </draw:frame>
        <draw:frame draw:style-name="gr259" draw:text-style-name="P6" draw:layer="layout" svg:width="6.6cm" svg:height="1.979cm" svg:x="211.92cm" svg:y="78.2cm">
          <draw:text-box>
            <text:p text:style-name="P4"><text:span text:style-name="T1">+actualizarPerfil( )</text:span></text:p>
            <text:p text:style-name="P4"><text:span text:style-name="T1">+actualizarFechaCambioNombre( )</text:span></text:p>
            <text:p text:style-name="P4"><text:span text:style-name="T1">+pedirFechaCambioNombre( )</text:span></text:p>
            <text:p text:style-name="P4"><text:span text:style-name="T1">+borrarCuenta( )</text:span></text:p>
          </draw:text-box>
        </draw:frame>
        <draw:frame draw:style-name="gr260" draw:text-style-name="P29" draw:layer="layout" svg:width="6.498cm" svg:height="2.411cm" svg:x="211.922cm" svg:y="75.8cm">
          <draw:text-box>
            <text:p text:style-name="P4"><text:span text:style-name="T1">+nick</text:span></text:p>
            <text:p text:style-name="P4"><text:span text:style-name="T1">+contraseña</text:span></text:p>
            <text:p text:style-name="P4"><text:span text:style-name="T1">+correo</text:span></text:p>
            <text:p text:style-name="P4"><text:span text:style-name="T1">+idUsuario</text:span></text:p>
            <text:p text:style-name="P4"><text:span text:style-name="T1">+idFotoPerfil</text:span></text:p>
          </draw:text-box>
        </draw:frame>
        <draw:connector draw:style-name="gr261" draw:text-style-name="P24" draw:layer="layout" draw:type="line" svg:x1="169.199cm" svg:y1="125.999cm" svg:x2="211.608cm" svg:y2="126.101cm" draw:start-shape="id68" draw:end-shape="id69" svg:d="M169199 125999l42409 102" svg:viewBox="0 0 42410 103">
          <text:p/>
        </draw:connector>
        <draw:custom-shape draw:style-name="gr262" draw:text-style-name="P1" xml:id="id70" draw:id="id70" draw:layer="layout" svg:width="5.999cm" svg:height="6.202cm" svg:x="163.2cm" svg:y="129.1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0" draw:text-style-name="P2" draw:layer="layout" svg:x1="163.2cm" svg:y1="130.698cm" svg:x2="169.2cm" svg:y2="130.698cm">
          <text:p/>
        </draw:line>
        <draw:line draw:style-name="gr40" draw:text-style-name="P2" draw:layer="layout" svg:x1="163.2cm" svg:y1="133.998cm" svg:x2="169.2cm" svg:y2="133.998cm">
          <text:p/>
        </draw:line>
        <draw:frame draw:style-name="gr41" draw:text-style-name="P3" draw:layer="layout" svg:width="5.999cm" svg:height="0.811cm" svg:x="163.201cm" svg:y="129.199cm">
          <draw:text-box>
            <text:p><text:span text:style-name="T1">cReporteInasistencia</text:span></text:p>
          </draw:text-box>
        </draw:frame>
        <draw:frame draw:style-name="gr42" draw:text-style-name="P3" draw:layer="layout" svg:width="5.999cm" svg:height="2.35cm" svg:x="163.201cm" svg:y="130.7cm">
          <draw:text-box>
            <text:p><text:span text:style-name="T1">+idUsuario</text:span></text:p>
            <text:p><text:span text:style-name="T1">+idEvento</text:span></text:p>
          </draw:text-box>
        </draw:frame>
        <draw:frame draw:style-name="gr263" draw:text-style-name="P6" draw:layer="layout" svg:width="5.999cm" svg:height="1.402cm" svg:x="163.201cm" svg:y="133.998cm">
          <draw:text-box>
            <text:p text:style-name="P4"><text:span text:style-name="T4">+inasistenciaUsuario( )</text:span></text:p>
            <text:p><text:span text:style-name="T1"/></text:p>
          </draw:text-box>
        </draw:frame>
        <draw:custom-shape draw:style-name="gr264" draw:text-style-name="P1" xml:id="id68" draw:id="id68" draw:layer="layout" svg:width="5.999cm" svg:height="5.002cm" svg:x="163.2cm" svg:y="123.4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0" draw:text-style-name="P2" draw:layer="layout" svg:x1="163.2cm" svg:y1="124.998cm" svg:x2="169.2cm" svg:y2="124.998cm">
          <text:p/>
        </draw:line>
        <draw:line draw:style-name="gr40" draw:text-style-name="P2" draw:layer="layout" svg:x1="163.2cm" svg:y1="126.898cm" svg:x2="169.2cm" svg:y2="126.898cm">
          <text:p/>
        </draw:line>
        <draw:frame draw:style-name="gr41" draw:text-style-name="P3" draw:layer="layout" svg:width="5.999cm" svg:height="0.811cm" svg:x="163.201cm" svg:y="123.499cm">
          <draw:text-box>
            <text:p><text:span text:style-name="T1">cReporteFinEvento</text:span></text:p>
          </draw:text-box>
        </draw:frame>
        <draw:frame draw:style-name="gr42" draw:text-style-name="P3" draw:layer="layout" svg:width="5.999cm" svg:height="2.35cm" svg:x="163.201cm" svg:y="125cm">
          <draw:text-box>
            <text:p><text:span text:style-name="T1">+calificacion</text:span></text:p>
            <text:p><text:span text:style-name="T1">+idUsuario</text:span></text:p>
            <text:p><text:span text:style-name="T1">+idEvento</text:span></text:p>
          </draw:text-box>
        </draw:frame>
        <draw:frame draw:style-name="gr265" draw:text-style-name="P6" draw:layer="layout" svg:width="5.999cm" svg:height="1.602cm" svg:x="163.201cm" svg:y="126.898cm">
          <draw:text-box>
            <text:p text:style-name="P4"><text:span text:style-name="T4">+calificacionEvento( )</text:span></text:p>
            <text:p text:style-name="P4"><text:span text:style-name="T4">+calificacionUsuario( )</text:span></text:p>
            <text:p><text:span text:style-name="T1"/></text:p>
          </draw:text-box>
        </draw:frame>
        <draw:custom-shape draw:style-name="gr266" draw:text-style-name="P1" xml:id="id71" draw:id="id71" draw:layer="layout" svg:width="5.999cm" svg:height="7cm" svg:x="163.2cm" svg:y="136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0" draw:text-style-name="P2" draw:layer="layout" svg:x1="163.2cm" svg:y1="138.3cm" svg:x2="169.2cm" svg:y2="138.3cm">
          <text:p/>
        </draw:line>
        <draw:line draw:style-name="gr40" draw:text-style-name="P2" draw:layer="layout" svg:x1="163.2cm" svg:y1="141.6cm" svg:x2="169.2cm" svg:y2="141.6cm">
          <text:p/>
        </draw:line>
        <draw:frame draw:style-name="gr41" draw:text-style-name="P3" draw:layer="layout" svg:width="5.999cm" svg:height="0.811cm" svg:x="163.201cm" svg:y="136.801cm">
          <draw:text-box>
            <text:p><text:span text:style-name="T1">cReporteEvento</text:span></text:p>
          </draw:text-box>
        </draw:frame>
        <draw:frame draw:style-name="gr42" draw:text-style-name="P3" draw:layer="layout" svg:width="5.999cm" svg:height="2.35cm" svg:x="163.201cm" svg:y="138.302cm">
          <draw:text-box>
            <text:p><text:span text:style-name="T1">+idCreador</text:span></text:p>
            <text:p><text:span text:style-name="T1">+idEvento</text:span></text:p>
          </draw:text-box>
        </draw:frame>
        <draw:frame draw:style-name="gr267" draw:text-style-name="P6" draw:layer="layout" svg:width="5.999cm" svg:height="1.7cm" svg:x="163.201cm" svg:y="141.6cm">
          <draw:text-box>
            <text:p text:style-name="P4"><text:span text:style-name="T4">+eventoFalso( )</text:span></text:p>
            <text:p text:style-name="P4"><text:span text:style-name="T4">+calificacionEvento( )</text:span></text:p>
            <text:p><text:span text:style-name="T1"/></text:p>
          </draw:text-box>
        </draw:frame>
        <draw:custom-shape draw:style-name="gr268" draw:text-style-name="P1" xml:id="id72" draw:id="id72" draw:layer="layout" svg:width="5.999cm" svg:height="5.902cm" svg:x="163.2cm" svg:y="144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0" draw:text-style-name="P2" draw:layer="layout" svg:x1="163.2cm" svg:y1="146.198cm" svg:x2="169.2cm" svg:y2="146.198cm">
          <text:p/>
        </draw:line>
        <draw:line draw:style-name="gr40" draw:text-style-name="P2" draw:layer="layout" svg:x1="163.2cm" svg:y1="149.498cm" svg:x2="169.2cm" svg:y2="149.498cm">
          <text:p/>
        </draw:line>
        <draw:frame draw:style-name="gr41" draw:text-style-name="P3" draw:layer="layout" svg:width="5.999cm" svg:height="0.811cm" svg:x="163.201cm" svg:y="144.699cm">
          <draw:text-box>
            <text:p><text:span text:style-name="T1">cReporteParticipante</text:span></text:p>
          </draw:text-box>
        </draw:frame>
        <draw:frame draw:style-name="gr42" draw:text-style-name="P3" draw:layer="layout" svg:width="5.999cm" svg:height="2.35cm" svg:x="163.201cm" svg:y="146.2cm">
          <draw:text-box>
            <text:p><text:span text:style-name="T1">+calificacion</text:span></text:p>
            <text:p><text:span text:style-name="T1">+idParticipante</text:span></text:p>
            <text:p><text:span text:style-name="T1">+idEvento</text:span></text:p>
          </draw:text-box>
        </draw:frame>
        <draw:frame draw:style-name="gr269" draw:text-style-name="P6" draw:layer="layout" svg:width="5.999cm" svg:height="1.115cm" svg:x="163.201cm" svg:y="149.498cm">
          <draw:text-box>
            <text:p text:style-name="P4"><text:span text:style-name="T4">+comportamientoUsuario( )</text:span></text:p>
            <text:p text:style-name="P4"><text:span text:style-name="T4">+expulsarParticipante( )</text:span></text:p>
          </draw:text-box>
        </draw:frame>
        <draw:connector draw:style-name="gr124" draw:text-style-name="P24" draw:layer="layout" draw:type="line" svg:x1="142.097cm" svg:y1="136.524cm" svg:x2="163.2cm" svg:y2="125.999cm" draw:start-shape="id12" draw:start-glue-point="1" draw:end-shape="id68" svg:d="M142097 136524l21103-10525" svg:viewBox="0 0 21104 10526">
          <text:p/>
        </draw:connector>
        <draw:connector draw:style-name="gr124" draw:text-style-name="P24" draw:layer="layout" draw:type="line" svg:x1="142.097cm" svg:y1="136.524cm" svg:x2="163.2cm" svg:y2="132.299cm" draw:start-shape="id12" draw:start-glue-point="1" draw:end-shape="id70" draw:end-glue-point="3" svg:d="M142097 136524l21103-4225" svg:viewBox="0 0 21104 4226">
          <text:p/>
        </draw:connector>
        <draw:connector draw:style-name="gr124" draw:text-style-name="P24" draw:layer="layout" draw:type="line" svg:x1="142.097cm" svg:y1="136.524cm" svg:x2="163.2cm" svg:y2="140.3cm" draw:start-shape="id12" draw:start-glue-point="1" draw:end-shape="id71" draw:end-glue-point="3" svg:d="M142097 136524l21103 3776" svg:viewBox="0 0 21104 3777">
          <text:p/>
        </draw:connector>
        <draw:connector draw:style-name="gr124" draw:text-style-name="P24" draw:layer="layout" draw:type="line" svg:x1="142.097cm" svg:y1="136.524cm" svg:x2="163.2cm" svg:y2="147.649cm" draw:start-shape="id12" draw:start-glue-point="1" draw:end-shape="id72" draw:end-glue-point="3" svg:d="M142097 136524l21103 11125" svg:viewBox="0 0 21104 11126">
          <text:p/>
        </draw:connector>
        <draw:custom-shape draw:style-name="gr262" draw:text-style-name="P1" xml:id="id73" draw:id="id73" draw:layer="layout" svg:width="5.999cm" svg:height="6.202cm" svg:x="211.8cm" svg:y="129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0" draw:text-style-name="P2" draw:layer="layout" svg:x1="211.8cm" svg:y1="130.8cm" svg:x2="217.8cm" svg:y2="130.8cm">
          <text:p/>
        </draw:line>
        <draw:line draw:style-name="gr40" draw:text-style-name="P2" draw:layer="layout" svg:x1="211.8cm" svg:y1="134.1cm" svg:x2="217.8cm" svg:y2="134.1cm">
          <text:p/>
        </draw:line>
        <draw:frame draw:style-name="gr41" draw:text-style-name="P3" draw:layer="layout" svg:width="5.999cm" svg:height="0.811cm" svg:x="211.801cm" svg:y="129.301cm">
          <draw:text-box>
            <text:p><text:span text:style-name="T1">mReporteInasistencia</text:span></text:p>
          </draw:text-box>
        </draw:frame>
        <draw:frame draw:style-name="gr42" draw:text-style-name="P3" draw:layer="layout" svg:width="5.999cm" svg:height="2.35cm" svg:x="211.801cm" svg:y="130.802cm">
          <draw:text-box>
            <text:p><text:span text:style-name="T1">+idUsuario</text:span></text:p>
          </draw:text-box>
        </draw:frame>
        <draw:frame draw:style-name="gr263" draw:text-style-name="P6" draw:layer="layout" svg:width="5.999cm" svg:height="1.402cm" svg:x="211.801cm" svg:y="134.1cm">
          <draw:text-box>
            <text:p text:style-name="P4"><text:span text:style-name="T4">+enviarInasistencia( )</text:span></text:p>
            <text:p><text:span text:style-name="T1"/></text:p>
          </draw:text-box>
        </draw:frame>
        <draw:custom-shape draw:style-name="gr270" draw:text-style-name="P1" xml:id="id69" draw:id="id69" draw:layer="layout" svg:width="6.453cm" svg:height="5.002cm" svg:x="211.608cm" svg:y="12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0" draw:text-style-name="P2" draw:layer="layout" svg:x1="211.608cm" svg:y1="125.1cm" svg:x2="218.063cm" svg:y2="125.1cm">
          <text:p/>
        </draw:line>
        <draw:line draw:style-name="gr40" draw:text-style-name="P2" draw:layer="layout" svg:x1="211.608cm" svg:y1="127cm" svg:x2="218.063cm" svg:y2="127cm">
          <text:p/>
        </draw:line>
        <draw:frame draw:style-name="gr41" draw:text-style-name="P3" draw:layer="layout" svg:width="6.453cm" svg:height="0.811cm" svg:x="211.609cm" svg:y="123.601cm">
          <draw:text-box>
            <text:p><text:span text:style-name="T1">mReporteFinEvento</text:span></text:p>
          </draw:text-box>
        </draw:frame>
        <draw:frame draw:style-name="gr271" draw:text-style-name="P3" draw:layer="layout" svg:width="6.453cm" svg:height="1.498cm" svg:x="211.509cm" svg:y="125.102cm">
          <draw:text-box>
            <text:p><text:span text:style-name="T1">+calificacion</text:span></text:p>
            <text:p><text:span text:style-name="T1">+idUsuario</text:span></text:p>
          </draw:text-box>
        </draw:frame>
        <draw:frame draw:style-name="gr272" draw:text-style-name="P6" draw:layer="layout" svg:width="7.1cm" svg:height="1.979cm" svg:x="211.5cm" svg:y="127cm">
          <draw:text-box>
            <text:p text:style-name="P4"><text:span text:style-name="T4">+enviarCalificacionEvento( )</text:span></text:p>
            <text:p text:style-name="P4"><text:span text:style-name="T4">+enviarCalificacionParticipante( <text:s/>)</text:span></text:p>
            <text:p><text:span text:style-name="T1"/></text:p>
          </draw:text-box>
        </draw:frame>
        <draw:custom-shape draw:style-name="gr266" draw:text-style-name="P1" xml:id="id74" draw:id="id74" draw:layer="layout" svg:width="5.999cm" svg:height="7cm" svg:x="211.8cm" svg:y="136.5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0" draw:text-style-name="P2" draw:layer="layout" svg:x1="211.8cm" svg:y1="138.002cm" svg:x2="217.8cm" svg:y2="138.002cm">
          <text:p/>
        </draw:line>
        <draw:line draw:style-name="gr40" draw:text-style-name="P2" draw:layer="layout" svg:x1="211.8cm" svg:y1="141.302cm" svg:x2="217.8cm" svg:y2="141.302cm">
          <text:p/>
        </draw:line>
        <draw:frame draw:style-name="gr41" draw:text-style-name="P3" draw:layer="layout" svg:width="5.999cm" svg:height="0.811cm" svg:x="211.801cm" svg:y="136.503cm">
          <draw:text-box>
            <text:p><text:span text:style-name="T1">mReporteEvento</text:span></text:p>
          </draw:text-box>
        </draw:frame>
        <draw:frame draw:style-name="gr42" draw:text-style-name="P3" draw:layer="layout" svg:width="5.999cm" svg:height="2.35cm" svg:x="211.801cm" svg:y="138.004cm">
          <draw:text-box>
            <text:p><text:span text:style-name="T1">+idCreador</text:span></text:p>
            <text:p><text:span text:style-name="T1">+idEvento</text:span></text:p>
          </draw:text-box>
        </draw:frame>
        <draw:frame draw:style-name="gr267" draw:text-style-name="P6" draw:layer="layout" svg:width="5.999cm" svg:height="1.7cm" svg:x="211.801cm" svg:y="141.302cm">
          <draw:text-box>
            <text:p text:style-name="P4"><text:span text:style-name="T4">+enviarReporteEventoFalso( )</text:span></text:p>
            <text:p><text:span text:style-name="T1"/></text:p>
          </draw:text-box>
        </draw:frame>
        <draw:custom-shape draw:style-name="gr273" draw:text-style-name="P1" xml:id="id75" draw:id="id75" draw:layer="layout" svg:width="5.999cm" svg:height="6.8cm" svg:x="211.8cm" svg:y="144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0" draw:text-style-name="P2" draw:layer="layout" svg:x1="211.8cm" svg:y1="145.9cm" svg:x2="217.8cm" svg:y2="145.9cm">
          <text:p/>
        </draw:line>
        <draw:line draw:style-name="gr40" draw:text-style-name="P2" draw:layer="layout" svg:x1="211.8cm" svg:y1="149.2cm" svg:x2="217.8cm" svg:y2="149.2cm">
          <text:p/>
        </draw:line>
        <draw:frame draw:style-name="gr41" draw:text-style-name="P3" draw:layer="layout" svg:width="5.999cm" svg:height="0.811cm" svg:x="211.801cm" svg:y="144.401cm">
          <draw:text-box>
            <text:p><text:span text:style-name="T1">mReporteParticipante</text:span></text:p>
          </draw:text-box>
        </draw:frame>
        <draw:frame draw:style-name="gr42" draw:text-style-name="P3" draw:layer="layout" svg:width="5.999cm" svg:height="2.35cm" svg:x="211.801cm" svg:y="145.902cm">
          <draw:text-box>
            <text:p><text:span text:style-name="T1">+idParticipante</text:span></text:p>
            <text:p><text:span text:style-name="T1">+idEvento</text:span></text:p>
          </draw:text-box>
        </draw:frame>
        <draw:frame draw:style-name="gr199" draw:text-style-name="P6" draw:layer="layout" svg:width="5.999cm" svg:height="1.547cm" svg:x="211.8cm" svg:y="149.2cm">
          <draw:text-box>
            <text:p text:style-name="P4"><text:span text:style-name="T4">+actualizarCantidadMalosComportamientos( )</text:span></text:p>
            <text:p text:style-name="P4"><text:span text:style-name="T4">+actualizarListaExpulsados( )</text:span></text:p>
          </draw:text-box>
        </draw:frame>
        <draw:connector draw:style-name="gr261" draw:text-style-name="P24" draw:layer="layout" draw:type="line" svg:x1="169.199cm" svg:y1="132.299cm" svg:x2="211.8cm" svg:y2="132.401cm" draw:start-shape="id70" draw:end-shape="id73" draw:end-glue-point="3" svg:d="M169199 132299l42601 102" svg:viewBox="0 0 42602 103">
          <text:p/>
        </draw:connector>
        <draw:connector draw:style-name="gr261" draw:text-style-name="P24" draw:layer="layout" draw:type="line" svg:x1="169.199cm" svg:y1="140.3cm" svg:x2="211.8cm" svg:y2="140.002cm" draw:start-shape="id71" draw:start-glue-point="1" draw:end-shape="id74" draw:end-glue-point="3" svg:d="M169199 140300l42601-298" svg:viewBox="0 0 42602 299">
          <text:p/>
        </draw:connector>
        <draw:connector draw:style-name="gr261" draw:text-style-name="P24" draw:layer="layout" draw:type="line" svg:x1="169.199cm" svg:y1="147.649cm" svg:x2="211.8cm" svg:y2="147.8cm" draw:start-shape="id72" draw:start-glue-point="1" draw:end-shape="id75" draw:end-glue-point="3" svg:d="M169199 147649l42601 151" svg:viewBox="0 0 42602 152">
          <text:p/>
        </draw:connector>
        <draw:custom-shape draw:style-name="gr216" draw:text-style-name="P30" draw:layer="layout" svg:width="5.5cm" svg:height="3.5cm" svg:x="220cm" svg:y="142.8cm">
          <text:p text:style-name="P30"><text:span text:style-name="T14">Según la cantidad de reportes</text:span></text:p>
          <text:p text:style-name="P30"><text:span text:style-name="T14">Por mal comportamiento que haya</text:span></text:p>
          <text:p text:style-name="P30"><text:span text:style-name="T14">Recibido el reportado se</text:span></text:p>
          <text:p text:style-name="P30"><text:span text:style-name="T14">Procederá a expulsarlo del evento</text:span></text:p>
          <text:p text:style-name="P30"><text:span text:style-name="T14">O no. Y de paso reducirle su</text:span></text:p>
          <text:p text:style-name="P30"><text:span text:style-name="T14">Calificacion general.</text:span></text:p>
          <draw:enhanced-geometry svg:viewBox="0 0 21600 21600" draw:glue-points="10800 0 0 10800 10800 21600 21600 10800 ?f40 ?f41" draw:text-areas="0 0 21600 21600" draw:type="rectangular-callout" draw:modifiers="-10385.7480458099 42934.7043701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124" draw:text-style-name="P24" draw:layer="layout" draw:type="line" svg:x1="169.199cm" svg:y1="140.3cm" svg:x2="211.608cm" svg:y2="126.101cm" draw:start-shape="id71" draw:start-glue-point="1" draw:end-shape="id69" draw:end-glue-point="3" svg:d="M169199 140300l42409-14199" svg:viewBox="0 0 42410 14200">
          <text:p/>
        </draw:connector>
        <draw:frame draw:style-name="gr274" draw:text-style-name="P31" draw:layer="layout" svg:width="6.784cm" svg:height="1.116cm" svg:x="212.001cm" svg:y="86.084cm">
          <draw:text-box>
            <text:p><text:span text:style-name="T1">+claveEncriptacionEncriptada</text:span></text:p>
            <text:p><text:span text:style-name="T1">+claveEncriptacion</text:span></text:p>
          </draw:text-box>
        </draw:frame>
        <draw:custom-shape draw:style-name="gr275" draw:text-style-name="P1" xml:id="id76" draw:id="id76" draw:layer="layout" svg:width="6.498cm" svg:height="6.307cm" svg:x="212.002cm" svg:y="84.893cm">
          <text:p/>
          <draw:enhanced-geometry svg:viewBox="0 0 21600 21600" draw:type="rectangle" draw:enhanced-path="M 0 0 L 21600 0 21600 21600 0 21600 0 0 Z N"/>
        </draw:custom-shape>
        <draw:line draw:style-name="gr130" draw:text-style-name="P2" draw:layer="layout" svg:x1="212.001cm" svg:y1="85.829cm" svg:x2="218.5cm" svg:y2="85.829cm">
          <text:p/>
        </draw:line>
        <draw:line draw:style-name="gr130" draw:text-style-name="P2" draw:layer="layout" svg:x1="212.001cm" svg:y1="88.732cm" svg:x2="218.5cm" svg:y2="88.732cm">
          <text:p/>
        </draw:line>
        <draw:frame draw:style-name="gr248" draw:text-style-name="P28" draw:layer="layout" svg:width="6.034cm" svg:height="0.759cm" svg:x="212.002cm" svg:y="84.893cm">
          <draw:text-box>
            <text:p text:style-name="P27"><text:span text:style-name="T1">mClaveEncriptacion</text:span></text:p>
          </draw:text-box>
        </draw:frame>
        <draw:frame draw:style-name="gr276" draw:text-style-name="P6" draw:layer="layout" svg:width="6.5cm" svg:height="1.979cm" svg:x="212cm" svg:y="88.732cm">
          <draw:text-box>
            <text:p text:style-name="P4"><text:span text:style-name="T1">+pedirClaveEncriptacion( )</text:span></text:p>
            <text:p text:style-name="P4"><text:span text:style-name="T1">+enviarClaveEcriptacion( )</text:span></text:p>
            <text:p text:style-name="P4"><text:span text:style-name="T1">+pedirClaveEncriptacionAmigo( )</text:span></text:p>
            <text:p text:style-name="P4"><text:span text:style-name="T1">+enviarClaveEcriptacionAmigo( )</text:span></text:p>
          </draw:text-box>
        </draw:frame>
        <draw:connector draw:style-name="gr251" draw:text-style-name="P24" draw:layer="layout" draw:type="line" svg:x1="204.299cm" svg:y1="88cm" svg:x2="212.002cm" svg:y2="88.046cm" draw:start-shape="id23" draw:start-glue-point="1" draw:end-shape="id76" draw:end-glue-point="3" svg:d="M204299 88000l7703 46" svg:viewBox="0 0 7704 47">
          <text:p/>
        </draw:connector>
        <draw:custom-shape draw:style-name="gr277" draw:text-style-name="P30" draw:layer="layout" svg:width="5.5cm" svg:height="2cm" svg:x="220cm" svg:y="84.4cm">
          <text:p text:style-name="P30"><text:span text:style-name="T14">Esta se obtiene de la informacion</text:span></text:p>
          <text:p text:style-name="P30"><text:span text:style-name="T14">En la base de datos del </text:span></text:p>
          <text:p text:style-name="P30"><text:span text:style-name="T14">usuario</text:span></text:p>
          <draw:enhanced-geometry svg:viewBox="0 0 21600 21600" draw:glue-points="10800 0 0 10800 10800 21600 21600 10800 ?f40 ?f41" draw:text-areas="0 0 21600 21600" draw:type="rectangular-callout" draw:modifiers="-9659.33466642429 21945.427286356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8" draw:text-style-name="P30" draw:layer="layout" svg:width="5.5cm" svg:height="4.5cm" svg:x="221cm" svg:y="87.4cm">
          <text:p text:style-name="P30"><text:span text:style-name="T14">Esta se obtiene cuando el usuario</text:span></text:p>
          <text:p text:style-name="P30"><text:span text:style-name="T14">Cambia la contraseña de la cuenta</text:span></text:p>
          <text:p text:style-name="P30"><text:span text:style-name="T14">Y como la clave de encriptacion</text:span></text:p>
          <text:p text:style-name="P30"><text:span text:style-name="T14">Se encripta a si misma empleando</text:span></text:p>
          <text:p text:style-name="P30"><text:span text:style-name="T14">La contraseña de la cuenta, la clave</text:span></text:p>
          <text:p text:style-name="P30"><text:span text:style-name="T14">De encriptacion guardada queda</text:span></text:p>
          <text:p text:style-name="P30"><text:span text:style-name="T14">Inservible. Por lo tanto lo que se</text:span></text:p>
          <text:p text:style-name="P30"><text:span text:style-name="T14">Hace es solicitar una copia de</text:span></text:p>
          <text:p text:style-name="P30"><text:span text:style-name="T14">La clave de cifrado sin cifrado a</text:span></text:p>
          <text:p text:style-name="P30"><text:span text:style-name="T14">El amigo.</text:span></text:p>
          <draw:enhanced-geometry svg:viewBox="0 0 21600 21600" draw:glue-points="10800 0 0 10800 10800 21600 21600 10800 ?f40 ?f41" draw:text-areas="0 0 21600 21600" draw:type="rectangular-callout" draw:modifiers="-21065.9880021814 -2447.456120862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9" draw:text-style-name="P1" xml:id="id78" draw:id="id78" draw:layer="layout" svg:width="5.999cm" svg:height="6.811cm" svg:x="212.2cm" svg:y="33.689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212.199cm" svg:y1="35.189cm" svg:x2="218.199cm" svg:y2="35.189cm">
          <text:p/>
        </draw:line>
        <draw:line draw:style-name="gr6" draw:text-style-name="P2" draw:layer="layout" svg:x1="212.199cm" svg:y1="37.289cm" svg:x2="218.199cm" svg:y2="37.289cm">
          <text:p/>
        </draw:line>
        <draw:frame draw:style-name="gr7" draw:text-style-name="P28" draw:layer="layout" svg:width="5.999cm" svg:height="0.811cm" svg:x="212.201cm" svg:y="33.69cm">
          <draw:text-box>
            <text:p text:style-name="P27"><text:span text:style-name="T1">mCrearCuenta</text:span></text:p>
          </draw:text-box>
        </draw:frame>
        <draw:frame draw:style-name="gr280" draw:text-style-name="P3" draw:layer="layout" svg:width="5.999cm" svg:height="3.275cm" svg:x="212.201cm" svg:y="37.29cm">
          <draw:text-box>
            <text:p><text:span text:style-name="T1">+comprobarCorreoRepetido( )</text:span></text:p>
            <text:p><text:span text:style-name="T1">+comprobarNickRepetido( )</text:span></text:p>
            <text:p><text:span text:style-name="T1"/></text:p>
            <text:p text:style-name="P4"><text:span text:style-name="T1">+enviarInfoCuenta( )</text:span></text:p>
            <text:p text:style-name="P4"><text:span text:style-name="T1"/></text:p>
          </draw:text-box>
        </draw:frame>
        <draw:frame draw:style-name="gr281" draw:text-style-name="P29" draw:layer="layout" svg:width="5.999cm" svg:height="2.411cm" svg:x="212.201cm" svg:y="35.19cm">
          <draw:text-box>
            <text:p text:style-name="P4"><text:span text:style-name="T1">+nick</text:span></text:p>
            <text:p text:style-name="P4"><text:span text:style-name="T1">+contraseña</text:span></text:p>
            <text:p text:style-name="P4"><text:span text:style-name="T1">+correo</text:span></text:p>
            <text:p text:style-name="P4"><text:span text:style-name="T1">+idFotoPerfil</text:span></text:p>
            <text:p text:style-name="P4"><text:span text:style-name="T1"/></text:p>
          </draw:text-box>
        </draw:frame>
        <draw:custom-shape draw:style-name="gr282" draw:text-style-name="P1" xml:id="id77" draw:id="id77" draw:layer="layout" svg:width="6.498cm" svg:height="7.1cm" svg:x="227.902cm" svg:y="33.7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227.901cm" svg:y1="34.7cm" svg:x2="234.4cm" svg:y2="34.7cm">
          <text:p/>
        </draw:line>
        <draw:line draw:style-name="gr6" draw:text-style-name="P2" draw:layer="layout" svg:x1="227.901cm" svg:y1="38.3cm" svg:x2="234.4cm" svg:y2="38.3cm">
          <text:p/>
        </draw:line>
        <draw:frame draw:style-name="gr7" draw:text-style-name="P28" draw:layer="layout" svg:width="6.498cm" svg:height="0.811cm" svg:x="227.902cm" svg:y="33.7cm">
          <draw:text-box>
            <text:p text:style-name="P27"><text:span text:style-name="T1">mArchivoInicioSesion</text:span></text:p>
          </draw:text-box>
        </draw:frame>
        <draw:frame draw:style-name="gr283" draw:text-style-name="P6" draw:layer="layout" svg:width="6.5cm" svg:height="1.3cm" svg:x="227.9cm" svg:y="38.3cm">
          <draw:text-box>
            <text:p text:style-name="P4"><text:span text:style-name="T1">+guardarDatosInicioSesion( )</text:span></text:p>
          </draw:text-box>
        </draw:frame>
        <draw:frame draw:style-name="gr284" draw:text-style-name="P29" draw:layer="layout" svg:width="6.498cm" svg:height="2.756cm" svg:x="227.802cm" svg:y="34.7cm">
          <draw:text-box>
            <text:p text:style-name="P4"><text:span text:style-name="T1">+nick</text:span></text:p>
            <text:p text:style-name="P4"><text:span text:style-name="T1">+contraseña</text:span></text:p>
            <text:p text:style-name="P4"><text:span text:style-name="T1">+correo</text:span></text:p>
            <text:p text:style-name="P4"><text:span text:style-name="T1">+idUsuario</text:span></text:p>
            <text:p text:style-name="P4"><text:span text:style-name="T1">+idFotoPerfil</text:span></text:p>
          </draw:text-box>
        </draw:frame>
        <draw:connector draw:style-name="gr285" draw:text-style-name="P24" draw:layer="layout" draw:type="line" svg:x1="227.902cm" svg:y1="37.25cm" svg:x2="218.199cm" svg:y2="37.094cm" draw:start-shape="id77" draw:start-glue-point="3" draw:end-shape="id78" svg:d="M227902 37250l-9703-156" svg:viewBox="0 0 9704 157">
          <text:p/>
        </draw:connector>
        <draw:custom-shape draw:style-name="gr232" draw:text-style-name="P1" xml:id="id79" draw:id="id79" draw:layer="layout" svg:width="6.998cm" svg:height="7.056cm" svg:x="229.102cm" svg:y="241.341cm">
          <text:p/>
          <draw:enhanced-geometry svg:viewBox="0 0 21600 21600" draw:type="rectangle" draw:enhanced-path="M 0 0 L 21600 0 21600 21600 0 21600 0 0 Z N"/>
        </draw:custom-shape>
        <draw:line draw:style-name="gr27" draw:text-style-name="P2" draw:layer="layout" svg:x1="229.101cm" svg:y1="242.341cm" svg:x2="236.1cm" svg:y2="242.341cm">
          <text:p/>
        </draw:line>
        <draw:line draw:style-name="gr27" draw:text-style-name="P2" draw:layer="layout" svg:x1="229.101cm" svg:y1="245.441cm" svg:x2="236.1cm" svg:y2="245.441cm">
          <text:p/>
        </draw:line>
        <draw:frame draw:style-name="gr28" draw:text-style-name="P28" draw:layer="layout" svg:width="6.498cm" svg:height="0.811cm" svg:x="229.102cm" svg:y="241.341cm">
          <draw:text-box>
            <text:p text:style-name="P27"><text:span text:style-name="T1">mArchivoChatEventos</text:span></text:p>
          </draw:text-box>
        </draw:frame>
        <draw:frame draw:style-name="gr286" draw:text-style-name="P6" draw:layer="layout" svg:width="7cm" svg:height="2.956cm" svg:x="229.1cm" svg:y="245.441cm">
          <draw:text-box>
            <text:p text:style-name="P4"><text:span text:style-name="T1">+guardarListaParticipantes( )</text:span></text:p>
            <text:p text:style-name="P4"><text:span text:style-name="T1">+leerListaParticipantes( )</text:span></text:p>
          </draw:text-box>
        </draw:frame>
        <draw:connector draw:style-name="gr234" draw:text-style-name="P24" draw:layer="layout" draw:type="line" svg:x1="229.102cm" svg:y1="244.869cm" svg:x2="218.6cm" svg:y2="244.893cm" draw:start-shape="id79" draw:start-glue-point="3" draw:end-shape="id57" draw:end-glue-point="1" svg:d="M229102 244869l-10502 24" svg:viewBox="0 0 10503 25">
          <text:p/>
        </draw:connector>
        <draw:connector draw:style-name="gr287" draw:text-style-name="P24" draw:layer="layout" draw:type="line" svg:x1="161.699cm" svg:y1="33.548cm" svg:x2="212.2cm" svg:y2="37.094cm" draw:start-shape="id20" draw:start-glue-point="1" draw:end-shape="id78" draw:end-glue-point="3" svg:d="M161699 33548l50501 3546" svg:viewBox="0 0 50502 3547">
          <text:p/>
        </draw:connector>
        <draw:connector draw:style-name="gr288" draw:text-style-name="P24" draw:layer="layout" draw:type="line" svg:x1="150.099cm" svg:y1="26.6cm" svg:x2="142.098cm" svg:y2="58.649cm" draw:start-shape="id34" draw:start-glue-point="2" draw:end-shape="id19" draw:end-glue-point="1" svg:d="M150099 26600l-8001 32049" svg:viewBox="0 0 8002 32050">
          <text:p/>
        </draw:connector>
        <draw:custom-shape draw:style-name="gr289" draw:text-style-name="P1" xml:id="id80" draw:id="id80" draw:layer="layout" svg:width="5.999cm" svg:height="6.499cm" svg:x="212.101cm" svg:y="19.901cm">
          <text:p/>
          <draw:enhanced-geometry svg:viewBox="0 0 21600 21600" draw:type="rectangle" draw:enhanced-path="M 0 0 L 21600 0 21600 21600 0 21600 0 0 Z N"/>
        </draw:custom-shape>
        <draw:line draw:style-name="gr138" draw:text-style-name="P2" draw:layer="layout" svg:x1="212.1cm" svg:y1="21.401cm" svg:x2="218.1cm" svg:y2="21.401cm">
          <text:p/>
        </draw:line>
        <draw:line draw:style-name="gr138" draw:text-style-name="P2" draw:layer="layout" svg:x1="212.1cm" svg:y1="23.901cm" svg:x2="218.1cm" svg:y2="23.901cm">
          <text:p/>
        </draw:line>
        <draw:frame draw:style-name="gr139" draw:text-style-name="P28" draw:layer="layout" svg:width="5.999cm" svg:height="0.811cm" svg:x="212.102cm" svg:y="19.902cm">
          <draw:text-box>
            <text:p text:style-name="P27"><text:span text:style-name="T1">mAutenticacion</text:span></text:p>
          </draw:text-box>
        </draw:frame>
        <draw:frame draw:style-name="gr290" draw:text-style-name="P3" draw:layer="layout" svg:width="5.999cm" svg:height="3.11cm" svg:x="212.102cm" svg:y="23.902cm">
          <draw:text-box>
            <text:p><text:span text:style-name="T1">+enviarEmailClaveVerificacion</text:span></text:p>
            <text:p><text:span text:style-name="T1">+generarClaveVerificacion</text:span></text:p>
            <text:p><text:span text:style-name="T1">+enviarClaveVerificacion</text:span></text:p>
            <text:p><text:span text:style-name="T1">+borrarClaveVerificacion</text:span></text:p>
            <text:p text:style-name="P4"><text:span text:style-name="T1"/></text:p>
          </draw:text-box>
        </draw:frame>
        <draw:frame draw:style-name="gr291" draw:text-style-name="P29" draw:layer="layout" svg:width="5.999cm" svg:height="2.411cm" svg:x="212.102cm" svg:y="21.402cm">
          <draw:text-box>
            <text:p text:style-name="P4"><text:span text:style-name="T1">+nick</text:span></text:p>
            <text:p text:style-name="P4"><text:span text:style-name="T1">+contraseña</text:span></text:p>
            <text:p text:style-name="P4"><text:span text:style-name="T1">+correo</text:span></text:p>
            <text:p text:style-name="P4"><text:span text:style-name="T1">+idFotoPerfil</text:span></text:p>
            <text:p text:style-name="P4"><text:span text:style-name="T1"/></text:p>
          </draw:text-box>
        </draw:frame>
        <draw:custom-shape draw:style-name="gr277" draw:text-style-name="P30" draw:layer="layout" svg:width="5.5cm" svg:height="2cm" svg:x="220.9cm" svg:y="23.5cm">
          <text:p text:style-name="P30"><text:span text:style-name="T14">Guardar la clave de verificacion</text:span></text:p>
          <text:p text:style-name="P30"><text:span text:style-name="T14">Temporalmente en la base de</text:span></text:p>
          <text:p text:style-name="P30"><text:span text:style-name="T14">datos</text:span></text:p>
          <draw:enhanced-geometry svg:viewBox="0 0 21600 21600" draw:glue-points="10800 0 0 10800 10800 21600 21600 10800 ?f40 ?f41" draw:text-areas="0 0 21600 21600" draw:type="rectangular-callout" draw:modifiers="-14775.6407925832 16666.86656671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292" draw:text-style-name="P24" draw:layer="layout" draw:type="line" svg:x1="153.099cm" svg:y1="22.778cm" svg:x2="212.101cm" svg:y2="23.15cm" draw:start-shape="id34" draw:start-glue-point="1" draw:end-shape="id80" draw:end-glue-point="3" svg:d="M153099 22778l59002 372" svg:viewBox="0 0 59003 373">
          <text:p/>
        </draw:connector>
        <draw:custom-shape draw:style-name="gr293" draw:text-style-name="P32" xml:id="id81" draw:id="id81" draw:layer="layout" svg:width="5.999cm" svg:height="4.111cm" svg:x="212.101cm" svg:y="11.389cm">
          <text:p/>
          <draw:enhanced-geometry svg:viewBox="0 0 21600 21600" draw:type="rectangle" draw:enhanced-path="M 0 0 L 21600 0 21600 21600 0 21600 0 0 Z N"/>
        </draw:custom-shape>
        <draw:line draw:style-name="gr145" draw:text-style-name="P33" draw:layer="layout" svg:x1="212.1cm" svg:y1="12.889cm" svg:x2="218.1cm" svg:y2="12.889cm">
          <text:p/>
        </draw:line>
        <draw:line draw:style-name="gr145" draw:text-style-name="P33" draw:layer="layout" svg:x1="212.1cm" svg:y1="13.989cm" svg:x2="218.1cm" svg:y2="13.989cm">
          <text:p/>
        </draw:line>
        <draw:frame draw:style-name="gr146" draw:text-style-name="P35" draw:layer="layout" svg:width="5.999cm" svg:height="0.811cm" svg:x="212.102cm" svg:y="11.39cm">
          <draw:text-box>
            <text:p text:style-name="P34"><text:span text:style-name="T1">mRecuperarCuenta</text:span></text:p>
          </draw:text-box>
        </draw:frame>
        <draw:frame draw:style-name="gr294" draw:text-style-name="P37" draw:layer="layout" svg:width="5.999cm" svg:height="1.547cm" svg:x="212.1cm" svg:y="13.99cm">
          <draw:text-box>
            <text:p text:style-name="P36"><text:span text:style-name="T1">+buscarCuenta( )</text:span></text:p>
            <text:p text:style-name="P36"><text:span text:style-name="T1">+actualizarDatosCuenta( )</text:span></text:p>
            <text:p text:style-name="P4"><text:span text:style-name="T1"/></text:p>
          </draw:text-box>
        </draw:frame>
        <draw:frame draw:style-name="gr295" draw:text-style-name="P29" draw:layer="layout" svg:width="5.999cm" svg:height="1.61cm" svg:x="212.102cm" svg:y="12.89cm">
          <draw:text-box>
            <text:p text:style-name="P4"><text:span text:style-name="T1">+contraseña</text:span></text:p>
            <text:p text:style-name="P4"><text:span text:style-name="T1">+correo</text:span></text:p>
            <text:p text:style-name="P4"><text:span text:style-name="T1"/></text:p>
          </draw:text-box>
        </draw:frame>
        <draw:connector draw:style-name="gr296" draw:text-style-name="P24" draw:layer="layout" draw:type="line" svg:x1="140.598cm" svg:y1="13.673cm" svg:x2="212.101cm" svg:y2="13.444cm" draw:start-shape="id28" draw:start-glue-point="1" draw:end-shape="id81" draw:end-glue-point="3" svg:d="M140598 13673l71503-229" svg:viewBox="0 0 71504 230">
          <text:p/>
        </draw:connector>
        <draw:connector draw:style-name="gr225" draw:text-style-name="P24" draw:layer="layout" draw:type="line" svg:x1="227.802cm" svg:y1="59.2cm" svg:x2="218.1cm" svg:y2="13.444cm" draw:start-shape="id52" draw:start-glue-point="3" draw:end-shape="id81" draw:end-glue-point="1" svg:d="M227802 59200l-9702-45756" svg:viewBox="0 0 9703 45757">
          <text:p/>
        </draw:connector>
        <draw:connector draw:style-name="gr297" draw:text-style-name="P24" draw:layer="layout" draw:type="line" svg:x1="152.46cm" svg:y1="75.7cm" svg:x2="150.099cm" svg:y2="26.6cm" draw:start-shape="id82" draw:start-glue-point="0" draw:end-shape="id34" draw:end-glue-point="2" svg:d="M152460 75700l-2361-49100" svg:viewBox="0 0 2362 49101">
          <text:p/>
        </draw:connector>
        <draw:custom-shape draw:style-name="gr298" draw:text-style-name="P2" draw:layer="layout" svg:width="185cm" svg:height="31cm" svg:x="69cm" svg:y="233.5cm">
          <text:p/>
          <draw:enhanced-geometry svg:viewBox="0 0 21600 21600" draw:type="rectangle" draw:enhanced-path="M 0 0 L 21600 0 21600 21600 0 21600 0 0 Z N"/>
        </draw:custom-shape>
        <draw:custom-shape draw:style-name="gr299" draw:text-style-name="P2" draw:layer="layout" svg:width="185cm" svg:height="31cm" svg:x="69cm" svg:y="200.4cm">
          <text:p/>
          <draw:enhanced-geometry svg:viewBox="0 0 21600 21600" draw:type="rectangle" draw:enhanced-path="M 0 0 L 21600 0 21600 21600 0 21600 0 0 Z N"/>
        </draw:custom-shape>
        <draw:custom-shape draw:style-name="gr300" draw:text-style-name="P2" draw:layer="layout" svg:width="111.5cm" svg:height="8.5cm" svg:x="89.5cm" svg:y="166.4cm">
          <text:p/>
          <draw:enhanced-geometry svg:viewBox="0 0 21600 21600" draw:type="rectangle" draw:enhanced-path="M 0 0 L 21600 0 21600 21600 0 21600 0 0 Z N"/>
        </draw:custom-shape>
        <draw:custom-shape draw:style-name="gr301" draw:text-style-name="P2" draw:layer="layout" svg:width="30cm" svg:height="8.5cm" svg:x="114cm" svg:y="154.5cm">
          <text:p/>
          <draw:enhanced-geometry svg:viewBox="0 0 21600 21600" draw:type="rectangle" draw:enhanced-path="M 0 0 L 21600 0 21600 21600 0 21600 0 0 Z N"/>
        </draw:custom-shape>
        <draw:custom-shape draw:style-name="gr302" draw:text-style-name="P2" draw:layer="layout" svg:width="111.5cm" svg:height="28.5cm" svg:x="115cm" svg:y="122.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303" draw:text-style-name="P38" draw:layer="layout" svg:width="122cm" svg:height="11.5cm" svg:x="114.5cm" svg:y="107.3cm">
          <text:p/>
          <draw:enhanced-geometry svg:viewBox="0 0 21600 21600" draw:type="rectangle" draw:enhanced-path="M 0 0 L 21600 0 21600 21600 0 21600 0 0 Z N"/>
        </draw:custom-shape>
        <draw:custom-shape draw:style-name="gr304" draw:text-style-name="P2" draw:layer="layout" svg:width="112.5cm" svg:height="20.9cm" svg:x="114.5cm" svg:y="83.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305" draw:text-style-name="P39" draw:layer="layout" svg:width="112.5cm" svg:height="15.001cm" svg:x="114.5cm" svg:y="66.299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306" draw:text-style-name="P33" draw:layer="layout" svg:width="121cm" svg:height="10cm" svg:x="114.5cm" svg:y="54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307" draw:text-style-name="P2" draw:layer="layout" svg:width="139.5cm" svg:height="17cm" svg:x="96cm" svg:y="2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8" draw:text-style-name="P40" draw:layer="layout" svg:width="121cm" svg:height="8.5cm" svg:x="105.5cm" svg:y="18.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309" draw:text-style-name="P40" draw:layer="layout" svg:width="102cm" svg:height="8.299cm" svg:x="117.5cm" svg:y="9.63cm">
          <text:p/>
          <draw:enhanced-geometry svg:viewBox="0 0 21600 21600" draw:mirror-vertical="true" draw:type="rectangle" draw:enhanced-path="M 0 0 L 21600 0 21600 21600 0 21600 0 0 Z N"/>
        </draw:custom-shape>
        <presentation:notes draw:style-name="dp2">
          <draw:page-thumbnail draw:style-name="gr310" draw:layer="layout" svg:width="18.624cm" svg:height="10.476cm" svg:x="1.482cm" svg:y="2.123cm" draw:page-number="1" presentation:class="page"/>
          <draw:frame presentation:style-name="pr1" draw:text-style-name="P4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custom-shape draw:style-name="gr311" draw:text-style-name="P42" xml:id="id84" draw:id="id84" draw:layer="layout" svg:width="5.999cm" svg:height="7.149cm" svg:x="187.1cm" svg:y="46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87.1cm" svg:y1="47.499cm" svg:x2="193.1cm" svg:y2="47.499cm">
          <text:p/>
        </draw:line>
        <draw:line draw:style-name="gr2" draw:text-style-name="P2" draw:layer="layout" svg:x1="187.1cm" svg:y1="50.8cm" svg:x2="193.1cm" svg:y2="50.8cm">
          <text:p/>
        </draw:line>
        <draw:frame draw:style-name="gr3" draw:text-style-name="P3" draw:layer="layout" svg:width="5.999cm" svg:height="0.811cm" svg:x="187.099cm" svg:y="46cm">
          <draw:text-box>
            <text:p><text:span text:style-name="T1">cUsuario</text:span></text:p>
          </draw:text-box>
        </draw:frame>
        <draw:frame draw:style-name="gr4" draw:text-style-name="P3" draw:layer="layout" svg:width="5.999cm" svg:height="2.35cm" svg:x="187.099cm" svg:y="47.499cm">
          <draw:text-box>
            <text:p><text:span text:style-name="T1">+correo</text:span></text:p>
            <text:p><text:span text:style-name="T1">+contraseña</text:span></text:p>
            <text:p><text:span text:style-name="T1">+nick</text:span></text:p>
            <text:p><text:span text:style-name="T1">+IDFotoPerfil</text:span></text:p>
          </draw:text-box>
        </draw:frame>
        <draw:frame draw:style-name="gr4" draw:text-style-name="P3" draw:layer="layout" svg:width="5.999cm" svg:height="2.35cm" svg:x="187.099cm" svg:y="50.8cm">
          <draw:text-box>
            <text:p><text:span text:style-name="T1">+decidir( )</text:span></text:p>
            <text:p><text:span text:style-name="T1">+pedirVariables( )</text:span></text:p>
            <text:p><text:span text:style-name="T1">+pedirDatos( )</text:span></text:p>
            <text:p><text:span text:style-name="T1">+pedirIDFotoPerfil( )</text:span></text:p>
          </draw:text-box>
        </draw:frame>
        <draw:custom-shape draw:style-name="gr312" draw:text-style-name="P42" xml:id="id102" draw:id="id102" draw:layer="layout" svg:width="5.999cm" svg:height="7.701cm" svg:x="155.7cm" svg:y="29.299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55.7cm" svg:y1="30.798cm" svg:x2="161.7cm" svg:y2="30.798cm">
          <text:p/>
        </draw:line>
        <draw:line draw:style-name="gr6" draw:text-style-name="P2" draw:layer="layout" svg:x1="155.7cm" svg:y1="34.098cm" svg:x2="161.7cm" svg:y2="34.098cm">
          <text:p/>
        </draw:line>
        <draw:frame draw:style-name="gr7" draw:text-style-name="P3" draw:layer="layout" svg:width="5.999cm" svg:height="0.811cm" svg:x="155.699cm" svg:y="29.3cm">
          <draw:text-box>
            <text:p text:style-name="P4"><text:span text:style-name="T4">cCuenta</text:span><text:span text:style-name="T1">Crear</text:span></text:p>
          </draw:text-box>
        </draw:frame>
        <draw:frame draw:style-name="gr8" draw:text-style-name="P3" draw:layer="layout" svg:width="5.999cm" svg:height="1.979cm" svg:x="155.699cm" svg:y="30.799cm">
          <draw:text-box>
            <text:p><text:span text:style-name="T1">+nick</text:span></text:p>
            <text:p><text:span text:style-name="T1">+contraseña</text:span></text:p>
            <text:p><text:span text:style-name="T1">+correo</text:span></text:p>
            <text:p><text:span text:style-name="T1">+IDFotoPerfil</text:span></text:p>
          </draw:text-box>
        </draw:frame>
        <draw:frame draw:style-name="gr313" draw:text-style-name="P6" draw:layer="layout" svg:width="5.999cm" svg:height="2.411cm" svg:x="155.699cm" svg:y="34.099cm">
          <draw:text-box>
            <text:p text:style-name="P4"><text:span text:style-name="T1">+crearCuenta( )</text:span></text:p>
            <text:p><text:span text:style-name="T1">+crearCorreo( )</text:span></text:p>
            <text:p><text:span text:style-name="T1">+crearContraseña( )</text:span></text:p>
            <text:p><text:span text:style-name="T1">+crearNick( )</text:span></text:p>
            <text:p text:style-name="P4"><text:span text:style-name="T1">+seleccionarFotoPerfil( )</text:span></text:p>
          </draw:text-box>
        </draw:frame>
        <draw:custom-shape draw:style-name="gr314" draw:text-style-name="P42" xml:id="id126" draw:id="id126" draw:layer="layout" svg:width="8.999cm" svg:height="8.499cm" svg:x="177.499cm" svg:y="180.69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77.499cm" svg:y1="182.199cm" svg:x2="186.499cm" svg:y2="182.199cm">
          <text:p/>
        </draw:line>
        <draw:line draw:style-name="gr2" draw:text-style-name="P2" draw:layer="layout" svg:x1="177.499cm" svg:y1="184.799cm" svg:x2="186.499cm" svg:y2="184.799cm">
          <text:p/>
        </draw:line>
        <draw:frame draw:style-name="gr3" draw:text-style-name="P3" xml:id="id83" draw:id="id83" draw:layer="layout" svg:width="8.999cm" svg:height="0.811cm" svg:x="177.499cm" svg:y="180.699cm">
          <draw:text-box>
            <text:p><text:span text:style-name="T1">cValidacion</text:span></text:p>
          </draw:text-box>
        </draw:frame>
        <draw:frame draw:style-name="gr11" draw:text-style-name="P3" draw:layer="layout" svg:width="8.999cm" svg:height="1.547cm" svg:x="177.499cm" svg:y="182.2cm">
          <draw:text-box>
            <text:p><text:span text:style-name="T1">+texto</text:span></text:p>
            <text:p><text:span text:style-name="T1">+tipoTexto // 0 para texto normal, 1 para cadena de caracteres sin simbolos especiales</text:span></text:p>
          </draw:text-box>
        </draw:frame>
        <draw:frame draw:style-name="gr315" draw:text-style-name="P3" draw:layer="layout" svg:width="8.999cm" svg:height="4.139cm" svg:x="177.499cm" svg:y="184.8cm">
          <draw:text-box>
            <text:p><text:span text:style-name="T1">+validarTexto( )</text:span></text:p>
            <text:p><text:span text:style-name="T1"/></text:p>
            <text:p><text:span text:style-name="T1">+validarCorreo( )</text:span></text:p>
            <text:p><text:span text:style-name="T1"/></text:p>
            <text:p><text:span text:style-name="T1">+busquedaGeneralPalabrasNoPermitidas( )</text:span></text:p>
            <text:p><text:span text:style-name="T1">+buscarLetraEnTexto( )</text:span></text:p>
            <text:p><text:span text:style-name="T1">+buscarCaracteresAOmitir( )</text:span></text:p>
            <text:p><text:span text:style-name="T1">+directorioInteligente( )</text:span></text:p>
            <text:p><text:span text:style-name="T1">+buscarLetraPalabra( )</text:span></text:p>
          </draw:text-box>
        </draw:frame>
        <draw:custom-shape draw:style-name="gr316" draw:text-style-name="P42" xml:id="id101" draw:id="id101" draw:layer="layout" svg:width="5.999cm" svg:height="8.499cm" svg:x="136.099cm" svg:y="54.4cm">
          <text:p/>
          <draw:enhanced-geometry svg:viewBox="0 0 21600 21600" draw:type="rectangle" draw:enhanced-path="M 0 0 L 21600 0 21600 21600 0 21600 0 0 Z N"/>
        </draw:custom-shape>
        <draw:line draw:style-name="gr14" draw:text-style-name="P2" draw:layer="layout" svg:x1="136.099cm" svg:y1="55.899cm" svg:x2="142.099cm" svg:y2="55.899cm">
          <text:p/>
        </draw:line>
        <draw:line draw:style-name="gr14" draw:text-style-name="P2" draw:layer="layout" svg:x1="136.099cm" svg:y1="59.199cm" svg:x2="142.099cm" svg:y2="59.199cm">
          <text:p/>
        </draw:line>
        <draw:frame draw:style-name="gr15" draw:text-style-name="P3" xml:id="id110" draw:id="id110" draw:layer="layout" svg:width="5.999cm" svg:height="0.811cm" svg:x="136.099cm" svg:y="54.399cm">
          <draw:text-box>
            <text:p><text:span text:style-name="T1">cInicioSesion</text:span></text:p>
          </draw:text-box>
        </draw:frame>
        <draw:frame draw:style-name="gr16" draw:text-style-name="P3" draw:layer="layout" svg:width="5.999cm" svg:height="3.376cm" svg:x="136.099cm" svg:y="59.199cm">
          <draw:text-box>
            <text:p><text:span text:style-name="T1">+buscarCuenta( )</text:span></text:p>
          </draw:text-box>
        </draw:frame>
        <draw:custom-shape draw:style-name="gr17" draw:text-style-name="P1" xml:id="id92" draw:id="id92" draw:layer="layout" svg:width="5.999cm" svg:height="7.2cm" svg:x="168.536cm" svg:y="200.4cm">
          <text:p/>
          <draw:enhanced-geometry svg:viewBox="0 0 21600 21600" draw:type="rectangle" draw:enhanced-path="M 0 0 L 21600 0 21600 21600 0 21600 0 0 Z N"/>
        </draw:custom-shape>
        <draw:line draw:style-name="gr18" draw:text-style-name="P2" draw:layer="layout" svg:x1="168.536cm" svg:y1="201.9cm" svg:x2="174.536cm" svg:y2="201.9cm">
          <text:p/>
        </draw:line>
        <draw:line draw:style-name="gr18" draw:text-style-name="P2" draw:layer="layout" svg:x1="168.536cm" svg:y1="205.2cm" svg:x2="174.536cm" svg:y2="205.2cm">
          <text:p/>
        </draw:line>
        <draw:frame draw:style-name="gr19" draw:text-style-name="P3" draw:layer="layout" svg:width="5.999cm" svg:height="0.811cm" svg:x="168.536cm" svg:y="200.4cm">
          <draw:text-box>
            <text:p><text:span text:style-name="T1">cChatTienda</text:span></text:p>
          </draw:text-box>
        </draw:frame>
        <draw:frame draw:style-name="gr20" draw:text-style-name="P3" draw:layer="layout" svg:width="5.999cm" svg:height="2.35cm" svg:x="168.536cm" svg:y="201.9cm">
          <draw:text-box>
            <text:p><text:span text:style-name="T1">+idUsuario</text:span></text:p>
            <text:p><text:span text:style-name="T1">+nick</text:span></text:p>
            <text:p><text:span text:style-name="T1">+mensaje</text:span></text:p>
            <text:p><text:span text:style-name="T1">+fechaMensaje</text:span></text:p>
          </draw:text-box>
        </draw:frame>
        <draw:frame draw:style-name="gr21" draw:text-style-name="P3" draw:layer="layout" svg:width="5.999cm" svg:height="1.979cm" svg:x="168.536cm" svg:y="205.2cm">
          <draw:text-box>
            <text:p><text:span text:style-name="T1">+recibirMensaje( )</text:span></text:p>
            <text:p><text:span text:style-name="T1">+mostrarMensajes( )</text:span></text:p>
            <text:p><text:span text:style-name="T1">+enviarMensaje( )</text:span></text:p>
            <text:p><text:span text:style-name="T1">+responderMensaje( )</text:span></text:p>
          </draw:text-box>
        </draw:frame>
        <draw:custom-shape draw:style-name="gr317" draw:text-style-name="P1" xml:id="id124" draw:id="id124" draw:layer="layout" svg:width="5.999cm" svg:height="6.815cm" svg:x="191.8cm" svg:y="167.201cm">
          <text:p/>
          <draw:enhanced-geometry svg:viewBox="0 0 21600 21600" draw:type="rectangle" draw:enhanced-path="M 0 0 L 21600 0 21600 21600 0 21600 0 0 Z N"/>
        </draw:custom-shape>
        <draw:line draw:style-name="gr23" draw:text-style-name="P2" draw:layer="layout" svg:x1="191.8cm" svg:y1="168.701cm" svg:x2="197.8cm" svg:y2="168.701cm">
          <text:p/>
        </draw:line>
        <draw:line draw:style-name="gr23" draw:text-style-name="P2" draw:layer="layout" svg:x1="191.8cm" svg:y1="172.001cm" svg:x2="197.8cm" svg:y2="172.001cm">
          <text:p/>
        </draw:line>
        <draw:frame draw:style-name="gr24" draw:text-style-name="P3" draw:layer="layout" svg:width="5.999cm" svg:height="0.811cm" svg:x="191.799cm" svg:y="167.201cm">
          <draw:text-box>
            <text:p><text:span text:style-name="T1">cUbicacion</text:span></text:p>
          </draw:text-box>
        </draw:frame>
        <draw:frame draw:style-name="gr24" draw:text-style-name="P3" draw:layer="layout" svg:width="5.999cm" svg:height="0.811cm" svg:x="191.799cm" svg:y="168.701cm">
          <draw:text-box>
            <text:p><text:span text:style-name="T1">+ubicacion</text:span></text:p>
          </draw:text-box>
        </draw:frame>
        <draw:frame draw:style-name="gr195" draw:text-style-name="P3" draw:layer="layout" svg:width="5.999cm" svg:height="1.547cm" svg:x="191.801cm" svg:y="172.037cm">
          <draw:text-box>
            <text:p><text:span text:style-name="T1">+generarUbicacionGPS( )</text:span></text:p>
            <text:p><text:span text:style-name="T1">+generarUbicacionSeleccion( )</text:span></text:p>
            <text:p><text:span text:style-name="T1"/></text:p>
          </draw:text-box>
        </draw:frame>
        <draw:custom-shape draw:style-name="gr318" draw:text-style-name="P42" xml:id="id86" draw:id="id86" draw:layer="layout" svg:width="5.999cm" svg:height="9.101cm" svg:x="167.799cm" svg:y="246.899cm">
          <text:p/>
          <draw:enhanced-geometry svg:viewBox="0 0 21600 21600" draw:type="rectangle" draw:enhanced-path="M 0 0 L 21600 0 21600 21600 0 21600 0 0 Z N"/>
        </draw:custom-shape>
        <draw:line draw:style-name="gr27" draw:text-style-name="P2" draw:layer="layout" svg:x1="167.799cm" svg:y1="248.398cm" svg:x2="173.799cm" svg:y2="248.398cm">
          <text:p/>
        </draw:line>
        <draw:line draw:style-name="gr27" draw:text-style-name="P2" draw:layer="layout" svg:x1="167.799cm" svg:y1="251.698cm" svg:x2="173.799cm" svg:y2="251.698cm">
          <text:p/>
        </draw:line>
        <draw:frame draw:style-name="gr28" draw:text-style-name="P3" draw:layer="layout" svg:width="5.999cm" svg:height="0.811cm" svg:x="167.799cm" svg:y="246.898cm">
          <draw:text-box>
            <text:p><text:span text:style-name="T4">c</text:span><text:span text:style-name="T1">EventoCrear</text:span></text:p>
          </draw:text-box>
        </draw:frame>
        <draw:frame draw:style-name="gr29" draw:text-style-name="P3" draw:layer="layout" svg:width="5.999cm" svg:height="3.889cm" svg:x="167.799cm" svg:y="248.398cm">
          <draw:text-box>
            <text:p><text:span text:style-name="T1">+idCreador</text:span></text:p>
            <text:p><text:span text:style-name="T1">+ubicacion</text:span></text:p>
            <text:p><text:span text:style-name="T1">+horaInicio</text:span></text:p>
            <text:p><text:span text:style-name="T1">+tipoEvento</text:span></text:p>
            <text:p><text:span text:style-name="T1">+numeroJugadores</text:span></text:p>
            <text:p><text:span text:style-name="T1">+descripcionEvento</text:span></text:p>
            <text:p><text:span text:style-name="T1">+salaChat</text:span></text:p>
          </draw:text-box>
        </draw:frame>
        <draw:frame draw:style-name="gr319" draw:text-style-name="P3" draw:layer="layout" svg:width="5.999cm" svg:height="4.571cm" svg:x="167.799cm" svg:y="251.698cm">
          <draw:text-box>
            <text:p><text:span text:style-name="T1">+pedirIDCreador( )</text:span></text:p>
            <text:p><text:span text:style-name="T1">+pedirTamanoEvento</text:span><text:span text:style-name="T15">( )</text:span></text:p>
            <text:p text:style-name="P4"><text:span text:style-name="T1">+pedirTipo( )</text:span></text:p>
            <text:p text:style-name="P4"><text:span text:style-name="T1">+</text:span><text:span text:style-name="T15">pedirTamanoEspecifico( )</text:span></text:p>
            <text:p><text:span text:style-name="T1">+pedirUbicacion( )</text:span></text:p>
            <text:p text:style-name="P4"><text:span text:style-name="T1">+pedirHora( )</text:span></text:p>
            <text:p><text:span text:style-name="T1">+pedirDescripcion( )</text:span></text:p>
            <text:p><text:span text:style-name="T1">+pedirConfirmacionChat( )</text:span></text:p>
            <text:p><text:span text:style-name="T1">+crearEvento( )</text:span></text:p>
            <text:p><text:span text:style-name="T1"/></text:p>
          </draw:text-box>
        </draw:frame>
        <draw:custom-shape draw:style-name="gr31" draw:text-style-name="P5" draw:layer="layout" svg:width="2.199cm" svg:height="0.7cm" svg:x="170.7cm" svg:y="249.397cm">
          <text:p text:style-name="P5"><text:span text:style-name="T3">*Datetime*</text:span></text:p>
          <draw:enhanced-geometry svg:viewBox="0 0 21600 21600" draw:text-areas="800 800 20800 20800" draw:type="round-rectangular-callout" draw:modifiers="-6519.27272727273 8381.16975748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5" draw:layer="layout" svg:width="2.393cm" svg:height="0.698cm" svg:x="171.006cm" svg:y="251.099cm">
          <text:p text:style-name="P5"><text:span text:style-name="T3">*Booleano*</text:span></text:p>
          <draw:enhanced-geometry svg:viewBox="0 0 21600 21600" draw:text-areas="800 800 20800 20800" draw:type="round-rectangular-callout" draw:modifiers="-8968.42105263158 6952.789699570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5" draw:layer="layout" svg:width="3.001cm" svg:height="1cm" svg:x="194.307cm" svg:y="169.602cm">
          <text:p text:style-name="P5"><text:span text:style-name="T3">Coordenadas latitud y</text:span></text:p>
          <text:p text:style-name="P5"><text:span text:style-name="T3">longitud?</text:span></text:p>
          <draw:enhanced-geometry svg:viewBox="0 0 21600 21600" draw:text-areas="800 800 20800 20800" draw:type="round-rectangular-callout" draw:modifiers="-4194.8034643571 -10098.70129870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1" xml:id="id89" draw:id="id89" draw:layer="layout" svg:width="5.999cm" svg:height="7.581cm" svg:x="136.199cm" svg:y="154.9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5" draw:text-style-name="P2" draw:layer="layout" svg:x1="136.2cm" svg:y1="156.477cm" svg:x2="142.2cm" svg:y2="156.477cm">
          <text:p/>
        </draw:line>
        <draw:line draw:style-name="gr35" draw:text-style-name="P2" draw:layer="layout" svg:x1="136.2cm" svg:y1="159.777cm" svg:x2="142.2cm" svg:y2="159.777cm">
          <text:p/>
        </draw:line>
        <draw:frame draw:style-name="gr36" draw:text-style-name="P3" draw:layer="layout" svg:width="5.999cm" svg:height="0.811cm" svg:x="136.199cm" svg:y="154.977cm">
          <draw:text-box>
            <text:p><text:span text:style-name="T1">cBusqueda</text:span></text:p>
          </draw:text-box>
        </draw:frame>
        <draw:frame draw:style-name="gr37" draw:text-style-name="P3" draw:layer="layout" svg:width="5.999cm" svg:height="1.915cm" svg:x="136.199cm" svg:y="156.478cm">
          <draw:text-box>
            <text:p><text:span text:style-name="T1">+listaFiltrada</text:span></text:p>
          </draw:text-box>
        </draw:frame>
        <draw:frame draw:style-name="gr38" draw:text-style-name="P6" draw:layer="layout" svg:width="5.999cm" svg:height="2.411cm" svg:x="136.199cm" svg:y="159.779cm">
          <draw:text-box>
            <text:p text:style-name="P4"><text:span text:style-name="T4">+</text:span><text:span text:style-name="T1">enviarUbicacionBusqueda( )</text:span></text:p>
            <text:p text:style-name="P4"><text:span text:style-name="T1">+filtroEventoTienda( )</text:span></text:p>
            <text:p text:style-name="P4"><text:span text:style-name="T1">+filtroTipoEvento( )</text:span></text:p>
            <text:p text:style-name="P4"><text:span text:style-name="T1"/></text:p>
            <text:p text:style-name="P4"><text:span text:style-name="T1">+filtroProductos( )</text:span></text:p>
          </draw:text-box>
        </draw:frame>
        <draw:custom-shape draw:style-name="gr39" draw:text-style-name="P1" xml:id="id94" draw:id="id94" draw:layer="layout" svg:width="5.999cm" svg:height="8.499cm" svg:x="136.098cm" svg:y="132.2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0" draw:text-style-name="P2" draw:layer="layout" svg:x1="136.098cm" svg:y1="133.775cm" svg:x2="142.098cm" svg:y2="133.775cm">
          <text:p/>
        </draw:line>
        <draw:line draw:style-name="gr40" draw:text-style-name="P2" draw:layer="layout" svg:x1="136.098cm" svg:y1="137.075cm" svg:x2="142.098cm" svg:y2="137.075cm">
          <text:p/>
        </draw:line>
        <draw:frame draw:style-name="gr41" draw:text-style-name="P3" draw:layer="layout" svg:width="5.999cm" svg:height="0.811cm" svg:x="136.099cm" svg:y="132.276cm">
          <draw:text-box>
            <text:p><text:span text:style-name="T1">cReportes</text:span></text:p>
          </draw:text-box>
        </draw:frame>
        <draw:frame draw:style-name="gr42" draw:text-style-name="P3" draw:layer="layout" svg:width="5.999cm" svg:height="2.35cm" svg:x="136.099cm" svg:y="133.777cm">
          <draw:text-box>
            <text:p><text:span text:style-name="T1">+calificacion</text:span></text:p>
            <text:p><text:span text:style-name="T1">+idUsuario</text:span></text:p>
            <text:p><text:span text:style-name="T1">+idEvento</text:span></text:p>
          </draw:text-box>
        </draw:frame>
        <draw:frame draw:style-name="gr43" draw:text-style-name="P6" draw:layer="layout" svg:width="5.999cm" svg:height="4.402cm" svg:x="136.099cm" svg:y="137.075cm">
          <draw:text-box>
            <text:p text:style-name="P4"><text:span text:style-name="T4">+reporteFinEvento( )</text:span></text:p>
            <text:p text:style-name="P4"><text:span text:style-name="T4">+reporteInasistencia( )</text:span></text:p>
            <text:p text:style-name="P4"><text:span text:style-name="T4">+reporteEvento( )</text:span></text:p>
            <text:p text:style-name="P4"><text:span text:style-name="T4">+reporteParticipante( )</text:span></text:p>
            <text:p><text:span text:style-name="T1"/></text:p>
          </draw:text-box>
        </draw:frame>
        <draw:connector draw:style-name="gr44" draw:text-style-name="P2" draw:layer="layout" draw:type="line" svg:x1="181.998cm" svg:y1="180.699cm" svg:x2="190.099cm" svg:y2="53.15cm" draw:start-shape="id83" draw:start-glue-point="0" draw:end-shape="id84" draw:end-glue-point="2" svg:d="M181998 180699l8101-127549" svg:viewBox="0 0 8102 127550">
          <text:p/>
        </draw:connector>
        <draw:custom-shape draw:style-name="gr320" draw:text-style-name="P1" xml:id="id88" draw:id="id88" draw:layer="layout" svg:width="5.999cm" svg:height="10.824cm" svg:x="167.699cm" svg:y="209.2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" draw:text-style-name="P2" draw:layer="layout" svg:x1="167.7cm" svg:y1="210.776cm" svg:x2="173.7cm" svg:y2="210.776cm">
          <text:p/>
        </draw:line>
        <draw:line draw:style-name="gr18" draw:text-style-name="P2" draw:layer="layout" svg:x1="167.7cm" svg:y1="213.676cm" svg:x2="173.7cm" svg:y2="213.676cm">
          <text:p/>
        </draw:line>
        <draw:frame draw:style-name="gr19" draw:text-style-name="P3" draw:layer="layout" svg:width="5.999cm" svg:height="0.811cm" svg:x="167.699cm" svg:y="209.276cm">
          <draw:text-box>
            <text:p text:style-name="P4"><text:span text:style-name="T4">cTienda</text:span><text:span text:style-name="T1">Crear</text:span></text:p>
          </draw:text-box>
        </draw:frame>
        <draw:frame draw:style-name="gr46" draw:text-style-name="P6" draw:layer="layout" svg:width="5.999cm" svg:height="3.376cm" svg:x="167.699cm" svg:y="210.776cm">
          <draw:text-box>
            <text:p text:style-name="P4"><text:span text:style-name="T1">+idCreador</text:span></text:p>
            <text:p text:style-name="P4"><text:span text:style-name="T1">+ubicacion</text:span></text:p>
            <text:p text:style-name="P4"><text:span text:style-name="T1">+nombre</text:span></text:p>
            <text:p text:style-name="P4"><text:span text:style-name="T1">+descripcion</text:span></text:p>
            <text:p text:style-name="P4"><text:span text:style-name="T1">+contacto</text:span></text:p>
            <text:p text:style-name="P4"><text:span text:style-name="T1">+listaProductos</text:span></text:p>
          </draw:text-box>
        </draw:frame>
        <draw:frame draw:style-name="gr321" draw:text-style-name="P6" draw:layer="layout" svg:width="5.999cm" svg:height="5.867cm" svg:x="167.699cm" svg:y="213.676cm">
          <draw:text-box>
            <text:p text:style-name="P4"><text:span text:style-name="T1">+ofrecerEspacioPublicitario( )</text:span></text:p>
            <text:p text:style-name="P4"><text:span text:style-name="T1">+asignarFechaFinPublicacion( )</text:span></text:p>
            <text:p text:style-name="P4"><text:span text:style-name="T16">+pedirIDCreador( )</text:span></text:p>
            <text:p text:style-name="P4"><text:span text:style-name="T16">+pedirNombre( )</text:span></text:p>
            <text:p text:style-name="P4"><text:span text:style-name="T16">+pedirUbicacion( )</text:span></text:p>
            <text:p text:style-name="P4"><text:span text:style-name="T16">+pedirDescripcion( )</text:span></text:p>
            <text:p text:style-name="P4"><text:span text:style-name="T16">+pedirDireccion( )</text:span></text:p>
            <text:p text:style-name="P4"><text:span text:style-name="T16">+pedirContacto( )</text:span></text:p>
            <text:p text:style-name="P4"><text:span text:style-name="T16">+pedirProductosPreciosFotos( )</text:span></text:p>
            <text:p text:style-name="P4"><text:span text:style-name="T1">+validarDatosTienda( )</text:span></text:p>
            <text:p text:style-name="P4"><text:span text:style-name="T1">+crearProductos( )</text:span></text:p>
            <text:p text:style-name="P4"><text:span text:style-name="T1">+crearTienda( )</text:span></text:p>
            <text:p><text:span text:style-name="T1"/></text:p>
          </draw:text-box>
        </draw:frame>
        <draw:custom-shape draw:style-name="gr48" draw:text-style-name="P1" xml:id="id125" draw:id="id125" draw:layer="layout" svg:width="5.999cm" svg:height="6.512cm" svg:x="167.9cm" svg:y="239.9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7" draw:text-style-name="P2" draw:layer="layout" svg:x1="167.9cm" svg:y1="241.488cm" svg:x2="173.9cm" svg:y2="241.488cm">
          <text:p/>
        </draw:line>
        <draw:line draw:style-name="gr27" draw:text-style-name="P2" draw:layer="layout" svg:x1="167.9cm" svg:y1="244.788cm" svg:x2="173.9cm" svg:y2="244.788cm">
          <text:p/>
        </draw:line>
        <draw:frame draw:style-name="gr28" draw:text-style-name="P3" draw:layer="layout" svg:width="5.999cm" svg:height="0.811cm" svg:x="167.899cm" svg:y="239.988cm">
          <draw:text-box>
            <text:p text:style-name="P4"><text:span text:style-name="T4">cEvento</text:span><text:span text:style-name="T1">Inicio</text:span></text:p>
          </draw:text-box>
        </draw:frame>
        <draw:frame draw:style-name="gr49" draw:text-style-name="P3" draw:layer="layout" svg:width="5.999cm" svg:height="1.915cm" svg:x="167.899cm" svg:y="241.488cm">
          <draw:text-box>
            <text:p><text:span text:style-name="T1">+listaAsistentes</text:span></text:p>
            <text:p><text:span text:style-name="T1">+listaInasistentes</text:span></text:p>
          </draw:text-box>
        </draw:frame>
        <draw:frame draw:style-name="gr50" draw:text-style-name="P6" draw:layer="layout" svg:width="5.999cm" svg:height="1.979cm" svg:x="167.899cm" svg:y="244.788cm">
          <draw:text-box>
            <text:p text:style-name="P4"><text:span text:style-name="T1">+pedirListaInasistentes( )</text:span></text:p>
            <text:p text:style-name="P4"><text:span text:style-name="T1">+pedirListaPresentes( )</text:span></text:p>
            <text:p text:style-name="P4"><text:span text:style-name="T1"/></text:p>
          </draw:text-box>
        </draw:frame>
        <draw:custom-shape draw:style-name="gr322" draw:text-style-name="P2" draw:layer="layout" svg:width="14.978cm" svg:height="10.562cm" svg:x="1.315cm" svg:y="37.361cm">
          <text:p/>
          <draw:enhanced-geometry svg:viewBox="0 0 21600 21600" draw:type="rectangle" draw:enhanced-path="M 0 0 L 21600 0 21600 21600 0 21600 0 0 Z N"/>
        </draw:custom-shape>
        <draw:custom-shape draw:style-name="gr323" draw:text-style-name="P8" draw:layer="layout" svg:width="4.516cm" svg:height="1.066cm" svg:x="1.315cm" svg:y="36.295cm">
          <text:p text:style-name="P7"><text:span text:style-name="T5">Langs</text:span></text:p>
          <draw:enhanced-geometry svg:viewBox="0 0 21600 21600" draw:type="rectangle" draw:enhanced-path="M 0 0 L 21600 0 21600 21600 0 21600 0 0 Z N"/>
        </draw:custom-shape>
        <draw:custom-shape draw:style-name="gr324" draw:text-style-name="P2" draw:layer="layout" svg:width="20.146cm" svg:height="10.609cm" svg:x="2.753cm" svg:y="6.7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5" draw:text-style-name="P8" draw:layer="layout" svg:width="5.381cm" svg:height="1.026cm" svg:x="2.753cm" svg:y="5.751cm">
          <text:p text:style-name="P7"><text:span text:style-name="T5">IM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6" draw:text-style-name="P2" draw:layer="layout" svg:width="19.547cm" svg:height="10.52cm" svg:x="24.883cm" svg:y="6.867cm">
          <text:p/>
          <draw:enhanced-geometry svg:viewBox="0 0 21600 21600" draw:type="rectangle" draw:enhanced-path="M 0 0 L 21600 0 21600 21600 0 21600 0 0 Z N"/>
        </draw:custom-shape>
        <draw:custom-shape draw:style-name="gr327" draw:text-style-name="P8" draw:layer="layout" svg:width="5.385cm" svg:height="1.026cm" svg:x="24.883cm" svg:y="5.841cm">
          <text:p text:style-name="P7"><text:span text:style-name="T5">PNG</text:span></text:p>
          <draw:enhanced-geometry svg:viewBox="0 0 21600 21600" draw:type="rectangle" draw:enhanced-path="M 0 0 L 21600 0 21600 21600 0 21600 0 0 Z N"/>
        </draw:custom-shape>
        <draw:custom-shape draw:style-name="gr328" draw:text-style-name="P2" draw:layer="layout" svg:width="19.826cm" svg:height="11.11cm" svg:x="3.073cm" svg:y="19.62cm">
          <text:p/>
          <draw:enhanced-geometry svg:viewBox="0 0 21600 21600" draw:type="rectangle" draw:enhanced-path="M 0 0 L 21600 0 21600 21600 0 21600 0 0 Z N"/>
        </draw:custom-shape>
        <draw:custom-shape draw:style-name="gr329" draw:text-style-name="P8" draw:layer="layout" svg:width="5.379cm" svg:height="1.028cm" svg:x="3.073cm" svg:y="18.592cm">
          <text:p text:style-name="P7"><text:span text:style-name="T5">SVG</text:span></text:p>
          <draw:enhanced-geometry svg:viewBox="0 0 21600 21600" draw:type="rectangle" draw:enhanced-path="M 0 0 L 21600 0 21600 21600 0 21600 0 0 Z N"/>
        </draw:custom-shape>
        <draw:custom-shape draw:style-name="gr330" draw:text-style-name="P2" draw:layer="layout" svg:width="19.442cm" svg:height="10.911cm" svg:x="24.988cm" svg:y="19.564cm">
          <text:p/>
          <draw:enhanced-geometry svg:viewBox="0 0 21600 21600" draw:type="rectangle" draw:enhanced-path="M 0 0 L 21600 0 21600 21600 0 21600 0 0 Z N"/>
        </draw:custom-shape>
        <draw:custom-shape draw:style-name="gr331" draw:text-style-name="P8" draw:layer="layout" svg:width="5.382cm" svg:height="1.024cm" svg:x="24.988cm" svg:y="18.541cm">
          <text:p text:style-name="P7"><text:span text:style-name="T5">ICO</text:span></text:p>
          <draw:enhanced-geometry svg:viewBox="0 0 21600 21600" draw:type="rectangle" draw:enhanced-path="M 0 0 L 21600 0 21600 21600 0 21600 0 0 Z N"/>
        </draw:custom-shape>
        <draw:custom-shape draw:style-name="gr332" draw:text-style-name="P2" draw:layer="layout" svg:width="45.046cm" svg:height="27.973cm" svg:x="1.413cm" svg:y="4.554cm">
          <text:p/>
          <draw:enhanced-geometry svg:viewBox="0 0 21600 21600" draw:type="rectangle" draw:enhanced-path="M 0 0 L 21600 0 21600 21600 0 21600 0 0 Z N"/>
        </draw:custom-shape>
        <draw:custom-shape draw:style-name="gr327" draw:text-style-name="P8" draw:layer="layout" svg:width="5.385cm" svg:height="1.026cm" svg:x="1.413cm" svg:y="3.527cm">
          <text:p text:style-name="P7"><text:span text:style-name="T5">Imagenes</text:span></text:p>
          <draw:enhanced-geometry svg:viewBox="0 0 21600 21600" draw:type="rectangle" draw:enhanced-path="M 0 0 L 21600 0 21600 21600 0 21600 0 0 Z N"/>
        </draw:custom-shape>
        <draw:custom-shape draw:style-name="gr333" draw:text-style-name="P2" draw:layer="layout" svg:width="14.209cm" svg:height="10.562cm" svg:x="17.417cm" svg:y="37.361cm">
          <text:p/>
          <draw:enhanced-geometry svg:viewBox="0 0 21600 21600" draw:type="rectangle" draw:enhanced-path="M 0 0 L 21600 0 21600 21600 0 21600 0 0 Z N"/>
        </draw:custom-shape>
        <draw:custom-shape draw:style-name="gr323" draw:text-style-name="P8" draw:layer="layout" svg:width="4.516cm" svg:height="1.066cm" svg:x="17.417cm" svg:y="36.295cm">
          <text:p text:style-name="P7"><text:span text:style-name="T5">Sonidos</text:span></text:p>
          <draw:enhanced-geometry svg:viewBox="0 0 21600 21600" draw:type="rectangle" draw:enhanced-path="M 0 0 L 21600 0 21600 21600 0 21600 0 0 Z N"/>
        </draw:custom-shape>
        <draw:custom-shape draw:style-name="gr63" draw:text-style-name="P2" draw:layer="layout" svg:width="209.201cm" svg:height="264.72cm" svg:x="49.299cm" svg:y="3.78cm">
          <text:p/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5.999cm" svg:height="3.376cm" svg:x="136.099cm" svg:y="55.899cm">
          <draw:text-box>
            <text:p><text:span text:style-name="T1">+nick</text:span></text:p>
            <text:p><text:span text:style-name="T1">+contraseña</text:span></text:p>
            <text:p><text:span text:style-name="T1">+idUsuario</text:span></text:p>
            <text:p><text:span text:style-name="T1">+idFotoPerfil</text:span></text:p>
            <text:p text:style-name="P4"><text:span text:style-name="T1">+idDispositivo</text:span></text:p>
            <text:p><text:span text:style-name="T1">+listaEventosInscrito</text:span></text:p>
            <text:p><text:span text:style-name="T1">+listaEventosCreador</text:span></text:p>
          </draw:text-box>
        </draw:frame>
        <draw:custom-shape draw:style-name="gr334" draw:text-style-name="P10" draw:layer="layout" svg:width="3.297cm" svg:height="1.28cm" svg:x="49.299cm" svg:y="2.499cm">
          <text:p text:style-name="P9"><text:span text:style-name="T6">Código</text:span></text:p>
          <draw:enhanced-geometry svg:viewBox="0 0 21600 21600" draw:type="rectangle" draw:enhanced-path="M 0 0 L 21600 0 21600 21600 0 21600 0 0 Z N"/>
        </draw:custom-shape>
        <draw:custom-shape draw:style-name="gr335" draw:text-style-name="P2" draw:layer="layout" svg:width="14.094cm" svg:height="10.564cm" svg:x="32.863cm" svg:y="37.094cm">
          <text:p/>
          <draw:enhanced-geometry svg:viewBox="0 0 21600 21600" draw:type="rectangle" draw:enhanced-path="M 0 0 L 21600 0 21600 21600 0 21600 0 0 Z N"/>
        </draw:custom-shape>
        <draw:custom-shape draw:style-name="gr336" draw:text-style-name="P8" draw:layer="layout" svg:width="6.125cm" svg:height="1.066cm" svg:x="32.863cm" svg:y="36.028cm">
          <text:p text:style-name="P7"><text:span text:style-name="T5">Compilaciones</text:span></text:p>
          <draw:enhanced-geometry svg:viewBox="0 0 21600 21600" draw:type="rectangle" draw:enhanced-path="M 0 0 L 21600 0 21600 21600 0 21600 0 0 Z N"/>
        </draw:custom-shape>
        <draw:custom-shape draw:style-name="gr337" draw:text-style-name="P2" draw:layer="layout" svg:width="44.186cm" svg:height="29.28cm" svg:x="2.272cm" svg:y="64.747cm">
          <text:p/>
          <draw:enhanced-geometry svg:viewBox="0 0 21600 21600" draw:type="rectangle" draw:enhanced-path="M 0 0 L 21600 0 21600 21600 0 21600 0 0 Z N"/>
        </draw:custom-shape>
        <draw:custom-shape draw:style-name="gr338" draw:text-style-name="P8" draw:layer="layout" svg:width="7.827cm" svg:height="1.22cm" svg:x="2.272cm" svg:y="63.528cm">
          <text:p text:style-name="P7"><text:span text:style-name="T5">UML</text:span></text:p>
          <draw:enhanced-geometry svg:viewBox="0 0 21600 21600" draw:type="rectangle" draw:enhanced-path="M 0 0 L 21600 0 21600 21600 0 21600 0 0 Z N"/>
        </draw:custom-shape>
        <draw:custom-shape draw:style-name="gr339" draw:text-style-name="P11" draw:layer="layout" svg:width="13.937cm" svg:height="8.988cm" svg:x="50.162cm" svg:y="5.71cm">
          <text:p/>
          <draw:enhanced-geometry svg:viewBox="0 0 21600 21600" draw:type="rectangle" draw:enhanced-path="M 0 0 L 21600 0 21600 21600 0 21600 0 0 Z N"/>
        </draw:custom-shape>
        <draw:custom-shape draw:style-name="gr340" draw:text-style-name="P10" draw:layer="layout" svg:width="2.437cm" svg:height="1.011cm" svg:x="50.162cm" svg:y="4.699cm">
          <text:p text:style-name="P9"><text:span text:style-name="T6">BD</text:span></text:p>
          <draw:enhanced-geometry svg:viewBox="0 0 21600 21600" draw:type="rectangle" draw:enhanced-path="M 0 0 L 21600 0 21600 21600 0 21600 0 0 Z N"/>
        </draw:custom-shape>
        <draw:custom-shape draw:style-name="gr71" draw:text-style-name="P2" draw:layer="layout" svg:width="191.453cm" svg:height="261.773cm" svg:x="65.547cm" svg:y="5.727cm">
          <text:p/>
          <draw:enhanced-geometry svg:viewBox="0 0 21600 21600" draw:type="rectangle" draw:enhanced-path="M 0 0 L 21600 0 21600 21600 0 21600 0 0 Z N"/>
        </draw:custom-shape>
        <draw:custom-shape draw:style-name="gr341" draw:text-style-name="P10" draw:layer="layout" svg:width="3.942cm" svg:height="1.634cm" svg:x="65.547cm" svg:y="4.093cm">
          <text:p text:style-name="P9"><text:span text:style-name="T7">App</text:span></text:p>
          <draw:enhanced-geometry svg:viewBox="0 0 21600 21600" draw:type="rectangle" draw:enhanced-path="M 0 0 L 21600 0 21600 21600 0 21600 0 0 Z N"/>
        </draw:custom-shape>
        <draw:custom-shape draw:style-name="gr73" draw:text-style-name="P2" draw:layer="layout" svg:width="63.209cm" svg:height="257.991cm" svg:x="67.091cm" svg:y="8.509cm">
          <text:p/>
          <draw:enhanced-geometry svg:viewBox="0 0 21600 21600" draw:type="rectangle" draw:enhanced-path="M 0 0 L 21600 0 21600 21600 0 21600 0 0 Z N"/>
        </draw:custom-shape>
        <draw:custom-shape draw:style-name="gr342" draw:text-style-name="P10" draw:layer="layout" svg:width="4.461cm" svg:height="1.449cm" svg:x="67.091cm" svg:y="7.06cm">
          <text:p text:style-name="P9"><text:span text:style-name="T6">Vista - XML</text:span></text:p>
          <draw:enhanced-geometry svg:viewBox="0 0 21600 21600" draw:type="rectangle" draw:enhanced-path="M 0 0 L 21600 0 21600 21600 0 21600 0 0 Z N"/>
        </draw:custom-shape>
        <draw:custom-shape draw:style-name="gr75" draw:text-style-name="P2" draw:layer="layout" svg:width="46.4cm" svg:height="257.5cm" svg:x="209.1cm" svg:y="9cm">
          <text:p/>
          <draw:enhanced-geometry svg:viewBox="0 0 21600 21600" draw:type="rectangle" draw:enhanced-path="M 0 0 L 21600 0 21600 21600 0 21600 0 0 Z N"/>
        </draw:custom-shape>
        <draw:custom-shape draw:style-name="gr343" draw:text-style-name="P13" draw:layer="layout" svg:width="8.016cm" svg:height="2.028cm" svg:x="209.1cm" svg:y="7.1cm">
          <text:p text:style-name="P12"><text:span text:style-name="T8">Modelo</text:span></text:p>
          <draw:enhanced-geometry svg:viewBox="0 0 21600 21600" draw:type="rectangle" draw:enhanced-path="M 0 0 L 21600 0 21600 21600 0 21600 0 0 Z N"/>
        </draw:custom-shape>
        <draw:custom-shape draw:style-name="gr77" draw:text-style-name="P2" draw:layer="layout" svg:width="74.943cm" svg:height="257.669cm" svg:x="132.356cm" svg:y="8.8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4" draw:text-style-name="P15" draw:layer="layout" svg:width="11.517cm" svg:height="1.657cm" svg:x="132.355cm" svg:y="7.06cm">
          <text:p text:style-name="P14"><text:span text:style-name="T9">Controlador – Kotlin - Java</text:span></text:p>
          <draw:enhanced-geometry svg:viewBox="0 0 21600 21600" draw:type="rectangle" draw:enhanced-path="M 0 0 L 21600 0 21600 21600 0 21600 0 0 Z N"/>
        </draw:custom-shape>
        <draw:custom-shape draw:style-name="gr345" draw:text-style-name="P2" draw:layer="layout" svg:width="25.834cm" svg:height="16.47cm" svg:x="3.465cm" svg:y="66.912cm">
          <text:p/>
          <draw:enhanced-geometry svg:viewBox="0 0 21600 21600" draw:type="rectangle" draw:enhanced-path="M 0 0 L 21600 0 21600 21600 0 21600 0 0 Z N"/>
        </draw:custom-shape>
        <draw:custom-shape draw:style-name="gr346" draw:text-style-name="P8" draw:layer="layout" svg:width="7.836cm" svg:height="1.22cm" svg:x="3.465cm" svg:y="65.692cm">
          <text:p text:style-name="P7"><text:span text:style-name="T5">Casos de uso</text:span></text:p>
          <draw:enhanced-geometry svg:viewBox="0 0 21600 21600" draw:type="rectangle" draw:enhanced-path="M 0 0 L 21600 0 21600 21600 0 21600 0 0 Z N"/>
        </draw:custom-shape>
        <draw:custom-shape draw:style-name="gr347" draw:text-style-name="P17" draw:layer="layout" svg:width="9.671cm" svg:height="6.712cm" svg:x="5.655cm" svg:y="67.861cm">
          <text:p text:style-name="P16"><text:span text:style-name="T10">Diagrama</text:span><text:span text:style-name="T11"> </text:span><text:span text:style-name="T10">de</text:span><text:span text:style-name="T11"> </text:span><text:span text:style-name="T10">casos</text:span></text:p>
          <text:p text:style-name="P16"><text:span text:style-name="T10">de</text:span><text:span text:style-name="T11"> </text:span><text:span text:style-name="T10">uso.odp</text:span></text:p>
          <draw:enhanced-geometry svg:viewBox="0 0 21600 21600" draw:type="rectangle" draw:enhanced-path="M 0 0 L 21600 0 21600 21600 0 21600 0 0 Z N"/>
        </draw:custom-shape>
        <draw:custom-shape draw:style-name="gr348" draw:text-style-name="P18" draw:layer="layout" svg:width="2.625cm" svg:height="1.097cm" svg:x="4.288cm" svg:y="69.036cm">
          <text:p/>
          <draw:enhanced-geometry svg:viewBox="0 0 21600 21600" draw:type="rectangle" draw:enhanced-path="M 0 0 L 21600 0 21600 21600 0 21600 0 0 Z N"/>
        </draw:custom-shape>
        <draw:custom-shape draw:style-name="gr349" draw:text-style-name="P19" draw:layer="layout" svg:width="2.625cm" svg:height="1.097cm" svg:x="4.288cm" svg:y="72.245cm">
          <text:p/>
          <draw:enhanced-geometry svg:viewBox="0 0 21600 21600" draw:type="rectangle" draw:enhanced-path="M 0 0 L 21600 0 21600 21600 0 21600 0 0 Z N"/>
        </draw:custom-shape>
        <draw:custom-shape draw:style-name="gr350" draw:text-style-name="P21" draw:layer="layout" svg:width="9.671cm" svg:height="6.713cm" svg:x="5.655cm" svg:y="75.308cm">
          <text:p text:style-name="P20"><text:span text:style-name="T10">Documentación</text:span><text:span text:style-name="T11"> </text:span><text:span text:style-name="T10">de</text:span><text:span text:style-name="T11"> </text:span><text:span text:style-name="T10">casos</text:span></text:p>
          <text:p text:style-name="P20"><text:span text:style-name="T10">de</text:span><text:span text:style-name="T11"> </text:span><text:span text:style-name="T10">uso.ods</text:span></text:p>
          <draw:enhanced-geometry svg:viewBox="0 0 21600 21600" draw:type="rectangle" draw:enhanced-path="M 0 0 L 21600 0 21600 21600 0 21600 0 0 Z N"/>
        </draw:custom-shape>
        <draw:custom-shape draw:style-name="gr348" draw:text-style-name="P18" draw:layer="layout" svg:width="2.625cm" svg:height="1.097cm" svg:x="4.387cm" svg:y="76.38cm">
          <text:p/>
          <draw:enhanced-geometry svg:viewBox="0 0 21600 21600" draw:type="rectangle" draw:enhanced-path="M 0 0 L 21600 0 21600 21600 0 21600 0 0 Z N"/>
        </draw:custom-shape>
        <draw:custom-shape draw:style-name="gr351" draw:text-style-name="P19" draw:layer="layout" svg:width="2.625cm" svg:height="1.096cm" svg:x="4.387cm" svg:y="79.594cm">
          <text:p/>
          <draw:enhanced-geometry svg:viewBox="0 0 21600 21600" draw:type="rectangle" draw:enhanced-path="M 0 0 L 21600 0 21600 21600 0 21600 0 0 Z N"/>
        </draw:custom-shape>
        <draw:custom-shape draw:style-name="gr352" draw:text-style-name="P21" draw:layer="layout" svg:width="9.678cm" svg:height="6.708cm" svg:x="31.497cm" svg:y="66.904cm">
          <text:p text:style-name="P20"><text:span text:style-name="T10">Diagrama de paquetes y </text:span></text:p>
          <text:p text:style-name="P20"><text:span text:style-name="T10">Componentes.odg</text:span></text:p>
          <draw:enhanced-geometry svg:viewBox="0 0 21600 21600" draw:type="rectangle" draw:enhanced-path="M 0 0 L 21600 0 21600 21600 0 21600 0 0 Z N"/>
        </draw:custom-shape>
        <draw:custom-shape draw:style-name="gr353" draw:text-style-name="P18" draw:layer="layout" svg:width="2.623cm" svg:height="1.096cm" svg:x="30.237cm" svg:y="67.975cm">
          <text:p/>
          <draw:enhanced-geometry svg:viewBox="0 0 21600 21600" draw:type="rectangle" draw:enhanced-path="M 0 0 L 21600 0 21600 21600 0 21600 0 0 Z N"/>
        </draw:custom-shape>
        <draw:custom-shape draw:style-name="gr354" draw:text-style-name="P19" draw:layer="layout" svg:width="2.623cm" svg:height="1.097cm" svg:x="30.237cm" svg:y="71.185cm">
          <text:p/>
          <draw:enhanced-geometry svg:viewBox="0 0 21600 21600" draw:type="rectangle" draw:enhanced-path="M 0 0 L 21600 0 21600 21600 0 21600 0 0 Z N"/>
        </draw:custom-shape>
        <draw:custom-shape draw:style-name="gr355" draw:text-style-name="P21" draw:layer="layout" svg:width="9.678cm" svg:height="6.713cm" svg:x="31.497cm" svg:y="74.587cm">
          <text:p text:style-name="P20"><text:span text:style-name="T10">Diagrama de clases.odp</text:span></text:p>
          <draw:enhanced-geometry svg:viewBox="0 0 21600 21600" draw:type="rectangle" draw:enhanced-path="M 0 0 L 21600 0 21600 21600 0 21600 0 0 Z N"/>
        </draw:custom-shape>
        <draw:custom-shape draw:style-name="gr356" draw:text-style-name="P18" draw:layer="layout" svg:width="2.623cm" svg:height="1.099cm" svg:x="30.237cm" svg:y="75.663cm">
          <text:p/>
          <draw:enhanced-geometry svg:viewBox="0 0 21600 21600" draw:type="rectangle" draw:enhanced-path="M 0 0 L 21600 0 21600 21600 0 21600 0 0 Z N"/>
        </draw:custom-shape>
        <draw:custom-shape draw:style-name="gr354" draw:text-style-name="P19" draw:layer="layout" svg:width="2.623cm" svg:height="1.097cm" svg:x="30.237cm" svg:y="78.87cm">
          <text:p/>
          <draw:enhanced-geometry svg:viewBox="0 0 21600 21600" draw:type="rectangle" draw:enhanced-path="M 0 0 L 21600 0 21600 21600 0 21600 0 0 Z N"/>
        </draw:custom-shape>
        <draw:custom-shape draw:style-name="gr357" draw:text-style-name="P21" draw:layer="layout" svg:width="9.97cm" svg:height="6.711cm" svg:x="5.412cm" svg:y="84.191cm">
          <text:p text:style-name="P20"><text:span text:style-name="T10">Diagrama de secuencia.pptx</text:span></text:p>
          <draw:enhanced-geometry svg:viewBox="0 0 21600 21600" draw:type="rectangle" draw:enhanced-path="M 0 0 L 21600 0 21600 21600 0 21600 0 0 Z N"/>
        </draw:custom-shape>
        <draw:custom-shape draw:style-name="gr358" draw:text-style-name="P18" draw:layer="layout" svg:width="2.623cm" svg:height="1.097cm" svg:x="4.153cm" svg:y="85.27cm">
          <text:p/>
          <draw:enhanced-geometry svg:viewBox="0 0 21600 21600" draw:type="rectangle" draw:enhanced-path="M 0 0 L 21600 0 21600 21600 0 21600 0 0 Z N"/>
        </draw:custom-shape>
        <draw:custom-shape draw:style-name="gr359" draw:text-style-name="P19" draw:layer="layout" svg:width="2.623cm" svg:height="1.1cm" svg:x="4.153cm" svg:y="88.48cm">
          <text:p/>
          <draw:enhanced-geometry svg:viewBox="0 0 21600 21600" draw:type="rectangle" draw:enhanced-path="M 0 0 L 21600 0 21600 21600 0 21600 0 0 Z N"/>
        </draw:custom-shape>
        <draw:custom-shape draw:style-name="gr360" draw:text-style-name="P21" draw:layer="layout" svg:width="9.677cm" svg:height="6.711cm" svg:x="17.38cm" svg:y="84.191cm">
          <text:p text:style-name="P20"><text:span text:style-name="T10">Diagrama de estados.pptx</text:span></text:p>
          <draw:enhanced-geometry svg:viewBox="0 0 21600 21600" draw:type="rectangle" draw:enhanced-path="M 0 0 L 21600 0 21600 21600 0 21600 0 0 Z N"/>
        </draw:custom-shape>
        <draw:custom-shape draw:style-name="gr361" draw:text-style-name="P18" draw:layer="layout" svg:width="2.631cm" svg:height="1.097cm" svg:x="16.111cm" svg:y="85.27cm">
          <text:p/>
          <draw:enhanced-geometry svg:viewBox="0 0 21600 21600" draw:type="rectangle" draw:enhanced-path="M 0 0 L 21600 0 21600 21600 0 21600 0 0 Z N"/>
        </draw:custom-shape>
        <draw:custom-shape draw:style-name="gr362" draw:text-style-name="P19" draw:layer="layout" svg:width="2.631cm" svg:height="1.1cm" svg:x="16.111cm" svg:y="88.48cm">
          <text:p/>
          <draw:enhanced-geometry svg:viewBox="0 0 21600 21600" draw:type="rectangle" draw:enhanced-path="M 0 0 L 21600 0 21600 21600 0 21600 0 0 Z N"/>
        </draw:custom-shape>
        <draw:custom-shape draw:style-name="gr363" draw:text-style-name="P2" draw:layer="layout" svg:width="11.682cm" svg:height="8.404cm" svg:x="33.424cm" svg:y="38.564cm">
          <text:p/>
          <draw:enhanced-geometry svg:viewBox="0 0 21600 21600" draw:type="rectangle" draw:enhanced-path="M 0 0 L 21600 0 21600 21600 0 21600 0 0 Z N"/>
        </draw:custom-shape>
        <draw:custom-shape draw:style-name="gr364" draw:text-style-name="P8" draw:layer="layout" svg:width="6.129cm" svg:height="1.066cm" svg:x="33.424cm" svg:y="37.498cm">
          <text:p text:style-name="P7"><text:span text:style-name="T5">APKs</text:span></text:p>
          <draw:enhanced-geometry svg:viewBox="0 0 21600 21600" draw:type="rectangle" draw:enhanced-path="M 0 0 L 21600 0 21600 21600 0 21600 0 0 Z N"/>
        </draw:custom-shape>
        <draw:custom-shape draw:style-name="gr365" draw:text-style-name="P2" draw:layer="layout" svg:width="13.937cm" svg:height="8.084cm" svg:x="50.162cm" svg:y="17.615cm">
          <text:p/>
          <draw:enhanced-geometry svg:viewBox="0 0 21600 21600" draw:type="rectangle" draw:enhanced-path="M 0 0 L 21600 0 21600 21600 0 21600 0 0 Z N"/>
        </draw:custom-shape>
        <draw:custom-shape draw:style-name="gr366" draw:text-style-name="P23" draw:layer="layout" svg:width="5.137cm" svg:height="1.616cm" svg:x="50.162cm" svg:y="15.998cm">
          <text:p text:style-name="P22"><text:span text:style-name="T12">Terceros</text:span></text:p>
          <draw:enhanced-geometry svg:viewBox="0 0 21600 21600" draw:type="rectangle" draw:enhanced-path="M 0 0 L 21600 0 21600 21600 0 21600 0 0 Z N"/>
        </draw:custom-shape>
        <draw:custom-shape draw:style-name="gr367" draw:text-style-name="P2" draw:layer="layout" svg:width="14.978cm" svg:height="10.365cm" svg:x="1.315cm" svg:y="50.162cm">
          <text:p/>
          <draw:enhanced-geometry svg:viewBox="0 0 21600 21600" draw:type="rectangle" draw:enhanced-path="M 0 0 L 21600 0 21600 21600 0 21600 0 0 Z N"/>
        </draw:custom-shape>
        <draw:custom-shape draw:style-name="gr368" draw:text-style-name="P8" draw:layer="layout" svg:width="9.032cm" svg:height="1.063cm" svg:x="1.315cm" svg:y="49.099cm">
          <text:p text:style-name="P7"><text:span text:style-name="T5">Referencias de diseño</text:span></text:p>
          <draw:enhanced-geometry svg:viewBox="0 0 21600 21600" draw:type="rectangle" draw:enhanced-path="M 0 0 L 21600 0 21600 21600 0 21600 0 0 Z N"/>
        </draw:custom-shape>
        <draw:custom-shape draw:style-name="gr369" draw:text-style-name="P21" draw:layer="layout" svg:width="7.57cm" svg:height="5.866cm" svg:x="2.674cm" svg:y="51.098cm">
          <text:p text:style-name="P20"><text:span text:style-name="T10">Documento de </text:span></text:p>
          <text:p text:style-name="P20"><text:span text:style-name="T10">referencia.odg</text:span></text:p>
          <draw:enhanced-geometry svg:viewBox="0 0 21600 21600" draw:type="rectangle" draw:enhanced-path="M 0 0 L 21600 0 21600 21600 0 21600 0 0 Z N"/>
        </draw:custom-shape>
        <draw:custom-shape draw:style-name="gr370" draw:text-style-name="P18" draw:layer="layout" svg:width="2.055cm" svg:height="0.961cm" svg:x="1.683cm" svg:y="52.039cm">
          <text:p/>
          <draw:enhanced-geometry svg:viewBox="0 0 21600 21600" draw:type="rectangle" draw:enhanced-path="M 0 0 L 21600 0 21600 21600 0 21600 0 0 Z N"/>
        </draw:custom-shape>
        <draw:custom-shape draw:style-name="gr371" draw:text-style-name="P19" draw:layer="layout" svg:width="2.055cm" svg:height="0.96cm" svg:x="1.683cm" svg:y="54.842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1" xml:id="id85" draw:id="id85" draw:layer="layout" svg:width="5.999cm" svg:height="9.999cm" svg:x="91.799cm" svg:y="245.201cm">
          <text:p/>
          <draw:enhanced-geometry svg:viewBox="0 0 21600 21600" draw:type="rectangle" draw:enhanced-path="M 0 0 L 21600 0 21600 21600 0 21600 0 0 Z N"/>
        </draw:custom-shape>
        <draw:line draw:style-name="gr27" draw:text-style-name="P2" draw:layer="layout" svg:x1="91.799cm" svg:y1="246.7cm" svg:x2="97.799cm" svg:y2="246.7cm">
          <text:p/>
        </draw:line>
        <draw:line draw:style-name="gr27" draw:text-style-name="P2" draw:layer="layout" svg:x1="91.799cm" svg:y1="250cm" svg:x2="97.799cm" svg:y2="250cm">
          <text:p/>
        </draw:line>
        <draw:frame draw:style-name="gr28" draw:text-style-name="P3" draw:layer="layout" svg:width="5.999cm" svg:height="0.811cm" svg:x="91.799cm" svg:y="245.2cm">
          <draw:text-box>
            <text:p><text:span text:style-name="T1">vPantallasCreacionEvento</text:span></text:p>
          </draw:text-box>
        </draw:frame>
        <draw:frame draw:style-name="gr107" draw:text-style-name="P3" draw:layer="layout" svg:width="5.999cm" svg:height="5.435cm" svg:x="91.799cm" svg:y="250cm">
          <draw:text-box>
            <text:p><text:span text:style-name="T1"><text:a xlink:href="../../Documento%20de%20referencia.odg#Página%2033" xlink:type="simple">+pantallaCreacionEvento( )</text:a></text:span></text:p>
            <text:p><text:span text:style-name="T1">+pTamañoEvento</text:span></text:p>
            <text:p><text:span text:style-name="T1">+pTipoEvento</text:span></text:p>
            <text:p><text:span text:style-name="T1">+pDeporteEvento</text:span></text:p>
            <text:p><text:span text:style-name="T1">+pActividadEvento</text:span></text:p>
            <text:p><text:span text:style-name="T1">+pTamañoEspecifico</text:span></text:p>
            <text:p><text:span text:style-name="T1">+pUbicacionEvento</text:span></text:p>
            <text:p><text:span text:style-name="T1">+pTiemposEvento</text:span></text:p>
            <text:p><text:span text:style-name="T1">+pDescripcionEvento</text:span></text:p>
            <text:p><text:span text:style-name="T1">+pDecidirChatEvento</text:span></text:p>
            <text:p><text:span text:style-name="T1">+pCreacionEventoResumen</text:span></text:p>
            <text:p><text:span text:style-name="T1"/></text:p>
          </draw:text-box>
        </draw:frame>
        <draw:connector draw:style-name="gr108" draw:text-style-name="P2" draw:layer="layout" draw:type="line" svg:x1="97.798cm" svg:y1="250.2cm" svg:x2="167.799cm" svg:y2="251.449cm" draw:start-shape="id85" draw:start-glue-point="1" draw:end-shape="id86" draw:end-glue-point="3" svg:d="M97798 250200l70001 1249" svg:viewBox="0 0 70002 1250">
          <text:p/>
        </draw:connector>
        <draw:connector draw:style-name="gr109" draw:text-style-name="P2" draw:layer="layout" draw:type="line" svg:x1="97.298cm" svg:y1="214.45cm" svg:x2="167.699cm" svg:y2="214.688cm" draw:start-shape="id87" draw:start-glue-point="1" draw:end-shape="id88" draw:end-glue-point="3" svg:d="M97298 214450l70401 238" svg:viewBox="0 0 70402 239">
          <text:p/>
        </draw:connector>
        <draw:line draw:style-name="gr27" draw:text-style-name="P2" draw:layer="layout" svg:x1="115.399cm" svg:y1="236.421cm" svg:x2="121.397cm" svg:y2="236.421cm">
          <text:p/>
        </draw:line>
        <draw:line draw:style-name="gr27" draw:text-style-name="P2" draw:layer="layout" svg:x1="115.399cm" svg:y1="239.721cm" svg:x2="121.397cm" svg:y2="239.721cm">
          <text:p/>
        </draw:line>
        <draw:frame draw:style-name="gr28" draw:text-style-name="P3" draw:layer="layout" svg:width="5.997cm" svg:height="0.811cm" svg:x="115.398cm" svg:y="234.921cm">
          <draw:text-box>
            <text:p><text:span text:style-name="T1">vPantallasEventos</text:span></text:p>
          </draw:text-box>
        </draw:frame>
        <draw:frame draw:style-name="gr50" draw:text-style-name="P3" draw:layer="layout" svg:width="6.499cm" svg:height="1.979cm" svg:x="115.306cm" svg:y="239.721cm">
          <draw:text-box>
            <text:p><text:span text:style-name="T1">+pListaEventosInscritos( )</text:span></text:p>
            <text:p><text:span text:style-name="T1">+pListaEventosCreados( )</text:span></text:p>
            <text:p><text:span text:style-name="T1">+pInformacionEvento( )</text:span></text:p>
            <text:p><text:span text:style-name="T1"/></text:p>
          </draw:text-box>
        </draw:frame>
        <draw:custom-shape draw:style-name="gr110" draw:text-style-name="P1" xml:id="id95" draw:id="id95" draw:layer="layout" svg:width="5.999cm" svg:height="6.376cm" svg:x="115.398cm" svg:y="234.921cm">
          <text:p/>
          <draw:enhanced-geometry svg:viewBox="0 0 21600 21600" draw:type="rectangle" draw:enhanced-path="M 0 0 L 21600 0 21600 21600 0 21600 0 0 Z N"/>
        </draw:custom-shape>
        <draw:line draw:style-name="gr27" draw:text-style-name="P2" draw:layer="layout" svg:x1="115.399cm" svg:y1="236.421cm" svg:x2="121.397cm" svg:y2="236.421cm">
          <text:p/>
        </draw:line>
        <draw:line draw:style-name="gr27" draw:text-style-name="P2" draw:layer="layout" svg:x1="115.399cm" svg:y1="239.721cm" svg:x2="121.397cm" svg:y2="239.721cm">
          <text:p/>
        </draw:line>
        <draw:custom-shape draw:style-name="gr111" draw:text-style-name="P1" xml:id="id90" draw:id="id90" draw:layer="layout" svg:width="5.998cm" svg:height="6.598cm" svg:x="115.8cm" svg:y="155.26cm">
          <text:p/>
          <draw:enhanced-geometry svg:viewBox="0 0 21600 21600" draw:type="rectangle" draw:enhanced-path="M 0 0 L 21600 0 21600 21600 0 21600 0 0 Z N"/>
        </draw:custom-shape>
        <draw:line draw:style-name="gr35" draw:text-style-name="P2" draw:layer="layout" svg:x1="115.8cm" svg:y1="156.759cm" svg:x2="121.799cm" svg:y2="156.759cm">
          <text:p/>
        </draw:line>
        <draw:line draw:style-name="gr35" draw:text-style-name="P2" draw:layer="layout" svg:x1="115.8cm" svg:y1="159.459cm" svg:x2="121.799cm" svg:y2="159.459cm">
          <text:p/>
        </draw:line>
        <draw:frame draw:style-name="gr36" draw:text-style-name="P3" draw:layer="layout" svg:width="5.998cm" svg:height="0.811cm" svg:x="115.799cm" svg:y="155.26cm">
          <draw:text-box>
            <text:p><text:span text:style-name="T1">vVentanasInformacion</text:span></text:p>
          </draw:text-box>
        </draw:frame>
        <draw:frame draw:style-name="gr112" draw:text-style-name="P3" draw:layer="layout" svg:width="5.998cm" svg:height="3.026cm" svg:x="115.799cm" svg:y="159.46cm">
          <draw:text-box>
            <text:p><text:span text:style-name="T1">+pMenuBusqueda</text:span></text:p>
            <text:p><text:span text:style-name="T1"><text:a xlink:href="../../Documento%20de%20referencia.odg#Página%2023" xlink:type="simple">+ventanaInformacionEvento( )</text:a></text:span></text:p>
            <text:p><text:span text:style-name="T1"><text:a xlink:href="../../Documento%20de%20referencia.odg#Página%2026" xlink:type="simple">+ventanaInformacionTienda( )</text:a></text:span></text:p>
            <text:p><text:span text:style-name="T1"/></text:p>
          </draw:text-box>
        </draw:frame>
        <draw:connector draw:style-name="gr113" draw:text-style-name="P2" draw:layer="layout" draw:type="line" svg:x1="136.199cm" svg:y1="158.767cm" svg:x2="121.798cm" svg:y2="158.559cm" draw:start-shape="id89" draw:start-glue-point="3" draw:end-shape="id90" draw:end-glue-point="1" svg:d="M136199 158767l-14401-208" svg:viewBox="0 0 14402 209">
          <text:p/>
        </draw:connector>
        <draw:connector draw:style-name="gr109" draw:text-style-name="P24" draw:layer="layout" draw:type="line" svg:x1="92.798cm" svg:y1="203.611cm" svg:x2="168.536cm" svg:y2="204cm" draw:start-shape="id91" draw:start-glue-point="1" draw:end-shape="id92" draw:end-glue-point="3" svg:d="M92798 203611l75738 389" svg:viewBox="0 0 75739 390">
          <text:p/>
        </draw:connector>
        <draw:connector draw:style-name="gr114" draw:text-style-name="P24" draw:layer="layout" draw:type="line" svg:x1="121.799cm" svg:y1="136.589cm" svg:x2="136.098cm" svg:y2="136.524cm" draw:start-shape="id93" draw:start-glue-point="1" draw:end-shape="id94" draw:end-glue-point="3" svg:d="M121799 136589l14299-65" svg:viewBox="0 0 14300 66">
          <text:p/>
        </draw:connector>
        <draw:connector draw:style-name="gr108" draw:text-style-name="P24" draw:layer="layout" draw:type="line" svg:x1="121.397cm" svg:y1="238.109cm" svg:x2="135.699cm" svg:y2="238.324cm" draw:start-shape="id95" draw:start-glue-point="1" draw:end-shape="id96" draw:end-glue-point="3" svg:d="M121397 238109l14302 215" svg:viewBox="0 0 14303 216">
          <text:p/>
        </draw:connector>
        <draw:custom-shape draw:style-name="gr119" draw:text-style-name="P5" draw:layer="layout" svg:width="3.001cm" svg:height="0.7cm" svg:x="170.668cm" svg:y="248.498cm">
          <text:p text:style-name="P5"><text:span text:style-name="T3">IdUsuario que lo crea</text:span></text:p>
          <draw:enhanced-geometry svg:viewBox="0 0 21600 21600" draw:text-areas="800 800 20800 20800" draw:type="round-rectangular-callout" draw:modifiers="-4756.02931379081 8381.16975748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0" draw:text-style-name="P1" xml:id="id97" draw:id="id97" draw:layer="layout" svg:width="5.999cm" svg:height="6.749cm" svg:x="90.599cm" svg:y="182.45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0.599cm" svg:y1="183.949cm" svg:x2="96.599cm" svg:y2="183.949cm">
          <text:p/>
        </draw:line>
        <draw:line draw:style-name="gr2" draw:text-style-name="P2" draw:layer="layout" svg:x1="90.599cm" svg:y1="186.649cm" svg:x2="96.599cm" svg:y2="186.649cm">
          <text:p/>
        </draw:line>
        <draw:frame draw:style-name="gr3" draw:text-style-name="P3" draw:layer="layout" svg:width="5.999cm" svg:height="0.811cm" svg:x="90.598cm" svg:y="182.45cm">
          <draw:text-box>
            <text:p><text:span text:style-name="T1">vPantallaMenu</text:span></text:p>
          </draw:text-box>
        </draw:frame>
        <draw:frame draw:style-name="gr3" draw:text-style-name="P3" draw:layer="layout" svg:width="5.999cm" svg:height="0.811cm" svg:x="90.598cm" svg:y="186.649cm">
          <draw:text-box>
            <text:p><text:span text:style-name="T1"><text:a xlink:href="https://marvelapp.com/prototype/52hff7d/screen/73842986/layer/129544440" xlink:type="simple">+pantallaMenu( )</text:a></text:span></text:p>
          </draw:text-box>
        </draw:frame>
        <draw:custom-shape draw:style-name="gr121" draw:text-style-name="P1" xml:id="id98" draw:id="id98" draw:layer="layout" svg:width="5.999cm" svg:height="8.499cm" svg:x="162.299cm" svg:y="1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62.299cm" svg:y1="182.5cm" svg:x2="168.299cm" svg:y2="182.5cm">
          <text:p/>
        </draw:line>
        <draw:line draw:style-name="gr2" draw:text-style-name="P2" draw:layer="layout" svg:x1="162.299cm" svg:y1="185.8cm" svg:x2="168.299cm" svg:y2="185.8cm">
          <text:p/>
        </draw:line>
        <draw:frame draw:style-name="gr3" draw:text-style-name="P3" xml:id="id100" draw:id="id100" draw:layer="layout" svg:width="5.999cm" svg:height="0.811cm" svg:x="162.299cm" svg:y="181.001cm">
          <draw:text-box>
            <text:p><text:span text:style-name="T1">cArquitecto</text:span></text:p>
          </draw:text-box>
        </draw:frame>
        <draw:frame draw:style-name="gr122" draw:text-style-name="P3" draw:layer="layout" svg:width="5.999cm" svg:height="1.115cm" svg:x="162.299cm" svg:y="185.801cm">
          <draw:text-box>
            <text:p><text:span text:style-name="T1">+seleccionarApartado( )</text:span></text:p>
            <text:p><text:span text:style-name="T17">+cerrarSesion( )</text:span></text:p>
          </draw:text-box>
        </draw:frame>
        <draw:connector draw:style-name="gr44" draw:text-style-name="P24" draw:layer="layout" draw:type="line" svg:x1="96.598cm" svg:y1="185.825cm" svg:x2="162.299cm" svg:y2="185.249cm" draw:start-shape="id97" draw:start-glue-point="1" draw:end-shape="id98" draw:end-glue-point="3" svg:d="M96598 185825l65701-576" svg:viewBox="0 0 65702 577">
          <text:p/>
        </draw:connector>
        <draw:connector draw:style-name="gr123" draw:text-style-name="P24" draw:layer="layout" draw:type="line" svg:x1="141.698cm" svg:y1="238.324cm" svg:x2="167.799cm" svg:y2="251.449cm" draw:start-shape="id96" draw:start-glue-point="1" draw:end-shape="id86" draw:end-glue-point="3" svg:d="M141698 238324l26101 13125" svg:viewBox="0 0 26102 13126">
          <text:p/>
        </draw:connector>
        <draw:connector draw:style-name="gr124" draw:text-style-name="P24" draw:layer="layout" draw:type="line" svg:x1="162.299cm" svg:y1="185.249cm" svg:x2="142.097cm" svg:y2="136.524cm" draw:start-shape="id98" draw:start-glue-point="3" draw:end-shape="id94" draw:end-glue-point="1" svg:d="M162299 185249l-20202-48725" svg:viewBox="0 0 20203 48726">
          <text:p/>
        </draw:connector>
        <draw:connector draw:style-name="gr125" draw:text-style-name="P24" draw:layer="layout" draw:type="line" svg:x1="165.298cm" svg:y1="189.499cm" svg:x2="141.897cm" svg:y2="226.807cm" draw:start-shape="id98" draw:start-glue-point="2" draw:end-shape="id99" draw:end-glue-point="1" svg:d="M165298 189499l-23401 37308" svg:viewBox="0 0 23402 37309">
          <text:p/>
        </draw:connector>
        <draw:connector draw:style-name="gr123" draw:text-style-name="P24" draw:layer="layout" draw:type="line" svg:x1="165.298cm" svg:y1="189.499cm" svg:x2="141.698cm" svg:y2="238.324cm" draw:start-shape="id98" draw:start-glue-point="2" draw:end-shape="id96" draw:end-glue-point="1" svg:d="M165298 189499l-23600 48825" svg:viewBox="0 0 23601 48826">
          <text:p/>
        </draw:connector>
        <draw:connector draw:style-name="gr113" draw:text-style-name="P24" draw:layer="layout" draw:type="line" svg:x1="162.299cm" svg:y1="185.249cm" svg:x2="142.198cm" svg:y2="158.767cm" draw:start-shape="id98" draw:start-glue-point="3" draw:end-shape="id89" draw:end-glue-point="1" svg:d="M162299 185249l-20101-26482" svg:viewBox="0 0 20102 26483">
          <text:p/>
        </draw:connector>
        <draw:connector draw:style-name="gr126" draw:text-style-name="P24" draw:layer="layout" draw:type="line" svg:x1="165.298cm" svg:y1="181.001cm" svg:x2="142.098cm" svg:y2="58.649cm" draw:start-shape="id100" draw:start-glue-point="0" draw:end-shape="id101" draw:end-glue-point="1" svg:d="M165298 181001l-23200-122352" svg:viewBox="0 0 23201 122353">
          <text:p/>
        </draw:connector>
        <draw:connector draw:style-name="gr127" draw:text-style-name="P24" draw:layer="layout" draw:type="line" svg:x1="142.098cm" svg:y1="58.649cm" svg:x2="155.7cm" svg:y2="33.149cm" draw:start-shape="id101" draw:start-glue-point="1" draw:end-shape="id102" draw:end-glue-point="3" svg:d="M142098 58649l13602-25500" svg:viewBox="0 0 13603 25501">
          <text:p/>
        </draw:connector>
        <draw:custom-shape draw:style-name="gr372" draw:text-style-name="P42" xml:id="id111" draw:id="id111" draw:layer="layout" svg:width="5.999cm" svg:height="7.643cm" svg:x="198.3cm" svg:y="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2" draw:layer="layout" svg:x1="198.3cm" svg:y1="38.5cm" svg:x2="204.3cm" svg:y2="38.5cm">
          <text:p/>
        </draw:line>
        <draw:line draw:style-name="gr6" draw:text-style-name="P2" draw:layer="layout" svg:x1="198.3cm" svg:y1="41.8cm" svg:x2="204.3cm" svg:y2="41.8cm">
          <text:p/>
        </draw:line>
        <draw:frame draw:style-name="gr7" draw:text-style-name="P3" draw:layer="layout" svg:width="5.999cm" svg:height="0.811cm" svg:x="198.299cm" svg:y="37cm">
          <draw:text-box>
            <text:p><text:span text:style-name="T1">cCifradoContrasena</text:span></text:p>
          </draw:text-box>
        </draw:frame>
        <draw:frame draw:style-name="gr135" draw:text-style-name="P3" draw:layer="layout" svg:width="5.999cm" svg:height="1.915cm" svg:x="198.299cm" svg:y="38.5cm">
          <draw:text-box>
            <text:p><text:span text:style-name="T1">+hash</text:span></text:p>
            <text:p><text:span text:style-name="T1">+semilla</text:span></text:p>
            <text:p><text:span text:style-name="T1">+contrasena</text:span></text:p>
          </draw:text-box>
        </draw:frame>
        <draw:frame draw:style-name="gr136" draw:text-style-name="P6" xml:id="id107" draw:id="id107" draw:layer="layout" svg:width="5.999cm" svg:height="2.843cm" svg:x="198.299cm" svg:y="41.8cm">
          <draw:text-box>
            <text:p text:style-name="P4"><text:span text:style-name="T4">+hashearContrasena( ) //Hecho</text:span></text:p>
            <text:p text:style-name="P4"><text:span text:style-name="T4"/></text:p>
            <text:p text:style-name="P4"><text:span text:style-name="T4">+generarSemilla( ) //Hecho</text:span></text:p>
            <text:p text:style-name="P4"><text:span text:style-name="T4">+incrustarSemilla( )</text:span></text:p>
            <text:p text:style-name="P4"><text:span text:style-name="T4">+extraerSemilla( )</text:span></text:p>
            <text:p><text:span text:style-name="T1"/></text:p>
          </draw:text-box>
        </draw:frame>
        <draw:custom-shape draw:style-name="gr373" draw:text-style-name="P42" xml:id="id115" draw:id="id115" draw:layer="layout" svg:width="5.999cm" svg:height="7.643cm" svg:x="147.1cm" svg:y="18.9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8" draw:text-style-name="P2" draw:layer="layout" svg:x1="147.1cm" svg:y1="20.457cm" svg:x2="153.1cm" svg:y2="20.457cm">
          <text:p/>
        </draw:line>
        <draw:line draw:style-name="gr138" draw:text-style-name="P2" draw:layer="layout" svg:x1="147.1cm" svg:y1="23.757cm" svg:x2="153.1cm" svg:y2="23.757cm">
          <text:p/>
        </draw:line>
        <draw:frame draw:style-name="gr139" draw:text-style-name="P25" draw:layer="layout" svg:width="5.999cm" svg:height="0.811cm" svg:x="147.099cm" svg:y="18.957cm">
          <draw:text-box>
            <text:p><text:span text:style-name="T1">cAutenticacion</text:span></text:p>
          </draw:text-box>
        </draw:frame>
        <draw:frame draw:style-name="gr140" draw:text-style-name="P3" draw:layer="layout" svg:width="5.999cm" svg:height="1.915cm" svg:x="147.099cm" svg:y="20.457cm">
          <draw:text-box>
            <text:p><text:span text:style-name="T1">+correo</text:span></text:p>
            <text:p><text:span text:style-name="T1">+claveVerificacion</text:span></text:p>
          </draw:text-box>
        </draw:frame>
        <draw:frame draw:style-name="gr141" draw:text-style-name="P6" draw:layer="layout" svg:width="5.999cm" svg:height="2.143cm" svg:x="147.099cm" svg:y="23.857cm">
          <draw:text-box>
            <text:p text:style-name="P4"><text:span text:style-name="T4">+pedirCorreo( )</text:span></text:p>
            <text:p text:style-name="P4"><text:span text:style-name="T4">+crearClaveVerificacion( )</text:span></text:p>
            <text:p text:style-name="P4"><text:span text:style-name="T18">+enviarEmail( )</text:span></text:p>
            <text:p text:style-name="P4"><text:span text:style-name="T4">+verificarClaveVerificacion( )</text:span></text:p>
          </draw:text-box>
        </draw:frame>
        <draw:custom-shape draw:style-name="gr144" draw:text-style-name="P1" xml:id="id109" draw:id="id109" draw:layer="layout" svg:width="5.999cm" svg:height="6.347cm" svg:x="134.599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5" draw:text-style-name="P2" draw:layer="layout" svg:x1="134.599cm" svg:y1="12cm" svg:x2="140.599cm" svg:y2="12cm">
          <text:p/>
        </draw:line>
        <draw:line draw:style-name="gr145" draw:text-style-name="P2" draw:layer="layout" svg:x1="134.599cm" svg:y1="14.2cm" svg:x2="140.599cm" svg:y2="14.2cm">
          <text:p/>
        </draw:line>
        <draw:frame draw:style-name="gr146" draw:text-style-name="P3" draw:layer="layout" svg:width="5.999cm" svg:height="0.811cm" svg:x="134.599cm" svg:y="10.5cm">
          <draw:text-box>
            <text:p><text:span text:style-name="T1">cRecuperarCuenta</text:span></text:p>
          </draw:text-box>
        </draw:frame>
        <draw:frame draw:style-name="gr147" draw:text-style-name="P3" draw:layer="layout" svg:width="5.999cm" svg:height="1.979cm" svg:x="134.599cm" svg:y="12cm">
          <draw:text-box>
            <text:p><text:span text:style-name="T1">+correo</text:span></text:p>
            <text:p><text:span text:style-name="T1">+nickname</text:span></text:p>
            <text:p><text:span text:style-name="T1">+contraseña</text:span></text:p>
            <text:p><text:span text:style-name="T1">+claveVerificacion</text:span></text:p>
          </draw:text-box>
        </draw:frame>
        <draw:frame draw:style-name="gr148" draw:text-style-name="P6" draw:layer="layout" svg:width="5.999cm" svg:height="2.3cm" svg:x="134.599cm" svg:y="14.2cm">
          <draw:text-box>
            <text:p text:style-name="P4"><text:span text:style-name="T4">+buscarCuenta( )</text:span></text:p>
            <text:p text:style-name="P4"><text:span text:style-name="T4">+introducirContraseñaNueva( )</text:span></text:p>
            <text:p><text:span text:style-name="T1"/></text:p>
          </draw:text-box>
        </draw:frame>
        <draw:custom-shape draw:style-name="gr374" draw:text-style-name="P42" xml:id="id106" draw:id="id106" draw:layer="layout" svg:width="7.097cm" svg:height="9.804cm" svg:x="135cm" svg:y="94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0" draw:text-style-name="P2" draw:layer="layout" svg:x1="135cm" svg:y1="95.923cm" svg:x2="142.098cm" svg:y2="95.923cm">
          <text:p/>
        </draw:line>
        <draw:line draw:style-name="gr130" draw:text-style-name="P2" draw:layer="layout" svg:x1="135cm" svg:y1="99.223cm" svg:x2="142.098cm" svg:y2="99.223cm">
          <text:p/>
        </draw:line>
        <draw:frame draw:style-name="gr131" draw:text-style-name="P3" draw:layer="layout" svg:width="7.097cm" svg:height="0.811cm" svg:x="135cm" svg:y="94.423cm">
          <draw:text-box>
            <text:p><text:span text:style-name="T1">cAmigos</text:span></text:p>
          </draw:text-box>
        </draw:frame>
        <draw:frame draw:style-name="gr132" draw:text-style-name="P3" draw:layer="layout" svg:width="7.097cm" svg:height="1.915cm" svg:x="135cm" svg:y="95.924cm">
          <draw:text-box>
            <text:p><text:span text:style-name="T1">+listaAmigos</text:span></text:p>
            <text:p><text:span text:style-name="T1">+listaSolicitudesEnviadas</text:span></text:p>
            <text:p><text:span text:style-name="T1">+listaSolicitudesRecibidas</text:span></text:p>
          </draw:text-box>
        </draw:frame>
        <draw:frame draw:style-name="gr375" draw:text-style-name="P6" draw:layer="layout" svg:width="7.097cm" svg:height="5.003cm" svg:x="135cm" svg:y="99.225cm">
          <draw:text-box>
            <text:p text:style-name="P4"><text:span text:style-name="T1">+consultarAmigos( )</text:span></text:p>
            <text:p text:style-name="P4"><text:span text:style-name="T1">+consultarSolicitudesEnviadas( )</text:span></text:p>
            <text:p text:style-name="P4"><text:span text:style-name="T1">+consultarSolicitudesRecibidas( )</text:span></text:p>
            <text:p text:style-name="P4"><text:span text:style-name="T1">+buscarAmigos( )</text:span></text:p>
            <text:p text:style-name="P4"><text:span text:style-name="T1"/></text:p>
            <text:p text:style-name="P4"><text:span text:style-name="T1">+enviarSolicitudAmistad( )</text:span></text:p>
            <text:p text:style-name="P4"><text:span text:style-name="T1">+aceptarSolicitudAmistad( )</text:span></text:p>
            <text:p text:style-name="P4"><text:span text:style-name="T1">+denegarSolicitudAmistad( )</text:span></text:p>
            <text:p text:style-name="P4"><text:span text:style-name="T13"/></text:p>
            <text:p text:style-name="P4"><text:span text:style-name="T13">+verEventosAmigo( )</text:span></text:p>
            <text:p text:style-name="P4"><text:span text:style-name="T1">+eliminarAmigo( )</text:span></text:p>
          </draw:text-box>
        </draw:frame>
        <draw:connector draw:style-name="gr151" draw:text-style-name="P24" draw:layer="layout" draw:type="line" svg:x1="194.499cm" svg:y1="87.487cm" svg:x2="199.022cm" svg:y2="90.75cm" draw:start-shape="id103" draw:start-glue-point="1" draw:end-shape="id104" draw:end-glue-point="3" svg:d="M194499 87487l4523 3263" svg:viewBox="0 0 4524 3264">
          <text:p/>
        </draw:connector>
        <draw:connector draw:style-name="gr152" draw:text-style-name="P24" draw:layer="layout" draw:type="line" svg:x1="178.4cm" svg:y1="96.348cm" svg:x2="142.097cm" svg:y2="99.326cm" draw:start-shape="id105" draw:start-glue-point="3" draw:end-shape="id106" draw:end-glue-point="1" svg:d="M178400 96348l-36303 2978" svg:viewBox="0 0 36304 2979">
          <text:p/>
        </draw:connector>
        <draw:connector draw:style-name="gr153" draw:text-style-name="P24" draw:layer="layout" draw:type="line" svg:x1="201.298cm" svg:y1="44.643cm" svg:x2="202.638cm" svg:y2="87cm" draw:start-shape="id107" draw:start-glue-point="2" draw:end-shape="id108" draw:end-glue-point="0" svg:d="M201298 44643l1340 42357" svg:viewBox="0 0 1341 42358">
          <text:p/>
        </draw:connector>
        <draw:connector draw:style-name="gr152" draw:text-style-name="P24" draw:layer="layout" draw:type="line" svg:x1="142.097cm" svg:y1="99.326cm" svg:x2="162.299cm" svg:y2="185.249cm" draw:start-shape="id106" draw:start-glue-point="1" draw:end-shape="id98" draw:end-glue-point="3" svg:d="M142097 99326l20202 85923" svg:viewBox="0 0 20203 85924">
          <text:p/>
        </draw:connector>
        <draw:connector draw:style-name="gr154" draw:text-style-name="P24" draw:layer="layout" draw:type="line" svg:x1="137.598cm" svg:y1="16.847cm" svg:x2="139.098cm" svg:y2="54.399cm" draw:start-shape="id109" draw:start-glue-point="2" draw:end-shape="id110" draw:end-glue-point="0" svg:d="M137598 16847l1500 37552" svg:viewBox="0 0 1501 37553">
          <text:p/>
        </draw:connector>
        <draw:connector draw:style-name="gr155" draw:text-style-name="P24" draw:layer="layout" draw:type="line" svg:x1="198.3cm" svg:y1="40.821cm" svg:x2="161.699cm" svg:y2="33.149cm" draw:start-shape="id111" draw:start-glue-point="3" draw:end-shape="id102" draw:end-glue-point="1" svg:d="M198300 40821l-36601-7672" svg:viewBox="0 0 36602 7673">
          <text:p/>
        </draw:connector>
        <draw:connector draw:style-name="gr156" draw:text-style-name="P24" draw:layer="layout" draw:type="line" svg:x1="121.799cm" svg:y1="99.096cm" svg:x2="135cm" svg:y2="99.326cm" draw:start-shape="id112" draw:start-glue-point="1" draw:end-shape="id106" draw:end-glue-point="3" svg:d="M121799 99096l13201 230" svg:viewBox="0 0 13202 231">
          <text:p/>
        </draw:connector>
        <draw:custom-shape draw:style-name="gr157" draw:text-style-name="P1" xml:id="id114" draw:id="id114" draw:layer="layout" svg:width="5.999cm" svg:height="5.549cm" svg:x="106.599cm" svg:y="19.951cm">
          <text:p/>
          <draw:enhanced-geometry svg:viewBox="0 0 21600 21600" draw:type="rectangle" draw:enhanced-path="M 0 0 L 21600 0 21600 21600 0 21600 0 0 Z N"/>
        </draw:custom-shape>
        <draw:line draw:style-name="gr158" draw:text-style-name="P2" draw:layer="layout" svg:x1="106.6cm" svg:y1="21.45cm" svg:x2="112.6cm" svg:y2="21.45cm">
          <text:p/>
        </draw:line>
        <draw:line draw:style-name="gr158" draw:text-style-name="P2" draw:layer="layout" svg:x1="106.6cm" svg:y1="23.75cm" svg:x2="112.6cm" svg:y2="23.75cm">
          <text:p/>
        </draw:line>
        <draw:frame draw:style-name="gr159" draw:text-style-name="P3" draw:layer="layout" svg:width="5.999cm" svg:height="0.811cm" svg:x="106.599cm" svg:y="19.95cm">
          <draw:text-box>
            <text:p><text:span text:style-name="T1">vPantallasAutenticacion</text:span></text:p>
          </draw:text-box>
        </draw:frame>
        <draw:frame draw:style-name="gr160" draw:text-style-name="P3" draw:layer="layout" svg:width="5.999cm" svg:height="1.979cm" svg:x="106.599cm" svg:y="23.75cm">
          <draw:text-box>
            <text:p><text:span text:style-name="T1">+pantallaIntroducirCorreo</text:span></text:p>
            <text:p><text:span text:style-name="T1">+pantallaIntroducirCodigoVerificacion</text:span></text:p>
            <text:p><text:span text:style-name="T1"/></text:p>
          </draw:text-box>
        </draw:frame>
        <draw:custom-shape draw:style-name="gr161" draw:text-style-name="P1" xml:id="id113" draw:id="id113" draw:layer="layout" svg:width="5.999cm" svg:height="6.999cm" svg:x="118.5cm" svg:y="10.301cm">
          <text:p/>
          <draw:enhanced-geometry svg:viewBox="0 0 21600 21600" draw:type="rectangle" draw:enhanced-path="M 0 0 L 21600 0 21600 21600 0 21600 0 0 Z N"/>
        </draw:custom-shape>
        <draw:line draw:style-name="gr145" draw:text-style-name="P2" draw:layer="layout" svg:x1="118.5cm" svg:y1="11.8cm" svg:x2="124.5cm" svg:y2="11.8cm">
          <text:p/>
        </draw:line>
        <draw:line draw:style-name="gr145" draw:text-style-name="P2" draw:layer="layout" svg:x1="118.5cm" svg:y1="14.1cm" svg:x2="124.5cm" svg:y2="14.1cm">
          <text:p/>
        </draw:line>
        <draw:frame draw:style-name="gr146" draw:text-style-name="P3" draw:layer="layout" svg:width="5.999cm" svg:height="0.811cm" svg:x="118.499cm" svg:y="10.3cm">
          <draw:text-box>
            <text:p><text:span text:style-name="T1">vPantallasRecuperacion</text:span></text:p>
          </draw:text-box>
        </draw:frame>
        <draw:frame draw:style-name="gr162" draw:text-style-name="P3" draw:layer="layout" svg:width="5.999cm" svg:height="3.275cm" svg:x="118.499cm" svg:y="14.1cm">
          <draw:text-box>
            <text:p><text:span text:style-name="T1">+pantallaRecuperacionIntroducirCorreo</text:span></text:p>
            <text:p><text:span text:style-name="T4">+pantalla</text:span><text:span text:style-name="T1">RecuperacionIntroducirCodigoVerificacion</text:span></text:p>
            <text:p text:style-name="P4"><text:span text:style-name="T4">+pantallaRecuperacionIntroducirNuevaContraseña</text:span></text:p>
            <text:p><text:span text:style-name="T1"/></text:p>
          </draw:text-box>
        </draw:frame>
        <draw:connector draw:style-name="gr163" draw:text-style-name="P2" draw:layer="layout" draw:type="line" svg:x1="124.499cm" svg:y1="13.8cm" svg:x2="134.599cm" svg:y2="13.673cm" draw:start-shape="id113" draw:start-glue-point="1" draw:end-shape="id109" draw:end-glue-point="3" svg:d="M124499 13800l10100-127" svg:viewBox="0 0 10101 128">
          <text:p/>
        </draw:connector>
        <draw:connector draw:style-name="gr164" draw:text-style-name="P2" draw:layer="layout" draw:type="line" svg:x1="112.598cm" svg:y1="22.725cm" svg:x2="147.1cm" svg:y2="22.778cm" draw:start-shape="id114" draw:start-glue-point="1" draw:end-shape="id115" draw:end-glue-point="3" svg:d="M112598 22725l34502 53" svg:viewBox="0 0 34503 54">
          <text:p/>
        </draw:connector>
        <draw:custom-shape draw:style-name="gr165" draw:text-style-name="P1" xml:id="id120" draw:id="id120" draw:layer="layout" svg:width="5.999cm" svg:height="10.14cm" svg:x="136.098cm" svg:y="66.5cm">
          <text:p/>
          <draw:enhanced-geometry svg:viewBox="0 0 21600 21600" draw:type="rectangle" draw:enhanced-path="M 0 0 L 21600 0 21600 21600 0 21600 0 0 Z N"/>
        </draw:custom-shape>
        <draw:line draw:style-name="gr166" draw:text-style-name="P2" draw:layer="layout" svg:x1="136.098cm" svg:y1="68cm" svg:x2="142.098cm" svg:y2="68cm">
          <text:p/>
        </draw:line>
        <draw:line draw:style-name="gr166" draw:text-style-name="P2" draw:layer="layout" svg:x1="136.098cm" svg:y1="73.5cm" svg:x2="142.098cm" svg:y2="73.5cm">
          <text:p/>
        </draw:line>
        <draw:frame draw:style-name="gr167" draw:text-style-name="P3" draw:layer="layout" svg:width="5.999cm" svg:height="0.811cm" svg:x="136.099cm" svg:y="66.5cm">
          <draw:text-box>
            <text:p><text:span text:style-name="T1">cPerfil</text:span></text:p>
          </draw:text-box>
        </draw:frame>
        <draw:frame draw:style-name="gr168" draw:text-style-name="P3" draw:layer="layout" svg:width="5.999cm" svg:height="5.435cm" svg:x="136.039cm" svg:y="68cm">
          <draw:text-box>
            <text:p><text:span text:style-name="T1">+nick</text:span></text:p>
            <text:p><text:span text:style-name="T1">+contraseña</text:span></text:p>
            <text:p><text:span text:style-name="T1">+correo</text:span></text:p>
            <text:p text:style-name="P4"><text:span text:style-name="T1">+idUsuario</text:span></text:p>
            <text:p text:style-name="P4"><text:span text:style-name="T1">+idFotoPerfil</text:span></text:p>
            <text:p text:style-name="P4"><text:span text:style-name="T1">+calificacion</text:span></text:p>
            <text:p text:style-name="P4"><text:span text:style-name="T1">+participaciones</text:span></text:p>
            <text:p text:style-name="P4"><text:span text:style-name="T1">+reportesComportamiento</text:span></text:p>
            <text:p text:style-name="P4"><text:span text:style-name="T1">+reportesInasistencia</text:span></text:p>
            <text:p text:style-name="P4"><text:span text:style-name="T1">+calificacionEventos</text:span></text:p>
            <text:p text:style-name="P4"><text:span text:style-name="T1">+eventosRealizados</text:span></text:p>
            <text:p text:style-name="P4"><text:span text:style-name="T1">+reportesEventoFalso</text:span></text:p>
          </draw:text-box>
        </draw:frame>
        <draw:custom-shape draw:style-name="gr169" draw:text-style-name="P1" xml:id="id116" draw:id="id116" draw:layer="layout" svg:width="5.999cm" svg:height="5.999cm" svg:x="98.199cm" svg:y="35.301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98.2cm" svg:y1="36.8cm" svg:x2="104.2cm" svg:y2="36.8cm">
          <text:p/>
        </draw:line>
        <draw:line draw:style-name="gr6" draw:text-style-name="P2" draw:layer="layout" svg:x1="98.2cm" svg:y1="39.1cm" svg:x2="104.2cm" svg:y2="39.1cm">
          <text:p/>
        </draw:line>
        <draw:frame draw:style-name="gr7" draw:text-style-name="P3" draw:layer="layout" svg:width="5.999cm" svg:height="0.811cm" svg:x="98.199cm" svg:y="35.3cm">
          <draw:text-box>
            <text:p><text:span text:style-name="T1">vPantallasFotoPerfil</text:span></text:p>
          </draw:text-box>
        </draw:frame>
        <draw:frame draw:style-name="gr170" draw:text-style-name="P3" draw:layer="layout" svg:width="5.999cm" svg:height="3.026cm" svg:x="98.299cm" svg:y="39cm">
          <draw:text-box>
            <text:p><text:span text:style-name="T1">+pSeleccionarFotoPerfil</text:span></text:p>
            <text:p><text:span text:style-name="T1"/></text:p>
          </draw:text-box>
        </draw:frame>
        <draw:connector draw:style-name="gr171" draw:text-style-name="P2" draw:layer="layout" draw:type="line" svg:x1="104.198cm" svg:y1="38.3cm" svg:x2="155.7cm" svg:y2="33.149cm" draw:start-shape="id116" draw:start-glue-point="1" draw:end-shape="id102" draw:end-glue-point="3" svg:d="M104198 38300l51502-5151" svg:viewBox="0 0 51503 5152">
          <text:p/>
        </draw:connector>
        <draw:custom-shape draw:style-name="gr172" draw:text-style-name="P1" xml:id="id117" draw:id="id117" draw:layer="layout" svg:width="5.999cm" svg:height="5.399cm" svg:x="98.299cm" svg:y="29.401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98.299cm" svg:y1="30.9cm" svg:x2="104.299cm" svg:y2="30.9cm">
          <text:p/>
        </draw:line>
        <draw:line draw:style-name="gr6" draw:text-style-name="P2" draw:layer="layout" svg:x1="98.299cm" svg:y1="33.2cm" svg:x2="104.299cm" svg:y2="33.2cm">
          <text:p/>
        </draw:line>
        <draw:frame draw:style-name="gr7" draw:text-style-name="P3" draw:layer="layout" svg:width="5.999cm" svg:height="0.811cm" svg:x="98.299cm" svg:y="29.4cm">
          <draw:text-box>
            <text:p><text:span text:style-name="T1">vPantallasCrearCuenta</text:span></text:p>
          </draw:text-box>
        </draw:frame>
        <draw:frame draw:style-name="gr170" draw:text-style-name="P3" draw:layer="layout" svg:width="5.999cm" svg:height="3.026cm" svg:x="98.299cm" svg:y="33.2cm">
          <draw:text-box>
            <text:p><text:span text:style-name="T1">+pCrearCuenta</text:span></text:p>
            <text:p><text:span text:style-name="T1"/></text:p>
          </draw:text-box>
        </draw:frame>
        <draw:connector draw:style-name="gr171" draw:text-style-name="P2" draw:layer="layout" draw:type="line" svg:x1="104.298cm" svg:y1="32.1cm" svg:x2="155.7cm" svg:y2="33.149cm" draw:start-shape="id117" draw:start-glue-point="1" draw:end-shape="id102" draw:end-glue-point="3" svg:d="M104298 32100l51402 1049" svg:viewBox="0 0 51403 1050">
          <text:p/>
        </draw:connector>
        <draw:custom-shape draw:style-name="gr173" draw:text-style-name="P1" xml:id="id118" draw:id="id118" draw:layer="layout" svg:width="5.999cm" svg:height="5.999cm" svg:x="116.2cm" svg:y="55.175cm">
          <text:p/>
          <draw:enhanced-geometry svg:viewBox="0 0 21600 21600" draw:type="rectangle" draw:enhanced-path="M 0 0 L 21600 0 21600 21600 0 21600 0 0 Z N"/>
        </draw:custom-shape>
        <draw:line draw:style-name="gr14" draw:text-style-name="P2" draw:layer="layout" svg:x1="116.2cm" svg:y1="56.674cm" svg:x2="122.2cm" svg:y2="56.674cm">
          <text:p/>
        </draw:line>
        <draw:line draw:style-name="gr14" draw:text-style-name="P2" draw:layer="layout" svg:x1="116.2cm" svg:y1="58.974cm" svg:x2="122.2cm" svg:y2="58.974cm">
          <text:p/>
        </draw:line>
        <draw:frame draw:style-name="gr15" draw:text-style-name="P3" draw:layer="layout" svg:width="5.999cm" svg:height="0.811cm" svg:x="116.199cm" svg:y="55.174cm">
          <draw:text-box>
            <text:p><text:span text:style-name="T1">vPantallasInicioSesion</text:span></text:p>
          </draw:text-box>
        </draw:frame>
        <draw:frame draw:style-name="gr174" draw:text-style-name="P3" draw:layer="layout" svg:width="5.999cm" svg:height="1.115cm" svg:x="116.199cm" svg:y="58.974cm">
          <draw:text-box>
            <text:p><text:span text:style-name="T1">+pInicioSesion</text:span></text:p>
            <text:p><text:span text:style-name="T1"/></text:p>
          </draw:text-box>
        </draw:frame>
        <draw:connector draw:style-name="gr175" draw:text-style-name="P2" draw:layer="layout" draw:type="line" svg:x1="122.199cm" svg:y1="58.174cm" svg:x2="136.099cm" svg:y2="58.649cm" draw:start-shape="id118" draw:start-glue-point="1" draw:end-shape="id101" draw:end-glue-point="3" svg:d="M122199 58174l13900 475" svg:viewBox="0 0 13901 476">
          <text:p/>
        </draw:connector>
        <draw:custom-shape draw:style-name="gr178" draw:text-style-name="P1" xml:id="id119" draw:id="id119" draw:layer="layout" svg:width="5.999cm" svg:height="5.999cm" svg:x="116.438cm" svg:y="68.541cm">
          <text:p/>
          <draw:enhanced-geometry svg:viewBox="0 0 21600 21600" draw:type="rectangle" draw:enhanced-path="M 0 0 L 21600 0 21600 21600 0 21600 0 0 Z N"/>
        </draw:custom-shape>
        <draw:line draw:style-name="gr166" draw:text-style-name="P2" draw:layer="layout" svg:x1="116.439cm" svg:y1="70.04cm" svg:x2="122.439cm" svg:y2="70.04cm">
          <text:p/>
        </draw:line>
        <draw:line draw:style-name="gr166" draw:text-style-name="P2" draw:layer="layout" svg:x1="116.439cm" svg:y1="72.34cm" svg:x2="122.439cm" svg:y2="72.34cm">
          <text:p/>
        </draw:line>
        <draw:frame draw:style-name="gr167" draw:text-style-name="P3" draw:layer="layout" svg:width="5.999cm" svg:height="0.811cm" svg:x="116.438cm" svg:y="68.54cm">
          <draw:text-box>
            <text:p><text:span text:style-name="T1">vPantallasPerfil</text:span></text:p>
          </draw:text-box>
        </draw:frame>
        <draw:frame draw:style-name="gr179" draw:text-style-name="P3" draw:layer="layout" svg:width="5.999cm" svg:height="1.547cm" svg:x="116.438cm" svg:y="72.34cm">
          <draw:text-box>
            <text:p><text:span text:style-name="T1">+pInformacionPerfil</text:span></text:p>
            <text:p><text:span text:style-name="T1">+pEdicionPerfil</text:span></text:p>
            <text:p><text:span text:style-name="T1"/></text:p>
          </draw:text-box>
        </draw:frame>
        <draw:connector draw:style-name="gr180" draw:text-style-name="P24" draw:layer="layout" draw:type="line" svg:x1="122.437cm" svg:y1="71.54cm" svg:x2="136.098cm" svg:y2="71.57cm" draw:start-shape="id119" draw:start-glue-point="1" draw:end-shape="id120" draw:end-glue-point="3" svg:d="M122437 71540l13661 30" svg:viewBox="0 0 13662 31">
          <text:p/>
        </draw:connector>
        <draw:connector draw:style-name="gr181" draw:text-style-name="P24" draw:layer="layout" draw:type="line" svg:x1="162.299cm" svg:y1="185.249cm" svg:x2="142.097cm" svg:y2="71.57cm" draw:start-shape="id98" draw:start-glue-point="3" draw:end-shape="id120" draw:end-glue-point="1" svg:d="M162299 185249l-20202-113679" svg:viewBox="0 0 20203 113680">
          <text:p/>
        </draw:connector>
        <draw:custom-shape draw:style-name="gr182" draw:text-style-name="P1" xml:id="id112" draw:id="id112" draw:layer="layout" svg:width="5.999cm" svg:height="5.999cm" svg:x="115.8cm" svg:y="96.0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0" draw:text-style-name="P2" draw:layer="layout" svg:x1="115.8cm" svg:y1="97.596cm" svg:x2="121.8cm" svg:y2="97.596cm">
          <text:p/>
        </draw:line>
        <draw:line draw:style-name="gr130" draw:text-style-name="P2" draw:layer="layout" svg:x1="115.8cm" svg:y1="99.896cm" svg:x2="121.8cm" svg:y2="99.896cm">
          <text:p/>
        </draw:line>
        <draw:frame draw:style-name="gr131" draw:text-style-name="P3" draw:layer="layout" svg:width="5.999cm" svg:height="0.811cm" svg:x="115.799cm" svg:y="96.096cm">
          <draw:text-box>
            <text:p><text:span text:style-name="T1">vPantallasAmigos</text:span></text:p>
          </draw:text-box>
        </draw:frame>
        <draw:frame draw:style-name="gr183" draw:text-style-name="P3" draw:layer="layout" svg:width="5.999cm" svg:height="1.979cm" svg:x="115.799cm" svg:y="99.896cm">
          <draw:text-box>
            <text:p><text:span text:style-name="T1">+pListaAmigos</text:span></text:p>
            <text:p><text:span text:style-name="T1">+pListaSolicitudes</text:span></text:p>
            <text:p><text:span text:style-name="T1">+pBusquedaAmigos</text:span></text:p>
            <text:p><text:span text:style-name="T1"/></text:p>
          </draw:text-box>
        </draw:frame>
        <draw:custom-shape draw:style-name="gr376" draw:text-style-name="P42" xml:id="id122" draw:id="id122" draw:layer="layout" svg:width="5.999cm" svg:height="7.151cm" svg:x="174.198cm" svg:y="256.149cm">
          <text:p/>
          <draw:enhanced-geometry svg:viewBox="0 0 21600 21600" draw:type="rectangle" draw:enhanced-path="M 0 0 L 21600 0 21600 21600 0 21600 0 0 Z N"/>
        </draw:custom-shape>
        <draw:line draw:style-name="gr27" draw:text-style-name="P2" draw:layer="layout" svg:x1="174.198cm" svg:y1="257.649cm" svg:x2="180.198cm" svg:y2="257.649cm">
          <text:p/>
        </draw:line>
        <draw:line draw:style-name="gr27" draw:text-style-name="P2" draw:layer="layout" svg:x1="174.198cm" svg:y1="260.949cm" svg:x2="180.198cm" svg:y2="260.949cm">
          <text:p/>
        </draw:line>
        <draw:frame draw:style-name="gr377" draw:text-style-name="P3" draw:layer="layout" svg:width="5.999cm" svg:height="1.115cm" svg:x="174.199cm" svg:y="256.149cm">
          <draw:text-box>
            <text:p><text:span text:style-name="T1">cEventosChat</text:span></text:p>
            <text:p><text:span text:style-name="T1"/></text:p>
          </draw:text-box>
        </draw:frame>
        <draw:frame draw:style-name="gr185" draw:text-style-name="P3" draw:layer="layout" svg:width="5.999cm" svg:height="2.35cm" svg:x="174.199cm" svg:y="257.649cm">
          <draw:text-box>
            <text:p><text:span text:style-name="T1">+idUsuario</text:span></text:p>
            <text:p><text:span text:style-name="T1">+nick</text:span></text:p>
            <text:p><text:span text:style-name="T1">+mensaje</text:span></text:p>
            <text:p><text:span text:style-name="T1">+fechaMensaje</text:span></text:p>
          </draw:text-box>
        </draw:frame>
        <draw:frame draw:style-name="gr186" draw:text-style-name="P3" draw:layer="layout" svg:width="5.999cm" svg:height="1.837cm" svg:x="174.199cm" svg:y="260.949cm">
          <draw:text-box>
            <text:p><text:span text:style-name="T1">+recibirMensajes( )</text:span></text:p>
            <text:p><text:span text:style-name="T1">+enviarMensaje( )</text:span></text:p>
          </draw:text-box>
        </draw:frame>
        <draw:custom-shape draw:style-name="gr187" draw:text-style-name="P5" draw:layer="layout" svg:width="5.963cm" svg:height="1.499cm" svg:x="180.436cm" svg:y="261.752cm">
          <text:p text:style-name="P5"><text:span text:style-name="T3">Y que tal si se usa una fecha en vez</text:span></text:p>
          <text:p text:style-name="P5"><text:span text:style-name="T3">De un ID para el mensaje??</text:span></text:p>
          <text:p text:style-name="P5"><text:span text:style-name="T3">-Seria igual que un datalog</text:span></text:p>
          <text:p text:style-name="P5"><text:span text:style-name="T3">idTienda / idUsuario/ fecha / mensaje</text:span></text:p>
          <draw:enhanced-geometry svg:viewBox="0 0 21600 21600" draw:text-areas="800 800 20800 20800" draw:type="round-rectangular-callout" draw:modifiers="-7214.48692152918 63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8" draw:text-style-name="P1" xml:id="id87" draw:id="id87" draw:layer="layout" svg:width="5.999cm" svg:height="9.899cm" svg:x="91.299cm" svg:y="209.501cm">
          <text:p/>
          <draw:enhanced-geometry svg:viewBox="0 0 21600 21600" draw:type="rectangle" draw:enhanced-path="M 0 0 L 21600 0 21600 21600 0 21600 0 0 Z N"/>
        </draw:custom-shape>
        <draw:line draw:style-name="gr18" draw:text-style-name="P2" draw:layer="layout" svg:x1="91.299cm" svg:y1="211cm" svg:x2="97.299cm" svg:y2="211cm">
          <text:p/>
        </draw:line>
        <draw:line draw:style-name="gr18" draw:text-style-name="P2" draw:layer="layout" svg:x1="91.299cm" svg:y1="214.3cm" svg:x2="97.299cm" svg:y2="214.3cm">
          <text:p/>
        </draw:line>
        <draw:frame draw:style-name="gr19" draw:text-style-name="P3" draw:layer="layout" svg:width="5.999cm" svg:height="0.811cm" svg:x="91.299cm" svg:y="209.5cm">
          <draw:text-box>
            <text:p><text:span text:style-name="T1">vPantallasCreacionTienda</text:span></text:p>
          </draw:text-box>
        </draw:frame>
        <draw:frame draw:style-name="gr189" draw:text-style-name="P3" draw:layer="layout" svg:width="5.999cm" svg:height="5.435cm" svg:x="91.299cm" svg:y="214.3cm">
          <draw:text-box>
            <text:p><text:span text:style-name="T1"><text:a xlink:href="../../Documento%20de%20referencia.odg#Página%2046" xlink:type="simple">+pantallaCreacionTienda( )</text:a></text:span></text:p>
            <text:p><text:span text:style-name="T1">+pNombreTienda</text:span></text:p>
            <text:p><text:span text:style-name="T1">+pUbicacionTienda</text:span></text:p>
            <text:p><text:span text:style-name="T1">+pDescripcionTienda</text:span></text:p>
            <text:p><text:span text:style-name="T1">+pTelefonoTienda</text:span></text:p>
            <text:p><text:span text:style-name="T1">+pCorreoTienda</text:span></text:p>
            <text:p><text:span text:style-name="T1">+pEspecialidadTienda</text:span></text:p>
            <text:p><text:span text:style-name="T1">+pListaProductos</text:span></text:p>
            <text:p><text:span text:style-name="T1">+pAgregarProductos</text:span></text:p>
            <text:p><text:span text:style-name="T1">+pCreacionTiendaResumen</text:span></text:p>
            <text:p><text:span text:style-name="T1"/></text:p>
            <text:p><text:span text:style-name="T1"/></text:p>
          </draw:text-box>
        </draw:frame>
        <draw:custom-shape draw:style-name="gr190" draw:text-style-name="P1" xml:id="id91" draw:id="id91" draw:layer="layout" svg:width="5.999cm" svg:height="5.999cm" svg:x="86.799cm" svg:y="200.612cm">
          <text:p/>
          <draw:enhanced-geometry svg:viewBox="0 0 21600 21600" draw:type="rectangle" draw:enhanced-path="M 0 0 L 21600 0 21600 21600 0 21600 0 0 Z N"/>
        </draw:custom-shape>
        <draw:line draw:style-name="gr18" draw:text-style-name="P2" draw:layer="layout" svg:x1="86.799cm" svg:y1="202.111cm" svg:x2="92.799cm" svg:y2="202.111cm">
          <text:p/>
        </draw:line>
        <draw:line draw:style-name="gr18" draw:text-style-name="P2" draw:layer="layout" svg:x1="86.799cm" svg:y1="204.411cm" svg:x2="92.799cm" svg:y2="204.411cm">
          <text:p/>
        </draw:line>
        <draw:frame draw:style-name="gr19" draw:text-style-name="P3" draw:layer="layout" svg:width="5.999cm" svg:height="0.811cm" svg:x="86.799cm" svg:y="200.611cm">
          <draw:text-box>
            <text:p><text:span text:style-name="T1">vPantallasChatTienda</text:span></text:p>
          </draw:text-box>
        </draw:frame>
        <draw:frame draw:style-name="gr21" draw:text-style-name="P3" draw:layer="layout" svg:width="5.999cm" svg:height="1.979cm" svg:x="86.799cm" svg:y="204.411cm">
          <draw:text-box>
            <text:p><text:span text:style-name="T1">+pChatTienda</text:span></text:p>
            <text:p><text:span text:style-name="T1">+pChatTiendaCreador</text:span></text:p>
            <text:p><text:span text:style-name="T1"/></text:p>
            <text:p><text:span text:style-name="T1"/></text:p>
          </draw:text-box>
        </draw:frame>
        <draw:custom-shape draw:style-name="gr191" draw:text-style-name="P1" xml:id="id121" draw:id="id121" draw:layer="layout" svg:width="5.999cm" svg:height="5.999cm" svg:x="85.2cm" svg:y="256.401cm">
          <text:p/>
          <draw:enhanced-geometry svg:viewBox="0 0 21600 21600" draw:type="rectangle" draw:enhanced-path="M 0 0 L 21600 0 21600 21600 0 21600 0 0 Z N"/>
        </draw:custom-shape>
        <draw:line draw:style-name="gr27" draw:text-style-name="P2" draw:layer="layout" svg:x1="85.2cm" svg:y1="257.9cm" svg:x2="91.2cm" svg:y2="257.9cm">
          <text:p/>
        </draw:line>
        <draw:line draw:style-name="gr27" draw:text-style-name="P2" draw:layer="layout" svg:x1="85.2cm" svg:y1="260.2cm" svg:x2="91.2cm" svg:y2="260.2cm">
          <text:p/>
        </draw:line>
        <draw:frame draw:style-name="gr28" draw:text-style-name="P3" draw:layer="layout" svg:width="5.999cm" svg:height="0.811cm" svg:x="85.199cm" svg:y="256.4cm">
          <draw:text-box>
            <text:p><text:span text:style-name="T1">vPantallasChatEvento</text:span></text:p>
          </draw:text-box>
        </draw:frame>
        <draw:frame draw:style-name="gr192" draw:text-style-name="P3" draw:layer="layout" svg:width="5.999cm" svg:height="1.547cm" svg:x="85.199cm" svg:y="260.2cm">
          <draw:text-box>
            <text:p><text:span text:style-name="T1">+pChatEvento</text:span></text:p>
            <text:p><text:span text:style-name="T1"/></text:p>
            <text:p><text:span text:style-name="T1"/></text:p>
          </draw:text-box>
        </draw:frame>
        <draw:custom-shape draw:style-name="gr193" draw:text-style-name="P5" draw:layer="layout" svg:width="5.963cm" svg:height="1.499cm" svg:x="174.836cm" svg:y="207.901cm">
          <text:p text:style-name="P5"><text:span text:style-name="T3">Exclusivo para el dueño de la tienda</text:span></text:p>
          <draw:enhanced-geometry svg:viewBox="0 0 21600 21600" draw:text-areas="800 800 20800 20800" draw:type="round-rectangular-callout" draw:modifiers="-12994.76861167 -12139.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108" draw:text-style-name="P24" draw:layer="layout" draw:type="line" svg:x1="91.199cm" svg:y1="259.4cm" svg:x2="174.198cm" svg:y2="259.724cm" draw:start-shape="id121" draw:start-glue-point="1" draw:end-shape="id122" draw:end-glue-point="3" svg:d="M91199 259400l82999 324" svg:viewBox="0 0 83000 325">
          <text:p/>
        </draw:connector>
        <draw:custom-shape draw:style-name="gr194" draw:text-style-name="P1" xml:id="id123" draw:id="id123" draw:layer="layout" svg:width="5.999cm" svg:height="5.999cm" svg:x="90.8cm" svg:y="167.451cm">
          <text:p/>
          <draw:enhanced-geometry svg:viewBox="0 0 21600 21600" draw:type="rectangle" draw:enhanced-path="M 0 0 L 21600 0 21600 21600 0 21600 0 0 Z N"/>
        </draw:custom-shape>
        <draw:line draw:style-name="gr23" draw:text-style-name="P2" draw:layer="layout" svg:x1="90.8cm" svg:y1="168.95cm" svg:x2="96.8cm" svg:y2="168.95cm">
          <text:p/>
        </draw:line>
        <draw:line draw:style-name="gr23" draw:text-style-name="P2" draw:layer="layout" svg:x1="90.8cm" svg:y1="171.25cm" svg:x2="96.8cm" svg:y2="171.25cm">
          <text:p/>
        </draw:line>
        <draw:frame draw:style-name="gr24" draw:text-style-name="P3" draw:layer="layout" svg:width="5.999cm" svg:height="0.811cm" svg:x="90.799cm" svg:y="167.45cm">
          <draw:text-box>
            <text:p><text:span text:style-name="T1">vPantallasUbicacion</text:span></text:p>
          </draw:text-box>
        </draw:frame>
        <draw:frame draw:style-name="gr195" draw:text-style-name="P3" draw:layer="layout" svg:width="5.999cm" svg:height="1.547cm" svg:x="90.799cm" svg:y="171.25cm">
          <draw:text-box>
            <text:p><text:span text:style-name="T1">+pMapa</text:span></text:p>
            <text:p><text:span text:style-name="T1"/></text:p>
            <text:p><text:span text:style-name="T1"/></text:p>
          </draw:text-box>
        </draw:frame>
        <draw:connector draw:style-name="gr196" draw:text-style-name="P24" draw:layer="layout" draw:type="line" svg:x1="96.799cm" svg:y1="170.45cm" svg:x2="191.8cm" svg:y2="170.608cm" draw:start-shape="id123" draw:start-glue-point="1" draw:end-shape="id124" draw:end-glue-point="3" svg:d="M96799 170450l95001 158" svg:viewBox="0 0 95002 159">
          <text:p/>
        </draw:connector>
        <draw:custom-shape draw:style-name="gr193" draw:text-style-name="P5" draw:layer="layout" svg:width="5.963cm" svg:height="1.499cm" svg:x="174.773cm" svg:y="206.003cm">
          <text:p text:style-name="P5"><text:span text:style-name="T3">Y que tal si se usa una fecha en vez</text:span></text:p>
          <text:p text:style-name="P5"><text:span text:style-name="T3">De un ID para el mensaje??</text:span></text:p>
          <text:p text:style-name="P5"><text:span text:style-name="T3">-Seria igual que un datalog</text:span></text:p>
          <text:p text:style-name="P5"><text:span text:style-name="T3">IdEvento / idUsuario / fecha / mensaje</text:span></text:p>
          <draw:enhanced-geometry svg:viewBox="0 0 21600 21600" draw:text-areas="800 800 20800 20800" draw:type="round-rectangular-callout" draw:modifiers="-7214.48692152918 63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97" draw:text-style-name="P6" draw:layer="layout" svg:width="5.999cm" svg:height="2.843cm" svg:x="136.038cm" svg:y="73.541cm">
          <draw:text-box>
            <text:p text:style-name="P4"><text:span text:style-name="T4">+consultarPerfil( )</text:span></text:p>
            <text:p text:style-name="P4"><text:span text:style-name="T4">+editarPerfil( )</text:span></text:p>
            <text:p><text:span text:style-name="T1"/></text:p>
          </draw:text-box>
        </draw:frame>
        <draw:custom-shape draw:style-name="gr198" draw:text-style-name="P1" xml:id="id93" draw:id="id93" draw:layer="layout" svg:width="5.999cm" svg:height="5.999cm" svg:x="115.8cm" svg:y="133.59cm">
          <text:p/>
          <draw:enhanced-geometry svg:viewBox="0 0 21600 21600" draw:type="rectangle" draw:enhanced-path="M 0 0 L 21600 0 21600 21600 0 21600 0 0 Z N"/>
        </draw:custom-shape>
        <draw:line draw:style-name="gr40" draw:text-style-name="P2" draw:layer="layout" svg:x1="115.8cm" svg:y1="135.089cm" svg:x2="121.8cm" svg:y2="135.089cm">
          <text:p/>
        </draw:line>
        <draw:line draw:style-name="gr40" draw:text-style-name="P2" draw:layer="layout" svg:x1="115.8cm" svg:y1="137.389cm" svg:x2="121.8cm" svg:y2="137.389cm">
          <text:p/>
        </draw:line>
        <draw:frame draw:style-name="gr41" draw:text-style-name="P3" draw:layer="layout" svg:width="5.999cm" svg:height="0.811cm" svg:x="115.799cm" svg:y="133.589cm">
          <draw:text-box>
            <text:p><text:span text:style-name="T1">vVentanasReportes</text:span></text:p>
          </draw:text-box>
        </draw:frame>
        <draw:frame draw:style-name="gr199" draw:text-style-name="P3" draw:layer="layout" svg:width="5.999cm" svg:height="1.547cm" svg:x="115.799cm" svg:y="137.389cm">
          <draw:text-box>
            <text:p><text:span text:style-name="T1">+vListaParticipantes</text:span></text:p>
            <text:p><text:span text:style-name="T1"/></text:p>
          </draw:text-box>
        </draw:frame>
        <draw:custom-shape draw:style-name="gr378" draw:text-style-name="P1" xml:id="id96" draw:id="id96" draw:layer="layout" svg:width="5.999cm" svg:height="8.492cm" svg:x="135.699cm" svg:y="234.0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7" draw:text-style-name="P2" draw:layer="layout" svg:x1="135.699cm" svg:y1="235.578cm" svg:x2="141.699cm" svg:y2="235.578cm">
          <text:p/>
        </draw:line>
        <draw:line draw:style-name="gr27" draw:text-style-name="P2" draw:layer="layout" svg:x1="135.699cm" svg:y1="238.878cm" svg:x2="141.699cm" svg:y2="238.878cm">
          <text:p/>
        </draw:line>
        <draw:frame draw:style-name="gr28" draw:text-style-name="P3" draw:layer="layout" svg:width="5.999cm" svg:height="0.811cm" svg:x="135.698cm" svg:y="234.078cm">
          <draw:text-box>
            <text:p><text:span text:style-name="T1">cEventos</text:span></text:p>
          </draw:text-box>
        </draw:frame>
        <draw:frame draw:style-name="gr49" draw:text-style-name="P3" draw:layer="layout" svg:width="5.999cm" svg:height="1.915cm" svg:x="135.698cm" svg:y="235.578cm">
          <draw:text-box>
            <text:p><text:span text:style-name="T1">+idEvento</text:span></text:p>
            <text:p><text:span text:style-name="T1">+idCreador</text:span></text:p>
          </draw:text-box>
        </draw:frame>
        <draw:frame draw:style-name="gr201" draw:text-style-name="P6" draw:layer="layout" svg:width="5.999cm" svg:height="3.707cm" svg:x="135.698cm" svg:y="238.878cm">
          <draw:text-box>
            <text:p text:style-name="P4"><text:span text:style-name="T4">+consultarEventosIncritos( )</text:span></text:p>
            <text:p text:style-name="P4"><text:span text:style-name="T4">+consultarEventosCreados( )</text:span></text:p>
            <text:p text:style-name="P4"><text:span text:style-name="T4">+consultarInformacionEvento( )</text:span></text:p>
            <text:p text:style-name="P4"><text:span text:style-name="T4">+notificarInicioEvento( )</text:span></text:p>
            <text:p text:style-name="P4"><text:span text:style-name="T4">+inscribirseEnEvento( )</text:span></text:p>
            <text:p text:style-name="P4"><text:span text:style-name="T4">+desinscribirseEnEvento( )</text:span></text:p>
            <text:p text:style-name="P4"><text:span text:style-name="T1"/></text:p>
            <text:p><text:span text:style-name="T1"/></text:p>
          </draw:text-box>
        </draw:frame>
        <draw:connector draw:style-name="gr123" draw:text-style-name="P24" draw:layer="layout" draw:type="line" svg:x1="141.698cm" svg:y1="238.324cm" svg:x2="174.198cm" svg:y2="259.724cm" draw:start-shape="id96" draw:start-glue-point="1" draw:end-shape="id122" draw:end-glue-point="3" svg:d="M141698 238324l32500 21400" svg:viewBox="0 0 32501 21401">
          <text:p/>
        </draw:connector>
        <draw:connector draw:style-name="gr123" draw:text-style-name="P24" draw:layer="layout" draw:type="line" svg:x1="141.698cm" svg:y1="238.324cm" svg:x2="167.9cm" svg:y2="243.244cm" draw:start-shape="id96" draw:start-glue-point="1" draw:end-shape="id125" draw:end-glue-point="3" svg:d="M141698 238324l26202 4920" svg:viewBox="0 0 26203 4921">
          <text:p/>
        </draw:connector>
        <draw:connector draw:style-name="gr202" draw:text-style-name="P24" draw:layer="layout" draw:type="line" svg:x1="168.298cm" svg:y1="185.249cm" svg:x2="177.499cm" svg:y2="184.948cm" draw:start-shape="id98" draw:start-glue-point="1" draw:end-shape="id126" draw:end-glue-point="3" svg:d="M168298 185249l9201-301" svg:viewBox="0 0 9202 302">
          <text:p/>
        </draw:connector>
        <draw:custom-shape draw:style-name="gr203" draw:text-style-name="P1" xml:id="id99" draw:id="id99" draw:layer="layout" svg:width="5.999cm" svg:height="7.08cm" svg:x="135.898cm" svg:y="223.2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" draw:text-style-name="P2" draw:layer="layout" svg:x1="135.898cm" svg:y1="224.767cm" svg:x2="141.898cm" svg:y2="224.767cm">
          <text:p/>
        </draw:line>
        <draw:line draw:style-name="gr18" draw:text-style-name="P2" draw:layer="layout" svg:x1="135.898cm" svg:y1="228.067cm" svg:x2="141.898cm" svg:y2="228.067cm">
          <text:p/>
        </draw:line>
        <draw:frame draw:style-name="gr19" draw:text-style-name="P3" draw:layer="layout" svg:width="5.999cm" svg:height="0.811cm" svg:x="135.899cm" svg:y="223.267cm">
          <draw:text-box>
            <text:p><text:span text:style-name="T1">cTiendas</text:span></text:p>
          </draw:text-box>
        </draw:frame>
        <draw:frame draw:style-name="gr204" draw:text-style-name="P3" draw:layer="layout" svg:width="5.999cm" svg:height="1.915cm" svg:x="135.899cm" svg:y="224.767cm">
          <draw:text-box>
            <text:p><text:span text:style-name="T1">+idTienda</text:span></text:p>
            <text:p><text:span text:style-name="T1">+idCreador</text:span></text:p>
          </draw:text-box>
        </draw:frame>
        <draw:frame draw:style-name="gr205" draw:text-style-name="P6" draw:layer="layout" svg:width="5.999cm" svg:height="2.411cm" svg:x="135.899cm" svg:y="228.067cm">
          <draw:text-box>
            <text:p text:style-name="P4"><text:span text:style-name="T4">+consultarTiendasCreadas( )</text:span></text:p>
            <text:p text:style-name="P4"><text:span text:style-name="T4">+consultarTiendaCreada( )</text:span></text:p>
            <text:p text:style-name="P4"><text:span text:style-name="T4">+consultarTienda( )</text:span></text:p>
            <text:p text:style-name="P4"><text:span text:style-name="T1"/></text:p>
            <text:p><text:span text:style-name="T1"/></text:p>
          </draw:text-box>
        </draw:frame>
        <draw:connector draw:style-name="gr125" draw:text-style-name="P24" draw:layer="layout" draw:type="line" svg:x1="141.897cm" svg:y1="226.807cm" svg:x2="167.699cm" svg:y2="214.688cm" draw:start-shape="id99" draw:start-glue-point="1" draw:end-shape="id88" draw:end-glue-point="3" svg:d="M141897 226807l25802-12119" svg:viewBox="0 0 25803 12120">
          <text:p/>
        </draw:connector>
        <draw:connector draw:style-name="gr109" draw:text-style-name="P24" draw:layer="layout" draw:type="line" svg:x1="121.399cm" svg:y1="226.708cm" svg:x2="135.898cm" svg:y2="226.807cm" draw:start-shape="id127" draw:start-glue-point="1" draw:end-shape="id99" draw:end-glue-point="3" svg:d="M121399 226708l14499 99" svg:viewBox="0 0 14500 100">
          <text:p/>
        </draw:connector>
        <draw:line draw:style-name="gr18" draw:text-style-name="P2" draw:layer="layout" svg:x1="115.4cm" svg:y1="225.02cm" svg:x2="121.398cm" svg:y2="225.02cm">
          <text:p/>
        </draw:line>
        <draw:line draw:style-name="gr18" draw:text-style-name="P2" draw:layer="layout" svg:x1="115.4cm" svg:y1="228.32cm" svg:x2="121.398cm" svg:y2="228.32cm">
          <text:p/>
        </draw:line>
        <draw:frame draw:style-name="gr19" draw:text-style-name="P3" draw:layer="layout" svg:width="5.997cm" svg:height="0.811cm" svg:x="115.399cm" svg:y="223.52cm">
          <draw:text-box>
            <text:p><text:span text:style-name="T1">vPantallasTiendas</text:span></text:p>
          </draw:text-box>
        </draw:frame>
        <draw:frame draw:style-name="gr21" draw:text-style-name="P3" draw:layer="layout" svg:width="6.499cm" svg:height="1.979cm" svg:x="115.307cm" svg:y="228.32cm">
          <draw:text-box>
            <text:p><text:span text:style-name="T4">+pLista</text:span><text:span text:style-name="T1">TiendasCreadas( )</text:span></text:p>
            <text:p><text:span text:style-name="T1">+pInformacionTienda( )</text:span></text:p>
            <text:p><text:span text:style-name="T1">+pListaProductosTienda( )</text:span></text:p>
            <text:p><text:span text:style-name="T1"/></text:p>
          </draw:text-box>
        </draw:frame>
        <draw:custom-shape draw:style-name="gr206" draw:text-style-name="P1" xml:id="id127" draw:id="id127" draw:layer="layout" svg:width="5.999cm" svg:height="6.376cm" svg:x="115.4cm" svg:y="223.52cm">
          <text:p/>
          <draw:enhanced-geometry svg:viewBox="0 0 21600 21600" draw:type="rectangle" draw:enhanced-path="M 0 0 L 21600 0 21600 21600 0 21600 0 0 Z N"/>
        </draw:custom-shape>
        <draw:line draw:style-name="gr18" draw:text-style-name="P2" draw:layer="layout" svg:x1="115.4cm" svg:y1="225.02cm" svg:x2="121.398cm" svg:y2="225.02cm">
          <text:p/>
        </draw:line>
        <draw:line draw:style-name="gr18" draw:text-style-name="P2" draw:layer="layout" svg:x1="115.4cm" svg:y1="228.32cm" svg:x2="121.398cm" svg:y2="228.32cm">
          <text:p/>
        </draw:line>
        <draw:connector draw:style-name="gr207" draw:text-style-name="P24" draw:layer="layout" draw:type="line" svg:x1="168.298cm" svg:y1="185.249cm" svg:x2="191.8cm" svg:y2="170.608cm" draw:start-shape="id98" draw:start-glue-point="1" draw:end-shape="id124" draw:end-glue-point="3" svg:d="M168298 185249l23502-14641" svg:viewBox="0 0 23503 14642">
          <text:p/>
        </draw:connector>
        <draw:custom-shape draw:style-name="gr203" draw:text-style-name="P1" xml:id="id128" draw:id="id128" draw:layer="layout" svg:width="5.999cm" svg:height="7.08cm" svg:x="158.899cm" svg:y="218.5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" draw:text-style-name="P2" draw:layer="layout" svg:x1="158.899cm" svg:y1="220.089cm" svg:x2="164.899cm" svg:y2="220.089cm">
          <text:p/>
        </draw:line>
        <draw:line draw:style-name="gr18" draw:text-style-name="P2" draw:layer="layout" svg:x1="158.899cm" svg:y1="223.389cm" svg:x2="164.899cm" svg:y2="223.389cm">
          <text:p/>
        </draw:line>
        <draw:frame draw:style-name="gr19" draw:text-style-name="P3" draw:layer="layout" svg:width="5.999cm" svg:height="0.811cm" svg:x="158.899cm" svg:y="218.589cm">
          <draw:text-box>
            <text:p><text:span text:style-name="T1">cEditarTienda</text:span></text:p>
          </draw:text-box>
        </draw:frame>
        <draw:frame draw:style-name="gr204" draw:text-style-name="P3" draw:layer="layout" svg:width="5.999cm" svg:height="1.915cm" svg:x="158.899cm" svg:y="220.089cm">
          <draw:text-box>
            <text:p><text:span text:style-name="T1">+idTienda</text:span></text:p>
            <text:p><text:span text:style-name="T1">+idCreador</text:span></text:p>
          </draw:text-box>
        </draw:frame>
        <draw:frame draw:style-name="gr379" draw:text-style-name="P6" draw:layer="layout" svg:width="5.999cm" svg:height="2.411cm" svg:x="158.899cm" svg:y="223.389cm">
          <draw:text-box>
            <text:p text:style-name="P4"><text:span text:style-name="T4">+editarTienda( )</text:span></text:p>
            <text:p text:style-name="P4"><text:span text:style-name="T4">+ampliarTiempoPublicacionTienda( )</text:span></text:p>
            <text:p text:style-name="P4"><text:span text:style-name="T1"/></text:p>
            <text:p><text:span text:style-name="T1"/></text:p>
          </draw:text-box>
        </draw:frame>
        <draw:connector draw:style-name="gr125" draw:text-style-name="P24" draw:layer="layout" draw:type="line" svg:x1="141.897cm" svg:y1="226.807cm" svg:x2="158.899cm" svg:y2="222.129cm" draw:start-shape="id99" draw:start-glue-point="1" draw:end-shape="id128" draw:end-glue-point="3" svg:d="M141897 226807l17002-4678" svg:viewBox="0 0 17003 4679">
          <text:p/>
        </draw:connector>
        <draw:connector draw:style-name="gr125" draw:text-style-name="P24" draw:layer="layout" draw:type="line" svg:x1="164.898cm" svg:y1="222.129cm" svg:x2="167.699cm" svg:y2="214.688cm" draw:start-shape="id128" draw:start-glue-point="1" draw:end-shape="id88" draw:end-glue-point="3" svg:d="M164898 222129l2801-7441" svg:viewBox="0 0 2802 7442">
          <text:p/>
        </draw:connector>
        <draw:connector draw:style-name="gr209" draw:text-style-name="P24" draw:layer="layout" draw:type="line" svg:x1="168.536cm" svg:y1="204cm" svg:x2="141.897cm" svg:y2="226.807cm" draw:start-shape="id92" draw:start-glue-point="3" draw:end-shape="id99" draw:end-glue-point="1" svg:d="M168536 204000l-26639 22807" svg:viewBox="0 0 26640 22808">
          <text:p/>
        </draw:connector>
        <draw:line draw:style-name="gr18" draw:text-style-name="P2" draw:layer="layout" svg:x1="98.401cm" svg:y1="220.681cm" svg:x2="104.399cm" svg:y2="220.681cm">
          <text:p/>
        </draw:line>
        <draw:line draw:style-name="gr18" draw:text-style-name="P2" draw:layer="layout" svg:x1="98.401cm" svg:y1="223.981cm" svg:x2="104.399cm" svg:y2="223.981cm">
          <text:p/>
        </draw:line>
        <draw:frame draw:style-name="gr19" draw:text-style-name="P3" draw:layer="layout" svg:width="5.997cm" svg:height="0.811cm" svg:x="98.4cm" svg:y="219.181cm">
          <draw:text-box>
            <text:p><text:span text:style-name="T1">vPantallasEditarTienda</text:span></text:p>
          </draw:text-box>
        </draw:frame>
        <draw:frame draw:style-name="gr210" draw:text-style-name="P3" draw:layer="layout" svg:width="6.499cm" svg:height="1.547cm" svg:x="98.309cm" svg:y="223.981cm">
          <draw:text-box>
            <text:p><text:span text:style-name="T4">+pEdicionTiendaResumen( )</text:span></text:p>
            <text:p><text:span text:style-name="T1"/></text:p>
          </draw:text-box>
        </draw:frame>
        <draw:custom-shape draw:style-name="gr206" draw:text-style-name="P1" xml:id="id129" draw:id="id129" draw:layer="layout" svg:width="5.999cm" svg:height="6.376cm" svg:x="98.401cm" svg:y="219.181cm">
          <text:p/>
          <draw:enhanced-geometry svg:viewBox="0 0 21600 21600" draw:type="rectangle" draw:enhanced-path="M 0 0 L 21600 0 21600 21600 0 21600 0 0 Z N"/>
        </draw:custom-shape>
        <draw:line draw:style-name="gr18" draw:text-style-name="P2" draw:layer="layout" svg:x1="98.401cm" svg:y1="220.681cm" svg:x2="104.399cm" svg:y2="220.681cm">
          <text:p/>
        </draw:line>
        <draw:line draw:style-name="gr18" draw:text-style-name="P2" draw:layer="layout" svg:x1="98.401cm" svg:y1="223.981cm" svg:x2="104.399cm" svg:y2="223.981cm">
          <text:p/>
        </draw:line>
        <draw:connector draw:style-name="gr109" draw:text-style-name="P2" draw:layer="layout" draw:type="line" svg:x1="104.4cm" svg:y1="222.369cm" svg:x2="158.899cm" svg:y2="222.129cm" draw:start-shape="id129" draw:start-glue-point="1" draw:end-shape="id128" draw:end-glue-point="3" svg:d="M104400 222369l54499-240" svg:viewBox="0 0 54500 241">
          <text:p/>
        </draw:connector>
        <draw:custom-shape draw:style-name="gr380" draw:text-style-name="P42" xml:id="id137" draw:id="id137" draw:layer="layout" svg:width="6.498cm" svg:height="9cm" svg:x="211.942cm" svg:y="54.7cm">
          <text:p/>
          <draw:enhanced-geometry svg:viewBox="0 0 21600 21600" draw:type="rectangle" draw:enhanced-path="M 0 0 L 21600 0 21600 21600 0 21600 0 0 Z N"/>
        </draw:custom-shape>
        <draw:line draw:style-name="gr381" draw:text-style-name="P42" draw:layer="layout" svg:x1="211.941cm" svg:y1="55.7cm" svg:x2="218.44cm" svg:y2="55.7cm">
          <text:p/>
        </draw:line>
        <draw:line draw:style-name="gr381" draw:text-style-name="P42" draw:layer="layout" svg:x1="211.941cm" svg:y1="61.2cm" svg:x2="218.44cm" svg:y2="61.2cm">
          <text:p/>
        </draw:line>
        <draw:frame draw:style-name="gr382" draw:text-style-name="P43" draw:layer="layout" svg:width="6.498cm" svg:height="0.811cm" svg:x="211.942cm" svg:y="54.7cm">
          <draw:text-box>
            <text:p text:style-name="P27"><text:span text:style-name="T1">mInicioSesion</text:span></text:p>
          </draw:text-box>
        </draw:frame>
        <draw:frame draw:style-name="gr383" draw:text-style-name="P44" draw:layer="layout" svg:width="6.5cm" svg:height="2.1cm" svg:x="211.94cm" svg:y="61.2cm">
          <draw:text-box>
            <text:p text:style-name="P4"><text:span text:style-name="T1">+comprobarDatosInicioSesion( )</text:span></text:p>
          </draw:text-box>
        </draw:frame>
        <draw:frame draw:style-name="gr384" draw:text-style-name="P45" draw:layer="layout" svg:width="6.498cm" svg:height="2.411cm" svg:x="211.842cm" svg:y="55.7cm">
          <draw:text-box>
            <text:p text:style-name="P4"><text:span text:style-name="T1">+nick</text:span></text:p>
            <text:p text:style-name="P4"><text:span text:style-name="T1">+contraseña</text:span></text:p>
            <text:p text:style-name="P4"><text:span text:style-name="T1">+idUsuario</text:span></text:p>
            <text:p text:style-name="P4"><text:span text:style-name="T1">+idFotoPerfil</text:span></text:p>
          </draw:text-box>
        </draw:frame>
        <draw:custom-shape draw:style-name="gr385" draw:text-style-name="P42" xml:id="id130" draw:id="id130" draw:layer="layout" svg:width="6.498cm" svg:height="6.607cm" svg:x="212.102cm" svg:y="234.3cm">
          <text:p/>
          <draw:enhanced-geometry svg:viewBox="0 0 21600 21600" draw:type="rectangle" draw:enhanced-path="M 0 0 L 21600 0 21600 21600 0 21600 0 0 Z N"/>
        </draw:custom-shape>
        <draw:line draw:style-name="gr27" draw:text-style-name="P2" draw:layer="layout" svg:x1="212.101cm" svg:y1="235.236cm" svg:x2="218.6cm" svg:y2="235.236cm">
          <text:p/>
        </draw:line>
        <draw:line draw:style-name="gr27" draw:text-style-name="P2" draw:layer="layout" svg:x1="212.101cm" svg:y1="238.139cm" svg:x2="218.6cm" svg:y2="238.139cm">
          <text:p/>
        </draw:line>
        <draw:frame draw:style-name="gr227" draw:text-style-name="P28" draw:layer="layout" svg:width="6.034cm" svg:height="0.759cm" svg:x="212.102cm" svg:y="234.3cm">
          <draw:text-box>
            <text:p text:style-name="P27"><text:span text:style-name="T1">mEventos</text:span></text:p>
          </draw:text-box>
        </draw:frame>
        <draw:frame draw:style-name="gr386" draw:text-style-name="P6" draw:layer="layout" svg:width="6.5cm" svg:height="2.843cm" svg:x="212.1cm" svg:y="238.139cm">
          <draw:text-box>
            <text:p text:style-name="P4"><text:span text:style-name="T1">+pedirIDEventosInscrito( )</text:span></text:p>
            <text:p text:style-name="P4"><text:span text:style-name="T1">+pedirIDEventosCreador( )</text:span></text:p>
            <text:p text:style-name="P4"><text:span text:style-name="T1">+pedirInformacionEventos( )</text:span></text:p>
            <text:p text:style-name="P4"><text:span text:style-name="T1">+actualizarListaPaticipantes( )</text:span></text:p>
            <text:p text:style-name="P4"><text:span text:style-name="T1">+borrarParticipante( )</text:span></text:p>
            <text:p text:style-name="P4"><text:span text:style-name="T4">+</text:span><text:span text:style-name="T1">pedirListaInfoParticipantes( )</text:span></text:p>
          </draw:text-box>
        </draw:frame>
        <draw:connector draw:style-name="gr229" draw:text-style-name="P24" draw:layer="layout" draw:type="line" svg:x1="141.698cm" svg:y1="238.324cm" svg:x2="212.102cm" svg:y2="237.603cm" draw:start-shape="id96" draw:start-glue-point="1" draw:end-shape="id130" draw:end-glue-point="3" svg:d="M141698 238324l70404-721" svg:viewBox="0 0 70405 722">
          <text:p/>
        </draw:connector>
        <draw:custom-shape draw:style-name="gr387" draw:text-style-name="P42" xml:id="id131" draw:id="id131" draw:layer="layout" svg:width="6.498cm" svg:height="5cm" svg:x="212.002cm" svg:y="258cm">
          <text:p/>
          <draw:enhanced-geometry svg:viewBox="0 0 21600 21600" draw:type="rectangle" draw:enhanced-path="M 0 0 L 21600 0 21600 21600 0 21600 0 0 Z N"/>
        </draw:custom-shape>
        <draw:line draw:style-name="gr27" draw:text-style-name="P2" draw:layer="layout" svg:x1="212.001cm" svg:y1="258.995cm" svg:x2="218.5cm" svg:y2="258.995cm">
          <text:p/>
        </draw:line>
        <draw:line draw:style-name="gr27" draw:text-style-name="P2" draw:layer="layout" svg:x1="212.001cm" svg:y1="260.905cm" svg:x2="218.5cm" svg:y2="260.905cm">
          <text:p/>
        </draw:line>
        <draw:frame draw:style-name="gr388" draw:text-style-name="P28" draw:layer="layout" svg:width="6.034cm" svg:height="0.976cm" svg:x="212.002cm" svg:y="258cm">
          <draw:text-box>
            <text:p text:style-name="P46"><text:span text:style-name="T4">mEventos</text:span><text:span text:style-name="T1">Chat</text:span></text:p>
          </draw:text-box>
        </draw:frame>
        <draw:frame draw:style-name="gr389" draw:text-style-name="P6" draw:layer="layout" svg:width="6.5cm" svg:height="2.094cm" svg:x="212cm" svg:y="260.906cm">
          <draw:text-box>
            <text:p text:style-name="P4"><text:span text:style-name="T1">+enviarMensaje( )</text:span></text:p>
            <text:p text:style-name="P4"><text:span text:style-name="T1">+pedirChat( )</text:span></text:p>
          </draw:text-box>
        </draw:frame>
        <draw:connector draw:style-name="gr229" draw:text-style-name="P24" draw:layer="layout" draw:type="line" svg:x1="180.197cm" svg:y1="259.724cm" svg:x2="212.002cm" svg:y2="260.5cm" draw:start-shape="id122" draw:start-glue-point="1" draw:end-shape="id131" draw:end-glue-point="3" svg:d="M180197 259724l31805 776" svg:viewBox="0 0 31806 777">
          <text:p/>
        </draw:connector>
        <draw:custom-shape draw:style-name="gr390" draw:text-style-name="P42" xml:id="id132" draw:id="id132" draw:layer="layout" svg:width="7.098cm" svg:height="3.9cm" svg:x="211.702cm" svg:y="249cm">
          <text:p/>
          <draw:enhanced-geometry svg:viewBox="0 0 21600 21600" draw:type="rectangle" draw:enhanced-path="M 0 0 L 21600 0 21600 21600 0 21600 0 0 Z N"/>
        </draw:custom-shape>
        <draw:line draw:style-name="gr27" draw:text-style-name="P2" draw:layer="layout" svg:x1="211.701cm" svg:y1="249.955cm" svg:x2="218.8cm" svg:y2="249.955cm">
          <text:p/>
        </draw:line>
        <draw:line draw:style-name="gr27" draw:text-style-name="P2" draw:layer="layout" svg:x1="211.701cm" svg:y1="251.266cm" svg:x2="218.8cm" svg:y2="251.266cm">
          <text:p/>
        </draw:line>
        <draw:frame draw:style-name="gr391" draw:text-style-name="P28" draw:layer="layout" svg:width="6.591cm" svg:height="0.915cm" svg:x="211.702cm" svg:y="249cm">
          <draw:text-box>
            <text:p text:style-name="P46"><text:span text:style-name="T4">mEvento</text:span><text:span text:style-name="T1">Inicio</text:span></text:p>
          </draw:text-box>
        </draw:frame>
        <draw:frame draw:style-name="gr392" draw:text-style-name="P6" draw:layer="layout" svg:width="7.1cm" svg:height="1.633cm" svg:x="211.7cm" svg:y="251.267cm">
          <draw:text-box>
            <text:p text:style-name="P4"><text:span text:style-name="T1">+pedirListaParticipantes( )</text:span></text:p>
            <text:p text:style-name="P4"><text:span text:style-name="T1">+actualizarAsistenciaParticipante( )</text:span></text:p>
          </draw:text-box>
        </draw:frame>
        <draw:custom-shape draw:style-name="gr393" draw:text-style-name="P42" xml:id="id133" draw:id="id133" draw:layer="layout" svg:width="6.498cm" svg:height="4.2cm" svg:x="212.004cm" svg:y="253.3cm">
          <text:p/>
          <draw:enhanced-geometry svg:viewBox="0 0 21600 21600" draw:type="rectangle" draw:enhanced-path="M 0 0 L 21600 0 21600 21600 0 21600 0 0 Z N"/>
        </draw:custom-shape>
        <draw:line draw:style-name="gr27" draw:text-style-name="P2" draw:layer="layout" svg:x1="212.003cm" svg:y1="254.369cm" svg:x2="218.502cm" svg:y2="254.369cm">
          <text:p/>
        </draw:line>
        <draw:line draw:style-name="gr27" draw:text-style-name="P2" draw:layer="layout" svg:x1="212.003cm" svg:y1="255.74cm" svg:x2="218.502cm" svg:y2="255.74cm">
          <text:p/>
        </draw:line>
        <draw:frame draw:style-name="gr394" draw:text-style-name="P28" draw:layer="layout" svg:width="6.034cm" svg:height="1.327cm" svg:x="212.004cm" svg:y="253.3cm">
          <draw:text-box>
            <text:p text:style-name="P46"><text:span text:style-name="T4">mEvento</text:span><text:span text:style-name="T1">Crear</text:span></text:p>
          </draw:text-box>
        </draw:frame>
        <draw:frame draw:style-name="gr395" draw:text-style-name="P6" draw:layer="layout" svg:width="6.5cm" svg:height="1.76cm" svg:x="212.002cm" svg:y="255.74cm">
          <draw:text-box>
            <text:p text:style-name="P4"><text:span text:style-name="T1">+enviarInformacionEvento( )</text:span></text:p>
          </draw:text-box>
        </draw:frame>
        <draw:connector draw:style-name="gr229" draw:text-style-name="P24" draw:layer="layout" draw:type="line" svg:x1="173.899cm" svg:y1="243.244cm" svg:x2="211.702cm" svg:y2="250.95cm" draw:start-shape="id125" draw:start-glue-point="1" draw:end-shape="id132" draw:end-glue-point="3" svg:d="M173899 243244l37803 7706" svg:viewBox="0 0 37804 7707">
          <text:p/>
        </draw:connector>
        <draw:connector draw:style-name="gr229" draw:text-style-name="P24" draw:layer="layout" draw:type="line" svg:x1="173.798cm" svg:y1="251.449cm" svg:x2="212.004cm" svg:y2="255.4cm" draw:start-shape="id86" draw:start-glue-point="1" draw:end-shape="id133" draw:end-glue-point="3" svg:d="M173798 251449l38206 3951" svg:viewBox="0 0 38207 3952">
          <text:p/>
        </draw:connector>
        <draw:custom-shape draw:style-name="gr396" draw:text-style-name="P42" xml:id="id134" draw:id="id134" draw:layer="layout" svg:width="6.498cm" svg:height="6.607cm" svg:x="212.002cm" svg:y="224.093cm">
          <text:p/>
          <draw:enhanced-geometry svg:viewBox="0 0 21600 21600" draw:type="rectangle" draw:enhanced-path="M 0 0 L 21600 0 21600 21600 0 21600 0 0 Z N"/>
        </draw:custom-shape>
        <draw:line draw:style-name="gr18" draw:text-style-name="P2" draw:layer="layout" svg:x1="212.001cm" svg:y1="225.029cm" svg:x2="218.5cm" svg:y2="225.029cm">
          <text:p/>
        </draw:line>
        <draw:line draw:style-name="gr18" draw:text-style-name="P2" draw:layer="layout" svg:x1="212.001cm" svg:y1="227.932cm" svg:x2="218.5cm" svg:y2="227.932cm">
          <text:p/>
        </draw:line>
        <draw:frame draw:style-name="gr238" draw:text-style-name="P28" draw:layer="layout" svg:width="6.034cm" svg:height="0.759cm" svg:x="212.002cm" svg:y="224.093cm">
          <draw:text-box>
            <text:p text:style-name="P27"><text:span text:style-name="T1">mTiendas</text:span></text:p>
          </draw:text-box>
        </draw:frame>
        <draw:frame draw:style-name="gr397" draw:text-style-name="P6" draw:layer="layout" svg:width="6.5cm" svg:height="2.768cm" svg:x="212cm" svg:y="227.932cm">
          <draw:text-box>
            <text:p text:style-name="P4"><text:span text:style-name="T1">+pedirIDTiendasCreador( )</text:span></text:p>
            <text:p text:style-name="P4"><text:span text:style-name="T1">+pedirInformacionTienda( )</text:span></text:p>
          </draw:text-box>
        </draw:frame>
        <draw:custom-shape draw:style-name="gr396" draw:text-style-name="P42" xml:id="id135" draw:id="id135" draw:layer="layout" svg:width="6.498cm" svg:height="6.607cm" svg:x="212.002cm" svg:y="201.205cm">
          <text:p/>
          <draw:enhanced-geometry svg:viewBox="0 0 21600 21600" draw:type="rectangle" draw:enhanced-path="M 0 0 L 21600 0 21600 21600 0 21600 0 0 Z N"/>
        </draw:custom-shape>
        <draw:line draw:style-name="gr18" draw:text-style-name="P2" draw:layer="layout" svg:x1="212.001cm" svg:y1="202.142cm" svg:x2="218.5cm" svg:y2="202.142cm">
          <text:p/>
        </draw:line>
        <draw:line draw:style-name="gr18" draw:text-style-name="P2" draw:layer="layout" svg:x1="212.001cm" svg:y1="205.044cm" svg:x2="218.5cm" svg:y2="205.044cm">
          <text:p/>
        </draw:line>
        <draw:frame draw:style-name="gr240" draw:text-style-name="P28" draw:layer="layout" svg:width="6.034cm" svg:height="0.76cm" svg:x="212.002cm" svg:y="201.205cm">
          <draw:text-box>
            <text:p text:style-name="P46"><text:span text:style-name="T4">mTiendas</text:span><text:span text:style-name="T1">Chat</text:span></text:p>
          </draw:text-box>
        </draw:frame>
        <draw:frame draw:style-name="gr398" draw:text-style-name="P6" draw:layer="layout" svg:width="6.5cm" svg:height="2.768cm" svg:x="212cm" svg:y="205.044cm">
          <draw:text-box>
            <text:p text:style-name="P4"><text:span text:style-name="T1">+enviarMensaje( )</text:span></text:p>
            <text:p text:style-name="P4"><text:span text:style-name="T1">+pedirChat( )</text:span></text:p>
          </draw:text-box>
        </draw:frame>
        <draw:custom-shape draw:style-name="gr396" draw:text-style-name="P42" xml:id="id136" draw:id="id136" draw:layer="layout" svg:width="6.498cm" svg:height="6.607cm" svg:x="212.004cm" svg:y="211.611cm">
          <text:p/>
          <draw:enhanced-geometry svg:viewBox="0 0 21600 21600" draw:type="rectangle" draw:enhanced-path="M 0 0 L 21600 0 21600 21600 0 21600 0 0 Z N"/>
        </draw:custom-shape>
        <draw:line draw:style-name="gr18" draw:text-style-name="P2" draw:layer="layout" svg:x1="212.003cm" svg:y1="212.548cm" svg:x2="218.502cm" svg:y2="212.548cm">
          <text:p/>
        </draw:line>
        <draw:line draw:style-name="gr18" draw:text-style-name="P2" draw:layer="layout" svg:x1="212.003cm" svg:y1="215.45cm" svg:x2="218.502cm" svg:y2="215.45cm">
          <text:p/>
        </draw:line>
        <draw:frame draw:style-name="gr240" draw:text-style-name="P28" draw:layer="layout" svg:width="6.034cm" svg:height="0.76cm" svg:x="212.004cm" svg:y="211.611cm">
          <draw:text-box>
            <text:p text:style-name="P27"><text:span text:style-name="T1">mTiendaCrear</text:span></text:p>
          </draw:text-box>
        </draw:frame>
        <draw:frame draw:style-name="gr399" draw:text-style-name="P6" draw:layer="layout" svg:width="6.5cm" svg:height="2.768cm" svg:x="212.002cm" svg:y="215.45cm">
          <draw:text-box>
            <text:p text:style-name="P4"><text:span text:style-name="T1">+enviarInformacionTienda( )</text:span></text:p>
            <text:p text:style-name="P4"><text:span text:style-name="T1">+actualizarInformacionTienda( )</text:span></text:p>
            <text:p text:style-name="P4"><text:span text:style-name="T1">+actualizarFechaFinPublicacion( )</text:span></text:p>
            <text:p text:style-name="P4"><text:span text:style-name="T1">+agregarProductos( )</text:span></text:p>
          </draw:text-box>
        </draw:frame>
        <draw:connector draw:style-name="gr246" draw:text-style-name="P24" draw:layer="layout" draw:type="line" svg:x1="141.897cm" svg:y1="226.807cm" svg:x2="212.002cm" svg:y2="227.396cm" draw:start-shape="id99" draw:start-glue-point="1" draw:end-shape="id134" draw:end-glue-point="3" svg:d="M141897 226807l70105 589" svg:viewBox="0 0 70106 590">
          <text:p/>
        </draw:connector>
        <draw:connector draw:style-name="gr246" draw:text-style-name="P24" draw:layer="layout" draw:type="line" svg:x1="174.535cm" svg:y1="204cm" svg:x2="212.002cm" svg:y2="204.508cm" draw:start-shape="id92" draw:start-glue-point="1" draw:end-shape="id135" draw:end-glue-point="3" svg:d="M174535 204000l37467 508" svg:viewBox="0 0 37468 509">
          <text:p/>
        </draw:connector>
        <draw:connector draw:style-name="gr246" draw:text-style-name="P24" draw:layer="layout" draw:type="line" svg:x1="173.698cm" svg:y1="214.688cm" svg:x2="212.004cm" svg:y2="214.914cm" draw:start-shape="id88" draw:start-glue-point="1" draw:end-shape="id136" draw:end-glue-point="3" svg:d="M173698 214688l38306 226" svg:viewBox="0 0 38307 227">
          <text:p/>
        </draw:connector>
        <draw:connector draw:style-name="gr126" draw:text-style-name="P24" draw:layer="layout" draw:type="line" svg:x1="142.098cm" svg:y1="58.649cm" svg:x2="211.942cm" svg:y2="59.2cm" draw:start-shape="id101" draw:start-glue-point="1" draw:end-shape="id137" draw:end-glue-point="3" svg:d="M142098 58649l69844 551" svg:viewBox="0 0 69845 552">
          <text:p/>
        </draw:connector>
        <draw:custom-shape draw:style-name="gr400" draw:text-style-name="P42" xml:id="id158" draw:id="id158" draw:layer="layout" svg:width="6.498cm" svg:height="6.007cm" svg:x="211.942cm" svg:y="97.993cm">
          <text:p/>
          <draw:enhanced-geometry svg:viewBox="0 0 21600 21600" draw:type="rectangle" draw:enhanced-path="M 0 0 L 21600 0 21600 21600 0 21600 0 0 Z N"/>
        </draw:custom-shape>
        <draw:line draw:style-name="gr130" draw:text-style-name="P2" draw:layer="layout" svg:x1="211.941cm" svg:y1="98.929cm" svg:x2="218.44cm" svg:y2="98.929cm">
          <text:p/>
        </draw:line>
        <draw:line draw:style-name="gr130" draw:text-style-name="P2" draw:layer="layout" svg:x1="211.941cm" svg:y1="100.232cm" svg:x2="218.44cm" svg:y2="100.232cm">
          <text:p/>
        </draw:line>
        <draw:frame draw:style-name="gr248" draw:text-style-name="P28" draw:layer="layout" svg:width="6.034cm" svg:height="0.759cm" svg:x="211.942cm" svg:y="97.993cm">
          <draw:text-box>
            <text:p text:style-name="P27"><text:span text:style-name="T1">mAmigos</text:span></text:p>
          </draw:text-box>
        </draw:frame>
        <draw:frame draw:style-name="gr401" draw:text-style-name="P6" draw:layer="layout" svg:width="6.5cm" svg:height="3.768cm" svg:x="211.94cm" svg:y="100.232cm">
          <draw:text-box>
            <text:p text:style-name="P4"><text:span text:style-name="T1">+pedirIDAmigos( )</text:span></text:p>
            <text:p text:style-name="P4"><text:span text:style-name="T1">+pedirIDSolicitudesPendientes( )</text:span></text:p>
            <text:p text:style-name="P4"><text:span text:style-name="T1">+</text:span><text:span text:style-name="T15">pedirIDSolicitudesEnviadas</text:span><text:span text:style-name="T1">( )</text:span></text:p>
            <text:p text:style-name="P4"><text:span text:style-name="T1">+pedirInfoAmigo( )</text:span></text:p>
            <text:p text:style-name="P4"><text:span text:style-name="T1">+enviarSolicitudAmistad( )</text:span></text:p>
            <text:p text:style-name="P4"><text:span text:style-name="T1">+enviarConfirmacionAmistad( )</text:span></text:p>
            <text:p text:style-name="P4"><text:span text:style-name="T1">+finalizarAmistad( )</text:span></text:p>
            <text:p text:style-name="P4"><text:span text:style-name="T19">+buscarUsuario( )</text:span></text:p>
          </draw:text-box>
        </draw:frame>
        <draw:connector draw:style-name="gr250" draw:text-style-name="P24" draw:layer="layout" draw:type="line" svg:x1="142.098cm" svg:y1="58.649cm" svg:x2="187.1cm" svg:y2="49.575cm" draw:start-shape="id101" draw:start-glue-point="1" draw:end-shape="id84" draw:end-glue-point="3" svg:d="M142098 58649l45002-9074" svg:viewBox="0 0 45003 9075">
          <text:p/>
        </draw:connector>
        <draw:connector draw:style-name="gr127" draw:text-style-name="P24" draw:layer="layout" draw:type="line" svg:x1="161.699cm" svg:y1="33.149cm" svg:x2="187.1cm" svg:y2="49.575cm" draw:start-shape="id102" draw:start-glue-point="1" draw:end-shape="id84" draw:end-glue-point="3" svg:d="M161699 33149l25401 16426" svg:viewBox="0 0 25402 16427">
          <text:p/>
        </draw:connector>
        <draw:custom-shape draw:style-name="gr402" draw:text-style-name="P42" xml:id="id156" draw:id="id156" draw:layer="layout" svg:width="6.498cm" svg:height="5.207cm" svg:x="211.943cm" svg:y="92.393cm">
          <text:p/>
          <draw:enhanced-geometry svg:viewBox="0 0 21600 21600" draw:type="rectangle" draw:enhanced-path="M 0 0 L 21600 0 21600 21600 0 21600 0 0 Z N"/>
        </draw:custom-shape>
        <draw:line draw:style-name="gr130" draw:text-style-name="P2" draw:layer="layout" svg:x1="211.942cm" svg:y1="93.329cm" svg:x2="218.441cm" svg:y2="93.329cm">
          <text:p/>
        </draw:line>
        <draw:line draw:style-name="gr130" draw:text-style-name="P2" draw:layer="layout" svg:x1="211.942cm" svg:y1="95.732cm" svg:x2="218.441cm" svg:y2="95.732cm">
          <text:p/>
        </draw:line>
        <draw:frame draw:style-name="gr248" draw:text-style-name="P28" draw:layer="layout" svg:width="6.034cm" svg:height="0.759cm" svg:x="211.943cm" svg:y="92.393cm">
          <draw:text-box>
            <text:p text:style-name="P46"><text:span text:style-name="T4">mAmigos</text:span><text:span text:style-name="T1">Chat</text:span></text:p>
          </draw:text-box>
        </draw:frame>
        <draw:frame draw:style-name="gr403" draw:text-style-name="P6" draw:layer="layout" svg:width="6.5cm" svg:height="1.368cm" svg:x="211.941cm" svg:y="95.732cm">
          <draw:text-box>
            <text:p text:style-name="P4"><text:span text:style-name="T1">+pedirMensajes( )</text:span></text:p>
            <text:p text:style-name="P4"><text:span text:style-name="T1">+enviarMensaje( )</text:span></text:p>
          </draw:text-box>
        </draw:frame>
        <draw:connector draw:style-name="gr251" draw:text-style-name="P24" draw:layer="layout" draw:type="line" svg:x1="184.399cm" svg:y1="96.348cm" svg:x2="199.022cm" svg:y2="90.75cm" draw:start-shape="id105" draw:start-glue-point="1" draw:end-shape="id104" draw:end-glue-point="3" svg:d="M184399 96348l14623-5598" svg:viewBox="0 0 14624 5599">
          <text:p/>
        </draw:connector>
        <draw:connector draw:style-name="gr253" draw:text-style-name="P24" draw:layer="layout" draw:type="line" svg:x1="142.097cm" svg:y1="71.57cm" svg:x2="211.982cm" svg:y2="70.7cm" draw:start-shape="id120" draw:start-glue-point="1" draw:end-shape="id138" draw:end-glue-point="3" svg:d="M142097 71570l69885-870" svg:viewBox="0 0 69886 871">
          <text:p/>
        </draw:connector>
        <draw:custom-shape draw:style-name="gr404" draw:text-style-name="P42" xml:id="id138" draw:id="id138" draw:layer="layout" svg:width="6.498cm" svg:height="7.6cm" svg:x="211.982cm" svg:y="66.9cm">
          <text:p/>
          <draw:enhanced-geometry svg:viewBox="0 0 21600 21600" draw:type="rectangle" draw:enhanced-path="M 0 0 L 21600 0 21600 21600 0 21600 0 0 Z N"/>
        </draw:custom-shape>
        <draw:line draw:style-name="gr405" draw:text-style-name="P42" draw:layer="layout" svg:x1="211.981cm" svg:y1="67.9cm" svg:x2="218.48cm" svg:y2="67.9cm">
          <text:p/>
        </draw:line>
        <draw:line draw:style-name="gr405" draw:text-style-name="P42" draw:layer="layout" svg:x1="211.981cm" svg:y1="73.4cm" svg:x2="218.48cm" svg:y2="73.4cm">
          <text:p/>
        </draw:line>
        <draw:frame draw:style-name="gr406" draw:text-style-name="P43" draw:layer="layout" svg:width="6.498cm" svg:height="0.811cm" svg:x="211.982cm" svg:y="66.9cm">
          <draw:text-box>
            <text:p text:style-name="P27"><text:span text:style-name="T1">mPerfil</text:span></text:p>
          </draw:text-box>
        </draw:frame>
        <draw:frame draw:style-name="gr407" draw:text-style-name="P44" draw:layer="layout" svg:width="6.5cm" svg:height="1.6cm" svg:x="211.98cm" svg:y="73.4cm">
          <draw:text-box>
            <text:p text:style-name="P4"><text:span text:style-name="T1">+pedirEstadisticas( )</text:span></text:p>
          </draw:text-box>
        </draw:frame>
        <draw:frame draw:style-name="gr408" draw:text-style-name="P45" draw:layer="layout" svg:width="6.498cm" svg:height="5.435cm" svg:x="211.882cm" svg:y="67.9cm">
          <draw:text-box>
            <text:p text:style-name="P4"><text:span text:style-name="T1">+nick</text:span></text:p>
            <text:p text:style-name="P4"><text:span text:style-name="T1">+contraseña</text:span></text:p>
            <text:p text:style-name="P4"><text:span text:style-name="T1">+idUsuario</text:span></text:p>
            <text:p text:style-name="P4"><text:span text:style-name="T1">+idFotoPerfil</text:span></text:p>
            <text:p text:style-name="P4"><text:span text:style-name="T1">+calificacion</text:span></text:p>
            <text:p text:style-name="P4"><text:span text:style-name="T1">+participaciones</text:span></text:p>
            <text:p text:style-name="P4"><text:span text:style-name="T1">+reportesComportamiento</text:span></text:p>
            <text:p text:style-name="P4"><text:span text:style-name="T1">+reportesInasistencia</text:span></text:p>
            <text:p text:style-name="P4"><text:span text:style-name="T1">+calificacionEventos</text:span></text:p>
            <text:p text:style-name="P4"><text:span text:style-name="T1">+eventosRealizados</text:span></text:p>
            <text:p text:style-name="P4"><text:span text:style-name="T1">+reportesEventoFalso</text:span></text:p>
            <text:p text:style-name="P4"><text:span text:style-name="T1"/></text:p>
          </draw:text-box>
        </draw:frame>
        <draw:custom-shape draw:style-name="gr256" draw:text-style-name="P1" xml:id="id139" draw:id="id139" draw:layer="layout" svg:width="5.999cm" svg:height="5.156cm" svg:x="149.46cm" svg:y="75.7cm">
          <text:p/>
          <draw:enhanced-geometry svg:viewBox="0 0 21600 21600" draw:type="rectangle" draw:enhanced-path="M 0 0 L 21600 0 21600 21600 0 21600 0 0 Z N"/>
        </draw:custom-shape>
        <draw:line draw:style-name="gr166" draw:text-style-name="P2" draw:layer="layout" svg:x1="149.46cm" svg:y1="77.2cm" svg:x2="155.46cm" svg:y2="77.2cm">
          <text:p/>
        </draw:line>
        <draw:line draw:style-name="gr166" draw:text-style-name="P2" draw:layer="layout" svg:x1="149.46cm" svg:y1="79.7cm" svg:x2="155.46cm" svg:y2="79.7cm">
          <text:p/>
        </draw:line>
        <draw:frame draw:style-name="gr167" draw:text-style-name="P3" xml:id="id155" draw:id="id155" draw:layer="layout" svg:width="5.999cm" svg:height="0.811cm" svg:x="149.461cm" svg:y="75.7cm">
          <draw:text-box>
            <text:p><text:span text:style-name="T1">cEditarPerfil</text:span></text:p>
          </draw:text-box>
        </draw:frame>
        <draw:frame draw:style-name="gr257" draw:text-style-name="P3" draw:layer="layout" svg:width="5.999cm" svg:height="2.5cm" svg:x="149.401cm" svg:y="77.2cm">
          <draw:text-box>
            <text:p><text:span text:style-name="T1">+nick</text:span></text:p>
            <text:p><text:span text:style-name="T1">+contraseña</text:span></text:p>
            <text:p><text:span text:style-name="T1">+correo</text:span></text:p>
            <text:p text:style-name="P4"><text:span text:style-name="T1">+idUsuario</text:span></text:p>
            <text:p text:style-name="P4"><text:span text:style-name="T1">+idFotoPerfil</text:span></text:p>
          </draw:text-box>
        </draw:frame>
        <draw:frame draw:style-name="gr179" draw:text-style-name="P6" draw:layer="layout" svg:width="5.999cm" svg:height="1.547cm" svg:x="149.4cm" svg:y="79.741cm">
          <draw:text-box>
            <text:p text:style-name="P4"><text:span text:style-name="T4">+editarPerfil( )</text:span></text:p>
            <text:p text:style-name="P4"><text:span text:style-name="T4">+borrarCuenta( )</text:span></text:p>
            <text:p><text:span text:style-name="T1"/></text:p>
          </draw:text-box>
        </draw:frame>
        <draw:connector draw:style-name="gr181" draw:text-style-name="P24" draw:layer="layout" draw:type="line" svg:x1="142.097cm" svg:y1="71.57cm" svg:x2="149.46cm" svg:y2="78.278cm" draw:start-shape="id120" draw:start-glue-point="1" draw:end-shape="id139" svg:d="M142097 71570l7363 6708" svg:viewBox="0 0 7364 6709">
          <text:p/>
        </draw:connector>
        <draw:connector draw:style-name="gr253" draw:text-style-name="P24" draw:layer="layout" draw:type="line" svg:x1="155.459cm" svg:y1="78.278cm" svg:x2="212.022cm" svg:y2="77.95cm" draw:start-shape="id139" draw:start-glue-point="1" draw:end-shape="id140" svg:d="M155459 78278l56563-328" svg:viewBox="0 0 56564 329">
          <text:p/>
        </draw:connector>
        <draw:custom-shape draw:style-name="gr409" draw:text-style-name="P42" xml:id="id140" draw:id="id140" draw:layer="layout" svg:width="6.498cm" svg:height="6.1cm" svg:x="212.022cm" svg:y="74.9cm">
          <text:p/>
          <draw:enhanced-geometry svg:viewBox="0 0 21600 21600" draw:type="rectangle" draw:enhanced-path="M 0 0 L 21600 0 21600 21600 0 21600 0 0 Z N"/>
        </draw:custom-shape>
        <draw:line draw:style-name="gr405" draw:text-style-name="P42" draw:layer="layout" svg:x1="212.021cm" svg:y1="75.9cm" svg:x2="218.52cm" svg:y2="75.9cm">
          <text:p/>
        </draw:line>
        <draw:line draw:style-name="gr405" draw:text-style-name="P42" draw:layer="layout" svg:x1="212.021cm" svg:y1="78.3cm" svg:x2="218.52cm" svg:y2="78.3cm">
          <text:p/>
        </draw:line>
        <draw:frame draw:style-name="gr406" draw:text-style-name="P43" draw:layer="layout" svg:width="6.498cm" svg:height="0.811cm" svg:x="212.022cm" svg:y="74.9cm">
          <draw:text-box>
            <text:p text:style-name="P27"><text:span text:style-name="T15">mEditarPerfil</text:span></text:p>
          </draw:text-box>
        </draw:frame>
        <draw:frame draw:style-name="gr410" draw:text-style-name="P44" draw:layer="layout" svg:width="6.6cm" svg:height="2.411cm" svg:x="211.92cm" svg:y="78.3cm">
          <draw:text-box>
            <text:p text:style-name="P4"><text:span text:style-name="T1">+actualizarPerfil( )</text:span></text:p>
            <text:p text:style-name="P4"><text:span text:style-name="T1">+actualizarFechaCambioNombre( )</text:span></text:p>
            <text:p text:style-name="P4"><text:span text:style-name="T1">+pedirFechaCambioNombre( )</text:span></text:p>
            <text:p text:style-name="P4"><text:span text:style-name="T20">+borrarCuenta( )</text:span></text:p>
          </draw:text-box>
        </draw:frame>
        <draw:frame draw:style-name="gr410" draw:text-style-name="P45" draw:layer="layout" svg:width="6.498cm" svg:height="2.411cm" svg:x="211.922cm" svg:y="75.9cm">
          <draw:text-box>
            <text:p text:style-name="P4"><text:span text:style-name="T1">+nick</text:span></text:p>
            <text:p text:style-name="P4"><text:span text:style-name="T1">+contraseña</text:span></text:p>
            <text:p text:style-name="P4"><text:span text:style-name="T1">+correo</text:span></text:p>
            <text:p text:style-name="P4"><text:span text:style-name="T1">+idUsuario</text:span></text:p>
            <text:p text:style-name="P4"><text:span text:style-name="T1">+idFotoPerfil</text:span></text:p>
          </draw:text-box>
        </draw:frame>
        <draw:connector draw:style-name="gr261" draw:text-style-name="P24" draw:layer="layout" draw:type="line" svg:x1="169.199cm" svg:y1="125.999cm" svg:x2="211.608cm" svg:y2="125.157cm" draw:start-shape="id141" draw:end-shape="id142" svg:d="M169199 125999l42409-842" svg:viewBox="0 0 42410 843">
          <text:p/>
        </draw:connector>
        <draw:custom-shape draw:style-name="gr262" draw:text-style-name="P1" xml:id="id143" draw:id="id143" draw:layer="layout" svg:width="5.999cm" svg:height="6.202cm" svg:x="163.2cm" svg:y="129.1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0" draw:text-style-name="P2" draw:layer="layout" svg:x1="163.2cm" svg:y1="130.698cm" svg:x2="169.2cm" svg:y2="130.698cm">
          <text:p/>
        </draw:line>
        <draw:line draw:style-name="gr40" draw:text-style-name="P2" draw:layer="layout" svg:x1="163.2cm" svg:y1="133.998cm" svg:x2="169.2cm" svg:y2="133.998cm">
          <text:p/>
        </draw:line>
        <draw:frame draw:style-name="gr41" draw:text-style-name="P3" draw:layer="layout" svg:width="5.999cm" svg:height="0.811cm" svg:x="163.201cm" svg:y="129.199cm">
          <draw:text-box>
            <text:p><text:span text:style-name="T1">cReporteInasistencia</text:span></text:p>
          </draw:text-box>
        </draw:frame>
        <draw:frame draw:style-name="gr42" draw:text-style-name="P3" xml:id="id146" draw:id="id146" draw:layer="layout" svg:width="5.999cm" svg:height="2.35cm" svg:x="163.201cm" svg:y="130.7cm">
          <draw:text-box>
            <text:p><text:span text:style-name="T1">+idUsuario</text:span></text:p>
            <text:p><text:span text:style-name="T1">+idEvento</text:span></text:p>
          </draw:text-box>
        </draw:frame>
        <draw:frame draw:style-name="gr263" draw:text-style-name="P6" draw:layer="layout" svg:width="5.999cm" svg:height="1.402cm" svg:x="163.201cm" svg:y="133.998cm">
          <draw:text-box>
            <text:p text:style-name="P4"><text:span text:style-name="T4">+inasistenciaUsuario( )</text:span></text:p>
            <text:p><text:span text:style-name="T1"/></text:p>
          </draw:text-box>
        </draw:frame>
        <draw:custom-shape draw:style-name="gr264" draw:text-style-name="P1" xml:id="id141" draw:id="id141" draw:layer="layout" svg:width="5.999cm" svg:height="5.002cm" svg:x="163.2cm" svg:y="123.4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0" draw:text-style-name="P2" draw:layer="layout" svg:x1="163.2cm" svg:y1="124.998cm" svg:x2="169.2cm" svg:y2="124.998cm">
          <text:p/>
        </draw:line>
        <draw:line draw:style-name="gr40" draw:text-style-name="P2" draw:layer="layout" svg:x1="163.2cm" svg:y1="126.898cm" svg:x2="169.2cm" svg:y2="126.898cm">
          <text:p/>
        </draw:line>
        <draw:frame draw:style-name="gr41" draw:text-style-name="P3" draw:layer="layout" svg:width="5.999cm" svg:height="0.811cm" svg:x="163.201cm" svg:y="123.499cm">
          <draw:text-box>
            <text:p><text:span text:style-name="T1">cReporteFinEvento</text:span></text:p>
          </draw:text-box>
        </draw:frame>
        <draw:frame draw:style-name="gr42" draw:text-style-name="P3" draw:layer="layout" svg:width="5.999cm" svg:height="2.35cm" svg:x="163.201cm" svg:y="125cm">
          <draw:text-box>
            <text:p><text:span text:style-name="T1">+calificacion</text:span></text:p>
            <text:p><text:span text:style-name="T1">+idUsuario</text:span></text:p>
            <text:p><text:span text:style-name="T1">+idEvento</text:span></text:p>
          </draw:text-box>
        </draw:frame>
        <draw:frame draw:style-name="gr265" draw:text-style-name="P6" draw:layer="layout" svg:width="5.999cm" svg:height="1.602cm" svg:x="163.201cm" svg:y="126.898cm">
          <draw:text-box>
            <text:p text:style-name="P4"><text:span text:style-name="T4">+calificacionEvento( )</text:span></text:p>
            <text:p text:style-name="P4"><text:span text:style-name="T4">+calificacionUsuario( )</text:span></text:p>
            <text:p><text:span text:style-name="T1"/></text:p>
          </draw:text-box>
        </draw:frame>
        <draw:custom-shape draw:style-name="gr266" draw:text-style-name="P1" xml:id="id144" draw:id="id144" draw:layer="layout" svg:width="5.999cm" svg:height="7cm" svg:x="163.2cm" svg:y="136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0" draw:text-style-name="P2" draw:layer="layout" svg:x1="163.2cm" svg:y1="138.3cm" svg:x2="169.2cm" svg:y2="138.3cm">
          <text:p/>
        </draw:line>
        <draw:line draw:style-name="gr40" draw:text-style-name="P2" draw:layer="layout" svg:x1="163.2cm" svg:y1="141.6cm" svg:x2="169.2cm" svg:y2="141.6cm">
          <text:p/>
        </draw:line>
        <draw:frame draw:style-name="gr41" draw:text-style-name="P3" draw:layer="layout" svg:width="5.999cm" svg:height="0.811cm" svg:x="163.201cm" svg:y="136.801cm">
          <draw:text-box>
            <text:p><text:span text:style-name="T1">cReporteEvento</text:span></text:p>
          </draw:text-box>
        </draw:frame>
        <draw:frame draw:style-name="gr42" draw:text-style-name="P3" draw:layer="layout" svg:width="5.999cm" svg:height="2.35cm" svg:x="163.201cm" svg:y="138.302cm">
          <draw:text-box>
            <text:p><text:span text:style-name="T1">+idCreador</text:span></text:p>
            <text:p><text:span text:style-name="T1">+idEvento</text:span></text:p>
          </draw:text-box>
        </draw:frame>
        <draw:frame draw:style-name="gr267" draw:text-style-name="P6" draw:layer="layout" svg:width="5.999cm" svg:height="1.7cm" svg:x="163.201cm" svg:y="141.6cm">
          <draw:text-box>
            <text:p text:style-name="P4"><text:span text:style-name="T4">+eventoFalso( )</text:span></text:p>
            <text:p text:style-name="P4"><text:span text:style-name="T4">+calificacionEvento( )</text:span></text:p>
            <text:p><text:span text:style-name="T1"/></text:p>
          </draw:text-box>
        </draw:frame>
        <draw:custom-shape draw:style-name="gr268" draw:text-style-name="P1" xml:id="id145" draw:id="id145" draw:layer="layout" svg:width="5.999cm" svg:height="5.902cm" svg:x="163.2cm" svg:y="144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0" draw:text-style-name="P2" draw:layer="layout" svg:x1="163.2cm" svg:y1="146.198cm" svg:x2="169.2cm" svg:y2="146.198cm">
          <text:p/>
        </draw:line>
        <draw:line draw:style-name="gr40" draw:text-style-name="P2" draw:layer="layout" svg:x1="163.2cm" svg:y1="149.498cm" svg:x2="169.2cm" svg:y2="149.498cm">
          <text:p/>
        </draw:line>
        <draw:frame draw:style-name="gr41" draw:text-style-name="P3" draw:layer="layout" svg:width="5.999cm" svg:height="0.811cm" svg:x="163.201cm" svg:y="144.699cm">
          <draw:text-box>
            <text:p><text:span text:style-name="T1">cReporteParticipante</text:span></text:p>
          </draw:text-box>
        </draw:frame>
        <draw:frame draw:style-name="gr42" draw:text-style-name="P3" draw:layer="layout" svg:width="5.999cm" svg:height="2.35cm" svg:x="163.201cm" svg:y="146.2cm">
          <draw:text-box>
            <text:p><text:span text:style-name="T1">+calificacion</text:span></text:p>
            <text:p><text:span text:style-name="T1">+idParticipante</text:span></text:p>
            <text:p><text:span text:style-name="T1">+idEvento</text:span></text:p>
          </draw:text-box>
        </draw:frame>
        <draw:frame draw:style-name="gr269" draw:text-style-name="P6" draw:layer="layout" svg:width="5.999cm" svg:height="1.115cm" svg:x="163.201cm" svg:y="149.498cm">
          <draw:text-box>
            <text:p text:style-name="P4"><text:span text:style-name="T4">+comportamientoUsuario( )</text:span></text:p>
            <text:p text:style-name="P4"><text:span text:style-name="T4">+expulsarParticipante( )</text:span></text:p>
          </draw:text-box>
        </draw:frame>
        <draw:connector draw:style-name="gr124" draw:text-style-name="P24" draw:layer="layout" draw:type="line" svg:x1="142.097cm" svg:y1="136.524cm" svg:x2="163.2cm" svg:y2="125.999cm" draw:start-shape="id94" draw:start-glue-point="1" draw:end-shape="id141" svg:d="M142097 136524l21103-10525" svg:viewBox="0 0 21104 10526">
          <text:p/>
        </draw:connector>
        <draw:connector draw:style-name="gr124" draw:text-style-name="P24" draw:layer="layout" draw:type="line" svg:x1="142.097cm" svg:y1="136.524cm" svg:x2="163.2cm" svg:y2="132.299cm" draw:start-shape="id94" draw:start-glue-point="1" draw:end-shape="id143" draw:end-glue-point="3" svg:d="M142097 136524l21103-4225" svg:viewBox="0 0 21104 4226">
          <text:p/>
        </draw:connector>
        <draw:connector draw:style-name="gr124" draw:text-style-name="P24" draw:layer="layout" draw:type="line" svg:x1="142.097cm" svg:y1="136.524cm" svg:x2="163.2cm" svg:y2="140.3cm" draw:start-shape="id94" draw:start-glue-point="1" draw:end-shape="id144" draw:end-glue-point="3" svg:d="M142097 136524l21103 3776" svg:viewBox="0 0 21104 3777">
          <text:p/>
        </draw:connector>
        <draw:connector draw:style-name="gr124" draw:text-style-name="P24" draw:layer="layout" draw:type="line" svg:x1="142.097cm" svg:y1="136.524cm" svg:x2="163.2cm" svg:y2="147.649cm" draw:start-shape="id94" draw:start-glue-point="1" draw:end-shape="id145" draw:end-glue-point="3" svg:d="M142097 136524l21103 11125" svg:viewBox="0 0 21104 11126">
          <text:p/>
        </draw:connector>
        <draw:custom-shape draw:style-name="gr411" draw:text-style-name="P47" xml:id="id147" draw:id="id147" draw:layer="layout" svg:width="5.999cm" svg:height="5.029cm" svg:x="211.8cm" svg:y="13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0" draw:text-style-name="P48" draw:layer="layout" svg:x1="211.8cm" svg:y1="135.716cm" svg:x2="217.8cm" svg:y2="135.716cm">
          <text:p/>
        </draw:line>
        <draw:line draw:style-name="gr40" draw:text-style-name="P48" draw:layer="layout" svg:x1="211.8cm" svg:y1="137.792cm" svg:x2="217.8cm" svg:y2="137.792cm">
          <text:p/>
        </draw:line>
        <draw:frame draw:style-name="gr412" draw:text-style-name="P49" draw:layer="layout" svg:width="7.599cm" svg:height="0.683cm" svg:x="211.881cm" svg:y="134.501cm">
          <draw:text-box>
            <text:p><text:span text:style-name="T15">mReporteInasistencia</text:span></text:p>
          </draw:text-box>
        </draw:frame>
        <draw:frame draw:style-name="gr413" draw:text-style-name="P49" draw:layer="layout" svg:width="5.999cm" svg:height="1.906cm" svg:x="211.801cm" svg:y="135.718cm">
          <draw:text-box>
            <text:p><text:span text:style-name="T15">+idUsuario</text:span></text:p>
          </draw:text-box>
        </draw:frame>
        <draw:frame draw:style-name="gr199" draw:text-style-name="P50" draw:layer="layout" svg:width="5.999cm" svg:height="1.547cm" svg:x="211.801cm" svg:y="137.792cm">
          <draw:text-box>
            <text:p text:style-name="P4"><text:span text:style-name="T4">+pedirInasistencias( )</text:span></text:p>
            <text:p text:style-name="P4"><text:span text:style-name="T4">+actualizarInasistencias( )</text:span></text:p>
            <text:p><text:span text:style-name="T15"/></text:p>
          </draw:text-box>
        </draw:frame>
        <draw:custom-shape draw:style-name="gr414" draw:text-style-name="P42" xml:id="id142" draw:id="id142" draw:layer="layout" svg:width="6.453cm" svg:height="4.515cm" svg:x="211.608cm" svg:y="12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0" draw:text-style-name="P2" draw:layer="layout" svg:x1="211.608cm" svg:y1="124.4cm" svg:x2="218.063cm" svg:y2="124.4cm">
          <text:p/>
        </draw:line>
        <draw:line draw:style-name="gr40" draw:text-style-name="P2" draw:layer="layout" svg:x1="211.608cm" svg:y1="126.3cm" svg:x2="218.063cm" svg:y2="126.3cm">
          <text:p/>
        </draw:line>
        <draw:frame draw:style-name="gr41" draw:text-style-name="P3" draw:layer="layout" svg:width="6.453cm" svg:height="0.811cm" svg:x="211.609cm" svg:y="122.901cm">
          <draw:text-box>
            <text:p><text:span text:style-name="T1">mReporteFinEvento</text:span></text:p>
          </draw:text-box>
        </draw:frame>
        <draw:frame draw:style-name="gr271" draw:text-style-name="P3" draw:layer="layout" svg:width="6.453cm" svg:height="1.498cm" svg:x="211.509cm" svg:y="124.402cm">
          <draw:text-box>
            <text:p><text:span text:style-name="T1">+calificacion</text:span></text:p>
            <text:p><text:span text:style-name="T1">+idUsuario</text:span></text:p>
          </draw:text-box>
        </draw:frame>
        <draw:frame draw:style-name="gr269" draw:text-style-name="P6" draw:layer="layout" svg:width="7.1cm" svg:height="1.115cm" svg:x="211.5cm" svg:y="126.3cm">
          <draw:text-box>
            <text:p text:style-name="P4"><text:span text:style-name="T4">+enviarCalificacionEvento( )</text:span></text:p>
            <text:p><text:span text:style-name="T1"/></text:p>
          </draw:text-box>
        </draw:frame>
        <draw:custom-shape draw:style-name="gr415" draw:text-style-name="P42" xml:id="id148" draw:id="id148" draw:layer="layout" svg:width="6.799cm" svg:height="5.498cm" svg:x="211cm" svg:y="139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0" draw:text-style-name="P2" draw:layer="layout" svg:x1="211cm" svg:y1="140.98cm" svg:x2="217.8cm" svg:y2="140.98cm">
          <text:p/>
        </draw:line>
        <draw:line draw:style-name="gr40" draw:text-style-name="P2" draw:layer="layout" svg:x1="211cm" svg:y1="143.572cm" svg:x2="217.8cm" svg:y2="143.572cm">
          <text:p/>
        </draw:line>
        <draw:frame draw:style-name="gr412" draw:text-style-name="P3" draw:layer="layout" svg:width="6.799cm" svg:height="0.683cm" svg:x="211.001cm" svg:y="139.803cm">
          <draw:text-box>
            <text:p><text:span text:style-name="T1">mReporteEvento</text:span></text:p>
          </draw:text-box>
        </draw:frame>
        <draw:frame draw:style-name="gr416" draw:text-style-name="P3" draw:layer="layout" svg:width="6.799cm" svg:height="1.845cm" svg:x="211.001cm" svg:y="140.982cm">
          <draw:text-box>
            <text:p><text:span text:style-name="T1">+idCreador</text:span></text:p>
            <text:p><text:span text:style-name="T1">+idEvento</text:span></text:p>
          </draw:text-box>
        </draw:frame>
        <draw:frame draw:style-name="gr417" draw:text-style-name="P6" draw:layer="layout" svg:width="6.799cm" svg:height="2.411cm" svg:x="211.001cm" svg:y="143.572cm">
          <draw:text-box>
            <text:p text:style-name="P4"><text:span text:style-name="T4">+pedirFechaUltimoReporte( )</text:span></text:p>
            <text:p text:style-name="P4"><text:span text:style-name="T4">+actualizarFechaUltimoReporte( )</text:span></text:p>
            <text:p text:style-name="P4"><text:span text:style-name="T4">+enviarReporteEventoFalso( )</text:span></text:p>
          </draw:text-box>
        </draw:frame>
        <draw:custom-shape draw:style-name="gr418" draw:text-style-name="P51" xml:id="id149" draw:id="id149" draw:layer="layout" svg:width="8.499cm" svg:height="5.187cm" svg:x="209.5cm" svg:y="14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0" draw:text-style-name="P2" draw:layer="layout" svg:x1="209.5cm" svg:y1="146.744cm" svg:x2="218cm" svg:y2="146.744cm">
          <text:p/>
        </draw:line>
        <draw:line draw:style-name="gr40" draw:text-style-name="P2" draw:layer="layout" svg:x1="209.5cm" svg:y1="148.861cm" svg:x2="218cm" svg:y2="148.861cm">
          <text:p/>
        </draw:line>
        <draw:frame draw:style-name="gr412" draw:text-style-name="P3" draw:layer="layout" svg:width="8.499cm" svg:height="0.683cm" svg:x="209.501cm" svg:y="145.601cm">
          <draw:text-box>
            <text:p><text:span text:style-name="T1">mReporteParticipante</text:span></text:p>
          </draw:text-box>
        </draw:frame>
        <draw:frame draw:style-name="gr419" draw:text-style-name="P3" draw:layer="layout" svg:width="8.499cm" svg:height="1.792cm" svg:x="209.501cm" svg:y="146.746cm">
          <draw:text-box>
            <text:p><text:span text:style-name="T1">+idParticipante</text:span></text:p>
            <text:p><text:span text:style-name="T1">+idEvento</text:span></text:p>
          </draw:text-box>
        </draw:frame>
        <draw:frame draw:style-name="gr272" draw:text-style-name="P6" draw:layer="layout" svg:width="8.499cm" svg:height="1.979cm" svg:x="209.5cm" svg:y="148.861cm">
          <draw:text-box>
            <text:p text:style-name="P4"><text:span text:style-name="T4">+pedirCantidadMalosComportamientos( )</text:span></text:p>
            <text:p text:style-name="P4"><text:span text:style-name="T4">+actualizarCantidadMalosComportamientos( )</text:span></text:p>
            <text:p text:style-name="P4"><text:span text:style-name="T4">+actualizarListaExpulsados( )</text:span></text:p>
            <text:p text:style-name="P4"><text:span text:style-name="T4">+removerParticipante( )</text:span></text:p>
          </draw:text-box>
        </draw:frame>
        <draw:connector draw:style-name="gr261" draw:text-style-name="P24" draw:layer="layout" draw:type="line" svg:x1="169.2cm" svg:y1="131.875cm" svg:x2="211.8cm" svg:y2="137.014cm" draw:start-shape="id146" draw:start-glue-point="1" draw:end-shape="id147" draw:end-glue-point="3" svg:d="M169200 131875l42600 5139" svg:viewBox="0 0 42601 5140">
          <text:p/>
        </draw:connector>
        <draw:connector draw:style-name="gr261" draw:text-style-name="P24" draw:layer="layout" draw:type="line" svg:x1="169.199cm" svg:y1="140.3cm" svg:x2="211cm" svg:y2="142.551cm" draw:start-shape="id144" draw:start-glue-point="1" draw:end-shape="id148" draw:end-glue-point="3" svg:d="M169199 140300l41801 2251" svg:viewBox="0 0 41802 2252">
          <text:p/>
        </draw:connector>
        <draw:connector draw:style-name="gr261" draw:text-style-name="P24" draw:layer="layout" draw:type="line" svg:x1="169.199cm" svg:y1="147.649cm" svg:x2="209.5cm" svg:y2="148.193cm" draw:start-shape="id145" draw:start-glue-point="1" draw:end-shape="id149" draw:end-glue-point="3" svg:d="M169199 147649l40301 544" svg:viewBox="0 0 40302 545">
          <text:p/>
        </draw:connector>
        <draw:custom-shape draw:style-name="gr216" draw:text-style-name="P30" draw:layer="layout" svg:width="5.5cm" svg:height="3.5cm" svg:x="220cm" svg:y="142.8cm">
          <text:p text:style-name="P30"><text:span text:style-name="T14">Según la cantidad de reportes</text:span></text:p>
          <text:p text:style-name="P30"><text:span text:style-name="T14">Por mal comportamiento que haya</text:span></text:p>
          <text:p text:style-name="P30"><text:span text:style-name="T14">Recibido el reportado se</text:span></text:p>
          <text:p text:style-name="P30"><text:span text:style-name="T14">Procederá a expulsarlo del evento</text:span></text:p>
          <text:p text:style-name="P30"><text:span text:style-name="T14">O no. Y de paso reducirle su</text:span></text:p>
          <text:p text:style-name="P30"><text:span text:style-name="T14">Calificacion general.</text:span></text:p>
          <draw:enhanced-geometry svg:viewBox="0 0 21600 21600" draw:glue-points="10800 0 0 10800 10800 21600 21600 10800 ?f40 ?f41" draw:text-areas="0 0 21600 21600" draw:type="rectangular-callout" draw:modifiers="-8587.38411197964 41022.1079691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124" draw:text-style-name="P24" draw:layer="layout" draw:type="line" svg:x1="169.199cm" svg:y1="140.3cm" svg:x2="211.608cm" svg:y2="125.157cm" draw:start-shape="id144" draw:start-glue-point="1" draw:end-shape="id142" draw:end-glue-point="3" svg:d="M169199 140300l42409-15143" svg:viewBox="0 0 42410 15144">
          <text:p/>
        </draw:connector>
        <draw:frame draw:style-name="gr274" draw:text-style-name="P31" draw:layer="layout" svg:width="6.784cm" svg:height="1.116cm" svg:x="212.001cm" svg:y="87.784cm">
          <draw:text-box>
            <text:p><text:span text:style-name="T1">+claveEncriptacionEncriptada</text:span></text:p>
            <text:p><text:span text:style-name="T1">+claveEncriptacion</text:span></text:p>
          </draw:text-box>
        </draw:frame>
        <draw:custom-shape draw:style-name="gr420" draw:text-style-name="P42" xml:id="id151" draw:id="id151" draw:layer="layout" svg:width="6.498cm" svg:height="5.25cm" svg:x="212.002cm" svg:y="86.793cm">
          <text:p/>
          <draw:enhanced-geometry svg:viewBox="0 0 21600 21600" draw:type="rectangle" draw:enhanced-path="M 0 0 L 21600 0 21600 21600 0 21600 0 0 Z N"/>
        </draw:custom-shape>
        <draw:line draw:style-name="gr130" draw:text-style-name="P2" draw:layer="layout" svg:x1="212.001cm" svg:y1="87.729cm" svg:x2="218.5cm" svg:y2="87.729cm">
          <text:p/>
        </draw:line>
        <draw:line draw:style-name="gr130" draw:text-style-name="P2" draw:layer="layout" svg:x1="212.001cm" svg:y1="89.532cm" svg:x2="218.5cm" svg:y2="89.532cm">
          <text:p/>
        </draw:line>
        <draw:frame draw:style-name="gr248" draw:text-style-name="P28" draw:layer="layout" svg:width="6.034cm" svg:height="0.759cm" svg:x="212.002cm" svg:y="86.793cm">
          <draw:text-box>
            <text:p text:style-name="P27"><text:span text:style-name="T4">m</text:span><text:span text:style-name="T15">ClaveEncriptacion</text:span></text:p>
          </draw:text-box>
        </draw:frame>
        <draw:frame draw:style-name="gr421" draw:text-style-name="P6" draw:layer="layout" svg:width="6.5cm" svg:height="2.411cm" svg:x="212cm" svg:y="89.532cm">
          <draw:text-box>
            <text:p text:style-name="P4"><text:span text:style-name="T1">+enviarClave( )</text:span></text:p>
            <text:p text:style-name="P4"><text:span text:style-name="T1">+pedirClaveEncriptada( )</text:span></text:p>
            <text:p text:style-name="P4"><text:span text:style-name="T1">+enviarClaveEncriptada( )</text:span></text:p>
            <text:p text:style-name="P4"><text:span text:style-name="T1">+pedirClaveAmigo( )</text:span></text:p>
            <text:p text:style-name="P4"><text:span text:style-name="T1">+enviarClaveAmigo( )</text:span></text:p>
          </draw:text-box>
        </draw:frame>
        <draw:connector draw:style-name="gr251" draw:text-style-name="P24" draw:layer="layout" draw:type="line" svg:x1="206.256cm" svg:y1="89.433cm" svg:x2="212.002cm" svg:y2="89.418cm" draw:start-shape="id150" draw:start-glue-point="1" draw:end-shape="id151" draw:end-glue-point="3" svg:d="M206256 89433l5746-15" svg:viewBox="0 0 5747 16">
          <text:p/>
        </draw:connector>
        <draw:custom-shape draw:style-name="gr277" draw:text-style-name="P30" draw:layer="layout" svg:width="5.5cm" svg:height="2cm" svg:x="220cm" svg:y="86.3cm">
          <text:p text:style-name="P30"><text:span text:style-name="T14">Esta se obtiene de la informacion</text:span></text:p>
          <text:p text:style-name="P30"><text:span text:style-name="T14">En la base de datos del </text:span></text:p>
          <text:p text:style-name="P30"><text:span text:style-name="T14">usuario</text:span></text:p>
          <draw:enhanced-geometry svg:viewBox="0 0 21600 21600" draw:glue-points="10800 0 0 10800 10800 21600 21600 10800 ?f40 ?f41" draw:text-areas="0 0 21600 21600" draw:type="rectangular-callout" draw:modifiers="-9498.34575531722 18663.8680659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8" draw:text-style-name="P30" draw:layer="layout" svg:width="5.5cm" svg:height="4.5cm" svg:x="221cm" svg:y="89.3cm">
          <text:p text:style-name="P30"><text:span text:style-name="T14">Esta se obtiene cuando el usuario</text:span></text:p>
          <text:p text:style-name="P30"><text:span text:style-name="T14">Cambia la contraseña de la cuenta</text:span></text:p>
          <text:p text:style-name="P30"><text:span text:style-name="T14">Y como la clave de encriptacion</text:span></text:p>
          <text:p text:style-name="P30"><text:span text:style-name="T14">Se encripta a si misma empleando</text:span></text:p>
          <text:p text:style-name="P30"><text:span text:style-name="T14">La contraseña de la cuenta, la clave</text:span></text:p>
          <text:p text:style-name="P30"><text:span text:style-name="T14">De encriptacion guardada queda</text:span></text:p>
          <text:p text:style-name="P30"><text:span text:style-name="T14">Inservible. Por lo tanto lo que se</text:span></text:p>
          <text:p text:style-name="P30"><text:span text:style-name="T14">Hace es solicitar una copia de</text:span></text:p>
          <text:p text:style-name="P30"><text:span text:style-name="T14">La clave de cifrado sin cifrado a</text:span></text:p>
          <text:p text:style-name="P30"><text:span text:style-name="T14">El amigo.</text:span></text:p>
          <draw:enhanced-geometry svg:viewBox="0 0 21600 21600" draw:glue-points="10800 0 0 10800 10800 21600 21600 10800 ?f40 ?f41" draw:text-areas="0 0 21600 21600" draw:type="rectangular-callout" draw:modifiers="-21003.1630612616 -3556.0097756054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22" draw:text-style-name="P42" xml:id="id152" draw:id="id152" draw:layer="layout" svg:width="5.999cm" svg:height="6.811cm" svg:x="212.2cm" svg:y="33.689cm">
          <text:p/>
          <draw:enhanced-geometry svg:viewBox="0 0 21600 21600" draw:type="rectangle" draw:enhanced-path="M 0 0 L 21600 0 21600 21600 0 21600 0 0 Z N"/>
        </draw:custom-shape>
        <draw:line draw:style-name="gr423" draw:text-style-name="P42" draw:layer="layout" svg:x1="212.199cm" svg:y1="35.189cm" svg:x2="218.199cm" svg:y2="35.189cm">
          <text:p/>
        </draw:line>
        <draw:line draw:style-name="gr423" draw:text-style-name="P42" draw:layer="layout" svg:x1="212.199cm" svg:y1="37.289cm" svg:x2="218.199cm" svg:y2="37.289cm">
          <text:p/>
        </draw:line>
        <draw:frame draw:style-name="gr424" draw:text-style-name="P43" draw:layer="layout" svg:width="5.999cm" svg:height="0.811cm" svg:x="212.201cm" svg:y="33.69cm">
          <draw:text-box>
            <text:p text:style-name="P27"><text:span text:style-name="T1">mCrearCuenta</text:span></text:p>
          </draw:text-box>
        </draw:frame>
        <draw:frame draw:style-name="gr425" draw:text-style-name="P52" draw:layer="layout" svg:width="5.999cm" svg:height="3.275cm" svg:x="212.201cm" svg:y="37.29cm">
          <draw:text-box>
            <text:p><text:span text:style-name="T1">+comprobarCorreoRepetido( )</text:span></text:p>
            <text:p><text:span text:style-name="T1">+comprobarNickRepetido( )</text:span></text:p>
            <text:p><text:span text:style-name="T1"/></text:p>
            <text:p text:style-name="P4"><text:span text:style-name="T1">+enviarInfoCuenta( )</text:span></text:p>
            <text:p text:style-name="P4"><text:span text:style-name="T1"/></text:p>
          </draw:text-box>
        </draw:frame>
        <draw:frame draw:style-name="gr426" draw:text-style-name="P45" draw:layer="layout" svg:width="5.999cm" svg:height="2.411cm" svg:x="212.201cm" svg:y="35.19cm">
          <draw:text-box>
            <text:p text:style-name="P4"><text:span text:style-name="T1">+nick</text:span></text:p>
            <text:p text:style-name="P4"><text:span text:style-name="T1">+contraseña</text:span></text:p>
            <text:p text:style-name="P4"><text:span text:style-name="T1">+correo</text:span></text:p>
            <text:p text:style-name="P4"><text:span text:style-name="T1">+idFotoPerfil</text:span></text:p>
            <text:p text:style-name="P4"><text:span text:style-name="T1"/></text:p>
          </draw:text-box>
        </draw:frame>
        <draw:connector draw:style-name="gr287" draw:text-style-name="P24" draw:layer="layout" draw:type="line" svg:x1="161.699cm" svg:y1="33.149cm" svg:x2="212.2cm" svg:y2="37.094cm" draw:start-shape="id102" draw:start-glue-point="1" draw:end-shape="id152" draw:end-glue-point="3" svg:d="M161699 33149l50501 3945" svg:viewBox="0 0 50502 3946">
          <text:p/>
        </draw:connector>
        <draw:connector draw:style-name="gr288" draw:text-style-name="P24" draw:layer="layout" draw:type="line" svg:x1="150.099cm" svg:y1="26.6cm" svg:x2="142.098cm" svg:y2="58.649cm" draw:start-shape="id115" draw:start-glue-point="2" draw:end-shape="id101" draw:end-glue-point="1" svg:d="M150099 26600l-8001 32049" svg:viewBox="0 0 8002 32050">
          <text:p/>
        </draw:connector>
        <draw:custom-shape draw:style-name="gr427" draw:text-style-name="P42" xml:id="id153" draw:id="id153" draw:layer="layout" svg:width="7.099cm" svg:height="6.499cm" svg:x="211.001cm" svg:y="19.901cm">
          <text:p/>
          <draw:enhanced-geometry svg:viewBox="0 0 21600 21600" draw:type="rectangle" draw:enhanced-path="M 0 0 L 21600 0 21600 21600 0 21600 0 0 Z N"/>
        </draw:custom-shape>
        <draw:line draw:style-name="gr138" draw:text-style-name="P2" draw:layer="layout" svg:x1="211cm" svg:y1="21.401cm" svg:x2="218.1cm" svg:y2="21.401cm">
          <text:p/>
        </draw:line>
        <draw:line draw:style-name="gr138" draw:text-style-name="P2" draw:layer="layout" svg:x1="211cm" svg:y1="23.901cm" svg:x2="218.1cm" svg:y2="23.901cm">
          <text:p/>
        </draw:line>
        <draw:frame draw:style-name="gr139" draw:text-style-name="P28" draw:layer="layout" svg:width="7.099cm" svg:height="0.811cm" svg:x="211.002cm" svg:y="19.902cm">
          <draw:text-box>
            <text:p text:style-name="P27"><text:span text:style-name="T1">mAutenticacion</text:span></text:p>
          </draw:text-box>
        </draw:frame>
        <draw:frame draw:style-name="gr428" draw:text-style-name="P54" draw:layer="layout" svg:width="7.099cm" svg:height="3.11cm" svg:x="211.002cm" svg:y="23.902cm">
          <draw:text-box>
            <text:p text:style-name="P53"><text:span text:style-name="T21">+enviarEmailClaveVerificacion( )</text:span></text:p>
            <text:p text:style-name="P53"><text:span text:style-name="T22">+</text:span><text:span text:style-name="T23">pedir</text:span><text:span text:style-name="T22">ClaveVerificacion( )</text:span></text:p>
            <text:p text:style-name="P53"><text:span text:style-name="T22">+enviarClaveVerificacion( )</text:span></text:p>
            <text:p text:style-name="P53"><text:span text:style-name="T22">+borrarClaveVerificacion( )</text:span></text:p>
            <text:p text:style-name="P4"><text:span text:style-name="T1"/></text:p>
          </draw:text-box>
        </draw:frame>
        <draw:frame draw:style-name="gr291" draw:text-style-name="P29" draw:layer="layout" svg:width="7.099cm" svg:height="2.411cm" svg:x="211.002cm" svg:y="21.402cm">
          <draw:text-box>
            <text:p text:style-name="P4"><text:span text:style-name="T1">+nick</text:span></text:p>
            <text:p text:style-name="P4"><text:span text:style-name="T1">+contraseña</text:span></text:p>
            <text:p text:style-name="P4"><text:span text:style-name="T1">+correo</text:span></text:p>
            <text:p text:style-name="P4"><text:span text:style-name="T1">+idFotoPerfil</text:span></text:p>
            <text:p text:style-name="P4"><text:span text:style-name="T1"/></text:p>
          </draw:text-box>
        </draw:frame>
        <draw:custom-shape draw:style-name="gr277" draw:text-style-name="P30" draw:layer="layout" svg:width="5.5cm" svg:height="2cm" svg:x="220.9cm" svg:y="23.5cm">
          <text:p text:style-name="P30"><text:span text:style-name="T14">Guardar la clave de verificacion</text:span></text:p>
          <text:p text:style-name="P30"><text:span text:style-name="T14">Temporalmente en la base de</text:span></text:p>
          <text:p text:style-name="P30"><text:span text:style-name="T14">datos</text:span></text:p>
          <draw:enhanced-geometry svg:viewBox="0 0 21600 21600" draw:glue-points="10800 0 0 10800 10800 21600 21600 10800 ?f40 ?f41" draw:text-areas="0 0 21600 21600" draw:type="rectangular-callout" draw:modifiers="-11736.4842755863 13277.36131934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292" draw:text-style-name="P24" draw:layer="layout" draw:type="line" svg:x1="153.099cm" svg:y1="22.778cm" svg:x2="211.001cm" svg:y2="23.15cm" draw:start-shape="id115" draw:start-glue-point="1" draw:end-shape="id153" draw:end-glue-point="3" svg:d="M153099 22778l57902 372" svg:viewBox="0 0 57903 373">
          <text:p/>
        </draw:connector>
        <draw:custom-shape draw:style-name="gr429" draw:text-style-name="P55" xml:id="id154" draw:id="id154" draw:layer="layout" svg:width="5.999cm" svg:height="4.111cm" svg:x="212.101cm" svg:y="11.389cm">
          <text:p/>
          <draw:enhanced-geometry svg:viewBox="0 0 21600 21600" draw:type="rectangle" draw:enhanced-path="M 0 0 L 21600 0 21600 21600 0 21600 0 0 Z N"/>
        </draw:custom-shape>
        <draw:line draw:style-name="gr145" draw:text-style-name="P33" draw:layer="layout" svg:x1="212.1cm" svg:y1="12.889cm" svg:x2="218.1cm" svg:y2="12.889cm">
          <text:p/>
        </draw:line>
        <draw:line draw:style-name="gr145" draw:text-style-name="P33" draw:layer="layout" svg:x1="212.1cm" svg:y1="13.989cm" svg:x2="218.1cm" svg:y2="13.989cm">
          <text:p/>
        </draw:line>
        <draw:frame draw:style-name="gr146" draw:text-style-name="P35" draw:layer="layout" svg:width="5.999cm" svg:height="0.811cm" svg:x="212.102cm" svg:y="11.39cm">
          <draw:text-box>
            <text:p text:style-name="P46"><text:span text:style-name="T4">mCuenta</text:span><text:span text:style-name="T1">Recuperar</text:span></text:p>
          </draw:text-box>
        </draw:frame>
        <draw:frame draw:style-name="gr294" draw:text-style-name="P37" draw:layer="layout" svg:width="5.999cm" svg:height="1.547cm" svg:x="212.1cm" svg:y="13.99cm">
          <draw:text-box>
            <text:p text:style-name="P36"><text:span text:style-name="T1">+buscarCuenta( )</text:span></text:p>
            <text:p text:style-name="P36"><text:span text:style-name="T1">+actualizarDatosCuenta( )</text:span></text:p>
            <text:p text:style-name="P4"><text:span text:style-name="T1"/></text:p>
          </draw:text-box>
        </draw:frame>
        <draw:frame draw:style-name="gr295" draw:text-style-name="P29" draw:layer="layout" svg:width="5.999cm" svg:height="1.61cm" svg:x="212.102cm" svg:y="12.89cm">
          <draw:text-box>
            <text:p text:style-name="P4"><text:span text:style-name="T1">+contraseña</text:span></text:p>
            <text:p text:style-name="P4"><text:span text:style-name="T1">+correo</text:span></text:p>
            <text:p text:style-name="P4"><text:span text:style-name="T1"/></text:p>
          </draw:text-box>
        </draw:frame>
        <draw:connector draw:style-name="gr296" draw:text-style-name="P24" draw:layer="layout" draw:type="line" svg:x1="140.598cm" svg:y1="13.673cm" svg:x2="212.101cm" svg:y2="13.444cm" draw:start-shape="id109" draw:start-glue-point="1" draw:end-shape="id154" draw:end-glue-point="3" svg:d="M140598 13673l71503-229" svg:viewBox="0 0 71504 230">
          <text:p/>
        </draw:connector>
        <draw:connector draw:style-name="gr297" draw:text-style-name="P24" draw:layer="layout" draw:type="line" svg:x1="152.46cm" svg:y1="75.7cm" svg:x2="150.099cm" svg:y2="26.6cm" draw:start-shape="id155" draw:start-glue-point="0" draw:end-shape="id115" draw:end-glue-point="2" svg:d="M152460 75700l-2361-49100" svg:viewBox="0 0 2362 49101">
          <text:p/>
        </draw:connector>
        <draw:custom-shape draw:style-name="gr430" draw:text-style-name="P2" draw:layer="layout" svg:width="136cm" svg:height="31cm" svg:x="84cm" svg:y="233.5cm">
          <text:p/>
          <draw:enhanced-geometry svg:viewBox="0 0 21600 21600" draw:type="rectangle" draw:enhanced-path="M 0 0 L 21600 0 21600 21600 0 21600 0 0 Z N"/>
        </draw:custom-shape>
        <draw:custom-shape draw:style-name="gr431" draw:text-style-name="P2" draw:layer="layout" svg:width="136cm" svg:height="31cm" svg:x="84cm" svg:y="200.4cm">
          <text:p/>
          <draw:enhanced-geometry svg:viewBox="0 0 21600 21600" draw:type="rectangle" draw:enhanced-path="M 0 0 L 21600 0 21600 21600 0 21600 0 0 Z N"/>
        </draw:custom-shape>
        <draw:custom-shape draw:style-name="gr300" draw:text-style-name="P2" draw:layer="layout" svg:width="111.5cm" svg:height="8.5cm" svg:x="89.5cm" svg:y="166.4cm">
          <text:p/>
          <draw:enhanced-geometry svg:viewBox="0 0 21600 21600" draw:type="rectangle" draw:enhanced-path="M 0 0 L 21600 0 21600 21600 0 21600 0 0 Z N"/>
        </draw:custom-shape>
        <draw:custom-shape draw:style-name="gr301" draw:text-style-name="P2" draw:layer="layout" svg:width="30cm" svg:height="8.5cm" svg:x="114cm" svg:y="154.5cm">
          <text:p/>
          <draw:enhanced-geometry svg:viewBox="0 0 21600 21600" draw:type="rectangle" draw:enhanced-path="M 0 0 L 21600 0 21600 21600 0 21600 0 0 Z N"/>
        </draw:custom-shape>
        <draw:custom-shape draw:style-name="gr432" draw:text-style-name="P2" draw:layer="layout" svg:width="111cm" svg:height="28.5cm" svg:x="115cm" svg:y="122.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304" draw:text-style-name="P2" draw:layer="layout" svg:width="112.5cm" svg:height="20.9cm" svg:x="114.5cm" svg:y="83.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33" draw:text-style-name="P39" draw:layer="layout" svg:width="105.5cm" svg:height="15.001cm" svg:x="114.5cm" svg:y="66.299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434" draw:text-style-name="P33" draw:layer="layout" svg:width="105cm" svg:height="10cm" svg:x="114.5cm" svg:y="54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35" draw:text-style-name="P2" draw:layer="layout" svg:width="123.5cm" svg:height="17cm" svg:x="96cm" svg:y="2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8" draw:text-style-name="P40" draw:layer="layout" svg:width="121cm" svg:height="8.5cm" svg:x="105.5cm" svg:y="18.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309" draw:text-style-name="P40" draw:layer="layout" svg:width="102cm" svg:height="8.299cm" svg:x="117.5cm" svg:y="9.63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36" draw:text-style-name="P42" draw:layer="layout" svg:width="6.498cm" svg:height="6.1cm" svg:x="212.103cm" svg:y="241.9cm">
          <text:p/>
          <draw:enhanced-geometry svg:viewBox="0 0 21600 21600" draw:type="rectangle" draw:enhanced-path="M 0 0 L 21600 0 21600 21600 0 21600 0 0 Z N"/>
        </draw:custom-shape>
        <draw:line draw:style-name="gr27" draw:text-style-name="P2" draw:layer="layout" svg:x1="212.102cm" svg:y1="242.764cm" svg:x2="218.601cm" svg:y2="242.764cm">
          <text:p/>
        </draw:line>
        <draw:line draw:style-name="gr27" draw:text-style-name="P2" draw:layer="layout" svg:x1="212.102cm" svg:y1="245.444cm" svg:x2="218.601cm" svg:y2="245.444cm">
          <text:p/>
        </draw:line>
        <draw:frame draw:style-name="gr437" draw:text-style-name="P28" draw:layer="layout" svg:width="6.034cm" svg:height="0.701cm" svg:x="212.103cm" svg:y="241.9cm">
          <draw:text-box>
            <text:p text:style-name="P46"><text:span text:style-name="T4">mEvento</text:span><text:span text:style-name="T1">Fin</text:span></text:p>
          </draw:text-box>
        </draw:frame>
        <draw:frame draw:style-name="gr438" draw:text-style-name="P6" draw:layer="layout" svg:width="6.5cm" svg:height="2.556cm" svg:x="212.101cm" svg:y="245.444cm">
          <draw:text-box>
            <text:p text:style-name="P4"><text:span text:style-name="T1">+pedirListaAsistentes( )</text:span></text:p>
          </draw:text-box>
        </draw:frame>
        <draw:custom-shape draw:style-name="gr439" draw:text-style-name="P56" draw:layer="layout" svg:width="8.635cm" svg:height="6.239cm" svg:x="210.344cm" svg:y="127.7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0" draw:text-style-name="P2" draw:layer="layout" svg:x1="210.345cm" svg:y1="129.261cm" svg:x2="218.982cm" svg:y2="129.261cm">
          <text:p/>
        </draw:line>
        <draw:line draw:style-name="gr40" draw:text-style-name="P2" draw:layer="layout" svg:x1="210.345cm" svg:y1="130.361cm" svg:x2="218.982cm" svg:y2="130.361cm">
          <text:p/>
        </draw:line>
        <draw:frame draw:style-name="gr41" draw:text-style-name="P3" draw:layer="layout" svg:width="8.635cm" svg:height="0.811cm" svg:x="210.346cm" svg:y="127.762cm">
          <draw:text-box>
            <text:p><text:span text:style-name="T1">mReportePostFinEvento</text:span></text:p>
          </draw:text-box>
        </draw:frame>
        <draw:frame draw:style-name="gr271" draw:text-style-name="P3" draw:layer="layout" svg:width="8.635cm" svg:height="1.498cm" svg:x="210.211cm" svg:y="129.263cm">
          <draw:text-box>
            <text:p><text:span text:style-name="T1">+calificacion</text:span></text:p>
            <text:p><text:span text:style-name="T1">+idUsuario</text:span></text:p>
          </draw:text-box>
        </draw:frame>
        <draw:frame draw:style-name="gr440" draw:text-style-name="P6" draw:layer="layout" svg:width="8.8cm" svg:height="3.707cm" svg:x="210.2cm" svg:y="130.361cm">
          <draw:text-box>
            <text:p text:style-name="P4"><text:span text:style-name="T4">+pedirCalificacionParticipante( )</text:span></text:p>
            <text:p text:style-name="P4"><text:span text:style-name="T4">+pedirCantidadParticipaciones( )</text:span></text:p>
            <text:p text:style-name="P4"><text:span text:style-name="T4">+pedirCalificacionEventos( )</text:span></text:p>
            <text:p text:style-name="P4"><text:span text:style-name="T4">+pedirCantidadEventosRealizados( )</text:span></text:p>
            <text:p text:style-name="P4"><text:span text:style-name="T4">+actualizarCalificacionParticipante( )</text:span></text:p>
            <text:p text:style-name="P4"><text:span text:style-name="T4">+actualizarCantidadParticipaciones( )</text:span></text:p>
            <text:p text:style-name="P4"><text:span text:style-name="T4">+actualizarCalificacionEventos( )</text:span></text:p>
            <text:p text:style-name="P4"><text:span text:style-name="T4">+actualizarCantidadEventosRealizdos( )</text:span></text:p>
          </draw:text-box>
        </draw:frame>
        <draw:connector draw:style-name="gr155" draw:text-style-name="P24" draw:layer="layout" draw:type="line" svg:x1="198.3cm" svg:y1="40.821cm" svg:x2="142.098cm" svg:y2="58.649cm" draw:start-shape="id111" draw:start-glue-point="3" draw:end-shape="id101" draw:end-glue-point="1" svg:d="M198300 40821l-56202 17828" svg:viewBox="0 0 56203 17829">
          <text:p/>
        </draw:connector>
        <draw:custom-shape draw:style-name="gr441" draw:text-style-name="P57" xml:id="id104" draw:id="id104" draw:layer="layout" svg:width="7.236cm" svg:height="7.499cm" svg:x="199.022cm" svg:y="87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0" draw:text-style-name="P2" draw:layer="layout" svg:x1="199.022cm" svg:y1="88.172cm" svg:x2="206.259cm" svg:y2="88.172cm">
          <text:p/>
        </draw:line>
        <draw:line draw:style-name="gr130" draw:text-style-name="P2" draw:layer="layout" svg:x1="199.022cm" svg:y1="89.882cm" svg:x2="206.259cm" svg:y2="89.882cm">
          <text:p/>
        </draw:line>
        <draw:frame draw:style-name="gr442" draw:text-style-name="P3" xml:id="id108" draw:id="id108" draw:layer="layout" svg:width="7.235cm" svg:height="1.067cm" svg:x="199.021cm" svg:y="87cm">
          <draw:text-box>
            <text:p><text:span text:style-name="T1">cClaveEncriptacionMensajes</text:span></text:p>
          </draw:text-box>
        </draw:frame>
        <draw:frame draw:style-name="gr443" draw:text-style-name="P3" xml:id="id150" draw:id="id150" draw:layer="layout" svg:width="7.235cm" svg:height="2.518cm" svg:x="199.021cm" svg:y="88.174cm">
          <draw:text-box>
            <text:p><text:span text:style-name="T1">+claveEncriptacion</text:span></text:p>
            <text:p><text:span text:style-name="T1">+claveEncriptacionEncriptada</text:span></text:p>
          </draw:text-box>
        </draw:frame>
        <draw:frame draw:style-name="gr375" draw:text-style-name="P6" draw:layer="layout" svg:width="7.6cm" svg:height="5.003cm" svg:x="198.9cm" svg:y="89.885cm">
          <draw:text-box>
            <text:p text:style-name="P4"><text:span text:style-name="T1">+encriptarClave( )//Hecho</text:span></text:p>
            <text:p text:style-name="P4"><text:span text:style-name="T1">+desencriptarClave( )//Hecho</text:span></text:p>
            <text:p text:style-name="P4"><text:span text:style-name="T1"/></text:p>
            <text:p text:style-name="P4"><text:span text:style-name="T1">+crearClaveEncriptado( ) //Hecho</text:span></text:p>
            <text:p text:style-name="P4"><text:span text:style-name="T1"/></text:p>
            <text:p text:style-name="P4"><text:span text:style-name="T1">+enviarClaveEncriptacion( )</text:span></text:p>
            <text:p text:style-name="P4"><text:span text:style-name="T1">+enviarClaveEncriptacionEncriptada( )</text:span></text:p>
            <text:p text:style-name="P4"><text:span text:style-name="T1">+recibirClaveEncriptacion( )</text:span></text:p>
            <text:p text:style-name="P4"><text:span text:style-name="T1"/></text:p>
            <text:p text:style-name="P4"><text:span text:style-name="T2">+pedirCopiaClaveEncriptacion( )</text:span></text:p>
          </draw:text-box>
        </draw:frame>
        <draw:custom-shape draw:style-name="gr444" draw:text-style-name="P58" xml:id="id103" draw:id="id103" draw:layer="layout" svg:width="5.999cm" svg:height="5.999cm" svg:x="188.5cm" svg:y="84.4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0" draw:text-style-name="P2" draw:layer="layout" svg:x1="188.5cm" svg:y1="85.987cm" svg:x2="194.5cm" svg:y2="85.987cm">
          <text:p/>
        </draw:line>
        <draw:line draw:style-name="gr130" draw:text-style-name="P2" draw:layer="layout" svg:x1="188.5cm" svg:y1="88.087cm" svg:x2="194.5cm" svg:y2="88.087cm">
          <text:p/>
        </draw:line>
        <draw:frame draw:style-name="gr131" draw:text-style-name="P3" draw:layer="layout" svg:width="5.999cm" svg:height="0.811cm" svg:x="188.5cm" svg:y="84.487cm">
          <draw:text-box>
            <text:p text:style-name="P4"><text:span text:style-name="T4">cAmigos</text:span><text:span text:style-name="T1">Mensajes</text:span></text:p>
          </draw:text-box>
        </draw:frame>
        <draw:frame draw:style-name="gr132" draw:text-style-name="P3" draw:layer="layout" svg:width="5.999cm" svg:height="1.915cm" svg:x="188.5cm" svg:y="85.988cm">
          <draw:text-box>
            <text:p><text:span text:style-name="T1">+mensaje</text:span></text:p>
            <text:p><text:span text:style-name="T1">+mensajeCifrado</text:span></text:p>
            <text:p><text:span text:style-name="T1">+claveEncriptado</text:span></text:p>
          </draw:text-box>
        </draw:frame>
        <draw:frame draw:style-name="gr445" draw:text-style-name="P6" draw:layer="layout" svg:width="5.999cm" svg:height="2.411cm" svg:x="188.5cm" svg:y="88.089cm">
          <draw:text-box>
            <text:p text:style-name="P4"><text:span text:style-name="T1">+encriptar( ) <text:s/>//Hecho</text:span></text:p>
            <text:p text:style-name="P4"><text:span text:style-name="T1">+desencriptar( ) <text:s/>//Hecho</text:span></text:p>
            <text:p text:style-name="P4"><text:span text:style-name="T1"/></text:p>
            <text:p text:style-name="P4"><text:span text:style-name="T1">+insertarIV( )</text:span></text:p>
            <text:p text:style-name="P4"><text:span text:style-name="T1">+removerIV( )</text:span></text:p>
          </draw:text-box>
        </draw:frame>
        <draw:custom-shape draw:style-name="gr446" draw:text-style-name="P42" xml:id="id105" draw:id="id105" draw:layer="layout" svg:width="5.999cm" svg:height="7.103cm" svg:x="178.4cm" svg:y="92.7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0" draw:text-style-name="P2" draw:layer="layout" svg:x1="178.4cm" svg:y1="94.296cm" svg:x2="184.4cm" svg:y2="94.296cm">
          <text:p/>
        </draw:line>
        <draw:line draw:style-name="gr130" draw:text-style-name="P2" draw:layer="layout" svg:x1="178.4cm" svg:y1="97.596cm" svg:x2="184.4cm" svg:y2="97.596cm">
          <text:p/>
        </draw:line>
        <draw:frame draw:style-name="gr131" draw:text-style-name="P3" draw:layer="layout" svg:width="5.999cm" svg:height="0.811cm" svg:x="178.4cm" svg:y="92.796cm">
          <draw:text-box>
            <text:p text:style-name="P4"><text:span text:style-name="T4">cAmigos</text:span><text:span text:style-name="T1">Chat</text:span></text:p>
          </draw:text-box>
        </draw:frame>
        <draw:frame draw:style-name="gr132" draw:text-style-name="P3" draw:layer="layout" svg:width="5.999cm" svg:height="1.915cm" svg:x="178.4cm" svg:y="94.297cm">
          <draw:text-box>
            <text:p><text:span text:style-name="T1">+mensaje</text:span></text:p>
            <text:p><text:span text:style-name="T1">+mensajeCifrado</text:span></text:p>
            <text:p><text:span text:style-name="T1">+claveEncriptado</text:span></text:p>
          </draw:text-box>
        </draw:frame>
        <draw:frame draw:style-name="gr447" draw:text-style-name="P6" xml:id="id157" draw:id="id157" draw:layer="layout" svg:width="5.999cm" svg:height="2.302cm" svg:x="178.4cm" svg:y="97.598cm">
          <draw:text-box>
            <text:p text:style-name="P4"><text:span text:style-name="T1">+enviarMensaje( )</text:span></text:p>
            <text:p text:style-name="P4"><text:span text:style-name="T1">+recibirMensajes( )</text:span></text:p>
          </draw:text-box>
        </draw:frame>
        <draw:connector draw:style-name="gr151" draw:text-style-name="P24" draw:layer="layout" draw:type="line" svg:x1="211.943cm" svg:y1="94.996cm" svg:x2="184.399cm" svg:y2="96.348cm" draw:start-shape="id156" draw:start-glue-point="3" draw:end-shape="id105" draw:end-glue-point="1" svg:d="M211943 94996l-27544 1352" svg:viewBox="0 0 27545 1353">
          <text:p/>
        </draw:connector>
        <draw:connector draw:style-name="gr151" draw:text-style-name="P24" draw:layer="layout" draw:type="line" svg:x1="188.5cm" svg:y1="87.487cm" svg:x2="184.399cm" svg:y2="96.348cm" draw:start-shape="id103" draw:start-glue-point="3" draw:end-shape="id105" draw:end-glue-point="1" svg:d="M188500 87487l-4101 8861" svg:viewBox="0 0 4102 8862">
          <text:p/>
        </draw:connector>
        <draw:connector draw:style-name="gr44" draw:text-style-name="P2" draw:layer="layout" draw:type="line" svg:x1="181.998cm" svg:y1="180.699cm" svg:x2="181.399cm" svg:y2="99.9cm" draw:start-shape="id83" draw:start-glue-point="0" draw:end-shape="id157" draw:end-glue-point="2" svg:d="M181998 180699l-599-80799" svg:viewBox="0 0 600 80800">
          <text:p/>
        </draw:connector>
        <draw:connector draw:style-name="gr151" draw:text-style-name="P24" draw:layer="layout" draw:type="line" svg:x1="211.942cm" svg:y1="100.996cm" svg:x2="142.097cm" svg:y2="99.326cm" draw:start-shape="id158" draw:end-shape="id106" draw:end-glue-point="1" svg:d="M211942 100996l-69845-1670" svg:viewBox="0 0 69846 1671">
          <text:p/>
        </draw:connector>
        <draw:line draw:style-name="gr27" draw:text-style-name="P2" draw:layer="layout" svg:x1="105.97cm" svg:y1="242.692cm" svg:x2="111.968cm" svg:y2="242.692cm">
          <text:p/>
        </draw:line>
        <draw:line draw:style-name="gr27" draw:text-style-name="P2" draw:layer="layout" svg:x1="105.97cm" svg:y1="245.992cm" svg:x2="111.968cm" svg:y2="245.992cm">
          <text:p/>
        </draw:line>
        <draw:frame draw:style-name="gr28" draw:text-style-name="P3" draw:layer="layout" svg:width="5.997cm" svg:height="0.811cm" svg:x="105.969cm" svg:y="241.192cm">
          <draw:text-box>
            <text:p><text:span text:style-name="T15">vPantallasEventoInicio</text:span><text:span text:style-name="T1"><text:tab/></text:span></text:p>
          </draw:text-box>
        </draw:frame>
        <draw:frame draw:style-name="gr50" draw:text-style-name="P3" draw:layer="layout" svg:width="6.499cm" svg:height="1.979cm" svg:x="105.877cm" svg:y="245.992cm">
          <draw:text-box>
            <text:p><text:span text:style-name="T1">+pIngresarIDPresentes</text:span></text:p>
            <text:p><text:span text:style-name="T1"/></text:p>
          </draw:text-box>
        </draw:frame>
        <draw:custom-shape draw:style-name="gr110" draw:text-style-name="P1" xml:id="id159" draw:id="id159" draw:layer="layout" svg:width="5.999cm" svg:height="6.376cm" svg:x="105.969cm" svg:y="241.192cm">
          <text:p/>
          <draw:enhanced-geometry svg:viewBox="0 0 21600 21600" draw:type="rectangle" draw:enhanced-path="M 0 0 L 21600 0 21600 21600 0 21600 0 0 Z N"/>
        </draw:custom-shape>
        <draw:line draw:style-name="gr27" draw:text-style-name="P2" draw:layer="layout" svg:x1="105.97cm" svg:y1="242.692cm" svg:x2="111.968cm" svg:y2="242.692cm">
          <text:p/>
        </draw:line>
        <draw:line draw:style-name="gr27" draw:text-style-name="P2" draw:layer="layout" svg:x1="105.97cm" svg:y1="245.992cm" svg:x2="111.968cm" svg:y2="245.992cm">
          <text:p/>
        </draw:line>
        <draw:connector draw:style-name="gr108" draw:text-style-name="P24" draw:layer="layout" draw:type="line" svg:x1="111.968cm" svg:y1="244.38cm" svg:x2="167.9cm" svg:y2="243.244cm" draw:start-shape="id159" draw:start-glue-point="1" draw:end-shape="id125" draw:end-glue-point="3" svg:d="M111968 244380l55932-1136" svg:viewBox="0 0 55933 1137">
          <text:p/>
        </draw:connector>
        <presentation:notes draw:style-name="dp2">
          <draw:page-thumbnail draw:style-name="gr310" draw:layer="layout" svg:width="18.624cm" svg:height="10.476cm" svg:x="1.482cm" svg:y="2.123cm" draw:page-number="2" presentation:class="page"/>
          <draw:frame presentation:style-name="pr1" draw:text-style-name="P4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ucida Sans1" svg:font-family="'Lucida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opacity draw:name="Transparency_20_2" draw:display-name="Transparency 2" draw:style="axial" draw:start="100%" draw:end="0%" draw:angle="0deg" draw:border="0%"/>
    <draw:marker draw:name="Arrow" svg:viewBox="0 0 20 30" svg:d="M10 0l-10 30h20z"/>
    <draw:marker draw:name="Puntas_20_de_20_flecha_20_19" draw:display-name="Puntas de flecha 19" svg:viewBox="0 0 3000 3000" svg:d="M1500 0l1500 3000h-3000zM1500 447l-1176 2353h2353z"/>
    <draw:marker draw:name="Puntas_20_de_20_flecha_20_20" draw:display-name="Puntas de flecha 20" svg:viewBox="0 0 3000 6000" svg:d="M1500 0l1500 3000-1500 3000-1500-30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CO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297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60cm" fo:page-height="270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6.785cm" svg:height="7.047cm" svg:x="2.254cm" svg:y="2.397cm"/>
      <draw:page-thumbnail draw:layer="backgroundobjects" svg:width="6.785cm" svg:height="7.047cm" svg:x="2.254cm" svg:y="10.445cm"/>
      <draw:page-thumbnail draw:layer="backgroundobjects" svg:width="6.785cm" svg:height="7.047cm" svg:x="2.254cm" svg:y="18.493cm"/>
      <draw:page-thumbnail draw:layer="backgroundobjects" svg:width="6.785cm" svg:height="7.047cm" svg:x="12.549cm" svg:y="2.397cm"/>
      <draw:page-thumbnail draw:layer="backgroundobjects" svg:width="6.785cm" svg:height="7.047cm" svg:x="12.549cm" svg:y="10.445cm"/>
      <draw:page-thumbnail draw:layer="backgroundobjects" svg:width="6.785cm" svg:height="7.047cm" svg:x="12.549cm" svg:y="18.493cm"/>
    </style:handout-master>
    <style:master-page style:name="Predeterminado" style:page-layout-name="PM1" draw:style-name="Mdp1">
      <draw:frame presentation:style-name="Predeterminado-title" draw:layer="backgroundobjects" svg:width="25.199cm" svg:height="2.628cm" svg:x="1.397cm" svg:y="0.628cm" presentation:class="title" presentation:placeholder="true">
        <draw:text-box/>
      </draw:frame>
      <draw:frame presentation:style-name="Predeterminado-outline1" draw:layer="backgroundobjects" svg:width="25.199cm" svg:height="9.134cm" svg:x="1.397cm" svg:y="3.683cm" presentation:class="outline" presentation:placeholder="true">
        <draw:text-box/>
      </draw:frame>
      <draw:frame presentation:style-name="Mpr1" draw:text-style-name="MP2" draw:layer="backgroundobjects" svg:width="6.524cm" svg:height="1.085cm" svg:x="1.397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3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4cm" svg:height="1.085cm" svg:x="20.073cm" svg:y="14.34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9-12T10:40:23.102000000</meta:creation-date>
    <meta:editing-duration>P7DT9H8M30S</meta:editing-duration>
    <meta:editing-cycles>109</meta:editing-cycles>
    <meta:generator>LibreOffice/7.1.0.3$Windows_X86_64 LibreOffice_project/f6099ecf3d29644b5008cc8f48f42f4a40986e4c</meta:generator>
    <meta:initial-creator>Miguel Traslaviña</meta:initial-creator>
    <dc:date>2021-06-02T18:15:17.092000000</dc:date>
    <meta:document-statistic meta:object-count="1172"/>
  </office:meta>
</office:document-meta>
</file>